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SR600 Tsurugi (n=78252) 読み込み</text:p>
          </table:table-cell>
          <table:table-cell office:value-type="string" calcext:value-type="string">
            <text:p>n=10000書き込み</text:p>
          </table:table-cell>
          <table:table-cell table:style-name="Default" office:value-type="string" calcext:value-type="string">
            <text:p>n=2000書き込み</text:p>
          </table:table-cell>
        </table:table-row>
        <table:table-row table:style-name="ro2">
          <table:table-cell office:value-type="string" calcext:value-type="string">
            <text:p>wadachi</text:p>
          </table:table-cell>
          <table:table-cell table:style-name="ce1" office:value-type="time" office:time-value="PT00H01M35S" calcext:value-type="time">
            <text:p>00:01:35</text:p>
          </table:table-cell>
          <table:table-cell table:style-name="ce1" office:value-type="time" office:time-value="PT00H00M10S" calcext:value-type="time">
            <text:p>00:00:10</text:p>
          </table:table-cell>
          <table:table-cell office:value-type="time" office:time-value="PT00H00M10S" calcext:value-type="time">
            <text:p>00:00:10</text:p>
          </table:table-cell>
        </table:table-row>
        <table:table-row table:style-name="ro1">
          <table:table-cell/>
          <table:table-cell office:value-type="string" calcext:value-type="string">
            <text:p>SR600 Tsurugi (n=78252) 読み込み</text:p>
          </table:table-cell>
          <table:table-cell office:value-type="string" calcext:value-type="string">
            <text:p>65535 → n=10000書き込み</text:p>
          </table:table-cell>
          <table:table-cell table:style-name="Default" office:value-type="string" calcext:value-type="string">
            <text:p>65535 → n=2000書き込み</text:p>
          </table:table-cell>
        </table:table-row>
        <table:table-row table:style-name="ro2">
          <table:table-cell office:value-type="string" calcext:value-type="string">
            <text:p>kashimir3d</text:p>
          </table:table-cell>
          <table:table-cell table:style-name="ce1" office:value-type="time" office:time-value="PT00H00M01S" calcext:value-type="time">
            <text:p>00:00:01</text:p>
          </table:table-cell>
          <table:table-cell table:style-name="ce1" table:formula="of:=(1423-42)/86400" office:value-type="time" office:time-value="PT00H23M01S" calcext:value-type="time">
            <text:p>00:23:01</text:p>
          </table:table-cell>
          <table:table-cell office:value-type="time" office:time-value="PT00H23M44S" calcext:value-type="time">
            <text:p>00:23:44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gpsbabel</text:p>
          </table:table-cell>
          <table:table-cell/>
          <table:table-cell table:style-name="ce1" office:value-type="time" office:time-value="PT00H00M40S" calcext:value-type="time">
            <text:p>00:00:40</text:p>
          </table:table-cell>
          <table:table-cell office:value-type="time" office:time-value="PT00H00M40S" calcext:value-type="time">
            <text:p>00:00:40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330k</text:p>
          </table:table-cell>
          <table:table-cell table:number-columns-repeated="2" table:style-name="ce1" office:value-type="time" office:time-value="PT00H00M01S" calcext:value-type="time">
            <text:p>00:00:01</text:p>
          </table:table-cell>
          <table:table-cell office:value-type="time" office:time-value="PT00H00M01S" calcext:value-type="time">
            <text:p>00:00:01</text:p>
          </table:table-cell>
        </table:table-row>
      </table:table>
      <table:table table:name="Sheet3" table:style-name="ta1">
        <table:table-column table:style-name="co1" table:number-columns-repeated="1024" table:default-cell-style-name="Default"/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48" calcext:value-type="float">
            <text:p>500148</text:p>
          </table:table-cell>
          <table:table-cell office:value-type="float" office:value="430880" calcext:value-type="float">
            <text:p>430880</text:p>
          </table:table-cell>
          <table:table-cell office:value-type="float" office:value="7478764" calcext:value-type="float">
            <text:p>7478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48" calcext:value-type="float">
            <text:p>500148</text:p>
          </table:table-cell>
          <table:table-cell office:value-type="float" office:value="430880" calcext:value-type="float">
            <text:p>430880</text:p>
          </table:table-cell>
          <table:table-cell office:value-type="float" office:value="7478756" calcext:value-type="float">
            <text:p>7478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office:value-type="float" office:value="10434" calcext:value-type="float">
            <text:p>104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48" calcext:value-type="float">
            <text:p>500148</text:p>
          </table:table-cell>
          <table:table-cell office:value-type="float" office:value="430880" calcext:value-type="float">
            <text:p>430880</text:p>
          </table:table-cell>
          <table:table-cell office:value-type="float" office:value="7478760" calcext:value-type="float">
            <text:p>7478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28" calcext:value-type="float">
            <text:p>3528</text:p>
          </table:table-cell>
          <table:table-cell office:value-type="float" office:value="12238" calcext:value-type="float">
            <text:p>122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24" calcext:value-type="float">
            <text:p>499924</text:p>
          </table:table-cell>
          <table:table-cell office:value-type="float" office:value="430880" calcext:value-type="float">
            <text:p>430880</text:p>
          </table:table-cell>
          <table:table-cell office:value-type="float" office:value="7478760" calcext:value-type="float">
            <text:p>7478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335" calcext:value-type="float">
            <text:p>3335</text:p>
          </table:table-cell>
          <table:table-cell office:value-type="float" office:value="10589" calcext:value-type="float">
            <text:p>105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24" calcext:value-type="float">
            <text:p>499924</text:p>
          </table:table-cell>
          <table:table-cell office:value-type="float" office:value="430880" calcext:value-type="float">
            <text:p>430880</text:p>
          </table:table-cell>
          <table:table-cell office:value-type="float" office:value="7478836" calcext:value-type="float">
            <text:p>7478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office:value-type="float" office:value="11769" calcext:value-type="float">
            <text:p>117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24" calcext:value-type="float">
            <text:p>499924</text:p>
          </table:table-cell>
          <table:table-cell office:value-type="float" office:value="430880" calcext:value-type="float">
            <text:p>430880</text:p>
          </table:table-cell>
          <table:table-cell office:value-type="float" office:value="7478836" calcext:value-type="float">
            <text:p>7478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10043" calcext:value-type="float">
            <text:p>100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24" calcext:value-type="float">
            <text:p>499924</text:p>
          </table:table-cell>
          <table:table-cell office:value-type="float" office:value="430888" calcext:value-type="float">
            <text:p>430888</text:p>
          </table:table-cell>
          <table:table-cell office:value-type="float" office:value="7478832" calcext:value-type="float">
            <text:p>7478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430" calcext:value-type="float">
            <text:p>3430</text:p>
          </table:table-cell>
          <table:table-cell office:value-type="float" office:value="11503" calcext:value-type="float">
            <text:p>115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24" calcext:value-type="float">
            <text:p>499924</text:p>
          </table:table-cell>
          <table:table-cell office:value-type="float" office:value="430888" calcext:value-type="float">
            <text:p>430888</text:p>
          </table:table-cell>
          <table:table-cell office:value-type="float" office:value="7478848" calcext:value-type="float">
            <text:p>7478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  <table:table-cell office:value-type="float" office:value="11543" calcext:value-type="float">
            <text:p>115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68" calcext:value-type="float">
            <text:p>499068</text:p>
          </table:table-cell>
          <table:table-cell office:value-type="float" office:value="430904" calcext:value-type="float">
            <text:p>430904</text:p>
          </table:table-cell>
          <table:table-cell office:value-type="float" office:value="7478848" calcext:value-type="float">
            <text:p>7478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4600" calcext:value-type="float">
            <text:p>4600</text:p>
          </table:table-cell>
          <table:table-cell office:value-type="float" office:value="15448" calcext:value-type="float">
            <text:p>154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68" calcext:value-type="float">
            <text:p>499068</text:p>
          </table:table-cell>
          <table:table-cell office:value-type="float" office:value="430904" calcext:value-type="float">
            <text:p>430904</text:p>
          </table:table-cell>
          <table:table-cell office:value-type="float" office:value="7478848" calcext:value-type="float">
            <text:p>7478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8" calcext:value-type="float">
            <text:p>4278</text:p>
          </table:table-cell>
          <table:table-cell office:value-type="float" office:value="12711" calcext:value-type="float">
            <text:p>127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04" calcext:value-type="float">
            <text:p>430904</text:p>
          </table:table-cell>
          <table:table-cell office:value-type="float" office:value="7478592" calcext:value-type="float">
            <text:p>74785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4" calcext:value-type="float">
            <text:p>4054</text:p>
          </table:table-cell>
          <table:table-cell office:value-type="float" office:value="14932" calcext:value-type="float">
            <text:p>149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04" calcext:value-type="float">
            <text:p>430904</text:p>
          </table:table-cell>
          <table:table-cell office:value-type="float" office:value="7478592" calcext:value-type="float">
            <text:p>74785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1" calcext:value-type="float">
            <text:p>4731</text:p>
          </table:table-cell>
          <table:table-cell office:value-type="float" office:value="15404" calcext:value-type="float">
            <text:p>1540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04" calcext:value-type="float">
            <text:p>430904</text:p>
          </table:table-cell>
          <table:table-cell office:value-type="float" office:value="7478732" calcext:value-type="float">
            <text:p>74787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472" calcext:value-type="float">
            <text:p>3472</text:p>
          </table:table-cell>
          <table:table-cell office:value-type="float" office:value="11469" calcext:value-type="float">
            <text:p>114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12" calcext:value-type="float">
            <text:p>430912</text:p>
          </table:table-cell>
          <table:table-cell office:value-type="float" office:value="7478724" calcext:value-type="float">
            <text:p>7478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759" calcext:value-type="float">
            <text:p>3759</text:p>
          </table:table-cell>
          <table:table-cell office:value-type="float" office:value="11673" calcext:value-type="float">
            <text:p>1167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12" calcext:value-type="float">
            <text:p>430912</text:p>
          </table:table-cell>
          <table:table-cell office:value-type="float" office:value="7478836" calcext:value-type="float">
            <text:p>7478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358" calcext:value-type="float">
            <text:p>4358</text:p>
          </table:table-cell>
          <table:table-cell office:value-type="float" office:value="14489" calcext:value-type="float">
            <text:p>1448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12" calcext:value-type="float">
            <text:p>430912</text:p>
          </table:table-cell>
          <table:table-cell office:value-type="float" office:value="7478936" calcext:value-type="float">
            <text:p>7478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4447" calcext:value-type="float">
            <text:p>4447</text:p>
          </table:table-cell>
          <table:table-cell office:value-type="float" office:value="13376" calcext:value-type="float">
            <text:p>133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12" calcext:value-type="float">
            <text:p>430912</text:p>
          </table:table-cell>
          <table:table-cell office:value-type="float" office:value="7478936" calcext:value-type="float">
            <text:p>7478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13130" calcext:value-type="float">
            <text:p>131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12" calcext:value-type="float">
            <text:p>430912</text:p>
          </table:table-cell>
          <table:table-cell office:value-type="float" office:value="7478956" calcext:value-type="float">
            <text:p>74789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489" calcext:value-type="float">
            <text:p>4489</text:p>
          </table:table-cell>
          <table:table-cell office:value-type="float" office:value="14105" calcext:value-type="float">
            <text:p>141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12" calcext:value-type="float">
            <text:p>430912</text:p>
          </table:table-cell>
          <table:table-cell office:value-type="float" office:value="7478956" calcext:value-type="float">
            <text:p>7478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float" office:value="11747" calcext:value-type="float">
            <text:p>117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12" calcext:value-type="float">
            <text:p>430912</text:p>
          </table:table-cell>
          <table:table-cell office:value-type="float" office:value="7478968" calcext:value-type="float">
            <text:p>7478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1" calcext:value-type="float">
            <text:p>3491</text:p>
          </table:table-cell>
          <table:table-cell office:value-type="float" office:value="10105" calcext:value-type="float">
            <text:p>10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20" calcext:value-type="float">
            <text:p>430920</text:p>
          </table:table-cell>
          <table:table-cell office:value-type="float" office:value="7478968" calcext:value-type="float">
            <text:p>7478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38" calcext:value-type="float">
            <text:p>3738</text:p>
          </table:table-cell>
          <table:table-cell office:value-type="float" office:value="12239" calcext:value-type="float">
            <text:p>122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20" calcext:value-type="float">
            <text:p>430920</text:p>
          </table:table-cell>
          <table:table-cell office:value-type="float" office:value="7478984" calcext:value-type="float">
            <text:p>74789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126" calcext:value-type="float">
            <text:p>5126</text:p>
          </table:table-cell>
          <table:table-cell office:value-type="float" office:value="9834" calcext:value-type="float">
            <text:p>983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828" calcext:value-type="float">
            <text:p>498828</text:p>
          </table:table-cell>
          <table:table-cell office:value-type="float" office:value="430920" calcext:value-type="float">
            <text:p>430920</text:p>
          </table:table-cell>
          <table:table-cell office:value-type="float" office:value="7478988" calcext:value-type="float">
            <text:p>7478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07" calcext:value-type="float">
            <text:p>4407</text:p>
          </table:table-cell>
          <table:table-cell office:value-type="float" office:value="12141" calcext:value-type="float">
            <text:p>121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336" calcext:value-type="float">
            <text:p>499336</text:p>
          </table:table-cell>
          <table:table-cell office:value-type="float" office:value="430920" calcext:value-type="float">
            <text:p>430920</text:p>
          </table:table-cell>
          <table:table-cell office:value-type="float" office:value="7479008" calcext:value-type="float">
            <text:p>7479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4" calcext:value-type="float">
            <text:p>4174</text:p>
          </table:table-cell>
          <table:table-cell office:value-type="float" office:value="12663" calcext:value-type="float">
            <text:p>1266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336" calcext:value-type="float">
            <text:p>499336</text:p>
          </table:table-cell>
          <table:table-cell office:value-type="float" office:value="430920" calcext:value-type="float">
            <text:p>430920</text:p>
          </table:table-cell>
          <table:table-cell office:value-type="float" office:value="7479016" calcext:value-type="float">
            <text:p>7479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2" calcext:value-type="float">
            <text:p>4042</text:p>
          </table:table-cell>
          <table:table-cell office:value-type="float" office:value="13868" calcext:value-type="float">
            <text:p>138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112" calcext:value-type="float">
            <text:p>499112</text:p>
          </table:table-cell>
          <table:table-cell office:value-type="float" office:value="430924" calcext:value-type="float">
            <text:p>430924</text:p>
          </table:table-cell>
          <table:table-cell office:value-type="float" office:value="7479012" calcext:value-type="float">
            <text:p>7479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286" calcext:value-type="float">
            <text:p>4286</text:p>
          </table:table-cell>
          <table:table-cell office:value-type="float" office:value="13798" calcext:value-type="float">
            <text:p>137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112" calcext:value-type="float">
            <text:p>499112</text:p>
          </table:table-cell>
          <table:table-cell office:value-type="float" office:value="430924" calcext:value-type="float">
            <text:p>430924</text:p>
          </table:table-cell>
          <table:table-cell office:value-type="float" office:value="7479016" calcext:value-type="float">
            <text:p>7479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9" calcext:value-type="float">
            <text:p>4299</text:p>
          </table:table-cell>
          <table:table-cell office:value-type="float" office:value="15265" calcext:value-type="float">
            <text:p>152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112" calcext:value-type="float">
            <text:p>499112</text:p>
          </table:table-cell>
          <table:table-cell office:value-type="float" office:value="430924" calcext:value-type="float">
            <text:p>430924</text:p>
          </table:table-cell>
          <table:table-cell office:value-type="float" office:value="7479020" calcext:value-type="float">
            <text:p>7479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6" calcext:value-type="float">
            <text:p>3496</text:p>
          </table:table-cell>
          <table:table-cell office:value-type="float" office:value="12174" calcext:value-type="float">
            <text:p>121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4312" calcext:value-type="float">
            <text:p>514312</text:p>
          </table:table-cell>
          <table:table-cell office:value-type="float" office:value="430924" calcext:value-type="float">
            <text:p>430924</text:p>
          </table:table-cell>
          <table:table-cell office:value-type="float" office:value="7484692" calcext:value-type="float">
            <text:p>7484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6" calcext:value-type="float">
            <text:p>3726</text:p>
          </table:table-cell>
          <table:table-cell office:value-type="float" office:value="404" calcext:value-type="float">
            <text:p>404</text:p>
          </table:table-cell>
          <table:table-cell office:value-type="float" office:value="6982" calcext:value-type="float">
            <text:p>6982</text:p>
          </table:table-cell>
          <table:table-cell office:value-type="float" office:value="23536" calcext:value-type="float">
            <text:p>2353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4060" calcext:value-type="float">
            <text:p>514060</text:p>
          </table:table-cell>
          <table:table-cell office:value-type="float" office:value="430924" calcext:value-type="float">
            <text:p>430924</text:p>
          </table:table-cell>
          <table:table-cell office:value-type="float" office:value="7484840" calcext:value-type="float">
            <text:p>7484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17" calcext:value-type="float">
            <text:p>4517</text:p>
          </table:table-cell>
          <table:table-cell office:value-type="float" office:value="14088" calcext:value-type="float">
            <text:p>140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572" calcext:value-type="float">
            <text:p>513572</text:p>
          </table:table-cell>
          <table:table-cell office:value-type="float" office:value="430924" calcext:value-type="float">
            <text:p>430924</text:p>
          </table:table-cell>
          <table:table-cell office:value-type="float" office:value="7484840" calcext:value-type="float">
            <text:p>7484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2" calcext:value-type="float">
            <text:p>4502</text:p>
          </table:table-cell>
          <table:table-cell office:value-type="float" office:value="17674" calcext:value-type="float">
            <text:p>1767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572" calcext:value-type="float">
            <text:p>513572</text:p>
          </table:table-cell>
          <table:table-cell office:value-type="float" office:value="430936" calcext:value-type="float">
            <text:p>430936</text:p>
          </table:table-cell>
          <table:table-cell office:value-type="float" office:value="7484848" calcext:value-type="float">
            <text:p>748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4839" calcext:value-type="float">
            <text:p>4839</text:p>
          </table:table-cell>
          <table:table-cell office:value-type="float" office:value="12797" calcext:value-type="float">
            <text:p>127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572" calcext:value-type="float">
            <text:p>513572</text:p>
          </table:table-cell>
          <table:table-cell office:value-type="float" office:value="430936" calcext:value-type="float">
            <text:p>430936</text:p>
          </table:table-cell>
          <table:table-cell office:value-type="float" office:value="7484860" calcext:value-type="float">
            <text:p>7484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39" calcext:value-type="float">
            <text:p>4639</text:p>
          </table:table-cell>
          <table:table-cell office:value-type="float" office:value="14661" calcext:value-type="float">
            <text:p>146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572" calcext:value-type="float">
            <text:p>513572</text:p>
          </table:table-cell>
          <table:table-cell office:value-type="float" office:value="430936" calcext:value-type="float">
            <text:p>430936</text:p>
          </table:table-cell>
          <table:table-cell office:value-type="float" office:value="7484864" calcext:value-type="float">
            <text:p>7484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784" calcext:value-type="float">
            <text:p>3784</text:p>
          </table:table-cell>
          <table:table-cell office:value-type="float" office:value="12116" calcext:value-type="float">
            <text:p>121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572" calcext:value-type="float">
            <text:p>513572</text:p>
          </table:table-cell>
          <table:table-cell office:value-type="float" office:value="430936" calcext:value-type="float">
            <text:p>430936</text:p>
          </table:table-cell>
          <table:table-cell office:value-type="float" office:value="7484864" calcext:value-type="float">
            <text:p>74848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76" calcext:value-type="float">
            <text:p>4276</text:p>
          </table:table-cell>
          <table:table-cell office:value-type="float" office:value="14831" calcext:value-type="float">
            <text:p>148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572" calcext:value-type="float">
            <text:p>513572</text:p>
          </table:table-cell>
          <table:table-cell office:value-type="float" office:value="430936" calcext:value-type="float">
            <text:p>430936</text:p>
          </table:table-cell>
          <table:table-cell office:value-type="float" office:value="7484900" calcext:value-type="float">
            <text:p>74849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139" calcext:value-type="float">
            <text:p>4139</text:p>
          </table:table-cell>
          <table:table-cell office:value-type="float" office:value="13328" calcext:value-type="float">
            <text:p>133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084" calcext:value-type="float">
            <text:p>513084</text:p>
          </table:table-cell>
          <table:table-cell office:value-type="float" office:value="430936" calcext:value-type="float">
            <text:p>430936</text:p>
          </table:table-cell>
          <table:table-cell office:value-type="float" office:value="7484904" calcext:value-type="float">
            <text:p>74849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453" calcext:value-type="float">
            <text:p>4453</text:p>
          </table:table-cell>
          <table:table-cell office:value-type="float" office:value="17791" calcext:value-type="float">
            <text:p>1779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084" calcext:value-type="float">
            <text:p>513084</text:p>
          </table:table-cell>
          <table:table-cell office:value-type="float" office:value="430944" calcext:value-type="float">
            <text:p>430944</text:p>
          </table:table-cell>
          <table:table-cell office:value-type="float" office:value="7484920" calcext:value-type="float">
            <text:p>7484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22" calcext:value-type="float">
            <text:p>3722</text:p>
          </table:table-cell>
          <table:table-cell office:value-type="float" office:value="11898" calcext:value-type="float">
            <text:p>118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084" calcext:value-type="float">
            <text:p>513084</text:p>
          </table:table-cell>
          <table:table-cell office:value-type="float" office:value="430944" calcext:value-type="float">
            <text:p>430944</text:p>
          </table:table-cell>
          <table:table-cell office:value-type="float" office:value="7484932" calcext:value-type="float">
            <text:p>7484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641" calcext:value-type="float">
            <text:p>3641</text:p>
          </table:table-cell>
          <table:table-cell office:value-type="float" office:value="12562" calcext:value-type="float">
            <text:p>125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860" calcext:value-type="float">
            <text:p>512860</text:p>
          </table:table-cell>
          <table:table-cell office:value-type="float" office:value="430944" calcext:value-type="float">
            <text:p>430944</text:p>
          </table:table-cell>
          <table:table-cell office:value-type="float" office:value="7484932" calcext:value-type="float">
            <text:p>7484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329" calcext:value-type="float">
            <text:p>3329</text:p>
          </table:table-cell>
          <table:table-cell office:value-type="float" office:value="10425" calcext:value-type="float">
            <text:p>104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860" calcext:value-type="float">
            <text:p>512860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84920" calcext:value-type="float">
            <text:p>7484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503" calcext:value-type="float">
            <text:p>3503</text:p>
          </table:table-cell>
          <table:table-cell office:value-type="float" office:value="12160" calcext:value-type="float">
            <text:p>121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96" calcext:value-type="float">
            <text:p>507896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84932" calcext:value-type="float">
            <text:p>7484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9" calcext:value-type="float">
            <text:p>3369</text:p>
          </table:table-cell>
          <table:table-cell office:value-type="float" office:value="10233" calcext:value-type="float">
            <text:p>102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1456" calcext:value-type="float">
            <text:p>531456</text:p>
          </table:table-cell>
          <table:table-cell table:style-name="ce2" office:value-type="float" office:value="507656" calcext:value-type="float">
            <text:p>507656</text:p>
          </table:table-cell>
          <table:table-cell table:style-name="ce2" office:value-type="float" office:value="430956" calcext:value-type="float">
            <text:p>430956</text:p>
          </table:table-cell>
          <table:table-cell table:style-name="ce2" office:value-type="float" office:value="7484952" calcext:value-type="float">
            <text:p>748495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58" calcext:value-type="float">
            <text:p>4058</text:p>
          </table:table-cell>
          <table:table-cell table:style-name="ce2" office:value-type="float" office:value="11303" calcext:value-type="float">
            <text:p>1130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656" calcext:value-type="float">
            <text:p>507656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84920" calcext:value-type="float">
            <text:p>7484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  <table:table-cell office:value-type="float" office:value="9155" calcext:value-type="float">
            <text:p>91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656" calcext:value-type="float">
            <text:p>507656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84940" calcext:value-type="float">
            <text:p>74849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office:value-type="float" office:value="4013" calcext:value-type="float">
            <text:p>4013</text:p>
          </table:table-cell>
          <table:table-cell office:value-type="float" office:value="11343" calcext:value-type="float">
            <text:p>1134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656" calcext:value-type="float">
            <text:p>507656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84952" calcext:value-type="float">
            <text:p>7484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9" calcext:value-type="float">
            <text:p>3879</text:p>
          </table:table-cell>
          <table:table-cell office:value-type="float" office:value="6679" calcext:value-type="float">
            <text:p>66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656" calcext:value-type="float">
            <text:p>507656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84952" calcext:value-type="float">
            <text:p>7484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float" office:value="7609" calcext:value-type="float">
            <text:p>76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656" calcext:value-type="float">
            <text:p>507656</text:p>
          </table:table-cell>
          <table:table-cell office:value-type="float" office:value="430960" calcext:value-type="float">
            <text:p>430960</text:p>
          </table:table-cell>
          <table:table-cell office:value-type="float" office:value="7484948" calcext:value-type="float">
            <text:p>7484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06" calcext:value-type="float">
            <text:p>3506</text:p>
          </table:table-cell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656" calcext:value-type="float">
            <text:p>507656</text:p>
          </table:table-cell>
          <table:table-cell office:value-type="float" office:value="430960" calcext:value-type="float">
            <text:p>430960</text:p>
          </table:table-cell>
          <table:table-cell office:value-type="float" office:value="7484956" calcext:value-type="float">
            <text:p>7484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4" calcext:value-type="float">
            <text:p>3514</text:p>
          </table:table-cell>
          <table:table-cell office:value-type="float" office:value="8609" calcext:value-type="float">
            <text:p>86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656" calcext:value-type="float">
            <text:p>507656</text:p>
          </table:table-cell>
          <table:table-cell office:value-type="float" office:value="430960" calcext:value-type="float">
            <text:p>430960</text:p>
          </table:table-cell>
          <table:table-cell office:value-type="float" office:value="7484956" calcext:value-type="float">
            <text:p>7484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3193" calcext:value-type="float">
            <text:p>3193</text:p>
          </table:table-cell>
          <table:table-cell office:value-type="float" office:value="6928" calcext:value-type="float">
            <text:p>69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656" calcext:value-type="float">
            <text:p>507656</text:p>
          </table:table-cell>
          <table:table-cell office:value-type="float" office:value="430960" calcext:value-type="float">
            <text:p>430960</text:p>
          </table:table-cell>
          <table:table-cell office:value-type="float" office:value="7484956" calcext:value-type="float">
            <text:p>7484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  <table:table-cell office:value-type="float" office:value="8823" calcext:value-type="float">
            <text:p>88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432" calcext:value-type="float">
            <text:p>507432</text:p>
          </table:table-cell>
          <table:table-cell office:value-type="float" office:value="430960" calcext:value-type="float">
            <text:p>430960</text:p>
          </table:table-cell>
          <table:table-cell office:value-type="float" office:value="7484956" calcext:value-type="float">
            <text:p>7484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float" office:value="6951" calcext:value-type="float">
            <text:p>69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432" calcext:value-type="float">
            <text:p>507432</text:p>
          </table:table-cell>
          <table:table-cell office:value-type="float" office:value="430968" calcext:value-type="float">
            <text:p>430968</text:p>
          </table:table-cell>
          <table:table-cell office:value-type="float" office:value="7484952" calcext:value-type="float">
            <text:p>7484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3" calcext:value-type="float">
            <text:p>3813</text:p>
          </table:table-cell>
          <table:table-cell office:value-type="float" office:value="7880" calcext:value-type="float">
            <text:p>78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432" calcext:value-type="float">
            <text:p>507432</text:p>
          </table:table-cell>
          <table:table-cell office:value-type="float" office:value="430968" calcext:value-type="float">
            <text:p>430968</text:p>
          </table:table-cell>
          <table:table-cell office:value-type="float" office:value="7484952" calcext:value-type="float">
            <text:p>7484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5" calcext:value-type="float">
            <text:p>3665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432" calcext:value-type="float">
            <text:p>507432</text:p>
          </table:table-cell>
          <table:table-cell office:value-type="float" office:value="430968" calcext:value-type="float">
            <text:p>430968</text:p>
          </table:table-cell>
          <table:table-cell office:value-type="float" office:value="7484960" calcext:value-type="float">
            <text:p>74849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10406" calcext:value-type="float">
            <text:p>1040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68" calcext:value-type="float">
            <text:p>430968</text:p>
          </table:table-cell>
          <table:table-cell office:value-type="float" office:value="7484876" calcext:value-type="float">
            <text:p>7484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1" calcext:value-type="float">
            <text:p>3571</text:p>
          </table:table-cell>
          <table:table-cell office:value-type="float" office:value="7134" calcext:value-type="float">
            <text:p>71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68" calcext:value-type="float">
            <text:p>430968</text:p>
          </table:table-cell>
          <table:table-cell office:value-type="float" office:value="7484876" calcext:value-type="float">
            <text:p>7484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8416" calcext:value-type="float">
            <text:p>84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68" calcext:value-type="float">
            <text:p>430968</text:p>
          </table:table-cell>
          <table:table-cell office:value-type="float" office:value="7484876" calcext:value-type="float">
            <text:p>7484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7" calcext:value-type="float">
            <text:p>3857</text:p>
          </table:table-cell>
          <table:table-cell office:value-type="float" office:value="7249" calcext:value-type="float">
            <text:p>72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76" calcext:value-type="float">
            <text:p>430976</text:p>
          </table:table-cell>
          <table:table-cell office:value-type="float" office:value="7484876" calcext:value-type="float">
            <text:p>7484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61" calcext:value-type="float">
            <text:p>3561</text:p>
          </table:table-cell>
          <table:table-cell office:value-type="float" office:value="7853" calcext:value-type="float">
            <text:p>78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76" calcext:value-type="float">
            <text:p>430976</text:p>
          </table:table-cell>
          <table:table-cell office:value-type="float" office:value="7484988" calcext:value-type="float">
            <text:p>7484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58" calcext:value-type="float">
            <text:p>3058</text:p>
          </table:table-cell>
          <table:table-cell office:value-type="float" office:value="7093" calcext:value-type="float">
            <text:p>709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76" calcext:value-type="float">
            <text:p>430976</text:p>
          </table:table-cell>
          <table:table-cell office:value-type="float" office:value="7484988" calcext:value-type="float">
            <text:p>7484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8" calcext:value-type="float">
            <text:p>3468</text:p>
          </table:table-cell>
          <table:table-cell office:value-type="float" office:value="8064" calcext:value-type="float">
            <text:p>80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76" calcext:value-type="float">
            <text:p>430976</text:p>
          </table:table-cell>
          <table:table-cell office:value-type="float" office:value="7484988" calcext:value-type="float">
            <text:p>7484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8" calcext:value-type="float">
            <text:p>3878</text:p>
          </table:table-cell>
          <table:table-cell office:value-type="float" office:value="7303" calcext:value-type="float">
            <text:p>73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76" calcext:value-type="float">
            <text:p>430976</text:p>
          </table:table-cell>
          <table:table-cell office:value-type="float" office:value="7484988" calcext:value-type="float">
            <text:p>7484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85" calcext:value-type="float">
            <text:p>3785</text:p>
          </table:table-cell>
          <table:table-cell office:value-type="float" office:value="8841" calcext:value-type="float">
            <text:p>88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85100" calcext:value-type="float">
            <text:p>7485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797" calcext:value-type="float">
            <text:p>3797</text:p>
          </table:table-cell>
          <table:table-cell office:value-type="float" office:value="7308" calcext:value-type="float">
            <text:p>73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85100" calcext:value-type="float">
            <text:p>7485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090" calcext:value-type="float">
            <text:p>4090</text:p>
          </table:table-cell>
          <table:table-cell office:value-type="float" office:value="7558" calcext:value-type="float">
            <text:p>755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85100" calcext:value-type="float">
            <text:p>7485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4" calcext:value-type="float">
            <text:p>3614</text:p>
          </table:table-cell>
          <table:table-cell office:value-type="float" office:value="7057" calcext:value-type="float">
            <text:p>70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80" calcext:value-type="float">
            <text:p>507180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85100" calcext:value-type="float">
            <text:p>7485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5" calcext:value-type="float">
            <text:p>3215</text:p>
          </table:table-cell>
          <table:table-cell office:value-type="float" office:value="8180" calcext:value-type="float">
            <text:p>81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928" calcext:value-type="float">
            <text:p>506928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85104" calcext:value-type="float">
            <text:p>7485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7115" calcext:value-type="float">
            <text:p>71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900" calcext:value-type="float">
            <text:p>501900</text:p>
          </table:table-cell>
          <table:table-cell office:value-type="float" office:value="430996" calcext:value-type="float">
            <text:p>430996</text:p>
          </table:table-cell>
          <table:table-cell office:value-type="float" office:value="7485112" calcext:value-type="float">
            <text:p>7485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295" calcext:value-type="float">
            <text:p>4295</text:p>
          </table:table-cell>
          <table:table-cell office:value-type="float" office:value="11492" calcext:value-type="float">
            <text:p>1149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480" calcext:value-type="float">
            <text:p>507480</text:p>
          </table:table-cell>
          <table:table-cell office:value-type="float" office:value="430996" calcext:value-type="float">
            <text:p>430996</text:p>
          </table:table-cell>
          <table:table-cell office:value-type="float" office:value="7485120" calcext:value-type="float">
            <text:p>7485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32" calcext:value-type="float">
            <text:p>3532</text:p>
          </table:table-cell>
          <table:table-cell office:value-type="float" office:value="7365" calcext:value-type="float">
            <text:p>73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480" calcext:value-type="float">
            <text:p>507480</text:p>
          </table:table-cell>
          <table:table-cell office:value-type="float" office:value="430996" calcext:value-type="float">
            <text:p>430996</text:p>
          </table:table-cell>
          <table:table-cell office:value-type="float" office:value="7485124" calcext:value-type="float">
            <text:p>7485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4" calcext:value-type="float">
            <text:p>3664</text:p>
          </table:table-cell>
          <table:table-cell office:value-type="float" office:value="8651" calcext:value-type="float">
            <text:p>86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480" calcext:value-type="float">
            <text:p>507480</text:p>
          </table:table-cell>
          <table:table-cell office:value-type="float" office:value="430996" calcext:value-type="float">
            <text:p>430996</text:p>
          </table:table-cell>
          <table:table-cell office:value-type="float" office:value="7485136" calcext:value-type="float">
            <text:p>7485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480" calcext:value-type="float">
            <text:p>507480</text:p>
          </table:table-cell>
          <table:table-cell office:value-type="float" office:value="430996" calcext:value-type="float">
            <text:p>430996</text:p>
          </table:table-cell>
          <table:table-cell office:value-type="float" office:value="7485136" calcext:value-type="float">
            <text:p>7485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480" calcext:value-type="float">
            <text:p>507480</text:p>
          </table:table-cell>
          <table:table-cell office:value-type="float" office:value="430996" calcext:value-type="float">
            <text:p>430996</text:p>
          </table:table-cell>
          <table:table-cell office:value-type="float" office:value="7485136" calcext:value-type="float">
            <text:p>7485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office:value-type="float" office:value="7457" calcext:value-type="float">
            <text:p>74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920" calcext:value-type="float">
            <text:p>505920</text:p>
          </table:table-cell>
          <table:table-cell office:value-type="float" office:value="431004" calcext:value-type="float">
            <text:p>431004</text:p>
          </table:table-cell>
          <table:table-cell office:value-type="float" office:value="7485148" calcext:value-type="float">
            <text:p>7485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0" calcext:value-type="float">
            <text:p>4040</text:p>
          </table:table-cell>
          <table:table-cell office:value-type="float" office:value="3404" calcext:value-type="float">
            <text:p>3404</text:p>
          </table:table-cell>
          <table:table-cell office:value-type="float" office:value="8112" calcext:value-type="float">
            <text:p>81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760" calcext:value-type="float">
            <text:p>505760</text:p>
          </table:table-cell>
          <table:table-cell office:value-type="float" office:value="431004" calcext:value-type="float">
            <text:p>431004</text:p>
          </table:table-cell>
          <table:table-cell office:value-type="float" office:value="7485156" calcext:value-type="float">
            <text:p>7485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9" calcext:value-type="float">
            <text:p>3609</text:p>
          </table:table-cell>
          <table:table-cell office:value-type="float" office:value="7095" calcext:value-type="float">
            <text:p>70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760" calcext:value-type="float">
            <text:p>505760</text:p>
          </table:table-cell>
          <table:table-cell office:value-type="float" office:value="431004" calcext:value-type="float">
            <text:p>431004</text:p>
          </table:table-cell>
          <table:table-cell office:value-type="float" office:value="7485156" calcext:value-type="float">
            <text:p>7485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2" calcext:value-type="float">
            <text:p>3672</text:p>
          </table:table-cell>
          <table:table-cell office:value-type="float" office:value="8576" calcext:value-type="float">
            <text:p>857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760" calcext:value-type="float">
            <text:p>505760</text:p>
          </table:table-cell>
          <table:table-cell office:value-type="float" office:value="431004" calcext:value-type="float">
            <text:p>431004</text:p>
          </table:table-cell>
          <table:table-cell office:value-type="float" office:value="7485160" calcext:value-type="float">
            <text:p>748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266" calcext:value-type="float">
            <text:p>3266</text:p>
          </table:table-cell>
          <table:table-cell office:value-type="float" office:value="7326" calcext:value-type="float">
            <text:p>73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760" calcext:value-type="float">
            <text:p>505760</text:p>
          </table:table-cell>
          <table:table-cell office:value-type="float" office:value="431004" calcext:value-type="float">
            <text:p>431004</text:p>
          </table:table-cell>
          <table:table-cell office:value-type="float" office:value="7485160" calcext:value-type="float">
            <text:p>7485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3" calcext:value-type="float">
            <text:p>4073</text:p>
          </table:table-cell>
          <table:table-cell office:value-type="float" office:value="8663" calcext:value-type="float">
            <text:p>86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760" calcext:value-type="float">
            <text:p>505760</text:p>
          </table:table-cell>
          <table:table-cell office:value-type="float" office:value="431004" calcext:value-type="float">
            <text:p>431004</text:p>
          </table:table-cell>
          <table:table-cell office:value-type="float" office:value="7485184" calcext:value-type="float">
            <text:p>748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85" calcext:value-type="float">
            <text:p>3085</text:p>
          </table:table-cell>
          <table:table-cell office:value-type="float" office:value="7479" calcext:value-type="float">
            <text:p>74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760" calcext:value-type="float">
            <text:p>505760</text:p>
          </table:table-cell>
          <table:table-cell office:value-type="float" office:value="431012" calcext:value-type="float">
            <text:p>431012</text:p>
          </table:table-cell>
          <table:table-cell office:value-type="float" office:value="7485184" calcext:value-type="float">
            <text:p>748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91" calcext:value-type="float">
            <text:p>3491</text:p>
          </table:table-cell>
          <table:table-cell office:value-type="float" office:value="8924" calcext:value-type="float">
            <text:p>89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508" calcext:value-type="float">
            <text:p>505508</text:p>
          </table:table-cell>
          <table:table-cell office:value-type="float" office:value="431012" calcext:value-type="float">
            <text:p>431012</text:p>
          </table:table-cell>
          <table:table-cell office:value-type="float" office:value="7485184" calcext:value-type="float">
            <text:p>7485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0" calcext:value-type="float">
            <text:p>3430</text:p>
          </table:table-cell>
          <table:table-cell office:value-type="float" office:value="7383" calcext:value-type="float">
            <text:p>73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508" calcext:value-type="float">
            <text:p>505508</text:p>
          </table:table-cell>
          <table:table-cell office:value-type="float" office:value="431012" calcext:value-type="float">
            <text:p>431012</text:p>
          </table:table-cell>
          <table:table-cell office:value-type="float" office:value="7485184" calcext:value-type="float">
            <text:p>7485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7" calcext:value-type="float">
            <text:p>3747</text:p>
          </table:table-cell>
          <table:table-cell office:value-type="float" office:value="8518" calcext:value-type="float">
            <text:p>85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268" calcext:value-type="float">
            <text:p>505268</text:p>
          </table:table-cell>
          <table:table-cell office:value-type="float" office:value="431012" calcext:value-type="float">
            <text:p>431012</text:p>
          </table:table-cell>
          <table:table-cell office:value-type="float" office:value="7485188" calcext:value-type="float">
            <text:p>7485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3449" calcext:value-type="float">
            <text:p>3449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268" calcext:value-type="float">
            <text:p>505268</text:p>
          </table:table-cell>
          <table:table-cell office:value-type="float" office:value="431012" calcext:value-type="float">
            <text:p>431012</text:p>
          </table:table-cell>
          <table:table-cell office:value-type="float" office:value="7485188" calcext:value-type="float">
            <text:p>7485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8394" calcext:value-type="float">
            <text:p>83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268" calcext:value-type="float">
            <text:p>505268</text:p>
          </table:table-cell>
          <table:table-cell office:value-type="float" office:value="431012" calcext:value-type="float">
            <text:p>431012</text:p>
          </table:table-cell>
          <table:table-cell office:value-type="float" office:value="7485204" calcext:value-type="float">
            <text:p>7485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89" calcext:value-type="float">
            <text:p>3289</text:p>
          </table:table-cell>
          <table:table-cell office:value-type="float" office:value="7289" calcext:value-type="float">
            <text:p>728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268" calcext:value-type="float">
            <text:p>505268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85216" calcext:value-type="float">
            <text:p>7485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43" calcext:value-type="float">
            <text:p>3143</text:p>
          </table:table-cell>
          <table:table-cell office:value-type="float" office:value="8490" calcext:value-type="float">
            <text:p>84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016" calcext:value-type="float">
            <text:p>505016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85220" calcext:value-type="float">
            <text:p>7485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  <table:table-cell office:value-type="float" office:value="7398" calcext:value-type="float">
            <text:p>73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016" calcext:value-type="float">
            <text:p>505016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85224" calcext:value-type="float">
            <text:p>7485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84" calcext:value-type="float">
            <text:p>3784</text:p>
          </table:table-cell>
          <table:table-cell office:value-type="float" office:value="9076" calcext:value-type="float">
            <text:p>90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016" calcext:value-type="float">
            <text:p>505016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85228" calcext:value-type="float">
            <text:p>7485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1" calcext:value-type="float">
            <text:p>3571</text:p>
          </table:table-cell>
          <table:table-cell office:value-type="float" office:value="7317" calcext:value-type="float">
            <text:p>73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016" calcext:value-type="float">
            <text:p>505016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85228" calcext:value-type="float">
            <text:p>7485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63" calcext:value-type="float">
            <text:p>4363</text:p>
          </table:table-cell>
          <table:table-cell office:value-type="float" office:value="8120" calcext:value-type="float">
            <text:p>81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764" calcext:value-type="float">
            <text:p>504764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85228" calcext:value-type="float">
            <text:p>7485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9" calcext:value-type="float">
            <text:p>3669</text:p>
          </table:table-cell>
          <table:table-cell office:value-type="float" office:value="7391" calcext:value-type="float">
            <text:p>73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764" calcext:value-type="float">
            <text:p>504764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85240" calcext:value-type="float">
            <text:p>7485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7470" calcext:value-type="float">
            <text:p>747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85236" calcext:value-type="float">
            <text:p>7485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73" calcext:value-type="float">
            <text:p>3373</text:p>
          </table:table-cell>
          <table:table-cell office:value-type="float" office:value="7421" calcext:value-type="float">
            <text:p>74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85244" calcext:value-type="float">
            <text:p>7485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40" calcext:value-type="float">
            <text:p>3940</text:p>
          </table:table-cell>
          <table:table-cell office:value-type="float" office:value="8430" calcext:value-type="float">
            <text:p>84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85244" calcext:value-type="float">
            <text:p>7485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float" office:value="6992" calcext:value-type="float">
            <text:p>699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85244" calcext:value-type="float">
            <text:p>7485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1" calcext:value-type="float">
            <text:p>4601</text:p>
          </table:table-cell>
          <table:table-cell office:value-type="float" office:value="8395" calcext:value-type="float">
            <text:p>839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85244" calcext:value-type="float">
            <text:p>7485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7238" calcext:value-type="float">
            <text:p>72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85248" calcext:value-type="float">
            <text:p>7485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826" calcext:value-type="float">
            <text:p>3826</text:p>
          </table:table-cell>
          <table:table-cell office:value-type="float" office:value="8178" calcext:value-type="float">
            <text:p>817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85256" calcext:value-type="float">
            <text:p>748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35" calcext:value-type="float">
            <text:p>3235</text:p>
          </table:table-cell>
          <table:table-cell office:value-type="float" office:value="7354" calcext:value-type="float">
            <text:p>73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85256" calcext:value-type="float">
            <text:p>748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95" calcext:value-type="float">
            <text:p>4595</text:p>
          </table:table-cell>
          <table:table-cell office:value-type="float" office:value="8427" calcext:value-type="float">
            <text:p>84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85256" calcext:value-type="float">
            <text:p>7485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2" calcext:value-type="float">
            <text:p>3302</text:p>
          </table:table-cell>
          <table:table-cell office:value-type="float" office:value="7365" calcext:value-type="float">
            <text:p>73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85260" calcext:value-type="float">
            <text:p>7485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2" calcext:value-type="float">
            <text:p>4022</text:p>
          </table:table-cell>
          <table:table-cell office:value-type="float" office:value="8949" calcext:value-type="float">
            <text:p>89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85260" calcext:value-type="float">
            <text:p>7485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6" calcext:value-type="float">
            <text:p>4086</text:p>
          </table:table-cell>
          <table:table-cell office:value-type="float" office:value="7333" calcext:value-type="float">
            <text:p>73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36" calcext:value-type="float">
            <text:p>431036</text:p>
          </table:table-cell>
          <table:table-cell office:value-type="float" office:value="7485208" calcext:value-type="float">
            <text:p>7485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39" calcext:value-type="float">
            <text:p>3439</text:p>
          </table:table-cell>
          <table:table-cell office:value-type="float" office:value="8514" calcext:value-type="float">
            <text:p>85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36" calcext:value-type="float">
            <text:p>431036</text:p>
          </table:table-cell>
          <table:table-cell office:value-type="float" office:value="7485216" calcext:value-type="float">
            <text:p>7485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566" calcext:value-type="float">
            <text:p>3566</text:p>
          </table:table-cell>
          <table:table-cell office:value-type="float" office:value="7398" calcext:value-type="float">
            <text:p>739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36" calcext:value-type="float">
            <text:p>431036</text:p>
          </table:table-cell>
          <table:table-cell office:value-type="float" office:value="7485216" calcext:value-type="float">
            <text:p>7485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8155" calcext:value-type="float">
            <text:p>81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288" calcext:value-type="float">
            <text:p>504288</text:p>
          </table:table-cell>
          <table:table-cell office:value-type="float" office:value="431036" calcext:value-type="float">
            <text:p>431036</text:p>
          </table:table-cell>
          <table:table-cell office:value-type="float" office:value="7485216" calcext:value-type="float">
            <text:p>7485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7371" calcext:value-type="float">
            <text:p>73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36" calcext:value-type="float">
            <text:p>431036</text:p>
          </table:table-cell>
          <table:table-cell office:value-type="float" office:value="7485216" calcext:value-type="float">
            <text:p>7485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  <table:table-cell office:value-type="float" office:value="8438" calcext:value-type="float">
            <text:p>84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36" calcext:value-type="float">
            <text:p>431036</text:p>
          </table:table-cell>
          <table:table-cell office:value-type="float" office:value="7485272" calcext:value-type="float">
            <text:p>7485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7405" calcext:value-type="float">
            <text:p>74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44" calcext:value-type="float">
            <text:p>431044</text:p>
          </table:table-cell>
          <table:table-cell office:value-type="float" office:value="7485264" calcext:value-type="float">
            <text:p>7485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883" calcext:value-type="float">
            <text:p>3883</text:p>
          </table:table-cell>
          <table:table-cell office:value-type="float" office:value="8268" calcext:value-type="float">
            <text:p>82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44" calcext:value-type="float">
            <text:p>431044</text:p>
          </table:table-cell>
          <table:table-cell office:value-type="float" office:value="7485276" calcext:value-type="float">
            <text:p>7485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7285" calcext:value-type="float">
            <text:p>72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44" calcext:value-type="float">
            <text:p>431044</text:p>
          </table:table-cell>
          <table:table-cell office:value-type="float" office:value="7485276" calcext:value-type="float">
            <text:p>7485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9" calcext:value-type="float">
            <text:p>3419</text:p>
          </table:table-cell>
          <table:table-cell office:value-type="float" office:value="8936" calcext:value-type="float">
            <text:p>89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44" calcext:value-type="float">
            <text:p>431044</text:p>
          </table:table-cell>
          <table:table-cell office:value-type="float" office:value="7485048" calcext:value-type="float">
            <text:p>7485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9" calcext:value-type="float">
            <text:p>3559</text:p>
          </table:table-cell>
          <table:table-cell office:value-type="float" office:value="7461" calcext:value-type="float">
            <text:p>74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44" calcext:value-type="float">
            <text:p>431044</text:p>
          </table:table-cell>
          <table:table-cell office:value-type="float" office:value="7485048" calcext:value-type="float">
            <text:p>7485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4140" calcext:value-type="float">
            <text:p>4140</text:p>
          </table:table-cell>
          <table:table-cell office:value-type="float" office:value="9408" calcext:value-type="float">
            <text:p>94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52" calcext:value-type="float">
            <text:p>431052</text:p>
          </table:table-cell>
          <table:table-cell office:value-type="float" office:value="7485052" calcext:value-type="float">
            <text:p>7485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491" calcext:value-type="float">
            <text:p>3491</text:p>
          </table:table-cell>
          <table:table-cell office:value-type="float" office:value="7185" calcext:value-type="float">
            <text:p>718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52" calcext:value-type="float">
            <text:p>431052</text:p>
          </table:table-cell>
          <table:table-cell office:value-type="float" office:value="7485060" calcext:value-type="float">
            <text:p>74850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5" calcext:value-type="float">
            <text:p>3605</text:p>
          </table:table-cell>
          <table:table-cell office:value-type="float" office:value="9154" calcext:value-type="float">
            <text:p>91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52" calcext:value-type="float">
            <text:p>431052</text:p>
          </table:table-cell>
          <table:table-cell office:value-type="float" office:value="7485072" calcext:value-type="float">
            <text:p>7485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7350" calcext:value-type="float">
            <text:p>73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52" calcext:value-type="float">
            <text:p>431052</text:p>
          </table:table-cell>
          <table:table-cell office:value-type="float" office:value="7485072" calcext:value-type="float">
            <text:p>7485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3" calcext:value-type="float">
            <text:p>3273</text:p>
          </table:table-cell>
          <table:table-cell office:value-type="float" office:value="8205" calcext:value-type="float">
            <text:p>82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52" calcext:value-type="float">
            <text:p>431052</text:p>
          </table:table-cell>
          <table:table-cell office:value-type="float" office:value="7485076" calcext:value-type="float">
            <text:p>7485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13" calcext:value-type="float">
            <text:p>2913</text:p>
          </table:table-cell>
          <table:table-cell office:value-type="float" office:value="7255" calcext:value-type="float">
            <text:p>72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52" calcext:value-type="float">
            <text:p>431052</text:p>
          </table:table-cell>
          <table:table-cell office:value-type="float" office:value="7485076" calcext:value-type="float">
            <text:p>7485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60" calcext:value-type="float">
            <text:p>3560</text:p>
          </table:table-cell>
          <table:table-cell office:value-type="float" office:value="8491" calcext:value-type="float">
            <text:p>84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85064" calcext:value-type="float">
            <text:p>7485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68" calcext:value-type="float">
            <text:p>3568</text:p>
          </table:table-cell>
          <table:table-cell office:value-type="float" office:value="7227" calcext:value-type="float">
            <text:p>72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85088" calcext:value-type="float">
            <text:p>7485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float" office:value="9101" calcext:value-type="float">
            <text:p>91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85092" calcext:value-type="float">
            <text:p>7485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4" calcext:value-type="float">
            <text:p>3414</text:p>
          </table:table-cell>
          <table:table-cell office:value-type="float" office:value="7310" calcext:value-type="float">
            <text:p>73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85092" calcext:value-type="float">
            <text:p>7485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8" calcext:value-type="float">
            <text:p>3288</text:p>
          </table:table-cell>
          <table:table-cell office:value-type="float" office:value="8244" calcext:value-type="float">
            <text:p>82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85092" calcext:value-type="float">
            <text:p>7485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348" calcext:value-type="float">
            <text:p>3348</text:p>
          </table:table-cell>
          <table:table-cell office:value-type="float" office:value="7436" calcext:value-type="float">
            <text:p>74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72" calcext:value-type="float">
            <text:p>431072</text:p>
          </table:table-cell>
          <table:table-cell office:value-type="float" office:value="7485084" calcext:value-type="float">
            <text:p>7485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11" calcext:value-type="float">
            <text:p>3611</text:p>
          </table:table-cell>
          <table:table-cell office:value-type="float" office:value="8523" calcext:value-type="float">
            <text:p>85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104" calcext:value-type="float">
            <text:p>504104</text:p>
          </table:table-cell>
          <table:table-cell office:value-type="float" office:value="431072" calcext:value-type="float">
            <text:p>431072</text:p>
          </table:table-cell>
          <table:table-cell office:value-type="float" office:value="7485096" calcext:value-type="float">
            <text:p>7485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3" calcext:value-type="float">
            <text:p>3773</text:p>
          </table:table-cell>
          <table:table-cell office:value-type="float" office:value="7276" calcext:value-type="float">
            <text:p>72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584" calcext:value-type="float">
            <text:p>501584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85080" calcext:value-type="float">
            <text:p>7485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089" calcext:value-type="float">
            <text:p>4089</text:p>
          </table:table-cell>
          <table:table-cell office:value-type="float" office:value="11062" calcext:value-type="float">
            <text:p>1106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332" calcext:value-type="float">
            <text:p>501332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85096" calcext:value-type="float">
            <text:p>7485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55" calcext:value-type="float">
            <text:p>3755</text:p>
          </table:table-cell>
          <table:table-cell office:value-type="float" office:value="7615" calcext:value-type="float">
            <text:p>76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332" calcext:value-type="float">
            <text:p>501332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85096" calcext:value-type="float">
            <text:p>7485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8374" calcext:value-type="float">
            <text:p>837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85112" calcext:value-type="float">
            <text:p>7485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59" calcext:value-type="float">
            <text:p>3559</text:p>
          </table:table-cell>
          <table:table-cell office:value-type="float" office:value="7551" calcext:value-type="float">
            <text:p>75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85112" calcext:value-type="float">
            <text:p>7485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office:value-type="float" office:value="8972" calcext:value-type="float">
            <text:p>89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85164" calcext:value-type="float">
            <text:p>7485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7125" calcext:value-type="float">
            <text:p>71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100" calcext:value-type="float">
            <text:p>431100</text:p>
          </table:table-cell>
          <table:table-cell office:value-type="float" office:value="7485152" calcext:value-type="float">
            <text:p>7485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50" calcext:value-type="float">
            <text:p>3350</text:p>
          </table:table-cell>
          <table:table-cell office:value-type="float" office:value="8321" calcext:value-type="float">
            <text:p>83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100" calcext:value-type="float">
            <text:p>431100</text:p>
          </table:table-cell>
          <table:table-cell office:value-type="float" office:value="7485168" calcext:value-type="float">
            <text:p>7485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7" calcext:value-type="float">
            <text:p>3677</text:p>
          </table:table-cell>
          <table:table-cell office:value-type="float" office:value="7376" calcext:value-type="float">
            <text:p>73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100" calcext:value-type="float">
            <text:p>431100</text:p>
          </table:table-cell>
          <table:table-cell office:value-type="float" office:value="7485168" calcext:value-type="float">
            <text:p>7485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896" calcext:value-type="float">
            <text:p>3896</text:p>
          </table:table-cell>
          <table:table-cell office:value-type="float" office:value="9100" calcext:value-type="float">
            <text:p>91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100" calcext:value-type="float">
            <text:p>431100</text:p>
          </table:table-cell>
          <table:table-cell office:value-type="float" office:value="7485168" calcext:value-type="float">
            <text:p>7485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office:value-type="float" office:value="7361" calcext:value-type="float">
            <text:p>736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100" calcext:value-type="float">
            <text:p>431100</text:p>
          </table:table-cell>
          <table:table-cell office:value-type="float" office:value="7485168" calcext:value-type="float">
            <text:p>7485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8349" calcext:value-type="float">
            <text:p>83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100" calcext:value-type="float">
            <text:p>431100</text:p>
          </table:table-cell>
          <table:table-cell office:value-type="float" office:value="7485172" calcext:value-type="float">
            <text:p>7485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7273" calcext:value-type="float">
            <text:p>72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20" calcext:value-type="float">
            <text:p>501020</text:p>
          </table:table-cell>
          <table:table-cell office:value-type="float" office:value="431108" calcext:value-type="float">
            <text:p>431108</text:p>
          </table:table-cell>
          <table:table-cell office:value-type="float" office:value="7485168" calcext:value-type="float">
            <text:p>7485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104" calcext:value-type="float">
            <text:p>3104</text:p>
          </table:table-cell>
          <table:table-cell office:value-type="float" office:value="9132" calcext:value-type="float">
            <text:p>91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20" calcext:value-type="float">
            <text:p>501020</text:p>
          </table:table-cell>
          <table:table-cell office:value-type="float" office:value="431108" calcext:value-type="float">
            <text:p>431108</text:p>
          </table:table-cell>
          <table:table-cell office:value-type="float" office:value="7485176" calcext:value-type="float">
            <text:p>7485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57" calcext:value-type="float">
            <text:p>3957</text:p>
          </table:table-cell>
          <table:table-cell office:value-type="float" office:value="7597" calcext:value-type="float">
            <text:p>75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20" calcext:value-type="float">
            <text:p>501020</text:p>
          </table:table-cell>
          <table:table-cell office:value-type="float" office:value="431108" calcext:value-type="float">
            <text:p>431108</text:p>
          </table:table-cell>
          <table:table-cell office:value-type="float" office:value="7485176" calcext:value-type="float">
            <text:p>7485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20" calcext:value-type="float">
            <text:p>501020</text:p>
          </table:table-cell>
          <table:table-cell office:value-type="float" office:value="431108" calcext:value-type="float">
            <text:p>431108</text:p>
          </table:table-cell>
          <table:table-cell office:value-type="float" office:value="7485176" calcext:value-type="float">
            <text:p>7485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7373" calcext:value-type="float">
            <text:p>73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20" calcext:value-type="float">
            <text:p>501020</text:p>
          </table:table-cell>
          <table:table-cell office:value-type="float" office:value="431108" calcext:value-type="float">
            <text:p>431108</text:p>
          </table:table-cell>
          <table:table-cell office:value-type="float" office:value="7485176" calcext:value-type="float">
            <text:p>7485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8491" calcext:value-type="float">
            <text:p>84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20" calcext:value-type="float">
            <text:p>501020</text:p>
          </table:table-cell>
          <table:table-cell office:value-type="float" office:value="431108" calcext:value-type="float">
            <text:p>431108</text:p>
          </table:table-cell>
          <table:table-cell office:value-type="float" office:value="7485176" calcext:value-type="float">
            <text:p>7485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7136" calcext:value-type="float">
            <text:p>71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68" calcext:value-type="float">
            <text:p>500768</text:p>
          </table:table-cell>
          <table:table-cell office:value-type="float" office:value="431108" calcext:value-type="float">
            <text:p>431108</text:p>
          </table:table-cell>
          <table:table-cell office:value-type="float" office:value="7485176" calcext:value-type="float">
            <text:p>7485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287" calcext:value-type="float">
            <text:p>3287</text:p>
          </table:table-cell>
          <table:table-cell office:value-type="float" office:value="8093" calcext:value-type="float">
            <text:p>80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68" calcext:value-type="float">
            <text:p>50076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85204" calcext:value-type="float">
            <text:p>7485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2665" calcext:value-type="float">
            <text:p>2665</text:p>
          </table:table-cell>
          <table:table-cell office:value-type="float" office:value="7395" calcext:value-type="float">
            <text:p>73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68" calcext:value-type="float">
            <text:p>50076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85204" calcext:value-type="float">
            <text:p>7485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8036" calcext:value-type="float">
            <text:p>80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68" calcext:value-type="float">
            <text:p>50076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85204" calcext:value-type="float">
            <text:p>7485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9" calcext:value-type="float">
            <text:p>3779</text:p>
          </table:table-cell>
          <table:table-cell office:value-type="float" office:value="7321" calcext:value-type="float">
            <text:p>73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68" calcext:value-type="float">
            <text:p>50076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85204" calcext:value-type="float">
            <text:p>7485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8296" calcext:value-type="float">
            <text:p>82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68" calcext:value-type="float">
            <text:p>50076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85204" calcext:value-type="float">
            <text:p>7485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81" calcext:value-type="float">
            <text:p>4481</text:p>
          </table:table-cell>
          <table:table-cell office:value-type="float" office:value="7223" calcext:value-type="float">
            <text:p>72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68" calcext:value-type="float">
            <text:p>50076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85208" calcext:value-type="float">
            <text:p>7485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office:value-type="float" office:value="8413" calcext:value-type="float">
            <text:p>84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16" calcext:value-type="float">
            <text:p>500516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85208" calcext:value-type="float">
            <text:p>7485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75" calcext:value-type="float">
            <text:p>3575</text:p>
          </table:table-cell>
          <table:table-cell office:value-type="float" office:value="7295" calcext:value-type="float">
            <text:p>72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16" calcext:value-type="float">
            <text:p>500516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85208" calcext:value-type="float">
            <text:p>7485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9" calcext:value-type="float">
            <text:p>3599</text:p>
          </table:table-cell>
          <table:table-cell office:value-type="float" office:value="8060" calcext:value-type="float">
            <text:p>80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16" calcext:value-type="float">
            <text:p>500516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85220" calcext:value-type="float">
            <text:p>7485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7020" calcext:value-type="float">
            <text:p>70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16" calcext:value-type="float">
            <text:p>500516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85220" calcext:value-type="float">
            <text:p>7485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78" calcext:value-type="float">
            <text:p>3478</text:p>
          </table:table-cell>
          <table:table-cell office:value-type="float" office:value="9098" calcext:value-type="float">
            <text:p>90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16" calcext:value-type="float">
            <text:p>500516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85220" calcext:value-type="float">
            <text:p>7485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16" calcext:value-type="float">
            <text:p>500516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85220" calcext:value-type="float">
            <text:p>7485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1" calcext:value-type="float">
            <text:p>4001</text:p>
          </table:table-cell>
          <table:table-cell office:value-type="float" office:value="8446" calcext:value-type="float">
            <text:p>84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16" calcext:value-type="float">
            <text:p>500516</text:p>
          </table:table-cell>
          <table:table-cell office:value-type="float" office:value="431132" calcext:value-type="float">
            <text:p>431132</text:p>
          </table:table-cell>
          <table:table-cell office:value-type="float" office:value="7485212" calcext:value-type="float">
            <text:p>7485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174" calcext:value-type="float">
            <text:p>3174</text:p>
          </table:table-cell>
          <table:table-cell office:value-type="float" office:value="7387" calcext:value-type="float">
            <text:p>7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32" calcext:value-type="float">
            <text:p>431132</text:p>
          </table:table-cell>
          <table:table-cell office:value-type="float" office:value="7485220" calcext:value-type="float">
            <text:p>7485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9" calcext:value-type="float">
            <text:p>3699</text:p>
          </table:table-cell>
          <table:table-cell office:value-type="float" office:value="8449" calcext:value-type="float">
            <text:p>84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36" calcext:value-type="float">
            <text:p>431136</text:p>
          </table:table-cell>
          <table:table-cell office:value-type="float" office:value="7485220" calcext:value-type="float">
            <text:p>7485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61" calcext:value-type="float">
            <text:p>3761</text:p>
          </table:table-cell>
          <table:table-cell office:value-type="float" office:value="7231" calcext:value-type="float">
            <text:p>72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36" calcext:value-type="float">
            <text:p>431136</text:p>
          </table:table-cell>
          <table:table-cell office:value-type="float" office:value="7485220" calcext:value-type="float">
            <text:p>7485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6" calcext:value-type="float">
            <text:p>4026</text:p>
          </table:table-cell>
          <table:table-cell office:value-type="float" office:value="8487" calcext:value-type="float">
            <text:p>848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36" calcext:value-type="float">
            <text:p>431136</text:p>
          </table:table-cell>
          <table:table-cell office:value-type="float" office:value="7485220" calcext:value-type="float">
            <text:p>7485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14" calcext:value-type="float">
            <text:p>4014</text:p>
          </table:table-cell>
          <table:table-cell office:value-type="float" office:value="6258" calcext:value-type="float">
            <text:p>625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44" calcext:value-type="float">
            <text:p>431144</text:p>
          </table:table-cell>
          <table:table-cell office:value-type="float" office:value="7485212" calcext:value-type="float">
            <text:p>7485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19" calcext:value-type="float">
            <text:p>4019</text:p>
          </table:table-cell>
          <table:table-cell office:value-type="float" office:value="8675" calcext:value-type="float">
            <text:p>86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44" calcext:value-type="float">
            <text:p>431144</text:p>
          </table:table-cell>
          <table:table-cell office:value-type="float" office:value="7485220" calcext:value-type="float">
            <text:p>7485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06" calcext:value-type="float">
            <text:p>2906</text:p>
          </table:table-cell>
          <table:table-cell office:value-type="float" office:value="7202" calcext:value-type="float">
            <text:p>72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44" calcext:value-type="float">
            <text:p>431144</text:p>
          </table:table-cell>
          <table:table-cell office:value-type="float" office:value="7485220" calcext:value-type="float">
            <text:p>7485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2" calcext:value-type="float">
            <text:p>4082</text:p>
          </table:table-cell>
          <table:table-cell office:value-type="float" office:value="9126" calcext:value-type="float">
            <text:p>91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44" calcext:value-type="float">
            <text:p>431144</text:p>
          </table:table-cell>
          <table:table-cell office:value-type="float" office:value="7485232" calcext:value-type="float">
            <text:p>7485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7024" calcext:value-type="float">
            <text:p>7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44" calcext:value-type="float">
            <text:p>431144</text:p>
          </table:table-cell>
          <table:table-cell office:value-type="float" office:value="7485232" calcext:value-type="float">
            <text:p>7485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8451" calcext:value-type="float">
            <text:p>845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85224" calcext:value-type="float">
            <text:p>7485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69" calcext:value-type="float">
            <text:p>3369</text:p>
          </table:table-cell>
          <table:table-cell office:value-type="float" office:value="7306" calcext:value-type="float">
            <text:p>73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85232" calcext:value-type="float">
            <text:p>7485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43" calcext:value-type="float">
            <text:p>3843</text:p>
          </table:table-cell>
          <table:table-cell office:value-type="float" office:value="8357" calcext:value-type="float">
            <text:p>83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85252" calcext:value-type="float">
            <text:p>7485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office:value-type="float" office:value="7347" calcext:value-type="float">
            <text:p>73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64" calcext:value-type="float">
            <text:p>500264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85252" calcext:value-type="float">
            <text:p>7485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609" calcext:value-type="float">
            <text:p>3609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85252" calcext:value-type="float">
            <text:p>7485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93" calcext:value-type="float">
            <text:p>3393</text:p>
          </table:table-cell>
          <table:table-cell office:value-type="float" office:value="7029" calcext:value-type="float">
            <text:p>70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85244" calcext:value-type="float">
            <text:p>7485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91" calcext:value-type="float">
            <text:p>3891</text:p>
          </table:table-cell>
          <table:table-cell office:value-type="float" office:value="9214" calcext:value-type="float">
            <text:p>92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85252" calcext:value-type="float">
            <text:p>7485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7183" calcext:value-type="float">
            <text:p>71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85252" calcext:value-type="float">
            <text:p>7485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8556" calcext:value-type="float">
            <text:p>855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85252" calcext:value-type="float">
            <text:p>7485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110" calcext:value-type="float">
            <text:p>3110</text:p>
          </table:table-cell>
          <table:table-cell office:value-type="float" office:value="7497" calcext:value-type="float">
            <text:p>74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85200" calcext:value-type="float">
            <text:p>7485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88" calcext:value-type="float">
            <text:p>3788</text:p>
          </table:table-cell>
          <table:table-cell office:value-type="float" office:value="8772" calcext:value-type="float">
            <text:p>87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85204" calcext:value-type="float">
            <text:p>7485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4022" calcext:value-type="float">
            <text:p>4022</text:p>
          </table:table-cell>
          <table:table-cell office:value-type="float" office:value="7406" calcext:value-type="float">
            <text:p>74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85204" calcext:value-type="float">
            <text:p>7485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51" calcext:value-type="float">
            <text:p>3751</text:p>
          </table:table-cell>
          <table:table-cell office:value-type="float" office:value="8958" calcext:value-type="float">
            <text:p>89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85204" calcext:value-type="float">
            <text:p>7485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5" calcext:value-type="float">
            <text:p>3405</text:p>
          </table:table-cell>
          <table:table-cell office:value-type="float" office:value="7045" calcext:value-type="float">
            <text:p>70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4" calcext:value-type="float">
            <text:p>431164</text:p>
          </table:table-cell>
          <table:table-cell office:value-type="float" office:value="7485200" calcext:value-type="float">
            <text:p>7485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693" calcext:value-type="float">
            <text:p>3693</text:p>
          </table:table-cell>
          <table:table-cell office:value-type="float" office:value="9189" calcext:value-type="float">
            <text:p>918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4" calcext:value-type="float">
            <text:p>431164</text:p>
          </table:table-cell>
          <table:table-cell office:value-type="float" office:value="7485012" calcext:value-type="float">
            <text:p>7485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9" calcext:value-type="float">
            <text:p>3529</text:p>
          </table:table-cell>
          <table:table-cell office:value-type="float" office:value="7425" calcext:value-type="float">
            <text:p>74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4" calcext:value-type="float">
            <text:p>431164</text:p>
          </table:table-cell>
          <table:table-cell office:value-type="float" office:value="7485012" calcext:value-type="float">
            <text:p>7485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float" office:value="8261" calcext:value-type="float">
            <text:p>826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4" calcext:value-type="float">
            <text:p>431164</text:p>
          </table:table-cell>
          <table:table-cell office:value-type="float" office:value="7485016" calcext:value-type="float">
            <text:p>7485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67" calcext:value-type="float">
            <text:p>4067</text:p>
          </table:table-cell>
          <table:table-cell office:value-type="float" office:value="7466" calcext:value-type="float">
            <text:p>746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184" calcext:value-type="float">
            <text:p>500184</text:p>
          </table:table-cell>
          <table:table-cell office:value-type="float" office:value="431164" calcext:value-type="float">
            <text:p>431164</text:p>
          </table:table-cell>
          <table:table-cell office:value-type="float" office:value="7485016" calcext:value-type="float">
            <text:p>7485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136" calcext:value-type="float">
            <text:p>3136</text:p>
          </table:table-cell>
          <table:table-cell office:value-type="float" office:value="8439" calcext:value-type="float">
            <text:p>84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32" calcext:value-type="float">
            <text:p>499932</text:p>
          </table:table-cell>
          <table:table-cell office:value-type="float" office:value="431172" calcext:value-type="float">
            <text:p>431172</text:p>
          </table:table-cell>
          <table:table-cell office:value-type="float" office:value="7485120" calcext:value-type="float">
            <text:p>748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182" calcext:value-type="float">
            <text:p>3182</text:p>
          </table:table-cell>
          <table:table-cell office:value-type="float" office:value="7002" calcext:value-type="float">
            <text:p>7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420" calcext:value-type="float">
            <text:p>498420</text:p>
          </table:table-cell>
          <table:table-cell office:value-type="float" office:value="431188" calcext:value-type="float">
            <text:p>431188</text:p>
          </table:table-cell>
          <table:table-cell office:value-type="float" office:value="7485104" calcext:value-type="float">
            <text:p>7485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025" calcext:value-type="float">
            <text:p>4025</text:p>
          </table:table-cell>
          <table:table-cell office:value-type="float" office:value="10908" calcext:value-type="float">
            <text:p>1090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7916" calcext:value-type="float">
            <text:p>497916</text:p>
          </table:table-cell>
          <table:table-cell office:value-type="float" office:value="431188" calcext:value-type="float">
            <text:p>431188</text:p>
          </table:table-cell>
          <table:table-cell office:value-type="float" office:value="7485136" calcext:value-type="float">
            <text:p>7485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7571" calcext:value-type="float">
            <text:p>757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7916" calcext:value-type="float">
            <text:p>497916</text:p>
          </table:table-cell>
          <table:table-cell office:value-type="float" office:value="431188" calcext:value-type="float">
            <text:p>431188</text:p>
          </table:table-cell>
          <table:table-cell office:value-type="float" office:value="7485136" calcext:value-type="float">
            <text:p>7485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7916" calcext:value-type="float">
            <text:p>497916</text:p>
          </table:table-cell>
          <table:table-cell office:value-type="float" office:value="431188" calcext:value-type="float">
            <text:p>431188</text:p>
          </table:table-cell>
          <table:table-cell office:value-type="float" office:value="7485200" calcext:value-type="float">
            <text:p>7485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7428" calcext:value-type="float">
            <text:p>74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7916" calcext:value-type="float">
            <text:p>497916</text:p>
          </table:table-cell>
          <table:table-cell office:value-type="float" office:value="431188" calcext:value-type="float">
            <text:p>431188</text:p>
          </table:table-cell>
          <table:table-cell office:value-type="float" office:value="7485200" calcext:value-type="float">
            <text:p>7485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office:value-type="float" office:value="8533" calcext:value-type="float">
            <text:p>85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7692" calcext:value-type="float">
            <text:p>497692</text:p>
          </table:table-cell>
          <table:table-cell office:value-type="float" office:value="431188" calcext:value-type="float">
            <text:p>431188</text:p>
          </table:table-cell>
          <table:table-cell office:value-type="float" office:value="7485200" calcext:value-type="float">
            <text:p>7485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0" calcext:value-type="float">
            <text:p>3430</text:p>
          </table:table-cell>
          <table:table-cell office:value-type="float" office:value="7400" calcext:value-type="float">
            <text:p>74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7692" calcext:value-type="float">
            <text:p>497692</text:p>
          </table:table-cell>
          <table:table-cell office:value-type="float" office:value="431192" calcext:value-type="float">
            <text:p>431192</text:p>
          </table:table-cell>
          <table:table-cell office:value-type="float" office:value="7485196" calcext:value-type="float">
            <text:p>7485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421" calcext:value-type="float">
            <text:p>3421</text:p>
          </table:table-cell>
          <table:table-cell office:value-type="float" office:value="8152" calcext:value-type="float">
            <text:p>81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20116" calcext:value-type="float">
            <text:p>420116</text:p>
          </table:table-cell>
          <table:table-cell office:value-type="float" office:value="431192" calcext:value-type="float">
            <text:p>431192</text:p>
          </table:table-cell>
          <table:table-cell office:value-type="float" office:value="7520712" calcext:value-type="float">
            <text:p>7520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3" calcext:value-type="float">
            <text:p>3303</text:p>
          </table:table-cell>
          <table:table-cell office:value-type="float" office:value="7513" calcext:value-type="float">
            <text:p>75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20836" calcext:value-type="float">
            <text:p>420836</text:p>
          </table:table-cell>
          <table:table-cell office:value-type="float" office:value="430948" calcext:value-type="float">
            <text:p>430948</text:p>
          </table:table-cell>
          <table:table-cell office:value-type="float" office:value="7511608" calcext:value-type="float">
            <text:p>7511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630" calcext:value-type="float">
            <text:p>3630</text:p>
          </table:table-cell>
          <table:table-cell office:value-type="float" office:value="8263" calcext:value-type="float">
            <text:p>82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9348" calcext:value-type="float">
            <text:p>519348</text:p>
          </table:table-cell>
          <table:table-cell office:value-type="float" office:value="430948" calcext:value-type="float">
            <text:p>430948</text:p>
          </table:table-cell>
          <table:table-cell office:value-type="float" office:value="7475900" calcext:value-type="float">
            <text:p>7475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60" calcext:value-type="float">
            <text:p>15760</text:p>
          </table:table-cell>
          <table:table-cell office:value-type="float" office:value="3199" calcext:value-type="float">
            <text:p>3199</text:p>
          </table:table-cell>
          <table:table-cell office:value-type="float" office:value="7897" calcext:value-type="float">
            <text:p>789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9348" calcext:value-type="float">
            <text:p>519348</text:p>
          </table:table-cell>
          <table:table-cell office:value-type="float" office:value="430948" calcext:value-type="float">
            <text:p>430948</text:p>
          </table:table-cell>
          <table:table-cell office:value-type="float" office:value="7476088" calcext:value-type="float">
            <text:p>747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150" calcext:value-type="float">
            <text:p>3150</text:p>
          </table:table-cell>
          <table:table-cell office:value-type="float" office:value="9425" calcext:value-type="float">
            <text:p>94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8376" calcext:value-type="float">
            <text:p>518376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76088" calcext:value-type="float">
            <text:p>747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80" calcext:value-type="float">
            <text:p>2580</text:p>
          </table:table-cell>
          <table:table-cell office:value-type="float" office:value="7308" calcext:value-type="float">
            <text:p>73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8376" calcext:value-type="float">
            <text:p>518376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76100" calcext:value-type="float">
            <text:p>747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64" calcext:value-type="float">
            <text:p>4664</text:p>
          </table:table-cell>
          <table:table-cell office:value-type="float" office:value="9248" calcext:value-type="float">
            <text:p>92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8688" calcext:value-type="float">
            <text:p>518688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76100" calcext:value-type="float">
            <text:p>747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2" calcext:value-type="float">
            <text:p>3942</text:p>
          </table:table-cell>
          <table:table-cell office:value-type="float" office:value="7373" calcext:value-type="float">
            <text:p>73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8240" calcext:value-type="float">
            <text:p>518240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76100" calcext:value-type="float">
            <text:p>7476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1" calcext:value-type="float">
            <text:p>3481</text:p>
          </table:table-cell>
          <table:table-cell office:value-type="float" office:value="8142" calcext:value-type="float">
            <text:p>81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8240" calcext:value-type="float">
            <text:p>518240</text:p>
          </table:table-cell>
          <table:table-cell office:value-type="float" office:value="430956" calcext:value-type="float">
            <text:p>430956</text:p>
          </table:table-cell>
          <table:table-cell office:value-type="float" office:value="7476100" calcext:value-type="float">
            <text:p>747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1" calcext:value-type="float">
            <text:p>2861</text:p>
          </table:table-cell>
          <table:table-cell office:value-type="float" office:value="7125" calcext:value-type="float">
            <text:p>71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8240" calcext:value-type="float">
            <text:p>518240</text:p>
          </table:table-cell>
          <table:table-cell office:value-type="float" office:value="430964" calcext:value-type="float">
            <text:p>430964</text:p>
          </table:table-cell>
          <table:table-cell office:value-type="float" office:value="7476096" calcext:value-type="float">
            <text:p>7476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110" calcext:value-type="float">
            <text:p>3110</text:p>
          </table:table-cell>
          <table:table-cell office:value-type="float" office:value="8208" calcext:value-type="float">
            <text:p>82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8268" calcext:value-type="float">
            <text:p>518268</text:p>
          </table:table-cell>
          <table:table-cell office:value-type="float" office:value="430964" calcext:value-type="float">
            <text:p>430964</text:p>
          </table:table-cell>
          <table:table-cell office:value-type="float" office:value="7476104" calcext:value-type="float">
            <text:p>7476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2" calcext:value-type="float">
            <text:p>3772</text:p>
          </table:table-cell>
          <table:table-cell office:value-type="float" office:value="7287" calcext:value-type="float">
            <text:p>72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796" calcext:value-type="float">
            <text:p>517796</text:p>
          </table:table-cell>
          <table:table-cell office:value-type="float" office:value="430964" calcext:value-type="float">
            <text:p>430964</text:p>
          </table:table-cell>
          <table:table-cell office:value-type="float" office:value="7476104" calcext:value-type="float">
            <text:p>7476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85" calcext:value-type="float">
            <text:p>3685</text:p>
          </table:table-cell>
          <table:table-cell office:value-type="float" office:value="7935" calcext:value-type="float">
            <text:p>793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808" calcext:value-type="float">
            <text:p>517808</text:p>
          </table:table-cell>
          <table:table-cell office:value-type="float" office:value="430964" calcext:value-type="float">
            <text:p>430964</text:p>
          </table:table-cell>
          <table:table-cell office:value-type="float" office:value="7476104" calcext:value-type="float">
            <text:p>747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301" calcext:value-type="float">
            <text:p>3301</text:p>
          </table:table-cell>
          <table:table-cell office:value-type="float" office:value="7317" calcext:value-type="float">
            <text:p>73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808" calcext:value-type="float">
            <text:p>517808</text:p>
          </table:table-cell>
          <table:table-cell office:value-type="float" office:value="430964" calcext:value-type="float">
            <text:p>430964</text:p>
          </table:table-cell>
          <table:table-cell office:value-type="float" office:value="7476104" calcext:value-type="float">
            <text:p>7476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8437" calcext:value-type="float">
            <text:p>84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560" calcext:value-type="float">
            <text:p>517560</text:p>
          </table:table-cell>
          <table:table-cell office:value-type="float" office:value="430964" calcext:value-type="float">
            <text:p>430964</text:p>
          </table:table-cell>
          <table:table-cell office:value-type="float" office:value="7476124" calcext:value-type="float">
            <text:p>7476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5" calcext:value-type="float">
            <text:p>3315</text:p>
          </table:table-cell>
          <table:table-cell office:value-type="float" office:value="7284" calcext:value-type="float">
            <text:p>7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560" calcext:value-type="float">
            <text:p>517560</text:p>
          </table:table-cell>
          <table:table-cell office:value-type="float" office:value="430964" calcext:value-type="float">
            <text:p>430964</text:p>
          </table:table-cell>
          <table:table-cell office:value-type="float" office:value="7476124" calcext:value-type="float">
            <text:p>7476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0" calcext:value-type="float">
            <text:p>3960</text:p>
          </table:table-cell>
          <table:table-cell office:value-type="float" office:value="8430" calcext:value-type="float">
            <text:p>84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068" calcext:value-type="float">
            <text:p>517068</text:p>
          </table:table-cell>
          <table:table-cell office:value-type="float" office:value="430972" calcext:value-type="float">
            <text:p>430972</text:p>
          </table:table-cell>
          <table:table-cell office:value-type="float" office:value="7476124" calcext:value-type="float">
            <text:p>7476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22" calcext:value-type="float">
            <text:p>3122</text:p>
          </table:table-cell>
          <table:table-cell office:value-type="float" office:value="6932" calcext:value-type="float">
            <text:p>69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068" calcext:value-type="float">
            <text:p>517068</text:p>
          </table:table-cell>
          <table:table-cell office:value-type="float" office:value="430972" calcext:value-type="float">
            <text:p>430972</text:p>
          </table:table-cell>
          <table:table-cell office:value-type="float" office:value="7476124" calcext:value-type="float">
            <text:p>7476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8434" calcext:value-type="float">
            <text:p>84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068" calcext:value-type="float">
            <text:p>517068</text:p>
          </table:table-cell>
          <table:table-cell office:value-type="float" office:value="430972" calcext:value-type="float">
            <text:p>430972</text:p>
          </table:table-cell>
          <table:table-cell office:value-type="float" office:value="7476124" calcext:value-type="float">
            <text:p>7476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232" calcext:value-type="float">
            <text:p>3232</text:p>
          </table:table-cell>
          <table:table-cell office:value-type="float" office:value="7313" calcext:value-type="float">
            <text:p>73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068" calcext:value-type="float">
            <text:p>517068</text:p>
          </table:table-cell>
          <table:table-cell office:value-type="float" office:value="430972" calcext:value-type="float">
            <text:p>430972</text:p>
          </table:table-cell>
          <table:table-cell office:value-type="float" office:value="7476128" calcext:value-type="float">
            <text:p>7476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519" calcext:value-type="float">
            <text:p>2519</text:p>
          </table:table-cell>
          <table:table-cell office:value-type="float" office:value="8700" calcext:value-type="float">
            <text:p>87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068" calcext:value-type="float">
            <text:p>517068</text:p>
          </table:table-cell>
          <table:table-cell office:value-type="float" office:value="430972" calcext:value-type="float">
            <text:p>430972</text:p>
          </table:table-cell>
          <table:table-cell office:value-type="float" office:value="7476128" calcext:value-type="float">
            <text:p>7476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7136" calcext:value-type="float">
            <text:p>71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7100" calcext:value-type="float">
            <text:p>517100</text:p>
          </table:table-cell>
          <table:table-cell office:value-type="float" office:value="430972" calcext:value-type="float">
            <text:p>430972</text:p>
          </table:table-cell>
          <table:table-cell office:value-type="float" office:value="7476140" calcext:value-type="float">
            <text:p>7476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9" calcext:value-type="float">
            <text:p>3409</text:p>
          </table:table-cell>
          <table:table-cell office:value-type="float" office:value="8321" calcext:value-type="float">
            <text:p>83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6876" calcext:value-type="float">
            <text:p>516876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76144" calcext:value-type="float">
            <text:p>7476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40" calcext:value-type="float">
            <text:p>740</text:p>
          </table:table-cell>
          <table:table-cell office:value-type="float" office:value="3842" calcext:value-type="float">
            <text:p>3842</text:p>
          </table:table-cell>
          <table:table-cell office:value-type="float" office:value="7397" calcext:value-type="float">
            <text:p>73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6652" calcext:value-type="float">
            <text:p>516652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76144" calcext:value-type="float">
            <text:p>7476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208" calcext:value-type="float">
            <text:p>3208</text:p>
          </table:table-cell>
          <table:table-cell office:value-type="float" office:value="8151" calcext:value-type="float">
            <text:p>81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6924" calcext:value-type="float">
            <text:p>516924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77168" calcext:value-type="float">
            <text:p>7477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7" calcext:value-type="float">
            <text:p>3807</text:p>
          </table:table-cell>
          <table:table-cell office:value-type="float" office:value="5956" calcext:value-type="float">
            <text:p>595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6672" calcext:value-type="float">
            <text:p>516672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78040" calcext:value-type="float">
            <text:p>7478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office:value-type="float" office:value="8253" calcext:value-type="float">
            <text:p>82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6420" calcext:value-type="float">
            <text:p>516420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78040" calcext:value-type="float">
            <text:p>7478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7273" calcext:value-type="float">
            <text:p>72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6180" calcext:value-type="float">
            <text:p>516180</text:p>
          </table:table-cell>
          <table:table-cell office:value-type="float" office:value="430984" calcext:value-type="float">
            <text:p>430984</text:p>
          </table:table-cell>
          <table:table-cell office:value-type="float" office:value="7478044" calcext:value-type="float">
            <text:p>7478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8118" calcext:value-type="float">
            <text:p>81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5928" calcext:value-type="float">
            <text:p>515928</text:p>
          </table:table-cell>
          <table:table-cell office:value-type="float" office:value="430992" calcext:value-type="float">
            <text:p>430992</text:p>
          </table:table-cell>
          <table:table-cell office:value-type="float" office:value="7478036" calcext:value-type="float">
            <text:p>7478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74" calcext:value-type="float">
            <text:p>3574</text:p>
          </table:table-cell>
          <table:table-cell office:value-type="float" office:value="7608" calcext:value-type="float">
            <text:p>760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5452" calcext:value-type="float">
            <text:p>515452</text:p>
          </table:table-cell>
          <table:table-cell office:value-type="float" office:value="431008" calcext:value-type="float">
            <text:p>431008</text:p>
          </table:table-cell>
          <table:table-cell office:value-type="float" office:value="7478052" calcext:value-type="float">
            <text:p>7478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4117" calcext:value-type="float">
            <text:p>4117</text:p>
          </table:table-cell>
          <table:table-cell office:value-type="float" office:value="8583" calcext:value-type="float">
            <text:p>858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5452" calcext:value-type="float">
            <text:p>515452</text:p>
          </table:table-cell>
          <table:table-cell office:value-type="float" office:value="431008" calcext:value-type="float">
            <text:p>431008</text:p>
          </table:table-cell>
          <table:table-cell office:value-type="float" office:value="7478052" calcext:value-type="float">
            <text:p>7478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7301" calcext:value-type="float">
            <text:p>73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5452" calcext:value-type="float">
            <text:p>515452</text:p>
          </table:table-cell>
          <table:table-cell office:value-type="float" office:value="431008" calcext:value-type="float">
            <text:p>431008</text:p>
          </table:table-cell>
          <table:table-cell office:value-type="float" office:value="7478052" calcext:value-type="float">
            <text:p>7478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 office:value-type="float" office:value="3289" calcext:value-type="float">
            <text:p>3289</text:p>
          </table:table-cell>
          <table:table-cell office:value-type="float" office:value="8575" calcext:value-type="float">
            <text:p>85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5452" calcext:value-type="float">
            <text:p>515452</text:p>
          </table:table-cell>
          <table:table-cell office:value-type="float" office:value="431008" calcext:value-type="float">
            <text:p>431008</text:p>
          </table:table-cell>
          <table:table-cell office:value-type="float" office:value="7478052" calcext:value-type="float">
            <text:p>7478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float" office:value="7398" calcext:value-type="float">
            <text:p>73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5452" calcext:value-type="float">
            <text:p>515452</text:p>
          </table:table-cell>
          <table:table-cell office:value-type="float" office:value="431008" calcext:value-type="float">
            <text:p>431008</text:p>
          </table:table-cell>
          <table:table-cell office:value-type="float" office:value="7478048" calcext:value-type="float">
            <text:p>7478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579" calcext:value-type="float">
            <text:p>3579</text:p>
          </table:table-cell>
          <table:table-cell office:value-type="float" office:value="8665" calcext:value-type="float">
            <text:p>86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596" calcext:value-type="float">
            <text:p>508596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78048" calcext:value-type="float">
            <text:p>7478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973" calcext:value-type="float">
            <text:p>2973</text:p>
          </table:table-cell>
          <table:table-cell office:value-type="float" office:value="7293" calcext:value-type="float">
            <text:p>72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4248" calcext:value-type="float">
            <text:p>514248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78060" calcext:value-type="float">
            <text:p>74780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8432" calcext:value-type="float">
            <text:p>84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532" calcext:value-type="float">
            <text:p>513532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78060" calcext:value-type="float">
            <text:p>74780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3" calcext:value-type="float">
            <text:p>4283</text:p>
          </table:table-cell>
          <table:table-cell office:value-type="float" office:value="7374" calcext:value-type="float">
            <text:p>73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532" calcext:value-type="float">
            <text:p>513532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78060" calcext:value-type="float">
            <text:p>74780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29" calcext:value-type="float">
            <text:p>4229</text:p>
          </table:table-cell>
          <table:table-cell office:value-type="float" office:value="8288" calcext:value-type="float">
            <text:p>82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044" calcext:value-type="float">
            <text:p>513044</text:p>
          </table:table-cell>
          <table:table-cell office:value-type="float" office:value="431016" calcext:value-type="float">
            <text:p>431016</text:p>
          </table:table-cell>
          <table:table-cell office:value-type="float" office:value="7478060" calcext:value-type="float">
            <text:p>747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30" calcext:value-type="float">
            <text:p>3030</text:p>
          </table:table-cell>
          <table:table-cell office:value-type="float" office:value="7138" calcext:value-type="float">
            <text:p>713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044" calcext:value-type="float">
            <text:p>513044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78052" calcext:value-type="float">
            <text:p>7478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72" calcext:value-type="float">
            <text:p>327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044" calcext:value-type="float">
            <text:p>513044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78168" calcext:value-type="float">
            <text:p>7478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3" calcext:value-type="float">
            <text:p>3253</text:p>
          </table:table-cell>
          <table:table-cell office:value-type="float" office:value="7054" calcext:value-type="float">
            <text:p>70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3044" calcext:value-type="float">
            <text:p>513044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78168" calcext:value-type="float">
            <text:p>7478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47" calcext:value-type="float">
            <text:p>3847</text:p>
          </table:table-cell>
          <table:table-cell office:value-type="float" office:value="8217" calcext:value-type="float">
            <text:p>82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820" calcext:value-type="float">
            <text:p>512820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78168" calcext:value-type="float">
            <text:p>7478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6" calcext:value-type="float">
            <text:p>3406</text:p>
          </table:table-cell>
          <table:table-cell office:value-type="float" office:value="7273" calcext:value-type="float">
            <text:p>72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820" calcext:value-type="float">
            <text:p>512820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78168" calcext:value-type="float">
            <text:p>7478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0" calcext:value-type="float">
            <text:p>3480</text:p>
          </table:table-cell>
          <table:table-cell office:value-type="float" office:value="7931" calcext:value-type="float">
            <text:p>79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596" calcext:value-type="float">
            <text:p>512596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78168" calcext:value-type="float">
            <text:p>7478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1" calcext:value-type="float">
            <text:p>3351</text:p>
          </table:table-cell>
          <table:table-cell office:value-type="float" office:value="7274" calcext:value-type="float">
            <text:p>72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596" calcext:value-type="float">
            <text:p>512596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78172" calcext:value-type="float">
            <text:p>7478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2" calcext:value-type="float">
            <text:p>3702</text:p>
          </table:table-cell>
          <table:table-cell office:value-type="float" office:value="8138" calcext:value-type="float">
            <text:p>81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596" calcext:value-type="float">
            <text:p>512596</text:p>
          </table:table-cell>
          <table:table-cell office:value-type="float" office:value="431024" calcext:value-type="float">
            <text:p>431024</text:p>
          </table:table-cell>
          <table:table-cell office:value-type="float" office:value="7478248" calcext:value-type="float">
            <text:p>7478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7104" calcext:value-type="float">
            <text:p>71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596" calcext:value-type="float">
            <text:p>512596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78168" calcext:value-type="float">
            <text:p>7478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630" calcext:value-type="float">
            <text:p>3630</text:p>
          </table:table-cell>
          <table:table-cell office:value-type="float" office:value="8175" calcext:value-type="float">
            <text:p>81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596" calcext:value-type="float">
            <text:p>512596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78168" calcext:value-type="float">
            <text:p>7478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953" calcext:value-type="float">
            <text:p>3953</text:p>
          </table:table-cell>
          <table:table-cell office:value-type="float" office:value="7324" calcext:value-type="float">
            <text:p>73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596" calcext:value-type="float">
            <text:p>512596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78172" calcext:value-type="float">
            <text:p>7478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8821" calcext:value-type="float">
            <text:p>88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596" calcext:value-type="float">
            <text:p>512596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78172" calcext:value-type="float">
            <text:p>7478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7101" calcext:value-type="float">
            <text:p>71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596" calcext:value-type="float">
            <text:p>512596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78176" calcext:value-type="float">
            <text:p>7478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8149" calcext:value-type="float">
            <text:p>81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2596" calcext:value-type="float">
            <text:p>512596</text:p>
          </table:table-cell>
          <table:table-cell office:value-type="float" office:value="431032" calcext:value-type="float">
            <text:p>431032</text:p>
          </table:table-cell>
          <table:table-cell office:value-type="float" office:value="7478176" calcext:value-type="float">
            <text:p>7478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567" calcext:value-type="float">
            <text:p>3567</text:p>
          </table:table-cell>
          <table:table-cell office:value-type="float" office:value="7050" calcext:value-type="float">
            <text:p>70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10076" calcext:value-type="float">
            <text:p>510076</text:p>
          </table:table-cell>
          <table:table-cell office:value-type="float" office:value="431056" calcext:value-type="float">
            <text:p>431056</text:p>
          </table:table-cell>
          <table:table-cell office:value-type="float" office:value="7478196" calcext:value-type="float">
            <text:p>7478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368" calcext:value-type="float">
            <text:p>3368</text:p>
          </table:table-cell>
          <table:table-cell office:value-type="float" office:value="4768" calcext:value-type="float">
            <text:p>4768</text:p>
          </table:table-cell>
          <table:table-cell office:value-type="float" office:value="11944" calcext:value-type="float">
            <text:p>1194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9068" calcext:value-type="float">
            <text:p>509068</text:p>
          </table:table-cell>
          <table:table-cell office:value-type="float" office:value="431056" calcext:value-type="float">
            <text:p>431056</text:p>
          </table:table-cell>
          <table:table-cell office:value-type="float" office:value="7478240" calcext:value-type="float">
            <text:p>7478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7307" calcext:value-type="float">
            <text:p>730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9068" calcext:value-type="float">
            <text:p>509068</text:p>
          </table:table-cell>
          <table:table-cell office:value-type="float" office:value="431056" calcext:value-type="float">
            <text:p>431056</text:p>
          </table:table-cell>
          <table:table-cell office:value-type="float" office:value="7478240" calcext:value-type="float">
            <text:p>7478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0" calcext:value-type="float">
            <text:p>3380</text:p>
          </table:table-cell>
          <table:table-cell office:value-type="float" office:value="8188" calcext:value-type="float">
            <text:p>81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9068" calcext:value-type="float">
            <text:p>509068</text:p>
          </table:table-cell>
          <table:table-cell office:value-type="float" office:value="431056" calcext:value-type="float">
            <text:p>431056</text:p>
          </table:table-cell>
          <table:table-cell office:value-type="float" office:value="7478240" calcext:value-type="float">
            <text:p>7478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9" calcext:value-type="float">
            <text:p>3409</text:p>
          </table:table-cell>
          <table:table-cell office:value-type="float" office:value="7070" calcext:value-type="float">
            <text:p>707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9068" calcext:value-type="float">
            <text:p>509068</text:p>
          </table:table-cell>
          <table:table-cell office:value-type="float" office:value="431056" calcext:value-type="float">
            <text:p>431056</text:p>
          </table:table-cell>
          <table:table-cell office:value-type="float" office:value="7478240" calcext:value-type="float">
            <text:p>7478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094" calcext:value-type="float">
            <text:p>809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9068" calcext:value-type="float">
            <text:p>509068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78232" calcext:value-type="float">
            <text:p>7478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119" calcext:value-type="float">
            <text:p>3119</text:p>
          </table:table-cell>
          <table:table-cell office:value-type="float" office:value="6794" calcext:value-type="float">
            <text:p>67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9068" calcext:value-type="float">
            <text:p>509068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78248" calcext:value-type="float">
            <text:p>7478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063" calcext:value-type="float">
            <text:p>3063</text:p>
          </table:table-cell>
          <table:table-cell office:value-type="float" office:value="7817" calcext:value-type="float">
            <text:p>78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9068" calcext:value-type="float">
            <text:p>509068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78288" calcext:value-type="float">
            <text:p>747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7220" calcext:value-type="float">
            <text:p>72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9068" calcext:value-type="float">
            <text:p>509068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78288" calcext:value-type="float">
            <text:p>747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8689" calcext:value-type="float">
            <text:p>86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9068" calcext:value-type="float">
            <text:p>509068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78288" calcext:value-type="float">
            <text:p>747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8" calcext:value-type="float">
            <text:p>3448</text:p>
          </table:table-cell>
          <table:table-cell office:value-type="float" office:value="7225" calcext:value-type="float">
            <text:p>72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844" calcext:value-type="float">
            <text:p>508844</text:p>
          </table:table-cell>
          <table:table-cell office:value-type="float" office:value="431064" calcext:value-type="float">
            <text:p>431064</text:p>
          </table:table-cell>
          <table:table-cell office:value-type="float" office:value="7478288" calcext:value-type="float">
            <text:p>747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13" calcext:value-type="float">
            <text:p>3813</text:p>
          </table:table-cell>
          <table:table-cell office:value-type="float" office:value="8161" calcext:value-type="float">
            <text:p>816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844" calcext:value-type="float">
            <text:p>508844</text:p>
          </table:table-cell>
          <table:table-cell office:value-type="float" office:value="431072" calcext:value-type="float">
            <text:p>431072</text:p>
          </table:table-cell>
          <table:table-cell office:value-type="float" office:value="7478296" calcext:value-type="float">
            <text:p>7478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439" calcext:value-type="float">
            <text:p>3439</text:p>
          </table:table-cell>
          <table:table-cell office:value-type="float" office:value="7203" calcext:value-type="float">
            <text:p>72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844" calcext:value-type="float">
            <text:p>508844</text:p>
          </table:table-cell>
          <table:table-cell office:value-type="float" office:value="431072" calcext:value-type="float">
            <text:p>431072</text:p>
          </table:table-cell>
          <table:table-cell office:value-type="float" office:value="7478296" calcext:value-type="float">
            <text:p>7478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7" calcext:value-type="float">
            <text:p>4167</text:p>
          </table:table-cell>
          <table:table-cell office:value-type="float" office:value="7452" calcext:value-type="float">
            <text:p>74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844" calcext:value-type="float">
            <text:p>508844</text:p>
          </table:table-cell>
          <table:table-cell office:value-type="float" office:value="431072" calcext:value-type="float">
            <text:p>431072</text:p>
          </table:table-cell>
          <table:table-cell office:value-type="float" office:value="7478296" calcext:value-type="float">
            <text:p>7478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7079" calcext:value-type="float">
            <text:p>70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568" calcext:value-type="float">
            <text:p>508568</text:p>
          </table:table-cell>
          <table:table-cell office:value-type="float" office:value="431072" calcext:value-type="float">
            <text:p>431072</text:p>
          </table:table-cell>
          <table:table-cell office:value-type="float" office:value="7478296" calcext:value-type="float">
            <text:p>7478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8" calcext:value-type="float">
            <text:p>3878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108" calcext:value-type="float">
            <text:p>508108</text:p>
          </table:table-cell>
          <table:table-cell office:value-type="float" office:value="431072" calcext:value-type="float">
            <text:p>431072</text:p>
          </table:table-cell>
          <table:table-cell office:value-type="float" office:value="7478300" calcext:value-type="float">
            <text:p>7478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7084" calcext:value-type="float">
            <text:p>70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108" calcext:value-type="float">
            <text:p>508108</text:p>
          </table:table-cell>
          <table:table-cell office:value-type="float" office:value="431072" calcext:value-type="float">
            <text:p>431072</text:p>
          </table:table-cell>
          <table:table-cell office:value-type="float" office:value="7478304" calcext:value-type="float">
            <text:p>7478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36" calcext:value-type="float">
            <text:p>3836</text:p>
          </table:table-cell>
          <table:table-cell office:value-type="float" office:value="8247" calcext:value-type="float">
            <text:p>824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108" calcext:value-type="float">
            <text:p>508108</text:p>
          </table:table-cell>
          <table:table-cell office:value-type="float" office:value="431080" calcext:value-type="float">
            <text:p>431080</text:p>
          </table:table-cell>
          <table:table-cell office:value-type="float" office:value="7478308" calcext:value-type="float">
            <text:p>7478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41" calcext:value-type="float">
            <text:p>4141</text:p>
          </table:table-cell>
          <table:table-cell office:value-type="float" office:value="7123" calcext:value-type="float">
            <text:p>71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8108" calcext:value-type="float">
            <text:p>508108</text:p>
          </table:table-cell>
          <table:table-cell office:value-type="float" office:value="431080" calcext:value-type="float">
            <text:p>431080</text:p>
          </table:table-cell>
          <table:table-cell office:value-type="float" office:value="7478316" calcext:value-type="float">
            <text:p>7478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52" calcext:value-type="float">
            <text:p>4352</text:p>
          </table:table-cell>
          <table:table-cell office:value-type="float" office:value="9092" calcext:value-type="float">
            <text:p>909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0" calcext:value-type="float">
            <text:p>431080</text:p>
          </table:table-cell>
          <table:table-cell office:value-type="float" office:value="7478324" calcext:value-type="float">
            <text:p>7478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6" calcext:value-type="float">
            <text:p>4006</text:p>
          </table:table-cell>
          <table:table-cell office:value-type="float" office:value="7277" calcext:value-type="float">
            <text:p>72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0" calcext:value-type="float">
            <text:p>431080</text:p>
          </table:table-cell>
          <table:table-cell office:value-type="float" office:value="7478324" calcext:value-type="float">
            <text:p>7478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8103" calcext:value-type="float">
            <text:p>81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0" calcext:value-type="float">
            <text:p>431080</text:p>
          </table:table-cell>
          <table:table-cell office:value-type="float" office:value="7478324" calcext:value-type="float">
            <text:p>7478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0" calcext:value-type="float">
            <text:p>3430</text:p>
          </table:table-cell>
          <table:table-cell office:value-type="float" office:value="7137" calcext:value-type="float">
            <text:p>71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78320" calcext:value-type="float">
            <text:p>7478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80" calcext:value-type="float">
            <text:p>3380</text:p>
          </table:table-cell>
          <table:table-cell office:value-type="float" office:value="8113" calcext:value-type="float">
            <text:p>81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78328" calcext:value-type="float">
            <text:p>7478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4" calcext:value-type="float">
            <text:p>3444</text:p>
          </table:table-cell>
          <table:table-cell office:value-type="float" office:value="7050" calcext:value-type="float">
            <text:p>70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78328" calcext:value-type="float">
            <text:p>7478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7" calcext:value-type="float">
            <text:p>3957</text:p>
          </table:table-cell>
          <table:table-cell office:value-type="float" office:value="8034" calcext:value-type="float">
            <text:p>80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78328" calcext:value-type="float">
            <text:p>7478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47" calcext:value-type="float">
            <text:p>3647</text:p>
          </table:table-cell>
          <table:table-cell office:value-type="float" office:value="7299" calcext:value-type="float">
            <text:p>72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78328" calcext:value-type="float">
            <text:p>7478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6" calcext:value-type="float">
            <text:p>3386</text:p>
          </table:table-cell>
          <table:table-cell office:value-type="float" office:value="8950" calcext:value-type="float">
            <text:p>89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78332" calcext:value-type="float">
            <text:p>7478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7058" calcext:value-type="float">
            <text:p>70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88" calcext:value-type="float">
            <text:p>431088</text:p>
          </table:table-cell>
          <table:table-cell office:value-type="float" office:value="7478332" calcext:value-type="float">
            <text:p>7478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3" calcext:value-type="float">
            <text:p>3503</text:p>
          </table:table-cell>
          <table:table-cell office:value-type="float" office:value="8138" calcext:value-type="float">
            <text:p>81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96" calcext:value-type="float">
            <text:p>431096</text:p>
          </table:table-cell>
          <table:table-cell office:value-type="float" office:value="7478332" calcext:value-type="float">
            <text:p>7478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892" calcext:value-type="float">
            <text:p>3892</text:p>
          </table:table-cell>
          <table:table-cell office:value-type="float" office:value="7338" calcext:value-type="float">
            <text:p>73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96" calcext:value-type="float">
            <text:p>431096</text:p>
          </table:table-cell>
          <table:table-cell office:value-type="float" office:value="7478332" calcext:value-type="float">
            <text:p>7478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763" calcext:value-type="float">
            <text:p>3763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96" calcext:value-type="float">
            <text:p>431096</text:p>
          </table:table-cell>
          <table:table-cell office:value-type="float" office:value="7478336" calcext:value-type="float">
            <text:p>7478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442" calcext:value-type="float">
            <text:p>3442</text:p>
          </table:table-cell>
          <table:table-cell office:value-type="float" office:value="7297" calcext:value-type="float">
            <text:p>72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96" calcext:value-type="float">
            <text:p>431096</text:p>
          </table:table-cell>
          <table:table-cell office:value-type="float" office:value="7478336" calcext:value-type="float">
            <text:p>7478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8771" calcext:value-type="float">
            <text:p>87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96" calcext:value-type="float">
            <text:p>431096</text:p>
          </table:table-cell>
          <table:table-cell office:value-type="float" office:value="7478336" calcext:value-type="float">
            <text:p>7478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2862" calcext:value-type="float">
            <text:p>2862</text:p>
          </table:table-cell>
          <table:table-cell office:value-type="float" office:value="7233" calcext:value-type="float">
            <text:p>72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96" calcext:value-type="float">
            <text:p>431096</text:p>
          </table:table-cell>
          <table:table-cell office:value-type="float" office:value="7478336" calcext:value-type="float">
            <text:p>7478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float" office:value="8155" calcext:value-type="float">
            <text:p>81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096" calcext:value-type="float">
            <text:p>431096</text:p>
          </table:table-cell>
          <table:table-cell office:value-type="float" office:value="7478332" calcext:value-type="float">
            <text:p>7478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12" calcext:value-type="float">
            <text:p>3812</text:p>
          </table:table-cell>
          <table:table-cell office:value-type="float" office:value="7103" calcext:value-type="float">
            <text:p>71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884" calcext:value-type="float">
            <text:p>507884</text:p>
          </table:table-cell>
          <table:table-cell office:value-type="float" office:value="431104" calcext:value-type="float">
            <text:p>431104</text:p>
          </table:table-cell>
          <table:table-cell office:value-type="float" office:value="7478328" calcext:value-type="float">
            <text:p>7478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93" calcext:value-type="float">
            <text:p>3393</text:p>
          </table:table-cell>
          <table:table-cell office:value-type="float" office:value="7820" calcext:value-type="float">
            <text:p>78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632" calcext:value-type="float">
            <text:p>507632</text:p>
          </table:table-cell>
          <table:table-cell office:value-type="float" office:value="431104" calcext:value-type="float">
            <text:p>431104</text:p>
          </table:table-cell>
          <table:table-cell office:value-type="float" office:value="7478336" calcext:value-type="float">
            <text:p>7478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5" calcext:value-type="float">
            <text:p>3435</text:p>
          </table:table-cell>
          <table:table-cell office:value-type="float" office:value="7116" calcext:value-type="float">
            <text:p>71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380" calcext:value-type="float">
            <text:p>507380</text:p>
          </table:table-cell>
          <table:table-cell office:value-type="float" office:value="431104" calcext:value-type="float">
            <text:p>431104</text:p>
          </table:table-cell>
          <table:table-cell office:value-type="float" office:value="7478080" calcext:value-type="float">
            <text:p>74780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5" calcext:value-type="float">
            <text:p>3235</text:p>
          </table:table-cell>
          <table:table-cell office:value-type="float" office:value="7818" calcext:value-type="float">
            <text:p>78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380" calcext:value-type="float">
            <text:p>507380</text:p>
          </table:table-cell>
          <table:table-cell office:value-type="float" office:value="431104" calcext:value-type="float">
            <text:p>431104</text:p>
          </table:table-cell>
          <table:table-cell office:value-type="float" office:value="7478080" calcext:value-type="float">
            <text:p>74780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  <table:table-cell office:value-type="float" office:value="7160" calcext:value-type="float">
            <text:p>71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380" calcext:value-type="float">
            <text:p>507380</text:p>
          </table:table-cell>
          <table:table-cell office:value-type="float" office:value="431104" calcext:value-type="float">
            <text:p>431104</text:p>
          </table:table-cell>
          <table:table-cell office:value-type="float" office:value="7478084" calcext:value-type="float">
            <text:p>7478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33" calcext:value-type="float">
            <text:p>3533</text:p>
          </table:table-cell>
          <table:table-cell office:value-type="float" office:value="8953" calcext:value-type="float">
            <text:p>895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28" calcext:value-type="float">
            <text:p>507128</text:p>
          </table:table-cell>
          <table:table-cell office:value-type="float" office:value="431112" calcext:value-type="float">
            <text:p>431112</text:p>
          </table:table-cell>
          <table:table-cell office:value-type="float" office:value="7478028" calcext:value-type="float">
            <text:p>7478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698" calcext:value-type="float">
            <text:p>3698</text:p>
          </table:table-cell>
          <table:table-cell office:value-type="float" office:value="7252" calcext:value-type="float">
            <text:p>72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28" calcext:value-type="float">
            <text:p>507128</text:p>
          </table:table-cell>
          <table:table-cell office:value-type="float" office:value="431112" calcext:value-type="float">
            <text:p>431112</text:p>
          </table:table-cell>
          <table:table-cell office:value-type="float" office:value="7478036" calcext:value-type="float">
            <text:p>7478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0" calcext:value-type="float">
            <text:p>3540</text:p>
          </table:table-cell>
          <table:table-cell office:value-type="float" office:value="8178" calcext:value-type="float">
            <text:p>81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28" calcext:value-type="float">
            <text:p>507128</text:p>
          </table:table-cell>
          <table:table-cell office:value-type="float" office:value="431112" calcext:value-type="float">
            <text:p>431112</text:p>
          </table:table-cell>
          <table:table-cell office:value-type="float" office:value="7478036" calcext:value-type="float">
            <text:p>7478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office:value-type="float" office:value="7170" calcext:value-type="float">
            <text:p>71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28" calcext:value-type="float">
            <text:p>507128</text:p>
          </table:table-cell>
          <table:table-cell office:value-type="float" office:value="431112" calcext:value-type="float">
            <text:p>431112</text:p>
          </table:table-cell>
          <table:table-cell office:value-type="float" office:value="7478040" calcext:value-type="float">
            <text:p>7478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7128" calcext:value-type="float">
            <text:p>507128</text:p>
          </table:table-cell>
          <table:table-cell office:value-type="float" office:value="431112" calcext:value-type="float">
            <text:p>431112</text:p>
          </table:table-cell>
          <table:table-cell office:value-type="float" office:value="7478040" calcext:value-type="float">
            <text:p>7478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410" calcext:value-type="float">
            <text:p>74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904" calcext:value-type="float">
            <text:p>506904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78052" calcext:value-type="float">
            <text:p>7478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983" calcext:value-type="float">
            <text:p>3983</text:p>
          </table:table-cell>
          <table:table-cell office:value-type="float" office:value="7588" calcext:value-type="float">
            <text:p>758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904" calcext:value-type="float">
            <text:p>506904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78052" calcext:value-type="float">
            <text:p>7478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7104" calcext:value-type="float">
            <text:p>71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808" calcext:value-type="float">
            <text:p>50680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78052" calcext:value-type="float">
            <text:p>7478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7" calcext:value-type="float">
            <text:p>3987</text:p>
          </table:table-cell>
          <table:table-cell office:value-type="float" office:value="8653" calcext:value-type="float">
            <text:p>865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808" calcext:value-type="float">
            <text:p>50680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78068" calcext:value-type="float">
            <text:p>7478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8" calcext:value-type="float">
            <text:p>4098</text:p>
          </table:table-cell>
          <table:table-cell office:value-type="float" office:value="7443" calcext:value-type="float">
            <text:p>74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808" calcext:value-type="float">
            <text:p>50680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78068" calcext:value-type="float">
            <text:p>7478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7" calcext:value-type="float">
            <text:p>3487</text:p>
          </table:table-cell>
          <table:table-cell office:value-type="float" office:value="8662" calcext:value-type="float">
            <text:p>866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568" calcext:value-type="float">
            <text:p>506568</text:p>
          </table:table-cell>
          <table:table-cell office:value-type="float" office:value="431116" calcext:value-type="float">
            <text:p>431116</text:p>
          </table:table-cell>
          <table:table-cell office:value-type="float" office:value="7478112" calcext:value-type="float">
            <text:p>7478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7070" calcext:value-type="float">
            <text:p>707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568" calcext:value-type="float">
            <text:p>506568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78104" calcext:value-type="float">
            <text:p>7478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893" calcext:value-type="float">
            <text:p>3893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096" calcext:value-type="float">
            <text:p>506096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78116" calcext:value-type="float">
            <text:p>7478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8" calcext:value-type="float">
            <text:p>3978</text:p>
          </table:table-cell>
          <table:table-cell office:value-type="float" office:value="7117" calcext:value-type="float">
            <text:p>71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096" calcext:value-type="float">
            <text:p>506096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78116" calcext:value-type="float">
            <text:p>7478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74" calcext:value-type="float">
            <text:p>3374</text:p>
          </table:table-cell>
          <table:table-cell office:value-type="float" office:value="8175" calcext:value-type="float">
            <text:p>81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872" calcext:value-type="float">
            <text:p>505872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78152" calcext:value-type="float">
            <text:p>7478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7" calcext:value-type="float">
            <text:p>3357</text:p>
          </table:table-cell>
          <table:table-cell office:value-type="float" office:value="7138" calcext:value-type="float">
            <text:p>71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872" calcext:value-type="float">
            <text:p>505872</text:p>
          </table:table-cell>
          <table:table-cell office:value-type="float" office:value="431124" calcext:value-type="float">
            <text:p>431124</text:p>
          </table:table-cell>
          <table:table-cell office:value-type="float" office:value="7478152" calcext:value-type="float">
            <text:p>7478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8572" calcext:value-type="float">
            <text:p>85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872" calcext:value-type="float">
            <text:p>505872</text:p>
          </table:table-cell>
          <table:table-cell office:value-type="float" office:value="431136" calcext:value-type="float">
            <text:p>431136</text:p>
          </table:table-cell>
          <table:table-cell office:value-type="float" office:value="7478140" calcext:value-type="float">
            <text:p>7478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64" calcext:value-type="float">
            <text:p>3764</text:p>
          </table:table-cell>
          <table:table-cell office:value-type="float" office:value="7165" calcext:value-type="float">
            <text:p>716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872" calcext:value-type="float">
            <text:p>505872</text:p>
          </table:table-cell>
          <table:table-cell office:value-type="float" office:value="431136" calcext:value-type="float">
            <text:p>431136</text:p>
          </table:table-cell>
          <table:table-cell office:value-type="float" office:value="7478260" calcext:value-type="float">
            <text:p>7478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8408" calcext:value-type="float">
            <text:p>84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620" calcext:value-type="float">
            <text:p>505620</text:p>
          </table:table-cell>
          <table:table-cell office:value-type="float" office:value="431136" calcext:value-type="float">
            <text:p>431136</text:p>
          </table:table-cell>
          <table:table-cell office:value-type="float" office:value="7478260" calcext:value-type="float">
            <text:p>7478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6" calcext:value-type="float">
            <text:p>3716</text:p>
          </table:table-cell>
          <table:table-cell office:value-type="float" office:value="7184" calcext:value-type="float">
            <text:p>71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6244" calcext:value-type="float">
            <text:p>506244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78244" calcext:value-type="float">
            <text:p>747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076" calcext:value-type="float">
            <text:p>4076</text:p>
          </table:table-cell>
          <table:table-cell office:value-type="float" office:value="10836" calcext:value-type="float">
            <text:p>108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132" calcext:value-type="float">
            <text:p>505132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78216" calcext:value-type="float">
            <text:p>7478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20" calcext:value-type="float">
            <text:p>3520</text:p>
          </table:table-cell>
          <table:table-cell office:value-type="float" office:value="7458" calcext:value-type="float">
            <text:p>74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132" calcext:value-type="float">
            <text:p>505132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78216" calcext:value-type="float">
            <text:p>7478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30" calcext:value-type="float">
            <text:p>3230</text:p>
          </table:table-cell>
          <table:table-cell office:value-type="float" office:value="8722" calcext:value-type="float">
            <text:p>87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132" calcext:value-type="float">
            <text:p>505132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78216" calcext:value-type="float">
            <text:p>7478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2" calcext:value-type="float">
            <text:p>4082</text:p>
          </table:table-cell>
          <table:table-cell office:value-type="float" office:value="7301" calcext:value-type="float">
            <text:p>73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132" calcext:value-type="float">
            <text:p>505132</text:p>
          </table:table-cell>
          <table:table-cell office:value-type="float" office:value="431152" calcext:value-type="float">
            <text:p>431152</text:p>
          </table:table-cell>
          <table:table-cell office:value-type="float" office:value="7478216" calcext:value-type="float">
            <text:p>7478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5" calcext:value-type="float">
            <text:p>3385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132" calcext:value-type="float">
            <text:p>505132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78208" calcext:value-type="float">
            <text:p>7478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3873" calcext:value-type="float">
            <text:p>3873</text:p>
          </table:table-cell>
          <table:table-cell office:value-type="float" office:value="7292" calcext:value-type="float">
            <text:p>72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132" calcext:value-type="float">
            <text:p>505132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78208" calcext:value-type="float">
            <text:p>7478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8034" calcext:value-type="float">
            <text:p>80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5132" calcext:value-type="float">
            <text:p>505132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78212" calcext:value-type="float">
            <text:p>7478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555" calcext:value-type="float">
            <text:p>3555</text:p>
          </table:table-cell>
          <table:table-cell office:value-type="float" office:value="7159" calcext:value-type="float">
            <text:p>715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880" calcext:value-type="float">
            <text:p>504880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78212" calcext:value-type="float">
            <text:p>7478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59" calcext:value-type="float">
            <text:p>3659</text:p>
          </table:table-cell>
          <table:table-cell office:value-type="float" office:value="8219" calcext:value-type="float">
            <text:p>82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880" calcext:value-type="float">
            <text:p>504880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78212" calcext:value-type="float">
            <text:p>7478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8" calcext:value-type="float">
            <text:p>3908</text:p>
          </table:table-cell>
          <table:table-cell office:value-type="float" office:value="7244" calcext:value-type="float">
            <text:p>72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60" calcext:value-type="float">
            <text:p>431160</text:p>
          </table:table-cell>
          <table:table-cell office:value-type="float" office:value="7478228" calcext:value-type="float">
            <text:p>7478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63" calcext:value-type="float">
            <text:p>4263</text:p>
          </table:table-cell>
          <table:table-cell office:value-type="float" office:value="9094" calcext:value-type="float">
            <text:p>90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68" calcext:value-type="float">
            <text:p>431168</text:p>
          </table:table-cell>
          <table:table-cell office:value-type="float" office:value="7478220" calcext:value-type="float">
            <text:p>7478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78" calcext:value-type="float">
            <text:p>2778</text:p>
          </table:table-cell>
          <table:table-cell office:value-type="float" office:value="6996" calcext:value-type="float">
            <text:p>69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68" calcext:value-type="float">
            <text:p>431168</text:p>
          </table:table-cell>
          <table:table-cell office:value-type="float" office:value="7478228" calcext:value-type="float">
            <text:p>7478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4" calcext:value-type="float">
            <text:p>3964</text:p>
          </table:table-cell>
          <table:table-cell office:value-type="float" office:value="8632" calcext:value-type="float">
            <text:p>86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68" calcext:value-type="float">
            <text:p>431168</text:p>
          </table:table-cell>
          <table:table-cell office:value-type="float" office:value="7478228" calcext:value-type="float">
            <text:p>7478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1" calcext:value-type="float">
            <text:p>3721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68" calcext:value-type="float">
            <text:p>431168</text:p>
          </table:table-cell>
          <table:table-cell office:value-type="float" office:value="7478228" calcext:value-type="float">
            <text:p>7478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70" calcext:value-type="float">
            <text:p>3570</text:p>
          </table:table-cell>
          <table:table-cell office:value-type="float" office:value="8994" calcext:value-type="float">
            <text:p>89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68" calcext:value-type="float">
            <text:p>431168</text:p>
          </table:table-cell>
          <table:table-cell office:value-type="float" office:value="7478376" calcext:value-type="float">
            <text:p>7478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42" calcext:value-type="float">
            <text:p>3842</text:p>
          </table:table-cell>
          <table:table-cell office:value-type="float" office:value="7813" calcext:value-type="float">
            <text:p>78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68" calcext:value-type="float">
            <text:p>431168</text:p>
          </table:table-cell>
          <table:table-cell office:value-type="float" office:value="7478376" calcext:value-type="float">
            <text:p>7478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59" calcext:value-type="float">
            <text:p>3659</text:p>
          </table:table-cell>
          <table:table-cell office:value-type="float" office:value="8428" calcext:value-type="float">
            <text:p>84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76" calcext:value-type="float">
            <text:p>431176</text:p>
          </table:table-cell>
          <table:table-cell office:value-type="float" office:value="7478376" calcext:value-type="float">
            <text:p>7478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2" calcext:value-type="float">
            <text:p>3482</text:p>
          </table:table-cell>
          <table:table-cell office:value-type="float" office:value="7116" calcext:value-type="float">
            <text:p>71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76" calcext:value-type="float">
            <text:p>431176</text:p>
          </table:table-cell>
          <table:table-cell office:value-type="float" office:value="7478376" calcext:value-type="float">
            <text:p>7478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7" calcext:value-type="float">
            <text:p>3637</text:p>
          </table:table-cell>
          <table:table-cell office:value-type="float" office:value="8323" calcext:value-type="float">
            <text:p>83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4640" calcext:value-type="float">
            <text:p>504640</text:p>
          </table:table-cell>
          <table:table-cell office:value-type="float" office:value="431176" calcext:value-type="float">
            <text:p>431176</text:p>
          </table:table-cell>
          <table:table-cell office:value-type="float" office:value="7478380" calcext:value-type="float">
            <text:p>7478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7332" calcext:value-type="float">
            <text:p>73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836" calcext:value-type="float">
            <text:p>503836</text:p>
          </table:table-cell>
          <table:table-cell office:value-type="float" office:value="431176" calcext:value-type="float">
            <text:p>431176</text:p>
          </table:table-cell>
          <table:table-cell office:value-type="float" office:value="7478380" calcext:value-type="float">
            <text:p>7478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79" calcext:value-type="float">
            <text:p>3479</text:p>
          </table:table-cell>
          <table:table-cell office:value-type="float" office:value="8054" calcext:value-type="float">
            <text:p>80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76" calcext:value-type="float">
            <text:p>431176</text:p>
          </table:table-cell>
          <table:table-cell office:value-type="float" office:value="7478380" calcext:value-type="float">
            <text:p>7478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42" calcext:value-type="float">
            <text:p>3642</text:p>
          </table:table-cell>
          <table:table-cell office:value-type="float" office:value="7231" calcext:value-type="float">
            <text:p>72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84" calcext:value-type="float">
            <text:p>431184</text:p>
          </table:table-cell>
          <table:table-cell office:value-type="float" office:value="7478384" calcext:value-type="float">
            <text:p>7478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483" calcext:value-type="float">
            <text:p>3483</text:p>
          </table:table-cell>
          <table:table-cell office:value-type="float" office:value="8190" calcext:value-type="float">
            <text:p>81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84" calcext:value-type="float">
            <text:p>431184</text:p>
          </table:table-cell>
          <table:table-cell office:value-type="float" office:value="7478384" calcext:value-type="float">
            <text:p>7478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8" calcext:value-type="float">
            <text:p>3678</text:p>
          </table:table-cell>
          <table:table-cell office:value-type="float" office:value="7039" calcext:value-type="float">
            <text:p>70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84" calcext:value-type="float">
            <text:p>431184</text:p>
          </table:table-cell>
          <table:table-cell office:value-type="float" office:value="7478384" calcext:value-type="float">
            <text:p>7478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299" calcext:value-type="float">
            <text:p>82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84" calcext:value-type="float">
            <text:p>431184</text:p>
          </table:table-cell>
          <table:table-cell office:value-type="float" office:value="7478384" calcext:value-type="float">
            <text:p>7478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9" calcext:value-type="float">
            <text:p>4279</text:p>
          </table:table-cell>
          <table:table-cell office:value-type="float" office:value="7499" calcext:value-type="float">
            <text:p>74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84" calcext:value-type="float">
            <text:p>431184</text:p>
          </table:table-cell>
          <table:table-cell office:value-type="float" office:value="7478384" calcext:value-type="float">
            <text:p>7478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7" calcext:value-type="float">
            <text:p>3357</text:p>
          </table:table-cell>
          <table:table-cell office:value-type="float" office:value="8064" calcext:value-type="float">
            <text:p>80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92" calcext:value-type="float">
            <text:p>431192</text:p>
          </table:table-cell>
          <table:table-cell office:value-type="float" office:value="7478368" calcext:value-type="float">
            <text:p>7478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63" calcext:value-type="float">
            <text:p>3063</text:p>
          </table:table-cell>
          <table:table-cell office:value-type="float" office:value="7348" calcext:value-type="float">
            <text:p>73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92" calcext:value-type="float">
            <text:p>431192</text:p>
          </table:table-cell>
          <table:table-cell office:value-type="float" office:value="7478368" calcext:value-type="float">
            <text:p>7478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8314" calcext:value-type="float">
            <text:p>83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92" calcext:value-type="float">
            <text:p>431192</text:p>
          </table:table-cell>
          <table:table-cell office:value-type="float" office:value="7478380" calcext:value-type="float">
            <text:p>7478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02" calcext:value-type="float">
            <text:p>4702</text:p>
          </table:table-cell>
          <table:table-cell office:value-type="float" office:value="5684" calcext:value-type="float">
            <text:p>56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92" calcext:value-type="float">
            <text:p>431192</text:p>
          </table:table-cell>
          <table:table-cell office:value-type="float" office:value="7478396" calcext:value-type="float">
            <text:p>747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8088" calcext:value-type="float">
            <text:p>80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192" calcext:value-type="float">
            <text:p>431192</text:p>
          </table:table-cell>
          <table:table-cell office:value-type="float" office:value="7478392" calcext:value-type="float">
            <text:p>7478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819" calcext:value-type="float">
            <text:p>3819</text:p>
          </table:table-cell>
          <table:table-cell office:value-type="float" office:value="7453" calcext:value-type="float">
            <text:p>74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208" calcext:value-type="float">
            <text:p>431208</text:p>
          </table:table-cell>
          <table:table-cell office:value-type="float" office:value="7478376" calcext:value-type="float">
            <text:p>7478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309" calcext:value-type="float">
            <text:p>3309</text:p>
          </table:table-cell>
          <table:table-cell office:value-type="float" office:value="8153" calcext:value-type="float">
            <text:p>81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208" calcext:value-type="float">
            <text:p>431208</text:p>
          </table:table-cell>
          <table:table-cell office:value-type="float" office:value="7478392" calcext:value-type="float">
            <text:p>7478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7431" calcext:value-type="float">
            <text:p>74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208" calcext:value-type="float">
            <text:p>431208</text:p>
          </table:table-cell>
          <table:table-cell office:value-type="float" office:value="7478392" calcext:value-type="float">
            <text:p>7478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8137" calcext:value-type="float">
            <text:p>813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208" calcext:value-type="float">
            <text:p>431208</text:p>
          </table:table-cell>
          <table:table-cell office:value-type="float" office:value="7478400" calcext:value-type="float">
            <text:p>747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1" calcext:value-type="float">
            <text:p>2971</text:p>
          </table:table-cell>
          <table:table-cell office:value-type="float" office:value="7027" calcext:value-type="float">
            <text:p>70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208" calcext:value-type="float">
            <text:p>431208</text:p>
          </table:table-cell>
          <table:table-cell office:value-type="float" office:value="7478400" calcext:value-type="float">
            <text:p>747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office:value-type="float" office:value="8151" calcext:value-type="float">
            <text:p>815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216" calcext:value-type="float">
            <text:p>431216</text:p>
          </table:table-cell>
          <table:table-cell office:value-type="float" office:value="7478392" calcext:value-type="float">
            <text:p>7478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59" calcext:value-type="float">
            <text:p>4159</text:p>
          </table:table-cell>
          <table:table-cell office:value-type="float" office:value="7434" calcext:value-type="float">
            <text:p>74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704" calcext:value-type="float">
            <text:p>503704</text:p>
          </table:table-cell>
          <table:table-cell office:value-type="float" office:value="431216" calcext:value-type="float">
            <text:p>431216</text:p>
          </table:table-cell>
          <table:table-cell office:value-type="float" office:value="7478660" calcext:value-type="float">
            <text:p>7478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3686" calcext:value-type="float">
            <text:p>3686</text:p>
          </table:table-cell>
          <table:table-cell office:value-type="float" office:value="8218" calcext:value-type="float">
            <text:p>82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16" calcext:value-type="float">
            <text:p>431216</text:p>
          </table:table-cell>
          <table:table-cell office:value-type="float" office:value="7478720" calcext:value-type="float">
            <text:p>747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6" calcext:value-type="float">
            <text:p>4256</text:p>
          </table:table-cell>
          <table:table-cell office:value-type="float" office:value="7845" calcext:value-type="float">
            <text:p>78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16" calcext:value-type="float">
            <text:p>431216</text:p>
          </table:table-cell>
          <table:table-cell office:value-type="float" office:value="7478720" calcext:value-type="float">
            <text:p>747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9" calcext:value-type="float">
            <text:p>2769</text:p>
          </table:table-cell>
          <table:table-cell office:value-type="float" office:value="8120" calcext:value-type="float">
            <text:p>81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16" calcext:value-type="float">
            <text:p>431216</text:p>
          </table:table-cell>
          <table:table-cell office:value-type="float" office:value="7478720" calcext:value-type="float">
            <text:p>7478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72" calcext:value-type="float">
            <text:p>3072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16" calcext:value-type="float">
            <text:p>431216</text:p>
          </table:table-cell>
          <table:table-cell office:value-type="float" office:value="7478720" calcext:value-type="float">
            <text:p>7478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  <table:table-cell office:value-type="float" office:value="8325" calcext:value-type="float">
            <text:p>83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24" calcext:value-type="float">
            <text:p>431224</text:p>
          </table:table-cell>
          <table:table-cell office:value-type="float" office:value="7478704" calcext:value-type="float">
            <text:p>7478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3545" calcext:value-type="float">
            <text:p>3545</text:p>
          </table:table-cell>
          <table:table-cell office:value-type="float" office:value="7682" calcext:value-type="float">
            <text:p>76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24" calcext:value-type="float">
            <text:p>431224</text:p>
          </table:table-cell>
          <table:table-cell office:value-type="float" office:value="7478728" calcext:value-type="float">
            <text:p>74787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8070" calcext:value-type="float">
            <text:p>807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24" calcext:value-type="float">
            <text:p>431224</text:p>
          </table:table-cell>
          <table:table-cell office:value-type="float" office:value="7478664" calcext:value-type="float">
            <text:p>7478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9" calcext:value-type="float">
            <text:p>2879</text:p>
          </table:table-cell>
          <table:table-cell office:value-type="float" office:value="7246" calcext:value-type="float">
            <text:p>72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24" calcext:value-type="float">
            <text:p>431224</text:p>
          </table:table-cell>
          <table:table-cell office:value-type="float" office:value="7478664" calcext:value-type="float">
            <text:p>7478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4" calcext:value-type="float">
            <text:p>3724</text:p>
          </table:table-cell>
          <table:table-cell office:value-type="float" office:value="8378" calcext:value-type="float">
            <text:p>837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24" calcext:value-type="float">
            <text:p>431224</text:p>
          </table:table-cell>
          <table:table-cell office:value-type="float" office:value="7478412" calcext:value-type="float">
            <text:p>7478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office:value-type="float" office:value="7196" calcext:value-type="float">
            <text:p>71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452" calcext:value-type="float">
            <text:p>503452</text:p>
          </table:table-cell>
          <table:table-cell office:value-type="float" office:value="431232" calcext:value-type="float">
            <text:p>431232</text:p>
          </table:table-cell>
          <table:table-cell office:value-type="float" office:value="7478404" calcext:value-type="float">
            <text:p>7478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493" calcext:value-type="float">
            <text:p>3493</text:p>
          </table:table-cell>
          <table:table-cell office:value-type="float" office:value="7925" calcext:value-type="float">
            <text:p>79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212" calcext:value-type="float">
            <text:p>503212</text:p>
          </table:table-cell>
          <table:table-cell office:value-type="float" office:value="431232" calcext:value-type="float">
            <text:p>431232</text:p>
          </table:table-cell>
          <table:table-cell office:value-type="float" office:value="7478412" calcext:value-type="float">
            <text:p>7478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9" calcext:value-type="float">
            <text:p>4279</text:p>
          </table:table-cell>
          <table:table-cell office:value-type="float" office:value="7416" calcext:value-type="float">
            <text:p>74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212" calcext:value-type="float">
            <text:p>503212</text:p>
          </table:table-cell>
          <table:table-cell office:value-type="float" office:value="431232" calcext:value-type="float">
            <text:p>431232</text:p>
          </table:table-cell>
          <table:table-cell office:value-type="float" office:value="7478412" calcext:value-type="float">
            <text:p>7478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7765" calcext:value-type="float">
            <text:p>77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212" calcext:value-type="float">
            <text:p>503212</text:p>
          </table:table-cell>
          <table:table-cell office:value-type="float" office:value="431232" calcext:value-type="float">
            <text:p>431232</text:p>
          </table:table-cell>
          <table:table-cell office:value-type="float" office:value="7478648" calcext:value-type="float">
            <text:p>7478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office:value-type="float" office:value="6746" calcext:value-type="float">
            <text:p>674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3212" calcext:value-type="float">
            <text:p>503212</text:p>
          </table:table-cell>
          <table:table-cell office:value-type="float" office:value="431232" calcext:value-type="float">
            <text:p>431232</text:p>
          </table:table-cell>
          <table:table-cell office:value-type="float" office:value="7478648" calcext:value-type="float">
            <text:p>7478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float" office:value="8105" calcext:value-type="float">
            <text:p>81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792" calcext:value-type="float">
            <text:p>502792</text:p>
          </table:table-cell>
          <table:table-cell office:value-type="float" office:value="431232" calcext:value-type="float">
            <text:p>431232</text:p>
          </table:table-cell>
          <table:table-cell office:value-type="float" office:value="7478652" calcext:value-type="float">
            <text:p>7478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5" calcext:value-type="float">
            <text:p>3635</text:p>
          </table:table-cell>
          <table:table-cell office:value-type="float" office:value="6937" calcext:value-type="float">
            <text:p>69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792" calcext:value-type="float">
            <text:p>502792</text:p>
          </table:table-cell>
          <table:table-cell office:value-type="float" office:value="431240" calcext:value-type="float">
            <text:p>431240</text:p>
          </table:table-cell>
          <table:table-cell office:value-type="float" office:value="7478644" calcext:value-type="float">
            <text:p>7478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30" calcext:value-type="float">
            <text:p>3730</text:p>
          </table:table-cell>
          <table:table-cell office:value-type="float" office:value="8008" calcext:value-type="float">
            <text:p>80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792" calcext:value-type="float">
            <text:p>502792</text:p>
          </table:table-cell>
          <table:table-cell office:value-type="float" office:value="431240" calcext:value-type="float">
            <text:p>431240</text:p>
          </table:table-cell>
          <table:table-cell office:value-type="float" office:value="7478664" calcext:value-type="float">
            <text:p>7478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1" calcext:value-type="float">
            <text:p>3521</text:p>
          </table:table-cell>
          <table:table-cell office:value-type="float" office:value="7472" calcext:value-type="float">
            <text:p>7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792" calcext:value-type="float">
            <text:p>502792</text:p>
          </table:table-cell>
          <table:table-cell office:value-type="float" office:value="431240" calcext:value-type="float">
            <text:p>431240</text:p>
          </table:table-cell>
          <table:table-cell office:value-type="float" office:value="7478664" calcext:value-type="float">
            <text:p>7478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3" calcext:value-type="float">
            <text:p>3503</text:p>
          </table:table-cell>
          <table:table-cell office:value-type="float" office:value="8104" calcext:value-type="float">
            <text:p>81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792" calcext:value-type="float">
            <text:p>502792</text:p>
          </table:table-cell>
          <table:table-cell office:value-type="float" office:value="431240" calcext:value-type="float">
            <text:p>431240</text:p>
          </table:table-cell>
          <table:table-cell office:value-type="float" office:value="7478680" calcext:value-type="float">
            <text:p>7478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23" calcext:value-type="float">
            <text:p>3623</text:p>
          </table:table-cell>
          <table:table-cell office:value-type="float" office:value="7137" calcext:value-type="float">
            <text:p>71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792" calcext:value-type="float">
            <text:p>502792</text:p>
          </table:table-cell>
          <table:table-cell office:value-type="float" office:value="431240" calcext:value-type="float">
            <text:p>431240</text:p>
          </table:table-cell>
          <table:table-cell office:value-type="float" office:value="7478696" calcext:value-type="float">
            <text:p>7478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5" calcext:value-type="float">
            <text:p>3515</text:p>
          </table:table-cell>
          <table:table-cell office:value-type="float" office:value="8111" calcext:value-type="float">
            <text:p>81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792" calcext:value-type="float">
            <text:p>502792</text:p>
          </table:table-cell>
          <table:table-cell office:value-type="float" office:value="431248" calcext:value-type="float">
            <text:p>431248</text:p>
          </table:table-cell>
          <table:table-cell office:value-type="float" office:value="7478688" calcext:value-type="float">
            <text:p>747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54" calcext:value-type="float">
            <text:p>2754</text:p>
          </table:table-cell>
          <table:table-cell office:value-type="float" office:value="7132" calcext:value-type="float">
            <text:p>71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64" calcext:value-type="float">
            <text:p>431264</text:p>
          </table:table-cell>
          <table:table-cell office:value-type="float" office:value="7478716" calcext:value-type="float">
            <text:p>7478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289" calcext:value-type="float">
            <text:p>4289</text:p>
          </table:table-cell>
          <table:table-cell office:value-type="float" office:value="10673" calcext:value-type="float">
            <text:p>106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64" calcext:value-type="float">
            <text:p>431264</text:p>
          </table:table-cell>
          <table:table-cell office:value-type="float" office:value="7478712" calcext:value-type="float">
            <text:p>7478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7461" calcext:value-type="float">
            <text:p>74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64" calcext:value-type="float">
            <text:p>431264</text:p>
          </table:table-cell>
          <table:table-cell office:value-type="float" office:value="7478712" calcext:value-type="float">
            <text:p>7478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4" calcext:value-type="float">
            <text:p>3414</text:p>
          </table:table-cell>
          <table:table-cell office:value-type="float" office:value="8015" calcext:value-type="float">
            <text:p>80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64" calcext:value-type="float">
            <text:p>431264</text:p>
          </table:table-cell>
          <table:table-cell office:value-type="float" office:value="7478712" calcext:value-type="float">
            <text:p>747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4285" calcext:value-type="float">
            <text:p>4285</text:p>
          </table:table-cell>
          <table:table-cell office:value-type="float" office:value="7372" calcext:value-type="float">
            <text:p>73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64" calcext:value-type="float">
            <text:p>431264</text:p>
          </table:table-cell>
          <table:table-cell office:value-type="float" office:value="7478712" calcext:value-type="float">
            <text:p>7478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0" calcext:value-type="float">
            <text:p>3720</text:p>
          </table:table-cell>
          <table:table-cell office:value-type="float" office:value="8304" calcext:value-type="float">
            <text:p>83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72" calcext:value-type="float">
            <text:p>431272</text:p>
          </table:table-cell>
          <table:table-cell office:value-type="float" office:value="7478712" calcext:value-type="float">
            <text:p>747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044" calcext:value-type="float">
            <text:p>3044</text:p>
          </table:table-cell>
          <table:table-cell office:value-type="float" office:value="7197" calcext:value-type="float">
            <text:p>71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72" calcext:value-type="float">
            <text:p>431272</text:p>
          </table:table-cell>
          <table:table-cell office:value-type="float" office:value="7478712" calcext:value-type="float">
            <text:p>7478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9" calcext:value-type="float">
            <text:p>3729</text:p>
          </table:table-cell>
          <table:table-cell office:value-type="float" office:value="8046" calcext:value-type="float">
            <text:p>80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72" calcext:value-type="float">
            <text:p>431272</text:p>
          </table:table-cell>
          <table:table-cell office:value-type="float" office:value="7478712" calcext:value-type="float">
            <text:p>7478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  <table:table-cell office:value-type="float" office:value="7244" calcext:value-type="float">
            <text:p>724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72" calcext:value-type="float">
            <text:p>431272</text:p>
          </table:table-cell>
          <table:table-cell office:value-type="float" office:value="7478712" calcext:value-type="float">
            <text:p>747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12" calcext:value-type="float">
            <text:p>3812</text:p>
          </table:table-cell>
          <table:table-cell office:value-type="float" office:value="8296" calcext:value-type="float">
            <text:p>82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40" calcext:value-type="float">
            <text:p>502540</text:p>
          </table:table-cell>
          <table:table-cell office:value-type="float" office:value="431272" calcext:value-type="float">
            <text:p>431272</text:p>
          </table:table-cell>
          <table:table-cell office:value-type="float" office:value="7478716" calcext:value-type="float">
            <text:p>7478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2" calcext:value-type="float">
            <text:p>3502</text:p>
          </table:table-cell>
          <table:table-cell office:value-type="float" office:value="7337" calcext:value-type="float">
            <text:p>73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72" calcext:value-type="float">
            <text:p>431272</text:p>
          </table:table-cell>
          <table:table-cell office:value-type="float" office:value="7478716" calcext:value-type="float">
            <text:p>7478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4180" calcext:value-type="float">
            <text:p>4180</text:p>
          </table:table-cell>
          <table:table-cell office:value-type="float" office:value="8453" calcext:value-type="float">
            <text:p>84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72" calcext:value-type="float">
            <text:p>431272</text:p>
          </table:table-cell>
          <table:table-cell office:value-type="float" office:value="7478716" calcext:value-type="float">
            <text:p>7478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7203" calcext:value-type="float">
            <text:p>72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72" calcext:value-type="float">
            <text:p>431272</text:p>
          </table:table-cell>
          <table:table-cell office:value-type="float" office:value="7478716" calcext:value-type="float">
            <text:p>7478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  <table:table-cell office:value-type="float" office:value="8144" calcext:value-type="float">
            <text:p>81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76" calcext:value-type="float">
            <text:p>431276</text:p>
          </table:table-cell>
          <table:table-cell office:value-type="float" office:value="7478716" calcext:value-type="float">
            <text:p>7478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387" calcext:value-type="float">
            <text:p>3387</text:p>
          </table:table-cell>
          <table:table-cell office:value-type="float" office:value="7374" calcext:value-type="float">
            <text:p>73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76" calcext:value-type="float">
            <text:p>431276</text:p>
          </table:table-cell>
          <table:table-cell office:value-type="float" office:value="7478720" calcext:value-type="float">
            <text:p>7478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046" calcext:value-type="float">
            <text:p>4046</text:p>
          </table:table-cell>
          <table:table-cell office:value-type="float" office:value="7826" calcext:value-type="float">
            <text:p>78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76" calcext:value-type="float">
            <text:p>431276</text:p>
          </table:table-cell>
          <table:table-cell office:value-type="float" office:value="7478684" calcext:value-type="float">
            <text:p>7478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9" calcext:value-type="float">
            <text:p>2819</text:p>
          </table:table-cell>
          <table:table-cell office:value-type="float" office:value="7285" calcext:value-type="float">
            <text:p>72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76" calcext:value-type="float">
            <text:p>431276</text:p>
          </table:table-cell>
          <table:table-cell office:value-type="float" office:value="7478684" calcext:value-type="float">
            <text:p>7478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9" calcext:value-type="float">
            <text:p>3329</text:p>
          </table:table-cell>
          <table:table-cell office:value-type="float" office:value="8121" calcext:value-type="float">
            <text:p>812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76" calcext:value-type="float">
            <text:p>431276</text:p>
          </table:table-cell>
          <table:table-cell office:value-type="float" office:value="7478684" calcext:value-type="float">
            <text:p>7478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7" calcext:value-type="float">
            <text:p>2857</text:p>
          </table:table-cell>
          <table:table-cell office:value-type="float" office:value="7269" calcext:value-type="float">
            <text:p>72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76" calcext:value-type="float">
            <text:p>431276</text:p>
          </table:table-cell>
          <table:table-cell office:value-type="float" office:value="7478684" calcext:value-type="float">
            <text:p>7478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7244" calcext:value-type="float">
            <text:p>724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88" calcext:value-type="float">
            <text:p>431288</text:p>
          </table:table-cell>
          <table:table-cell office:value-type="float" office:value="7478688" calcext:value-type="float">
            <text:p>747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380" calcext:value-type="float">
            <text:p>3380</text:p>
          </table:table-cell>
          <table:table-cell office:value-type="float" office:value="7216" calcext:value-type="float">
            <text:p>72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88" calcext:value-type="float">
            <text:p>431288</text:p>
          </table:table-cell>
          <table:table-cell office:value-type="float" office:value="7478700" calcext:value-type="float">
            <text:p>7478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office:value-type="float" office:value="7988" calcext:value-type="float">
            <text:p>79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88" calcext:value-type="float">
            <text:p>431288</text:p>
          </table:table-cell>
          <table:table-cell office:value-type="float" office:value="7478700" calcext:value-type="float">
            <text:p>7478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6880" calcext:value-type="float">
            <text:p>68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88" calcext:value-type="float">
            <text:p>431288</text:p>
          </table:table-cell>
          <table:table-cell office:value-type="float" office:value="7478712" calcext:value-type="float">
            <text:p>7478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7971" calcext:value-type="float">
            <text:p>79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88" calcext:value-type="float">
            <text:p>431288</text:p>
          </table:table-cell>
          <table:table-cell office:value-type="float" office:value="7478716" calcext:value-type="float">
            <text:p>7478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office:value-type="float" office:value="7230" calcext:value-type="float">
            <text:p>72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288" calcext:value-type="float">
            <text:p>502288</text:p>
          </table:table-cell>
          <table:table-cell office:value-type="float" office:value="431288" calcext:value-type="float">
            <text:p>431288</text:p>
          </table:table-cell>
          <table:table-cell office:value-type="float" office:value="7478716" calcext:value-type="float">
            <text:p>7478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55" calcext:value-type="float">
            <text:p>3555</text:p>
          </table:table-cell>
          <table:table-cell office:value-type="float" office:value="7608" calcext:value-type="float">
            <text:p>76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056" calcext:value-type="float">
            <text:p>502056</text:p>
          </table:table-cell>
          <table:table-cell office:value-type="float" office:value="431292" calcext:value-type="float">
            <text:p>431292</text:p>
          </table:table-cell>
          <table:table-cell office:value-type="float" office:value="7478716" calcext:value-type="float">
            <text:p>7478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35" calcext:value-type="float">
            <text:p>3735</text:p>
          </table:table-cell>
          <table:table-cell office:value-type="float" office:value="7196" calcext:value-type="float">
            <text:p>71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056" calcext:value-type="float">
            <text:p>502056</text:p>
          </table:table-cell>
          <table:table-cell office:value-type="float" office:value="431292" calcext:value-type="float">
            <text:p>431292</text:p>
          </table:table-cell>
          <table:table-cell office:value-type="float" office:value="7478716" calcext:value-type="float">
            <text:p>7478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8043" calcext:value-type="float">
            <text:p>80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292" calcext:value-type="float">
            <text:p>431292</text:p>
          </table:table-cell>
          <table:table-cell office:value-type="float" office:value="7478716" calcext:value-type="float">
            <text:p>7478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7347" calcext:value-type="float">
            <text:p>73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292" calcext:value-type="float">
            <text:p>431292</text:p>
          </table:table-cell>
          <table:table-cell office:value-type="float" office:value="7478716" calcext:value-type="float">
            <text:p>7478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2" calcext:value-type="float">
            <text:p>4042</text:p>
          </table:table-cell>
          <table:table-cell office:value-type="float" office:value="8810" calcext:value-type="float">
            <text:p>88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296" calcext:value-type="float">
            <text:p>431296</text:p>
          </table:table-cell>
          <table:table-cell office:value-type="float" office:value="7478724" calcext:value-type="float">
            <text:p>7478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850" calcext:value-type="float">
            <text:p>3850</text:p>
          </table:table-cell>
          <table:table-cell office:value-type="float" office:value="7360" calcext:value-type="float">
            <text:p>73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296" calcext:value-type="float">
            <text:p>431296</text:p>
          </table:table-cell>
          <table:table-cell office:value-type="float" office:value="7478724" calcext:value-type="float">
            <text:p>7478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office:value-type="float" office:value="8131" calcext:value-type="float">
            <text:p>81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296" calcext:value-type="float">
            <text:p>431296</text:p>
          </table:table-cell>
          <table:table-cell office:value-type="float" office:value="7478720" calcext:value-type="float">
            <text:p>7478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524" calcext:value-type="float">
            <text:p>3524</text:p>
          </table:table-cell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04" calcext:value-type="float">
            <text:p>431304</text:p>
          </table:table-cell>
          <table:table-cell office:value-type="float" office:value="7478712" calcext:value-type="float">
            <text:p>747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38" calcext:value-type="float">
            <text:p>3038</text:p>
          </table:table-cell>
          <table:table-cell office:value-type="float" office:value="8081" calcext:value-type="float">
            <text:p>80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04" calcext:value-type="float">
            <text:p>431304</text:p>
          </table:table-cell>
          <table:table-cell office:value-type="float" office:value="7478724" calcext:value-type="float">
            <text:p>7478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79" calcext:value-type="float">
            <text:p>3679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04" calcext:value-type="float">
            <text:p>431304</text:p>
          </table:table-cell>
          <table:table-cell office:value-type="float" office:value="7478724" calcext:value-type="float">
            <text:p>7478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7" calcext:value-type="float">
            <text:p>3747</text:p>
          </table:table-cell>
          <table:table-cell office:value-type="float" office:value="8092" calcext:value-type="float">
            <text:p>809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04" calcext:value-type="float">
            <text:p>431304</text:p>
          </table:table-cell>
          <table:table-cell office:value-type="float" office:value="7478724" calcext:value-type="float">
            <text:p>7478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8" calcext:value-type="float">
            <text:p>3078</text:p>
          </table:table-cell>
          <table:table-cell office:value-type="float" office:value="7006" calcext:value-type="float">
            <text:p>70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04" calcext:value-type="float">
            <text:p>431304</text:p>
          </table:table-cell>
          <table:table-cell office:value-type="float" office:value="7478828" calcext:value-type="float">
            <text:p>74788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4" calcext:value-type="float">
            <text:p>3614</text:p>
          </table:table-cell>
          <table:table-cell office:value-type="float" office:value="8088" calcext:value-type="float">
            <text:p>80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04" calcext:value-type="float">
            <text:p>431304</text:p>
          </table:table-cell>
          <table:table-cell office:value-type="float" office:value="7478828" calcext:value-type="float">
            <text:p>74788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0" calcext:value-type="float">
            <text:p>3590</text:p>
          </table:table-cell>
          <table:table-cell office:value-type="float" office:value="7122" calcext:value-type="float">
            <text:p>71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12" calcext:value-type="float">
            <text:p>431312</text:p>
          </table:table-cell>
          <table:table-cell office:value-type="float" office:value="7478820" calcext:value-type="float">
            <text:p>7478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83" calcext:value-type="float">
            <text:p>4083</text:p>
          </table:table-cell>
          <table:table-cell office:value-type="float" office:value="8223" calcext:value-type="float">
            <text:p>82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12" calcext:value-type="float">
            <text:p>431312</text:p>
          </table:table-cell>
          <table:table-cell office:value-type="float" office:value="7478832" calcext:value-type="float">
            <text:p>7478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4" calcext:value-type="float">
            <text:p>3514</text:p>
          </table:table-cell>
          <table:table-cell office:value-type="float" office:value="6960" calcext:value-type="float">
            <text:p>69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12" calcext:value-type="float">
            <text:p>431312</text:p>
          </table:table-cell>
          <table:table-cell office:value-type="float" office:value="7478832" calcext:value-type="float">
            <text:p>7478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2" calcext:value-type="float">
            <text:p>3202</text:p>
          </table:table-cell>
          <table:table-cell office:value-type="float" office:value="8242" calcext:value-type="float">
            <text:p>82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12" calcext:value-type="float">
            <text:p>431312</text:p>
          </table:table-cell>
          <table:table-cell office:value-type="float" office:value="7478936" calcext:value-type="float">
            <text:p>7478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float" office:value="7027" calcext:value-type="float">
            <text:p>70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12" calcext:value-type="float">
            <text:p>431312</text:p>
          </table:table-cell>
          <table:table-cell office:value-type="float" office:value="7478936" calcext:value-type="float">
            <text:p>7478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1" calcext:value-type="float">
            <text:p>3341</text:p>
          </table:table-cell>
          <table:table-cell office:value-type="float" office:value="7939" calcext:value-type="float">
            <text:p>79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12" calcext:value-type="float">
            <text:p>431312</text:p>
          </table:table-cell>
          <table:table-cell office:value-type="float" office:value="7478936" calcext:value-type="float">
            <text:p>7478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3725" calcext:value-type="float">
            <text:p>3725</text:p>
          </table:table-cell>
          <table:table-cell office:value-type="float" office:value="7231" calcext:value-type="float">
            <text:p>72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12" calcext:value-type="float">
            <text:p>431312</text:p>
          </table:table-cell>
          <table:table-cell office:value-type="float" office:value="7478940" calcext:value-type="float">
            <text:p>7478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87" calcext:value-type="float">
            <text:p>3387</text:p>
          </table:table-cell>
          <table:table-cell office:value-type="float" office:value="8156" calcext:value-type="float">
            <text:p>815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0" calcext:value-type="float">
            <text:p>431320</text:p>
          </table:table-cell>
          <table:table-cell office:value-type="float" office:value="7478952" calcext:value-type="float">
            <text:p>7478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847" calcext:value-type="float">
            <text:p>3847</text:p>
          </table:table-cell>
          <table:table-cell office:value-type="float" office:value="7192" calcext:value-type="float">
            <text:p>71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0" calcext:value-type="float">
            <text:p>431320</text:p>
          </table:table-cell>
          <table:table-cell office:value-type="float" office:value="7478968" calcext:value-type="float">
            <text:p>7478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86" calcext:value-type="float">
            <text:p>3686</text:p>
          </table:table-cell>
          <table:table-cell office:value-type="float" office:value="8011" calcext:value-type="float">
            <text:p>80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0" calcext:value-type="float">
            <text:p>431320</text:p>
          </table:table-cell>
          <table:table-cell office:value-type="float" office:value="7478968" calcext:value-type="float">
            <text:p>7478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57" calcext:value-type="float">
            <text:p>3757</text:p>
          </table:table-cell>
          <table:table-cell office:value-type="float" office:value="7170" calcext:value-type="float">
            <text:p>71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0" calcext:value-type="float">
            <text:p>431320</text:p>
          </table:table-cell>
          <table:table-cell office:value-type="float" office:value="7478968" calcext:value-type="float">
            <text:p>7478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8016" calcext:value-type="float">
            <text:p>80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0" calcext:value-type="float">
            <text:p>431320</text:p>
          </table:table-cell>
          <table:table-cell office:value-type="float" office:value="7478972" calcext:value-type="float">
            <text:p>747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5" calcext:value-type="float">
            <text:p>3605</text:p>
          </table:table-cell>
          <table:table-cell office:value-type="float" office:value="7264" calcext:value-type="float">
            <text:p>72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0" calcext:value-type="float">
            <text:p>431320</text:p>
          </table:table-cell>
          <table:table-cell office:value-type="float" office:value="7478972" calcext:value-type="float">
            <text:p>747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407" calcext:value-type="float">
            <text:p>4407</text:p>
          </table:table-cell>
          <table:table-cell office:value-type="float" office:value="8149" calcext:value-type="float">
            <text:p>81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0" calcext:value-type="float">
            <text:p>431320</text:p>
          </table:table-cell>
          <table:table-cell office:value-type="float" office:value="7478972" calcext:value-type="float">
            <text:p>747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66" calcext:value-type="float">
            <text:p>3266</text:p>
          </table:table-cell>
          <table:table-cell office:value-type="float" office:value="7183" calcext:value-type="float">
            <text:p>71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8" calcext:value-type="float">
            <text:p>431328</text:p>
          </table:table-cell>
          <table:table-cell office:value-type="float" office:value="7478964" calcext:value-type="float">
            <text:p>7478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85" calcext:value-type="float">
            <text:p>4185</text:p>
          </table:table-cell>
          <table:table-cell office:value-type="float" office:value="8087" calcext:value-type="float">
            <text:p>808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8" calcext:value-type="float">
            <text:p>431328</text:p>
          </table:table-cell>
          <table:table-cell office:value-type="float" office:value="7478892" calcext:value-type="float">
            <text:p>7478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2" calcext:value-type="float">
            <text:p>4292</text:p>
          </table:table-cell>
          <table:table-cell office:value-type="float" office:value="7353" calcext:value-type="float">
            <text:p>73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8" calcext:value-type="float">
            <text:p>431328</text:p>
          </table:table-cell>
          <table:table-cell office:value-type="float" office:value="7478892" calcext:value-type="float">
            <text:p>7478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780" calcext:value-type="float">
            <text:p>2780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8" calcext:value-type="float">
            <text:p>431328</text:p>
          </table:table-cell>
          <table:table-cell office:value-type="float" office:value="7478892" calcext:value-type="float">
            <text:p>7478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7" calcext:value-type="float">
            <text:p>3427</text:p>
          </table:table-cell>
          <table:table-cell office:value-type="float" office:value="7327" calcext:value-type="float">
            <text:p>73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28" calcext:value-type="float">
            <text:p>431328</text:p>
          </table:table-cell>
          <table:table-cell office:value-type="float" office:value="7478892" calcext:value-type="float">
            <text:p>7478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6" calcext:value-type="float">
            <text:p>3356</text:p>
          </table:table-cell>
          <table:table-cell office:value-type="float" office:value="8258" calcext:value-type="float">
            <text:p>82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32" calcext:value-type="float">
            <text:p>501832</text:p>
          </table:table-cell>
          <table:table-cell office:value-type="float" office:value="431336" calcext:value-type="float">
            <text:p>431336</text:p>
          </table:table-cell>
          <table:table-cell office:value-type="float" office:value="7478884" calcext:value-type="float">
            <text:p>7478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733" calcext:value-type="float">
            <text:p>3733</text:p>
          </table:table-cell>
          <table:table-cell office:value-type="float" office:value="7317" calcext:value-type="float">
            <text:p>73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628" calcext:value-type="float">
            <text:p>501628</text:p>
          </table:table-cell>
          <table:table-cell office:value-type="float" office:value="431336" calcext:value-type="float">
            <text:p>431336</text:p>
          </table:table-cell>
          <table:table-cell office:value-type="float" office:value="7478876" calcext:value-type="float">
            <text:p>7478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8360" calcext:value-type="float">
            <text:p>83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404" calcext:value-type="float">
            <text:p>501404</text:p>
          </table:table-cell>
          <table:table-cell office:value-type="float" office:value="431336" calcext:value-type="float">
            <text:p>431336</text:p>
          </table:table-cell>
          <table:table-cell office:value-type="float" office:value="7478876" calcext:value-type="float">
            <text:p>7478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7" calcext:value-type="float">
            <text:p>3797</text:p>
          </table:table-cell>
          <table:table-cell office:value-type="float" office:value="7105" calcext:value-type="float">
            <text:p>71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520" calcext:value-type="float">
            <text:p>502520</text:p>
          </table:table-cell>
          <table:table-cell office:value-type="float" office:value="431352" calcext:value-type="float">
            <text:p>431352</text:p>
          </table:table-cell>
          <table:table-cell office:value-type="float" office:value="7478860" calcext:value-type="float">
            <text:p>7478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809" calcext:value-type="float">
            <text:p>4809</text:p>
          </table:table-cell>
          <table:table-cell office:value-type="float" office:value="10815" calcext:value-type="float">
            <text:p>108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420" calcext:value-type="float">
            <text:p>502420</text:p>
          </table:table-cell>
          <table:table-cell office:value-type="float" office:value="431352" calcext:value-type="float">
            <text:p>431352</text:p>
          </table:table-cell>
          <table:table-cell office:value-type="float" office:value="7478876" calcext:value-type="float">
            <text:p>7478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7" calcext:value-type="float">
            <text:p>3737</text:p>
          </table:table-cell>
          <table:table-cell office:value-type="float" office:value="7476" calcext:value-type="float">
            <text:p>74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420" calcext:value-type="float">
            <text:p>502420</text:p>
          </table:table-cell>
          <table:table-cell office:value-type="float" office:value="431352" calcext:value-type="float">
            <text:p>431352</text:p>
          </table:table-cell>
          <table:table-cell office:value-type="float" office:value="7478880" calcext:value-type="float">
            <text:p>7478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3" calcext:value-type="float">
            <text:p>4613</text:p>
          </table:table-cell>
          <table:table-cell office:value-type="float" office:value="8355" calcext:value-type="float">
            <text:p>835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420" calcext:value-type="float">
            <text:p>502420</text:p>
          </table:table-cell>
          <table:table-cell office:value-type="float" office:value="431352" calcext:value-type="float">
            <text:p>431352</text:p>
          </table:table-cell>
          <table:table-cell office:value-type="float" office:value="7478884" calcext:value-type="float">
            <text:p>7478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39" calcext:value-type="float">
            <text:p>4339</text:p>
          </table:table-cell>
          <table:table-cell office:value-type="float" office:value="6737" calcext:value-type="float">
            <text:p>673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420" calcext:value-type="float">
            <text:p>502420</text:p>
          </table:table-cell>
          <table:table-cell office:value-type="float" office:value="431352" calcext:value-type="float">
            <text:p>431352</text:p>
          </table:table-cell>
          <table:table-cell office:value-type="float" office:value="7478884" calcext:value-type="float">
            <text:p>7478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009" calcext:value-type="float">
            <text:p>3009</text:p>
          </table:table-cell>
          <table:table-cell office:value-type="float" office:value="7691" calcext:value-type="float">
            <text:p>769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420" calcext:value-type="float">
            <text:p>502420</text:p>
          </table:table-cell>
          <table:table-cell office:value-type="float" office:value="431360" calcext:value-type="float">
            <text:p>431360</text:p>
          </table:table-cell>
          <table:table-cell office:value-type="float" office:value="7478812" calcext:value-type="float">
            <text:p>7478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986" calcext:value-type="float">
            <text:p>2986</text:p>
          </table:table-cell>
          <table:table-cell office:value-type="float" office:value="7122" calcext:value-type="float">
            <text:p>71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420" calcext:value-type="float">
            <text:p>502420</text:p>
          </table:table-cell>
          <table:table-cell office:value-type="float" office:value="431360" calcext:value-type="float">
            <text:p>431360</text:p>
          </table:table-cell>
          <table:table-cell office:value-type="float" office:value="7478824" calcext:value-type="float">
            <text:p>7478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7" calcext:value-type="float">
            <text:p>4007</text:p>
          </table:table-cell>
          <table:table-cell office:value-type="float" office:value="8227" calcext:value-type="float">
            <text:p>82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420" calcext:value-type="float">
            <text:p>502420</text:p>
          </table:table-cell>
          <table:table-cell office:value-type="float" office:value="431360" calcext:value-type="float">
            <text:p>431360</text:p>
          </table:table-cell>
          <table:table-cell office:value-type="float" office:value="7478824" calcext:value-type="float">
            <text:p>7478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8" calcext:value-type="float">
            <text:p>4098</text:p>
          </table:table-cell>
          <table:table-cell office:value-type="float" office:value="7207" calcext:value-type="float">
            <text:p>72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420" calcext:value-type="float">
            <text:p>502420</text:p>
          </table:table-cell>
          <table:table-cell office:value-type="float" office:value="431360" calcext:value-type="float">
            <text:p>431360</text:p>
          </table:table-cell>
          <table:table-cell office:value-type="float" office:value="7478824" calcext:value-type="float">
            <text:p>7478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61" calcext:value-type="float">
            <text:p>3661</text:p>
          </table:table-cell>
          <table:table-cell office:value-type="float" office:value="8940" calcext:value-type="float">
            <text:p>89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172" calcext:value-type="float">
            <text:p>502172</text:p>
          </table:table-cell>
          <table:table-cell office:value-type="float" office:value="431360" calcext:value-type="float">
            <text:p>431360</text:p>
          </table:table-cell>
          <table:table-cell office:value-type="float" office:value="7478840" calcext:value-type="float">
            <text:p>7478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1" calcext:value-type="float">
            <text:p>3521</text:p>
          </table:table-cell>
          <table:table-cell office:value-type="float" office:value="7280" calcext:value-type="float">
            <text:p>72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920" calcext:value-type="float">
            <text:p>501920</text:p>
          </table:table-cell>
          <table:table-cell office:value-type="float" office:value="431360" calcext:value-type="float">
            <text:p>431360</text:p>
          </table:table-cell>
          <table:table-cell office:value-type="float" office:value="7478844" calcext:value-type="float">
            <text:p>7478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8193" calcext:value-type="float">
            <text:p>81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920" calcext:value-type="float">
            <text:p>501920</text:p>
          </table:table-cell>
          <table:table-cell office:value-type="float" office:value="431364" calcext:value-type="float">
            <text:p>431364</text:p>
          </table:table-cell>
          <table:table-cell office:value-type="float" office:value="7478856" calcext:value-type="float">
            <text:p>7478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20" calcext:value-type="float">
            <text:p>3620</text:p>
          </table:table-cell>
          <table:table-cell office:value-type="float" office:value="7362" calcext:value-type="float">
            <text:p>73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920" calcext:value-type="float">
            <text:p>501920</text:p>
          </table:table-cell>
          <table:table-cell office:value-type="float" office:value="431364" calcext:value-type="float">
            <text:p>431364</text:p>
          </table:table-cell>
          <table:table-cell office:value-type="float" office:value="7478856" calcext:value-type="float">
            <text:p>7478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69" calcext:value-type="float">
            <text:p>3569</text:p>
          </table:table-cell>
          <table:table-cell office:value-type="float" office:value="8778" calcext:value-type="float">
            <text:p>87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920" calcext:value-type="float">
            <text:p>501920</text:p>
          </table:table-cell>
          <table:table-cell office:value-type="float" office:value="431364" calcext:value-type="float">
            <text:p>431364</text:p>
          </table:table-cell>
          <table:table-cell office:value-type="float" office:value="7478860" calcext:value-type="float">
            <text:p>7478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5" calcext:value-type="float">
            <text:p>3775</text:p>
          </table:table-cell>
          <table:table-cell office:value-type="float" office:value="7110" calcext:value-type="float">
            <text:p>71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920" calcext:value-type="float">
            <text:p>501920</text:p>
          </table:table-cell>
          <table:table-cell office:value-type="float" office:value="431364" calcext:value-type="float">
            <text:p>431364</text:p>
          </table:table-cell>
          <table:table-cell office:value-type="float" office:value="7478864" calcext:value-type="float">
            <text:p>7478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43" calcext:value-type="float">
            <text:p>3643</text:p>
          </table:table-cell>
          <table:table-cell office:value-type="float" office:value="7888" calcext:value-type="float">
            <text:p>788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920" calcext:value-type="float">
            <text:p>501920</text:p>
          </table:table-cell>
          <table:table-cell office:value-type="float" office:value="431364" calcext:value-type="float">
            <text:p>431364</text:p>
          </table:table-cell>
          <table:table-cell office:value-type="float" office:value="7478864" calcext:value-type="float">
            <text:p>7478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3393" calcext:value-type="float">
            <text:p>3393</text:p>
          </table:table-cell>
          <table:table-cell office:value-type="float" office:value="7199" calcext:value-type="float">
            <text:p>71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416" calcext:value-type="float">
            <text:p>501416</text:p>
          </table:table-cell>
          <table:table-cell office:value-type="float" office:value="431364" calcext:value-type="float">
            <text:p>431364</text:p>
          </table:table-cell>
          <table:table-cell office:value-type="float" office:value="7478864" calcext:value-type="float">
            <text:p>7478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82" calcext:value-type="float">
            <text:p>4182</text:p>
          </table:table-cell>
          <table:table-cell office:value-type="float" office:value="8748" calcext:value-type="float">
            <text:p>87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176" calcext:value-type="float">
            <text:p>501176</text:p>
          </table:table-cell>
          <table:table-cell office:value-type="float" office:value="431364" calcext:value-type="float">
            <text:p>431364</text:p>
          </table:table-cell>
          <table:table-cell office:value-type="float" office:value="7478864" calcext:value-type="float">
            <text:p>7478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7170" calcext:value-type="float">
            <text:p>717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176" calcext:value-type="float">
            <text:p>501176</text:p>
          </table:table-cell>
          <table:table-cell office:value-type="float" office:value="431376" calcext:value-type="float">
            <text:p>431376</text:p>
          </table:table-cell>
          <table:table-cell office:value-type="float" office:value="7478880" calcext:value-type="float">
            <text:p>7478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991" calcext:value-type="float">
            <text:p>3991</text:p>
          </table:table-cell>
          <table:table-cell office:value-type="float" office:value="8215" calcext:value-type="float">
            <text:p>82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176" calcext:value-type="float">
            <text:p>501176</text:p>
          </table:table-cell>
          <table:table-cell office:value-type="float" office:value="431376" calcext:value-type="float">
            <text:p>431376</text:p>
          </table:table-cell>
          <table:table-cell office:value-type="float" office:value="7478880" calcext:value-type="float">
            <text:p>7478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21" calcext:value-type="float">
            <text:p>3521</text:p>
          </table:table-cell>
          <table:table-cell office:value-type="float" office:value="7328" calcext:value-type="float">
            <text:p>73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924" calcext:value-type="float">
            <text:p>500924</text:p>
          </table:table-cell>
          <table:table-cell office:value-type="float" office:value="431376" calcext:value-type="float">
            <text:p>431376</text:p>
          </table:table-cell>
          <table:table-cell office:value-type="float" office:value="7478884" calcext:value-type="float">
            <text:p>7478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924" calcext:value-type="float">
            <text:p>500924</text:p>
          </table:table-cell>
          <table:table-cell office:value-type="float" office:value="431376" calcext:value-type="float">
            <text:p>431376</text:p>
          </table:table-cell>
          <table:table-cell office:value-type="float" office:value="7478884" calcext:value-type="float">
            <text:p>7478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7" calcext:value-type="float">
            <text:p>3867</text:p>
          </table:table-cell>
          <table:table-cell office:value-type="float" office:value="7323" calcext:value-type="float">
            <text:p>73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76" calcext:value-type="float">
            <text:p>431376</text:p>
          </table:table-cell>
          <table:table-cell office:value-type="float" office:value="7478884" calcext:value-type="float">
            <text:p>7478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543" calcext:value-type="float">
            <text:p>3543</text:p>
          </table:table-cell>
          <table:table-cell office:value-type="float" office:value="8186" calcext:value-type="float">
            <text:p>818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76" calcext:value-type="float">
            <text:p>431376</text:p>
          </table:table-cell>
          <table:table-cell office:value-type="float" office:value="7478888" calcext:value-type="float">
            <text:p>7478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float" office:value="7267" calcext:value-type="float">
            <text:p>72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84" calcext:value-type="float">
            <text:p>431384</text:p>
          </table:table-cell>
          <table:table-cell office:value-type="float" office:value="7478880" calcext:value-type="float">
            <text:p>7478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10" calcext:value-type="float">
            <text:p>3410</text:p>
          </table:table-cell>
          <table:table-cell office:value-type="float" office:value="8404" calcext:value-type="float">
            <text:p>84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84" calcext:value-type="float">
            <text:p>431384</text:p>
          </table:table-cell>
          <table:table-cell office:value-type="float" office:value="7478992" calcext:value-type="float">
            <text:p>7478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float" office:value="7327" calcext:value-type="float">
            <text:p>73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84" calcext:value-type="float">
            <text:p>431384</text:p>
          </table:table-cell>
          <table:table-cell office:value-type="float" office:value="7478992" calcext:value-type="float">
            <text:p>7478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8057" calcext:value-type="float">
            <text:p>80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84" calcext:value-type="float">
            <text:p>431384</text:p>
          </table:table-cell>
          <table:table-cell office:value-type="float" office:value="7478992" calcext:value-type="float">
            <text:p>7478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7026" calcext:value-type="float">
            <text:p>70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84" calcext:value-type="float">
            <text:p>431384</text:p>
          </table:table-cell>
          <table:table-cell office:value-type="float" office:value="7478996" calcext:value-type="float">
            <text:p>7478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02" calcext:value-type="float">
            <text:p>3402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84" calcext:value-type="float">
            <text:p>431384</text:p>
          </table:table-cell>
          <table:table-cell office:value-type="float" office:value="7478808" calcext:value-type="float">
            <text:p>7478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7264" calcext:value-type="float">
            <text:p>72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92" calcext:value-type="float">
            <text:p>431392</text:p>
          </table:table-cell>
          <table:table-cell office:value-type="float" office:value="7478808" calcext:value-type="float">
            <text:p>7478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423" calcext:value-type="float">
            <text:p>3423</text:p>
          </table:table-cell>
          <table:table-cell office:value-type="float" office:value="7987" calcext:value-type="float">
            <text:p>79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00" calcext:value-type="float">
            <text:p>500700</text:p>
          </table:table-cell>
          <table:table-cell office:value-type="float" office:value="431392" calcext:value-type="float">
            <text:p>431392</text:p>
          </table:table-cell>
          <table:table-cell office:value-type="float" office:value="7478820" calcext:value-type="float">
            <text:p>7478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51" calcext:value-type="float">
            <text:p>3051</text:p>
          </table:table-cell>
          <table:table-cell office:value-type="float" office:value="7075" calcext:value-type="float">
            <text:p>70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96" calcext:value-type="float">
            <text:p>500796</text:p>
          </table:table-cell>
          <table:table-cell office:value-type="float" office:value="431392" calcext:value-type="float">
            <text:p>431392</text:p>
          </table:table-cell>
          <table:table-cell office:value-type="float" office:value="7478824" calcext:value-type="float">
            <text:p>7478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16" calcext:value-type="float">
            <text:p>4016</text:p>
          </table:table-cell>
          <table:table-cell office:value-type="float" office:value="8235" calcext:value-type="float">
            <text:p>82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96" calcext:value-type="float">
            <text:p>500796</text:p>
          </table:table-cell>
          <table:table-cell office:value-type="float" office:value="431392" calcext:value-type="float">
            <text:p>431392</text:p>
          </table:table-cell>
          <table:table-cell office:value-type="float" office:value="7478824" calcext:value-type="float">
            <text:p>7478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1" calcext:value-type="float">
            <text:p>3601</text:p>
          </table:table-cell>
          <table:table-cell office:value-type="float" office:value="7062" calcext:value-type="float">
            <text:p>70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96" calcext:value-type="float">
            <text:p>500796</text:p>
          </table:table-cell>
          <table:table-cell office:value-type="float" office:value="431392" calcext:value-type="float">
            <text:p>431392</text:p>
          </table:table-cell>
          <table:table-cell office:value-type="float" office:value="7478824" calcext:value-type="float">
            <text:p>7478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603" calcext:value-type="float">
            <text:p>3603</text:p>
          </table:table-cell>
          <table:table-cell office:value-type="float" office:value="8054" calcext:value-type="float">
            <text:p>80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96" calcext:value-type="float">
            <text:p>500796</text:p>
          </table:table-cell>
          <table:table-cell office:value-type="float" office:value="431392" calcext:value-type="float">
            <text:p>431392</text:p>
          </table:table-cell>
          <table:table-cell office:value-type="float" office:value="7478824" calcext:value-type="float">
            <text:p>7478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831" calcext:value-type="float">
            <text:p>3831</text:p>
          </table:table-cell>
          <table:table-cell office:value-type="float" office:value="6870" calcext:value-type="float">
            <text:p>68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76" calcext:value-type="float">
            <text:p>501076</text:p>
          </table:table-cell>
          <table:table-cell office:value-type="float" office:value="431400" calcext:value-type="float">
            <text:p>431400</text:p>
          </table:table-cell>
          <table:table-cell office:value-type="float" office:value="7478828" calcext:value-type="float">
            <text:p>7478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891" calcext:value-type="float">
            <text:p>3891</text:p>
          </table:table-cell>
          <table:table-cell office:value-type="float" office:value="8073" calcext:value-type="float">
            <text:p>80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76" calcext:value-type="float">
            <text:p>501076</text:p>
          </table:table-cell>
          <table:table-cell office:value-type="float" office:value="431400" calcext:value-type="float">
            <text:p>431400</text:p>
          </table:table-cell>
          <table:table-cell office:value-type="float" office:value="7478848" calcext:value-type="float">
            <text:p>7478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office:value-type="float" office:value="7023" calcext:value-type="float">
            <text:p>70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76" calcext:value-type="float">
            <text:p>501076</text:p>
          </table:table-cell>
          <table:table-cell office:value-type="float" office:value="431400" calcext:value-type="float">
            <text:p>431400</text:p>
          </table:table-cell>
          <table:table-cell office:value-type="float" office:value="7478860" calcext:value-type="float">
            <text:p>7478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8185" calcext:value-type="float">
            <text:p>81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76" calcext:value-type="float">
            <text:p>501076</text:p>
          </table:table-cell>
          <table:table-cell office:value-type="float" office:value="431400" calcext:value-type="float">
            <text:p>431400</text:p>
          </table:table-cell>
          <table:table-cell office:value-type="float" office:value="7478860" calcext:value-type="float">
            <text:p>7478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3" calcext:value-type="float">
            <text:p>3623</text:p>
          </table:table-cell>
          <table:table-cell office:value-type="float" office:value="7334" calcext:value-type="float">
            <text:p>73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76" calcext:value-type="float">
            <text:p>501076</text:p>
          </table:table-cell>
          <table:table-cell office:value-type="float" office:value="431400" calcext:value-type="float">
            <text:p>431400</text:p>
          </table:table-cell>
          <table:table-cell office:value-type="float" office:value="7478864" calcext:value-type="float">
            <text:p>7478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8" calcext:value-type="float">
            <text:p>4198</text:p>
          </table:table-cell>
          <table:table-cell office:value-type="float" office:value="7857" calcext:value-type="float">
            <text:p>78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76" calcext:value-type="float">
            <text:p>501076</text:p>
          </table:table-cell>
          <table:table-cell office:value-type="float" office:value="431400" calcext:value-type="float">
            <text:p>431400</text:p>
          </table:table-cell>
          <table:table-cell office:value-type="float" office:value="7478868" calcext:value-type="float">
            <text:p>7478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7278" calcext:value-type="float">
            <text:p>727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76" calcext:value-type="float">
            <text:p>501076</text:p>
          </table:table-cell>
          <table:table-cell office:value-type="float" office:value="431408" calcext:value-type="float">
            <text:p>431408</text:p>
          </table:table-cell>
          <table:table-cell office:value-type="float" office:value="7478868" calcext:value-type="float">
            <text:p>7478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74" calcext:value-type="float">
            <text:p>3474</text:p>
          </table:table-cell>
          <table:table-cell office:value-type="float" office:value="7344" calcext:value-type="float">
            <text:p>73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408" calcext:value-type="float">
            <text:p>431408</text:p>
          </table:table-cell>
          <table:table-cell office:value-type="float" office:value="7478868" calcext:value-type="float">
            <text:p>7478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7100" calcext:value-type="float">
            <text:p>7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2" calcext:value-type="float">
            <text:p>501092</text:p>
          </table:table-cell>
          <table:table-cell office:value-type="float" office:value="431408" calcext:value-type="float">
            <text:p>431408</text:p>
          </table:table-cell>
          <table:table-cell office:value-type="float" office:value="7478876" calcext:value-type="float">
            <text:p>7478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9" calcext:value-type="float">
            <text:p>4399</text:p>
          </table:table-cell>
          <table:table-cell office:value-type="float" office:value="8038" calcext:value-type="float">
            <text:p>80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6" calcext:value-type="float">
            <text:p>501096</text:p>
          </table:table-cell>
          <table:table-cell office:value-type="float" office:value="431408" calcext:value-type="float">
            <text:p>431408</text:p>
          </table:table-cell>
          <table:table-cell office:value-type="float" office:value="7478880" calcext:value-type="float">
            <text:p>7478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float" office:value="7375" calcext:value-type="float">
            <text:p>73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6" calcext:value-type="float">
            <text:p>501096</text:p>
          </table:table-cell>
          <table:table-cell office:value-type="float" office:value="431408" calcext:value-type="float">
            <text:p>431408</text:p>
          </table:table-cell>
          <table:table-cell office:value-type="float" office:value="7478880" calcext:value-type="float">
            <text:p>7478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5" calcext:value-type="float">
            <text:p>3155</text:p>
          </table:table-cell>
          <table:table-cell office:value-type="float" office:value="8206" calcext:value-type="float">
            <text:p>82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096" calcext:value-type="float">
            <text:p>501096</text:p>
          </table:table-cell>
          <table:table-cell office:value-type="float" office:value="431408" calcext:value-type="float">
            <text:p>431408</text:p>
          </table:table-cell>
          <table:table-cell office:value-type="float" office:value="7478880" calcext:value-type="float">
            <text:p>7478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office:value-type="float" office:value="7177" calcext:value-type="float">
            <text:p>71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112" calcext:value-type="float">
            <text:p>501112</text:p>
          </table:table-cell>
          <table:table-cell office:value-type="float" office:value="431416" calcext:value-type="float">
            <text:p>431416</text:p>
          </table:table-cell>
          <table:table-cell office:value-type="float" office:value="7478872" calcext:value-type="float">
            <text:p>7478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579" calcext:value-type="float">
            <text:p>3579</text:p>
          </table:table-cell>
          <table:table-cell office:value-type="float" office:value="7974" calcext:value-type="float">
            <text:p>797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112" calcext:value-type="float">
            <text:p>501112</text:p>
          </table:table-cell>
          <table:table-cell office:value-type="float" office:value="431416" calcext:value-type="float">
            <text:p>431416</text:p>
          </table:table-cell>
          <table:table-cell office:value-type="float" office:value="7478884" calcext:value-type="float">
            <text:p>7478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4209" calcext:value-type="float">
            <text:p>4209</text:p>
          </table:table-cell>
          <table:table-cell office:value-type="float" office:value="7410" calcext:value-type="float">
            <text:p>74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16" calcext:value-type="float">
            <text:p>431416</text:p>
          </table:table-cell>
          <table:table-cell office:value-type="float" office:value="7478936" calcext:value-type="float">
            <text:p>7478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87" calcext:value-type="float">
            <text:p>3587</text:p>
          </table:table-cell>
          <table:table-cell office:value-type="float" office:value="8611" calcext:value-type="float">
            <text:p>86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16" calcext:value-type="float">
            <text:p>431416</text:p>
          </table:table-cell>
          <table:table-cell office:value-type="float" office:value="7478948" calcext:value-type="float">
            <text:p>7478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7390" calcext:value-type="float">
            <text:p>739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16" calcext:value-type="float">
            <text:p>431416</text:p>
          </table:table-cell>
          <table:table-cell office:value-type="float" office:value="7478948" calcext:value-type="float">
            <text:p>7478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8710" calcext:value-type="float">
            <text:p>87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16" calcext:value-type="float">
            <text:p>431416</text:p>
          </table:table-cell>
          <table:table-cell office:value-type="float" office:value="7478952" calcext:value-type="float">
            <text:p>7478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4" calcext:value-type="float">
            <text:p>3254</text:p>
          </table:table-cell>
          <table:table-cell office:value-type="float" office:value="7299" calcext:value-type="float">
            <text:p>72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16" calcext:value-type="float">
            <text:p>431416</text:p>
          </table:table-cell>
          <table:table-cell office:value-type="float" office:value="7478952" calcext:value-type="float">
            <text:p>7478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881" calcext:value-type="float">
            <text:p>3881</text:p>
          </table:table-cell>
          <table:table-cell office:value-type="float" office:value="8371" calcext:value-type="float">
            <text:p>83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24" calcext:value-type="float">
            <text:p>431424</text:p>
          </table:table-cell>
          <table:table-cell office:value-type="float" office:value="7478952" calcext:value-type="float">
            <text:p>7478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242" calcext:value-type="float">
            <text:p>4242</text:p>
          </table:table-cell>
          <table:table-cell office:value-type="float" office:value="7281" calcext:value-type="float">
            <text:p>72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24" calcext:value-type="float">
            <text:p>431424</text:p>
          </table:table-cell>
          <table:table-cell office:value-type="float" office:value="7478952" calcext:value-type="float">
            <text:p>7478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6" calcext:value-type="float">
            <text:p>4216</text:p>
          </table:table-cell>
          <table:table-cell office:value-type="float" office:value="8173" calcext:value-type="float">
            <text:p>81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24" calcext:value-type="float">
            <text:p>431424</text:p>
          </table:table-cell>
          <table:table-cell office:value-type="float" office:value="7478956" calcext:value-type="float">
            <text:p>7478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7149" calcext:value-type="float">
            <text:p>71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24" calcext:value-type="float">
            <text:p>431424</text:p>
          </table:table-cell>
          <table:table-cell office:value-type="float" office:value="7478960" calcext:value-type="float">
            <text:p>74789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8185" calcext:value-type="float">
            <text:p>818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860" calcext:value-type="float">
            <text:p>500860</text:p>
          </table:table-cell>
          <table:table-cell office:value-type="float" office:value="431424" calcext:value-type="float">
            <text:p>431424</text:p>
          </table:table-cell>
          <table:table-cell office:value-type="float" office:value="7478960" calcext:value-type="float">
            <text:p>74789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7369" calcext:value-type="float">
            <text:p>73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96" calcext:value-type="float">
            <text:p>499096</text:p>
          </table:table-cell>
          <table:table-cell office:value-type="float" office:value="431448" calcext:value-type="float">
            <text:p>431448</text:p>
          </table:table-cell>
          <table:table-cell office:value-type="float" office:value="7478972" calcext:value-type="float">
            <text:p>747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704" calcext:value-type="float">
            <text:p>4704</text:p>
          </table:table-cell>
          <table:table-cell office:value-type="float" office:value="8655" calcext:value-type="float">
            <text:p>865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96" calcext:value-type="float">
            <text:p>499096</text:p>
          </table:table-cell>
          <table:table-cell office:value-type="float" office:value="431448" calcext:value-type="float">
            <text:p>431448</text:p>
          </table:table-cell>
          <table:table-cell office:value-type="float" office:value="7478976" calcext:value-type="float">
            <text:p>7478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5" calcext:value-type="float">
            <text:p>3705</text:p>
          </table:table-cell>
          <table:table-cell office:value-type="float" office:value="6183" calcext:value-type="float">
            <text:p>618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96" calcext:value-type="float">
            <text:p>499096</text:p>
          </table:table-cell>
          <table:table-cell office:value-type="float" office:value="431448" calcext:value-type="float">
            <text:p>431448</text:p>
          </table:table-cell>
          <table:table-cell office:value-type="float" office:value="7478984" calcext:value-type="float">
            <text:p>7478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3" calcext:value-type="float">
            <text:p>3823</text:p>
          </table:table-cell>
          <table:table-cell office:value-type="float" office:value="8824" calcext:value-type="float">
            <text:p>88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96" calcext:value-type="float">
            <text:p>499096</text:p>
          </table:table-cell>
          <table:table-cell office:value-type="float" office:value="431448" calcext:value-type="float">
            <text:p>431448</text:p>
          </table:table-cell>
          <table:table-cell office:value-type="float" office:value="7478984" calcext:value-type="float">
            <text:p>7478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float" office:value="7313" calcext:value-type="float">
            <text:p>73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972" calcext:value-type="float">
            <text:p>498972</text:p>
          </table:table-cell>
          <table:table-cell office:value-type="float" office:value="431448" calcext:value-type="float">
            <text:p>431448</text:p>
          </table:table-cell>
          <table:table-cell office:value-type="float" office:value="7478996" calcext:value-type="float">
            <text:p>7478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5" calcext:value-type="float">
            <text:p>3725</text:p>
          </table:table-cell>
          <table:table-cell office:value-type="float" office:value="8251" calcext:value-type="float">
            <text:p>82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972" calcext:value-type="float">
            <text:p>498972</text:p>
          </table:table-cell>
          <table:table-cell office:value-type="float" office:value="431448" calcext:value-type="float">
            <text:p>431448</text:p>
          </table:table-cell>
          <table:table-cell office:value-type="float" office:value="7479000" calcext:value-type="float">
            <text:p>7479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7194" calcext:value-type="float">
            <text:p>71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972" calcext:value-type="float">
            <text:p>498972</text:p>
          </table:table-cell>
          <table:table-cell office:value-type="float" office:value="431456" calcext:value-type="float">
            <text:p>431456</text:p>
          </table:table-cell>
          <table:table-cell office:value-type="float" office:value="7479128" calcext:value-type="float">
            <text:p>7479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2967" calcext:value-type="float">
            <text:p>2967</text:p>
          </table:table-cell>
          <table:table-cell office:value-type="float" office:value="8048" calcext:value-type="float">
            <text:p>80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972" calcext:value-type="float">
            <text:p>498972</text:p>
          </table:table-cell>
          <table:table-cell office:value-type="float" office:value="431456" calcext:value-type="float">
            <text:p>431456</text:p>
          </table:table-cell>
          <table:table-cell office:value-type="float" office:value="7479128" calcext:value-type="float">
            <text:p>7479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61" calcext:value-type="float">
            <text:p>3561</text:p>
          </table:table-cell>
          <table:table-cell office:value-type="float" office:value="7283" calcext:value-type="float">
            <text:p>72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972" calcext:value-type="float">
            <text:p>498972</text:p>
          </table:table-cell>
          <table:table-cell office:value-type="float" office:value="431456" calcext:value-type="float">
            <text:p>431456</text:p>
          </table:table-cell>
          <table:table-cell office:value-type="float" office:value="7479128" calcext:value-type="float">
            <text:p>7479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1" calcext:value-type="float">
            <text:p>3921</text:p>
          </table:table-cell>
          <table:table-cell office:value-type="float" office:value="8302" calcext:value-type="float">
            <text:p>830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972" calcext:value-type="float">
            <text:p>498972</text:p>
          </table:table-cell>
          <table:table-cell office:value-type="float" office:value="431456" calcext:value-type="float">
            <text:p>431456</text:p>
          </table:table-cell>
          <table:table-cell office:value-type="float" office:value="7479132" calcext:value-type="float">
            <text:p>7479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float" office:value="7359" calcext:value-type="float">
            <text:p>73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972" calcext:value-type="float">
            <text:p>498972</text:p>
          </table:table-cell>
          <table:table-cell office:value-type="float" office:value="431456" calcext:value-type="float">
            <text:p>431456</text:p>
          </table:table-cell>
          <table:table-cell office:value-type="float" office:value="7479132" calcext:value-type="float">
            <text:p>7479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6" calcext:value-type="float">
            <text:p>3286</text:p>
          </table:table-cell>
          <table:table-cell office:value-type="float" office:value="7973" calcext:value-type="float">
            <text:p>79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972" calcext:value-type="float">
            <text:p>498972</text:p>
          </table:table-cell>
          <table:table-cell office:value-type="float" office:value="431464" calcext:value-type="float">
            <text:p>431464</text:p>
          </table:table-cell>
          <table:table-cell office:value-type="float" office:value="7479132" calcext:value-type="float">
            <text:p>7479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003" calcext:value-type="float">
            <text:p>3003</text:p>
          </table:table-cell>
          <table:table-cell office:value-type="float" office:value="7142" calcext:value-type="float">
            <text:p>71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972" calcext:value-type="float">
            <text:p>498972</text:p>
          </table:table-cell>
          <table:table-cell office:value-type="float" office:value="431464" calcext:value-type="float">
            <text:p>431464</text:p>
          </table:table-cell>
          <table:table-cell office:value-type="float" office:value="7479132" calcext:value-type="float">
            <text:p>7479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8833" calcext:value-type="float">
            <text:p>88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228" calcext:value-type="float">
            <text:p>499228</text:p>
          </table:table-cell>
          <table:table-cell office:value-type="float" office:value="431464" calcext:value-type="float">
            <text:p>431464</text:p>
          </table:table-cell>
          <table:table-cell office:value-type="float" office:value="7479132" calcext:value-type="float">
            <text:p>7479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3" calcext:value-type="float">
            <text:p>4073</text:p>
          </table:table-cell>
          <table:table-cell office:value-type="float" office:value="7306" calcext:value-type="float">
            <text:p>73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228" calcext:value-type="float">
            <text:p>499228</text:p>
          </table:table-cell>
          <table:table-cell office:value-type="float" office:value="431464" calcext:value-type="float">
            <text:p>431464</text:p>
          </table:table-cell>
          <table:table-cell office:value-type="float" office:value="7479136" calcext:value-type="float">
            <text:p>7479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9" calcext:value-type="float">
            <text:p>3059</text:p>
          </table:table-cell>
          <table:table-cell office:value-type="float" office:value="8088" calcext:value-type="float">
            <text:p>80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228" calcext:value-type="float">
            <text:p>499228</text:p>
          </table:table-cell>
          <table:table-cell office:value-type="float" office:value="431464" calcext:value-type="float">
            <text:p>431464</text:p>
          </table:table-cell>
          <table:table-cell office:value-type="float" office:value="7479136" calcext:value-type="float">
            <text:p>7479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7106" calcext:value-type="float">
            <text:p>71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04" calcext:value-type="float">
            <text:p>499004</text:p>
          </table:table-cell>
          <table:table-cell office:value-type="float" office:value="431464" calcext:value-type="float">
            <text:p>431464</text:p>
          </table:table-cell>
          <table:table-cell office:value-type="float" office:value="7479136" calcext:value-type="float">
            <text:p>7479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5" calcext:value-type="float">
            <text:p>3215</text:p>
          </table:table-cell>
          <table:table-cell office:value-type="float" office:value="7248" calcext:value-type="float">
            <text:p>72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20" calcext:value-type="float">
            <text:p>499020</text:p>
          </table:table-cell>
          <table:table-cell office:value-type="float" office:value="431472" calcext:value-type="float">
            <text:p>431472</text:p>
          </table:table-cell>
          <table:table-cell office:value-type="float" office:value="7479136" calcext:value-type="float">
            <text:p>7479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09" calcext:value-type="float">
            <text:p>3509</text:p>
          </table:table-cell>
          <table:table-cell office:value-type="float" office:value="7416" calcext:value-type="float">
            <text:p>74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20" calcext:value-type="float">
            <text:p>499020</text:p>
          </table:table-cell>
          <table:table-cell office:value-type="float" office:value="431472" calcext:value-type="float">
            <text:p>431472</text:p>
          </table:table-cell>
          <table:table-cell office:value-type="float" office:value="7479140" calcext:value-type="float">
            <text:p>7479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5" calcext:value-type="float">
            <text:p>3935</text:p>
          </table:table-cell>
          <table:table-cell office:value-type="float" office:value="8219" calcext:value-type="float">
            <text:p>82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20" calcext:value-type="float">
            <text:p>499020</text:p>
          </table:table-cell>
          <table:table-cell office:value-type="float" office:value="431472" calcext:value-type="float">
            <text:p>431472</text:p>
          </table:table-cell>
          <table:table-cell office:value-type="float" office:value="7479140" calcext:value-type="float">
            <text:p>7479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6" calcext:value-type="float">
            <text:p>2986</text:p>
          </table:table-cell>
          <table:table-cell office:value-type="float" office:value="6969" calcext:value-type="float">
            <text:p>69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020" calcext:value-type="float">
            <text:p>499020</text:p>
          </table:table-cell>
          <table:table-cell office:value-type="float" office:value="431472" calcext:value-type="float">
            <text:p>431472</text:p>
          </table:table-cell>
          <table:table-cell office:value-type="float" office:value="7479140" calcext:value-type="float">
            <text:p>7479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3821" calcext:value-type="float">
            <text:p>3821</text:p>
          </table:table-cell>
          <table:table-cell office:value-type="float" office:value="8788" calcext:value-type="float">
            <text:p>87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72" calcext:value-type="float">
            <text:p>431472</text:p>
          </table:table-cell>
          <table:table-cell office:value-type="float" office:value="7479140" calcext:value-type="float">
            <text:p>7479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57" calcext:value-type="float">
            <text:p>4157</text:p>
          </table:table-cell>
          <table:table-cell office:value-type="float" office:value="7329" calcext:value-type="float">
            <text:p>73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0" calcext:value-type="float">
            <text:p>431480</text:p>
          </table:table-cell>
          <table:table-cell office:value-type="float" office:value="7479144" calcext:value-type="float">
            <text:p>7479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576" calcext:value-type="float">
            <text:p>3576</text:p>
          </table:table-cell>
          <table:table-cell office:value-type="float" office:value="8049" calcext:value-type="float">
            <text:p>80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0" calcext:value-type="float">
            <text:p>431480</text:p>
          </table:table-cell>
          <table:table-cell office:value-type="float" office:value="7479156" calcext:value-type="float">
            <text:p>7479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7158" calcext:value-type="float">
            <text:p>715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0" calcext:value-type="float">
            <text:p>431480</text:p>
          </table:table-cell>
          <table:table-cell office:value-type="float" office:value="7479156" calcext:value-type="float">
            <text:p>7479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0" calcext:value-type="float">
            <text:p>431480</text:p>
          </table:table-cell>
          <table:table-cell office:value-type="float" office:value="7479156" calcext:value-type="float">
            <text:p>747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451" calcext:value-type="float">
            <text:p>3451</text:p>
          </table:table-cell>
          <table:table-cell office:value-type="float" office:value="6418" calcext:value-type="float">
            <text:p>64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0" calcext:value-type="float">
            <text:p>431480</text:p>
          </table:table-cell>
          <table:table-cell office:value-type="float" office:value="7479228" calcext:value-type="float">
            <text:p>7479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29" calcext:value-type="float">
            <text:p>4129</text:p>
          </table:table-cell>
          <table:table-cell office:value-type="float" office:value="7189" calcext:value-type="float">
            <text:p>718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0" calcext:value-type="float">
            <text:p>431480</text:p>
          </table:table-cell>
          <table:table-cell office:value-type="float" office:value="7479240" calcext:value-type="float">
            <text:p>7479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6" calcext:value-type="float">
            <text:p>3556</text:p>
          </table:table-cell>
          <table:table-cell office:value-type="float" office:value="6997" calcext:value-type="float">
            <text:p>69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8" calcext:value-type="float">
            <text:p>431488</text:p>
          </table:table-cell>
          <table:table-cell office:value-type="float" office:value="7479252" calcext:value-type="float">
            <text:p>7479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70" calcext:value-type="float">
            <text:p>377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8" calcext:value-type="float">
            <text:p>431488</text:p>
          </table:table-cell>
          <table:table-cell office:value-type="float" office:value="7479252" calcext:value-type="float">
            <text:p>7479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7112" calcext:value-type="float">
            <text:p>71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8" calcext:value-type="float">
            <text:p>431488</text:p>
          </table:table-cell>
          <table:table-cell office:value-type="float" office:value="7479252" calcext:value-type="float">
            <text:p>7479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0" calcext:value-type="float">
            <text:p>3320</text:p>
          </table:table-cell>
          <table:table-cell office:value-type="float" office:value="8140" calcext:value-type="float">
            <text:p>81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8" calcext:value-type="float">
            <text:p>431488</text:p>
          </table:table-cell>
          <table:table-cell office:value-type="float" office:value="7479252" calcext:value-type="float">
            <text:p>7479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20" calcext:value-type="float">
            <text:p>3320</text:p>
          </table:table-cell>
          <table:table-cell office:value-type="float" office:value="7173" calcext:value-type="float">
            <text:p>71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8" calcext:value-type="float">
            <text:p>431488</text:p>
          </table:table-cell>
          <table:table-cell office:value-type="float" office:value="7479248" calcext:value-type="float">
            <text:p>7479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50" calcext:value-type="float">
            <text:p>3250</text:p>
          </table:table-cell>
          <table:table-cell office:value-type="float" office:value="8812" calcext:value-type="float">
            <text:p>88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8" calcext:value-type="float">
            <text:p>431488</text:p>
          </table:table-cell>
          <table:table-cell office:value-type="float" office:value="7479248" calcext:value-type="float">
            <text:p>7479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5" calcext:value-type="float">
            <text:p>3425</text:p>
          </table:table-cell>
          <table:table-cell office:value-type="float" office:value="7378" calcext:value-type="float">
            <text:p>73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88" calcext:value-type="float">
            <text:p>431488</text:p>
          </table:table-cell>
          <table:table-cell office:value-type="float" office:value="7479248" calcext:value-type="float">
            <text:p>7479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 office:value-type="float" office:value="8761" calcext:value-type="float">
            <text:p>87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796" calcext:value-type="float">
            <text:p>498796</text:p>
          </table:table-cell>
          <table:table-cell office:value-type="float" office:value="431492" calcext:value-type="float">
            <text:p>431492</text:p>
          </table:table-cell>
          <table:table-cell office:value-type="float" office:value="7479244" calcext:value-type="float">
            <text:p>747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41" calcext:value-type="float">
            <text:p>3941</text:p>
          </table:table-cell>
          <table:table-cell office:value-type="float" office:value="7822" calcext:value-type="float">
            <text:p>78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80" calcext:value-type="float">
            <text:p>499980</text:p>
          </table:table-cell>
          <table:table-cell office:value-type="float" office:value="431516" calcext:value-type="float">
            <text:p>431516</text:p>
          </table:table-cell>
          <table:table-cell office:value-type="float" office:value="7479376" calcext:value-type="float">
            <text:p>747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631" calcext:value-type="float">
            <text:p>3631</text:p>
          </table:table-cell>
          <table:table-cell office:value-type="float" office:value="8283" calcext:value-type="float">
            <text:p>82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80" calcext:value-type="float">
            <text:p>499980</text:p>
          </table:table-cell>
          <table:table-cell office:value-type="float" office:value="431516" calcext:value-type="float">
            <text:p>431516</text:p>
          </table:table-cell>
          <table:table-cell office:value-type="float" office:value="7479376" calcext:value-type="float">
            <text:p>747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92" calcext:value-type="float">
            <text:p>3592</text:p>
          </table:table-cell>
          <table:table-cell office:value-type="float" office:value="7071" calcext:value-type="float">
            <text:p>70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484" calcext:value-type="float">
            <text:p>500484</text:p>
          </table:table-cell>
          <table:table-cell office:value-type="float" office:value="431516" calcext:value-type="float">
            <text:p>431516</text:p>
          </table:table-cell>
          <table:table-cell office:value-type="float" office:value="7479376" calcext:value-type="float">
            <text:p>7479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1" calcext:value-type="float">
            <text:p>3341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484" calcext:value-type="float">
            <text:p>500484</text:p>
          </table:table-cell>
          <table:table-cell office:value-type="float" office:value="431516" calcext:value-type="float">
            <text:p>431516</text:p>
          </table:table-cell>
          <table:table-cell office:value-type="float" office:value="7479120" calcext:value-type="float">
            <text:p>7479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7294" calcext:value-type="float">
            <text:p>72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92" calcext:value-type="float">
            <text:p>499992</text:p>
          </table:table-cell>
          <table:table-cell office:value-type="float" office:value="431516" calcext:value-type="float">
            <text:p>431516</text:p>
          </table:table-cell>
          <table:table-cell office:value-type="float" office:value="7479120" calcext:value-type="float">
            <text:p>7479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192" calcext:value-type="float">
            <text:p>3192</text:p>
          </table:table-cell>
          <table:table-cell office:value-type="float" office:value="8726" calcext:value-type="float">
            <text:p>87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92" calcext:value-type="float">
            <text:p>499992</text:p>
          </table:table-cell>
          <table:table-cell office:value-type="float" office:value="431516" calcext:value-type="float">
            <text:p>431516</text:p>
          </table:table-cell>
          <table:table-cell office:value-type="float" office:value="7479120" calcext:value-type="float">
            <text:p>7479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  <table:table-cell office:value-type="float" office:value="7227" calcext:value-type="float">
            <text:p>72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92" calcext:value-type="float">
            <text:p>499992</text:p>
          </table:table-cell>
          <table:table-cell office:value-type="float" office:value="431524" calcext:value-type="float">
            <text:p>431524</text:p>
          </table:table-cell>
          <table:table-cell office:value-type="float" office:value="7479120" calcext:value-type="float">
            <text:p>7479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10" calcext:value-type="float">
            <text:p>4010</text:p>
          </table:table-cell>
          <table:table-cell office:value-type="float" office:value="8765" calcext:value-type="float">
            <text:p>87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992" calcext:value-type="float">
            <text:p>499992</text:p>
          </table:table-cell>
          <table:table-cell office:value-type="float" office:value="431524" calcext:value-type="float">
            <text:p>431524</text:p>
          </table:table-cell>
          <table:table-cell office:value-type="float" office:value="7479164" calcext:value-type="float">
            <text:p>7479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7336" calcext:value-type="float">
            <text:p>73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24" calcext:value-type="float">
            <text:p>431524</text:p>
          </table:table-cell>
          <table:table-cell office:value-type="float" office:value="7479164" calcext:value-type="float">
            <text:p>7479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office:value-type="float" office:value="7966" calcext:value-type="float">
            <text:p>79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24" calcext:value-type="float">
            <text:p>431524</text:p>
          </table:table-cell>
          <table:table-cell office:value-type="float" office:value="7479164" calcext:value-type="float">
            <text:p>7479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office:value-type="float" office:value="7503" calcext:value-type="float">
            <text:p>75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24" calcext:value-type="float">
            <text:p>431524</text:p>
          </table:table-cell>
          <table:table-cell office:value-type="float" office:value="7479168" calcext:value-type="float">
            <text:p>7479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2" calcext:value-type="float">
            <text:p>2842</text:p>
          </table:table-cell>
          <table:table-cell office:value-type="float" office:value="8506" calcext:value-type="float">
            <text:p>85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32" calcext:value-type="float">
            <text:p>431532</text:p>
          </table:table-cell>
          <table:table-cell office:value-type="float" office:value="7479168" calcext:value-type="float">
            <text:p>7479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806" calcext:value-type="float">
            <text:p>2806</text:p>
          </table:table-cell>
          <table:table-cell office:value-type="float" office:value="7333" calcext:value-type="float">
            <text:p>7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32" calcext:value-type="float">
            <text:p>431532</text:p>
          </table:table-cell>
          <table:table-cell office:value-type="float" office:value="7479180" calcext:value-type="float">
            <text:p>7479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1" calcext:value-type="float">
            <text:p>3661</text:p>
          </table:table-cell>
          <table:table-cell office:value-type="float" office:value="8241" calcext:value-type="float">
            <text:p>82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32" calcext:value-type="float">
            <text:p>431532</text:p>
          </table:table-cell>
          <table:table-cell office:value-type="float" office:value="7479180" calcext:value-type="float">
            <text:p>7479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7551" calcext:value-type="float">
            <text:p>75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32" calcext:value-type="float">
            <text:p>431532</text:p>
          </table:table-cell>
          <table:table-cell office:value-type="float" office:value="7479180" calcext:value-type="float">
            <text:p>7479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1" calcext:value-type="float">
            <text:p>3861</text:p>
          </table:table-cell>
          <table:table-cell office:value-type="float" office:value="8413" calcext:value-type="float">
            <text:p>84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32" calcext:value-type="float">
            <text:p>431532</text:p>
          </table:table-cell>
          <table:table-cell office:value-type="float" office:value="7479196" calcext:value-type="float">
            <text:p>7479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3" calcext:value-type="float">
            <text:p>3503</text:p>
          </table:table-cell>
          <table:table-cell office:value-type="float" office:value="7306" calcext:value-type="float">
            <text:p>73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40" calcext:value-type="float">
            <text:p>431540</text:p>
          </table:table-cell>
          <table:table-cell office:value-type="float" office:value="7479208" calcext:value-type="float">
            <text:p>7479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90" calcext:value-type="float">
            <text:p>3690</text:p>
          </table:table-cell>
          <table:table-cell office:value-type="float" office:value="7687" calcext:value-type="float">
            <text:p>76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40" calcext:value-type="float">
            <text:p>431540</text:p>
          </table:table-cell>
          <table:table-cell office:value-type="float" office:value="7479208" calcext:value-type="float">
            <text:p>7479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10" calcext:value-type="float">
            <text:p>4110</text:p>
          </table:table-cell>
          <table:table-cell office:value-type="float" office:value="7580" calcext:value-type="float">
            <text:p>75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40" calcext:value-type="float">
            <text:p>431540</text:p>
          </table:table-cell>
          <table:table-cell office:value-type="float" office:value="7479208" calcext:value-type="float">
            <text:p>7479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1" calcext:value-type="float">
            <text:p>3491</text:p>
          </table:table-cell>
          <table:table-cell office:value-type="float" office:value="7988" calcext:value-type="float">
            <text:p>79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40" calcext:value-type="float">
            <text:p>431540</text:p>
          </table:table-cell>
          <table:table-cell office:value-type="float" office:value="7479208" calcext:value-type="float">
            <text:p>7479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2" calcext:value-type="float">
            <text:p>2712</text:p>
          </table:table-cell>
          <table:table-cell office:value-type="float" office:value="3097" calcext:value-type="float">
            <text:p>3097</text:p>
          </table:table-cell>
          <table:table-cell office:value-type="float" office:value="8274" calcext:value-type="float">
            <text:p>82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40" calcext:value-type="float">
            <text:p>431540</text:p>
          </table:table-cell>
          <table:table-cell office:value-type="float" office:value="7479216" calcext:value-type="float">
            <text:p>7479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7363" calcext:value-type="float">
            <text:p>73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40" calcext:value-type="float">
            <text:p>431540</text:p>
          </table:table-cell>
          <table:table-cell office:value-type="float" office:value="7479216" calcext:value-type="float">
            <text:p>7479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551" calcext:value-type="float">
            <text:p>3551</text:p>
          </table:table-cell>
          <table:table-cell office:value-type="float" office:value="8171" calcext:value-type="float">
            <text:p>81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808" calcext:value-type="float">
            <text:p>499808</text:p>
          </table:table-cell>
          <table:table-cell office:value-type="float" office:value="431540" calcext:value-type="float">
            <text:p>431540</text:p>
          </table:table-cell>
          <table:table-cell office:value-type="float" office:value="7479216" calcext:value-type="float">
            <text:p>7479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8" calcext:value-type="float">
            <text:p>3628</text:p>
          </table:table-cell>
          <table:table-cell office:value-type="float" office:value="7449" calcext:value-type="float">
            <text:p>74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9572" calcext:value-type="float">
            <text:p>499572</text:p>
          </table:table-cell>
          <table:table-cell office:value-type="float" office:value="431540" calcext:value-type="float">
            <text:p>431540</text:p>
          </table:table-cell>
          <table:table-cell office:value-type="float" office:value="7479216" calcext:value-type="float">
            <text:p>7479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912" calcext:value-type="float">
            <text:p>3912</text:p>
          </table:table-cell>
          <table:table-cell office:value-type="float" office:value="7940" calcext:value-type="float">
            <text:p>794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2100" calcext:value-type="float">
            <text:p>502100</text:p>
          </table:table-cell>
          <table:table-cell office:value-type="float" office:value="431564" calcext:value-type="float">
            <text:p>431564</text:p>
          </table:table-cell>
          <table:table-cell office:value-type="float" office:value="7479220" calcext:value-type="float">
            <text:p>7479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879" calcext:value-type="float">
            <text:p>4879</text:p>
          </table:table-cell>
          <table:table-cell office:value-type="float" office:value="10301" calcext:value-type="float">
            <text:p>103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848" calcext:value-type="float">
            <text:p>501848</text:p>
          </table:table-cell>
          <table:table-cell office:value-type="float" office:value="431564" calcext:value-type="float">
            <text:p>431564</text:p>
          </table:table-cell>
          <table:table-cell office:value-type="float" office:value="7479220" calcext:value-type="float">
            <text:p>7479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5" calcext:value-type="float">
            <text:p>3745</text:p>
          </table:table-cell>
          <table:table-cell office:value-type="float" office:value="7908" calcext:value-type="float">
            <text:p>79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372" calcext:value-type="float">
            <text:p>501372</text:p>
          </table:table-cell>
          <table:table-cell office:value-type="float" office:value="431564" calcext:value-type="float">
            <text:p>431564</text:p>
          </table:table-cell>
          <table:table-cell office:value-type="float" office:value="7479220" calcext:value-type="float">
            <text:p>7479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  <table:table-cell office:value-type="float" office:value="7594" calcext:value-type="float">
            <text:p>75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372" calcext:value-type="float">
            <text:p>501372</text:p>
          </table:table-cell>
          <table:table-cell office:value-type="float" office:value="431564" calcext:value-type="float">
            <text:p>431564</text:p>
          </table:table-cell>
          <table:table-cell office:value-type="float" office:value="7479220" calcext:value-type="float">
            <text:p>7479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7" calcext:value-type="float">
            <text:p>3857</text:p>
          </table:table-cell>
          <table:table-cell office:value-type="float" office:value="8149" calcext:value-type="float">
            <text:p>814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656" calcext:value-type="float">
            <text:p>501656</text:p>
          </table:table-cell>
          <table:table-cell office:value-type="float" office:value="431564" calcext:value-type="float">
            <text:p>431564</text:p>
          </table:table-cell>
          <table:table-cell office:value-type="float" office:value="7479156" calcext:value-type="float">
            <text:p>7479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7" calcext:value-type="float">
            <text:p>3287</text:p>
          </table:table-cell>
          <table:table-cell office:value-type="float" office:value="8012" calcext:value-type="float">
            <text:p>80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656" calcext:value-type="float">
            <text:p>501656</text:p>
          </table:table-cell>
          <table:table-cell office:value-type="float" office:value="431564" calcext:value-type="float">
            <text:p>431564</text:p>
          </table:table-cell>
          <table:table-cell office:value-type="float" office:value="7479156" calcext:value-type="float">
            <text:p>7479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7883" calcext:value-type="float">
            <text:p>788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432" calcext:value-type="float">
            <text:p>501432</text:p>
          </table:table-cell>
          <table:table-cell office:value-type="float" office:value="431572" calcext:value-type="float">
            <text:p>431572</text:p>
          </table:table-cell>
          <table:table-cell office:value-type="float" office:value="7479160" calcext:value-type="float">
            <text:p>7479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245" calcext:value-type="float">
            <text:p>3245</text:p>
          </table:table-cell>
          <table:table-cell office:value-type="float" office:value="7100" calcext:value-type="float">
            <text:p>7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432" calcext:value-type="float">
            <text:p>501432</text:p>
          </table:table-cell>
          <table:table-cell office:value-type="float" office:value="431572" calcext:value-type="float">
            <text:p>431572</text:p>
          </table:table-cell>
          <table:table-cell office:value-type="float" office:value="7479160" calcext:value-type="float">
            <text:p>7479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79" calcext:value-type="float">
            <text:p>3679</text:p>
          </table:table-cell>
          <table:table-cell office:value-type="float" office:value="8202" calcext:value-type="float">
            <text:p>82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1432" calcext:value-type="float">
            <text:p>501432</text:p>
          </table:table-cell>
          <table:table-cell office:value-type="float" office:value="431572" calcext:value-type="float">
            <text:p>431572</text:p>
          </table:table-cell>
          <table:table-cell office:value-type="float" office:value="7479164" calcext:value-type="float">
            <text:p>7479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5" calcext:value-type="float">
            <text:p>3965</text:p>
          </table:table-cell>
          <table:table-cell office:value-type="float" office:value="7272" calcext:value-type="float">
            <text:p>72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20" calcext:value-type="float">
            <text:p>500720</text:p>
          </table:table-cell>
          <table:table-cell office:value-type="float" office:value="431572" calcext:value-type="float">
            <text:p>431572</text:p>
          </table:table-cell>
          <table:table-cell office:value-type="float" office:value="7479164" calcext:value-type="float">
            <text:p>7479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7" calcext:value-type="float">
            <text:p>3627</text:p>
          </table:table-cell>
          <table:table-cell office:value-type="float" office:value="7987" calcext:value-type="float">
            <text:p>798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20" calcext:value-type="float">
            <text:p>500720</text:p>
          </table:table-cell>
          <table:table-cell office:value-type="float" office:value="431572" calcext:value-type="float">
            <text:p>431572</text:p>
          </table:table-cell>
          <table:table-cell office:value-type="float" office:value="7479164" calcext:value-type="float">
            <text:p>7479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7076" calcext:value-type="float">
            <text:p>70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20" calcext:value-type="float">
            <text:p>500720</text:p>
          </table:table-cell>
          <table:table-cell office:value-type="float" office:value="431572" calcext:value-type="float">
            <text:p>431572</text:p>
          </table:table-cell>
          <table:table-cell office:value-type="float" office:value="7479168" calcext:value-type="float">
            <text:p>7479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94" calcext:value-type="float">
            <text:p>3394</text:p>
          </table:table-cell>
          <table:table-cell office:value-type="float" office:value="8136" calcext:value-type="float">
            <text:p>81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72" calcext:value-type="float">
            <text:p>431572</text:p>
          </table:table-cell>
          <table:table-cell office:value-type="float" office:value="7479180" calcext:value-type="float">
            <text:p>7479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7124" calcext:value-type="float">
            <text:p>71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80" calcext:value-type="float">
            <text:p>431580</text:p>
          </table:table-cell>
          <table:table-cell office:value-type="float" office:value="7479180" calcext:value-type="float">
            <text:p>7479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452" calcext:value-type="float">
            <text:p>3452</text:p>
          </table:table-cell>
          <table:table-cell office:value-type="float" office:value="8357" calcext:value-type="float">
            <text:p>83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80" calcext:value-type="float">
            <text:p>431580</text:p>
          </table:table-cell>
          <table:table-cell office:value-type="float" office:value="7479180" calcext:value-type="float">
            <text:p>7479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5" calcext:value-type="float">
            <text:p>4175</text:p>
          </table:table-cell>
          <table:table-cell office:value-type="float" office:value="7208" calcext:value-type="float">
            <text:p>72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80" calcext:value-type="float">
            <text:p>431580</text:p>
          </table:table-cell>
          <table:table-cell office:value-type="float" office:value="7479184" calcext:value-type="float">
            <text:p>7479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8121" calcext:value-type="float">
            <text:p>8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80" calcext:value-type="float">
            <text:p>431580</text:p>
          </table:table-cell>
          <table:table-cell office:value-type="float" office:value="7479184" calcext:value-type="float">
            <text:p>7479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8" calcext:value-type="float">
            <text:p>3618</text:p>
          </table:table-cell>
          <table:table-cell office:value-type="float" office:value="7347" calcext:value-type="float">
            <text:p>734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80" calcext:value-type="float">
            <text:p>431580</text:p>
          </table:table-cell>
          <table:table-cell office:value-type="float" office:value="7479196" calcext:value-type="float">
            <text:p>7479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80" calcext:value-type="float">
            <text:p>431580</text:p>
          </table:table-cell>
          <table:table-cell office:value-type="float" office:value="7479196" calcext:value-type="float">
            <text:p>7479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5" calcext:value-type="float">
            <text:p>3955</text:p>
          </table:table-cell>
          <table:table-cell office:value-type="float" office:value="7113" calcext:value-type="float">
            <text:p>71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92" calcext:value-type="float">
            <text:p>431592</text:p>
          </table:table-cell>
          <table:table-cell office:value-type="float" office:value="7479196" calcext:value-type="float">
            <text:p>7479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922" calcext:value-type="float">
            <text:p>2922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92" calcext:value-type="float">
            <text:p>431592</text:p>
          </table:table-cell>
          <table:table-cell office:value-type="float" office:value="7479236" calcext:value-type="float">
            <text:p>747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9" calcext:value-type="float">
            <text:p>3719</text:p>
          </table:table-cell>
          <table:table-cell office:value-type="float" office:value="7101" calcext:value-type="float">
            <text:p>71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92" calcext:value-type="float">
            <text:p>431592</text:p>
          </table:table-cell>
          <table:table-cell office:value-type="float" office:value="7479236" calcext:value-type="float">
            <text:p>747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float" office:value="7882" calcext:value-type="float">
            <text:p>78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92" calcext:value-type="float">
            <text:p>431592</text:p>
          </table:table-cell>
          <table:table-cell office:value-type="float" office:value="7479236" calcext:value-type="float">
            <text:p>747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9" calcext:value-type="float">
            <text:p>3519</text:p>
          </table:table-cell>
          <table:table-cell office:value-type="float" office:value="7012" calcext:value-type="float">
            <text:p>70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92" calcext:value-type="float">
            <text:p>431592</text:p>
          </table:table-cell>
          <table:table-cell office:value-type="float" office:value="7479236" calcext:value-type="float">
            <text:p>7479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489" calcext:value-type="float">
            <text:p>3489</text:p>
          </table:table-cell>
          <table:table-cell office:value-type="float" office:value="7903" calcext:value-type="float">
            <text:p>79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592" calcext:value-type="float">
            <text:p>431592</text:p>
          </table:table-cell>
          <table:table-cell office:value-type="float" office:value="7479236" calcext:value-type="float">
            <text:p>747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1" calcext:value-type="float">
            <text:p>3741</text:p>
          </table:table-cell>
          <table:table-cell office:value-type="float" office:value="7363" calcext:value-type="float">
            <text:p>73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0" calcext:value-type="float">
            <text:p>431600</text:p>
          </table:table-cell>
          <table:table-cell office:value-type="float" office:value="7479240" calcext:value-type="float">
            <text:p>7479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3393" calcext:value-type="float">
            <text:p>3393</text:p>
          </table:table-cell>
          <table:table-cell office:value-type="float" office:value="8309" calcext:value-type="float">
            <text:p>83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0" calcext:value-type="float">
            <text:p>431600</text:p>
          </table:table-cell>
          <table:table-cell office:value-type="float" office:value="7479240" calcext:value-type="float">
            <text:p>7479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056" calcext:value-type="float">
            <text:p>70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0" calcext:value-type="float">
            <text:p>431600</text:p>
          </table:table-cell>
          <table:table-cell office:value-type="float" office:value="7479240" calcext:value-type="float">
            <text:p>7479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8181" calcext:value-type="float">
            <text:p>81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0" calcext:value-type="float">
            <text:p>431600</text:p>
          </table:table-cell>
          <table:table-cell office:value-type="float" office:value="7479240" calcext:value-type="float">
            <text:p>7479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2" calcext:value-type="float">
            <text:p>3662</text:p>
          </table:table-cell>
          <table:table-cell office:value-type="float" office:value="8024" calcext:value-type="float">
            <text:p>8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0" calcext:value-type="float">
            <text:p>431600</text:p>
          </table:table-cell>
          <table:table-cell office:value-type="float" office:value="7479228" calcext:value-type="float">
            <text:p>7479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8516" calcext:value-type="float">
            <text:p>85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8" calcext:value-type="float">
            <text:p>431608</text:p>
          </table:table-cell>
          <table:table-cell office:value-type="float" office:value="7479232" calcext:value-type="float">
            <text:p>7479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31" calcext:value-type="float">
            <text:p>3531</text:p>
          </table:table-cell>
          <table:table-cell office:value-type="float" office:value="6924" calcext:value-type="float">
            <text:p>69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8" calcext:value-type="float">
            <text:p>431608</text:p>
          </table:table-cell>
          <table:table-cell office:value-type="float" office:value="7479232" calcext:value-type="float">
            <text:p>7479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222" calcext:value-type="float">
            <text:p>3222</text:p>
          </table:table-cell>
          <table:table-cell office:value-type="float" office:value="8126" calcext:value-type="float">
            <text:p>81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8" calcext:value-type="float">
            <text:p>431608</text:p>
          </table:table-cell>
          <table:table-cell office:value-type="float" office:value="7479336" calcext:value-type="float">
            <text:p>7479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2" calcext:value-type="float">
            <text:p>3402</text:p>
          </table:table-cell>
          <table:table-cell office:value-type="float" office:value="7276" calcext:value-type="float">
            <text:p>72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8" calcext:value-type="float">
            <text:p>431608</text:p>
          </table:table-cell>
          <table:table-cell office:value-type="float" office:value="7479336" calcext:value-type="float">
            <text:p>7479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 office:value-type="float" office:value="8213" calcext:value-type="float">
            <text:p>82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8" calcext:value-type="float">
            <text:p>431608</text:p>
          </table:table-cell>
          <table:table-cell office:value-type="float" office:value="7479336" calcext:value-type="float">
            <text:p>7479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56" calcext:value-type="float">
            <text:p>3656</text:p>
          </table:table-cell>
          <table:table-cell office:value-type="float" office:value="7107" calcext:value-type="float">
            <text:p>71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08" calcext:value-type="float">
            <text:p>431608</text:p>
          </table:table-cell>
          <table:table-cell office:value-type="float" office:value="7479340" calcext:value-type="float">
            <text:p>7479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743" calcext:value-type="float">
            <text:p>3743</text:p>
          </table:table-cell>
          <table:table-cell office:value-type="float" office:value="8312" calcext:value-type="float">
            <text:p>83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12" calcext:value-type="float">
            <text:p>431612</text:p>
          </table:table-cell>
          <table:table-cell office:value-type="float" office:value="7479340" calcext:value-type="float">
            <text:p>7479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364" calcext:value-type="float">
            <text:p>3364</text:p>
          </table:table-cell>
          <table:table-cell office:value-type="float" office:value="7352" calcext:value-type="float">
            <text:p>73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12" calcext:value-type="float">
            <text:p>431612</text:p>
          </table:table-cell>
          <table:table-cell office:value-type="float" office:value="7479352" calcext:value-type="float">
            <text:p>7479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8198" calcext:value-type="float">
            <text:p>81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12" calcext:value-type="float">
            <text:p>431612</text:p>
          </table:table-cell>
          <table:table-cell office:value-type="float" office:value="7479352" calcext:value-type="float">
            <text:p>7479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744" calcext:value-type="float">
            <text:p>3744</text:p>
          </table:table-cell>
          <table:table-cell office:value-type="float" office:value="7490" calcext:value-type="float">
            <text:p>74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12" calcext:value-type="float">
            <text:p>431612</text:p>
          </table:table-cell>
          <table:table-cell office:value-type="float" office:value="7479352" calcext:value-type="float">
            <text:p>7479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8065" calcext:value-type="float">
            <text:p>80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16" calcext:value-type="float">
            <text:p>431616</text:p>
          </table:table-cell>
          <table:table-cell office:value-type="float" office:value="7479356" calcext:value-type="float">
            <text:p>747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976" calcext:value-type="float">
            <text:p>2976</text:p>
          </table:table-cell>
          <table:table-cell office:value-type="float" office:value="7256" calcext:value-type="float">
            <text:p>72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736" calcext:value-type="float">
            <text:p>500736</text:p>
          </table:table-cell>
          <table:table-cell office:value-type="float" office:value="431616" calcext:value-type="float">
            <text:p>431616</text:p>
          </table:table-cell>
          <table:table-cell office:value-type="float" office:value="7479356" calcext:value-type="float">
            <text:p>7479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1" calcext:value-type="float">
            <text:p>3501</text:p>
          </table:table-cell>
          <table:table-cell office:value-type="float" office:value="8047" calcext:value-type="float">
            <text:p>80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36" calcext:value-type="float">
            <text:p>500536</text:p>
          </table:table-cell>
          <table:table-cell office:value-type="float" office:value="431624" calcext:value-type="float">
            <text:p>431624</text:p>
          </table:table-cell>
          <table:table-cell office:value-type="float" office:value="7479356" calcext:value-type="float">
            <text:p>747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77" calcext:value-type="float">
            <text:p>3077</text:p>
          </table:table-cell>
          <table:table-cell office:value-type="float" office:value="8032" calcext:value-type="float">
            <text:p>80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36" calcext:value-type="float">
            <text:p>500536</text:p>
          </table:table-cell>
          <table:table-cell office:value-type="float" office:value="431624" calcext:value-type="float">
            <text:p>431624</text:p>
          </table:table-cell>
          <table:table-cell office:value-type="float" office:value="7479376" calcext:value-type="float">
            <text:p>7479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5" calcext:value-type="float">
            <text:p>3425</text:p>
          </table:table-cell>
          <table:table-cell office:value-type="float" office:value="8463" calcext:value-type="float">
            <text:p>84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36" calcext:value-type="float">
            <text:p>500536</text:p>
          </table:table-cell>
          <table:table-cell office:value-type="float" office:value="431624" calcext:value-type="float">
            <text:p>431624</text:p>
          </table:table-cell>
          <table:table-cell office:value-type="float" office:value="7479388" calcext:value-type="float">
            <text:p>74793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9" calcext:value-type="float">
            <text:p>3219</text:p>
          </table:table-cell>
          <table:table-cell office:value-type="float" office:value="7332" calcext:value-type="float">
            <text:p>73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36" calcext:value-type="float">
            <text:p>500536</text:p>
          </table:table-cell>
          <table:table-cell office:value-type="float" office:value="431624" calcext:value-type="float">
            <text:p>431624</text:p>
          </table:table-cell>
          <table:table-cell office:value-type="float" office:value="7479392" calcext:value-type="float">
            <text:p>7479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3" calcext:value-type="float">
            <text:p>2553</text:p>
          </table:table-cell>
          <table:table-cell office:value-type="float" office:value="8368" calcext:value-type="float">
            <text:p>836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36" calcext:value-type="float">
            <text:p>500536</text:p>
          </table:table-cell>
          <table:table-cell office:value-type="float" office:value="431624" calcext:value-type="float">
            <text:p>431624</text:p>
          </table:table-cell>
          <table:table-cell office:value-type="float" office:value="7479392" calcext:value-type="float">
            <text:p>747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627" calcext:value-type="float">
            <text:p>3627</text:p>
          </table:table-cell>
          <table:table-cell office:value-type="float" office:value="7284" calcext:value-type="float">
            <text:p>7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536" calcext:value-type="float">
            <text:p>500536</text:p>
          </table:table-cell>
          <table:table-cell office:value-type="float" office:value="431624" calcext:value-type="float">
            <text:p>431624</text:p>
          </table:table-cell>
          <table:table-cell office:value-type="float" office:value="7479392" calcext:value-type="float">
            <text:p>7479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2" calcext:value-type="float">
            <text:p>3592</text:p>
          </table:table-cell>
          <table:table-cell office:value-type="float" office:value="7972" calcext:value-type="float">
            <text:p>79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84" calcext:value-type="float">
            <text:p>500284</text:p>
          </table:table-cell>
          <table:table-cell office:value-type="float" office:value="431624" calcext:value-type="float">
            <text:p>431624</text:p>
          </table:table-cell>
          <table:table-cell office:value-type="float" office:value="7479392" calcext:value-type="float">
            <text:p>7479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7945" calcext:value-type="float">
            <text:p>79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84" calcext:value-type="float">
            <text:p>500284</text:p>
          </table:table-cell>
          <table:table-cell office:value-type="float" office:value="431628" calcext:value-type="float">
            <text:p>431628</text:p>
          </table:table-cell>
          <table:table-cell office:value-type="float" office:value="7479392" calcext:value-type="float">
            <text:p>747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025" calcext:value-type="float">
            <text:p>4025</text:p>
          </table:table-cell>
          <table:table-cell office:value-type="float" office:value="8430" calcext:value-type="float">
            <text:p>84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84" calcext:value-type="float">
            <text:p>500284</text:p>
          </table:table-cell>
          <table:table-cell office:value-type="float" office:value="431628" calcext:value-type="float">
            <text:p>431628</text:p>
          </table:table-cell>
          <table:table-cell office:value-type="float" office:value="7479396" calcext:value-type="float">
            <text:p>7479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7" calcext:value-type="float">
            <text:p>3617</text:p>
          </table:table-cell>
          <table:table-cell office:value-type="float" office:value="7345" calcext:value-type="float">
            <text:p>73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84" calcext:value-type="float">
            <text:p>500284</text:p>
          </table:table-cell>
          <table:table-cell office:value-type="float" office:value="431628" calcext:value-type="float">
            <text:p>431628</text:p>
          </table:table-cell>
          <table:table-cell office:value-type="float" office:value="7479396" calcext:value-type="float">
            <text:p>7479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2" calcext:value-type="float">
            <text:p>3942</text:p>
          </table:table-cell>
          <table:table-cell office:value-type="float" office:value="8230" calcext:value-type="float">
            <text:p>82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84" calcext:value-type="float">
            <text:p>500284</text:p>
          </table:table-cell>
          <table:table-cell office:value-type="float" office:value="431628" calcext:value-type="float">
            <text:p>431628</text:p>
          </table:table-cell>
          <table:table-cell office:value-type="float" office:value="7479360" calcext:value-type="float">
            <text:p>7479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45" calcext:value-type="float">
            <text:p>4045</text:p>
          </table:table-cell>
          <table:table-cell office:value-type="float" office:value="7456" calcext:value-type="float">
            <text:p>74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84" calcext:value-type="float">
            <text:p>500284</text:p>
          </table:table-cell>
          <table:table-cell office:value-type="float" office:value="431628" calcext:value-type="float">
            <text:p>431628</text:p>
          </table:table-cell>
          <table:table-cell office:value-type="float" office:value="7479464" calcext:value-type="float">
            <text:p>7479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2" calcext:value-type="float">
            <text:p>4212</text:p>
          </table:table-cell>
          <table:table-cell office:value-type="float" office:value="8266" calcext:value-type="float">
            <text:p>82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284" calcext:value-type="float">
            <text:p>500284</text:p>
          </table:table-cell>
          <table:table-cell office:value-type="float" office:value="431628" calcext:value-type="float">
            <text:p>431628</text:p>
          </table:table-cell>
          <table:table-cell office:value-type="float" office:value="7479464" calcext:value-type="float">
            <text:p>7479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float" office:value="7111" calcext:value-type="float">
            <text:p>71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060" calcext:value-type="float">
            <text:p>500060</text:p>
          </table:table-cell>
          <table:table-cell office:value-type="float" office:value="431636" calcext:value-type="float">
            <text:p>431636</text:p>
          </table:table-cell>
          <table:table-cell office:value-type="float" office:value="7479376" calcext:value-type="float">
            <text:p>747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245" calcext:value-type="float">
            <text:p>4245</text:p>
          </table:table-cell>
          <table:table-cell office:value-type="float" office:value="8170" calcext:value-type="float">
            <text:p>817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060" calcext:value-type="float">
            <text:p>500060</text:p>
          </table:table-cell>
          <table:table-cell office:value-type="float" office:value="431636" calcext:value-type="float">
            <text:p>431636</text:p>
          </table:table-cell>
          <table:table-cell office:value-type="float" office:value="7479376" calcext:value-type="float">
            <text:p>7479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0" calcext:value-type="float">
            <text:p>3930</text:p>
          </table:table-cell>
          <table:table-cell office:value-type="float" office:value="6958" calcext:value-type="float">
            <text:p>695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060" calcext:value-type="float">
            <text:p>500060</text:p>
          </table:table-cell>
          <table:table-cell office:value-type="float" office:value="431636" calcext:value-type="float">
            <text:p>431636</text:p>
          </table:table-cell>
          <table:table-cell office:value-type="float" office:value="7479376" calcext:value-type="float">
            <text:p>7479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6" calcext:value-type="float">
            <text:p>3636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060" calcext:value-type="float">
            <text:p>500060</text:p>
          </table:table-cell>
          <table:table-cell office:value-type="float" office:value="431636" calcext:value-type="float">
            <text:p>431636</text:p>
          </table:table-cell>
          <table:table-cell office:value-type="float" office:value="7479376" calcext:value-type="float">
            <text:p>7479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9" calcext:value-type="float">
            <text:p>3319</text:p>
          </table:table-cell>
          <table:table-cell office:value-type="float" office:value="8103" calcext:value-type="float">
            <text:p>81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500060" calcext:value-type="float">
            <text:p>500060</text:p>
          </table:table-cell>
          <table:table-cell office:value-type="float" office:value="431636" calcext:value-type="float">
            <text:p>431636</text:p>
          </table:table-cell>
          <table:table-cell office:value-type="float" office:value="7479380" calcext:value-type="float">
            <text:p>7479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float" office:value="8132" calcext:value-type="float">
            <text:p>81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8044" calcext:value-type="float">
            <text:p>498044</text:p>
          </table:table-cell>
          <table:table-cell office:value-type="float" office:value="431648" calcext:value-type="float">
            <text:p>431648</text:p>
          </table:table-cell>
          <table:table-cell office:value-type="float" office:value="7479400" calcext:value-type="float">
            <text:p>7479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3779" calcext:value-type="float">
            <text:p>3779</text:p>
          </table:table-cell>
          <table:table-cell office:value-type="float" office:value="8052" calcext:value-type="float">
            <text:p>80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6028" calcext:value-type="float">
            <text:p>496028</text:p>
          </table:table-cell>
          <table:table-cell office:value-type="float" office:value="431660" calcext:value-type="float">
            <text:p>431660</text:p>
          </table:table-cell>
          <table:table-cell office:value-type="float" office:value="7479400" calcext:value-type="float">
            <text:p>7479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084" calcext:value-type="float">
            <text:p>4084</text:p>
          </table:table-cell>
          <table:table-cell office:value-type="float" office:value="9660" calcext:value-type="float">
            <text:p>96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6028" calcext:value-type="float">
            <text:p>496028</text:p>
          </table:table-cell>
          <table:table-cell office:value-type="float" office:value="431660" calcext:value-type="float">
            <text:p>431660</text:p>
          </table:table-cell>
          <table:table-cell office:value-type="float" office:value="7479412" calcext:value-type="float">
            <text:p>7479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7237" calcext:value-type="float">
            <text:p>72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6028" calcext:value-type="float">
            <text:p>496028</text:p>
          </table:table-cell>
          <table:table-cell office:value-type="float" office:value="431660" calcext:value-type="float">
            <text:p>431660</text:p>
          </table:table-cell>
          <table:table-cell office:value-type="float" office:value="7479412" calcext:value-type="float">
            <text:p>7479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8053" calcext:value-type="float">
            <text:p>80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6028" calcext:value-type="float">
            <text:p>496028</text:p>
          </table:table-cell>
          <table:table-cell office:value-type="float" office:value="431660" calcext:value-type="float">
            <text:p>431660</text:p>
          </table:table-cell>
          <table:table-cell office:value-type="float" office:value="7479416" calcext:value-type="float">
            <text:p>7479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7" calcext:value-type="float">
            <text:p>3877</text:p>
          </table:table-cell>
          <table:table-cell office:value-type="float" office:value="8051" calcext:value-type="float">
            <text:p>80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6028" calcext:value-type="float">
            <text:p>496028</text:p>
          </table:table-cell>
          <table:table-cell office:value-type="float" office:value="431660" calcext:value-type="float">
            <text:p>431660</text:p>
          </table:table-cell>
          <table:table-cell office:value-type="float" office:value="7479420" calcext:value-type="float">
            <text:p>747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10" calcext:value-type="float">
            <text:p>3810</text:p>
          </table:table-cell>
          <table:table-cell office:value-type="float" office:value="8193" calcext:value-type="float">
            <text:p>81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6028" calcext:value-type="float">
            <text:p>496028</text:p>
          </table:table-cell>
          <table:table-cell office:value-type="float" office:value="431668" calcext:value-type="float">
            <text:p>431668</text:p>
          </table:table-cell>
          <table:table-cell office:value-type="float" office:value="7479420" calcext:value-type="float">
            <text:p>747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046" calcext:value-type="float">
            <text:p>4046</text:p>
          </table:table-cell>
          <table:table-cell office:value-type="float" office:value="8073" calcext:value-type="float">
            <text:p>80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6028" calcext:value-type="float">
            <text:p>496028</text:p>
          </table:table-cell>
          <table:table-cell office:value-type="float" office:value="431668" calcext:value-type="float">
            <text:p>431668</text:p>
          </table:table-cell>
          <table:table-cell office:value-type="float" office:value="7479420" calcext:value-type="float">
            <text:p>747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076" calcext:value-type="float">
            <text:p>3076</text:p>
          </table:table-cell>
          <table:table-cell office:value-type="float" office:value="8349" calcext:value-type="float">
            <text:p>834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6028" calcext:value-type="float">
            <text:p>496028</text:p>
          </table:table-cell>
          <table:table-cell office:value-type="float" office:value="431668" calcext:value-type="float">
            <text:p>431668</text:p>
          </table:table-cell>
          <table:table-cell office:value-type="float" office:value="7479420" calcext:value-type="float">
            <text:p>747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722" calcext:value-type="float">
            <text:p>3722</text:p>
          </table:table-cell>
          <table:table-cell office:value-type="float" office:value="7358" calcext:value-type="float">
            <text:p>73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6028" calcext:value-type="float">
            <text:p>496028</text:p>
          </table:table-cell>
          <table:table-cell office:value-type="float" office:value="431668" calcext:value-type="float">
            <text:p>431668</text:p>
          </table:table-cell>
          <table:table-cell office:value-type="float" office:value="7479424" calcext:value-type="float">
            <text:p>74794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8016" calcext:value-type="float">
            <text:p>80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5780" calcext:value-type="float">
            <text:p>495780</text:p>
          </table:table-cell>
          <table:table-cell office:value-type="float" office:value="431668" calcext:value-type="float">
            <text:p>431668</text:p>
          </table:table-cell>
          <table:table-cell office:value-type="float" office:value="7479428" calcext:value-type="float">
            <text:p>7479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3" calcext:value-type="float">
            <text:p>3633</text:p>
          </table:table-cell>
          <table:table-cell office:value-type="float" office:value="7395" calcext:value-type="float">
            <text:p>73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5528" calcext:value-type="float">
            <text:p>495528</text:p>
          </table:table-cell>
          <table:table-cell office:value-type="float" office:value="431668" calcext:value-type="float">
            <text:p>431668</text:p>
          </table:table-cell>
          <table:table-cell office:value-type="float" office:value="7479428" calcext:value-type="float">
            <text:p>7479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44" calcext:value-type="float">
            <text:p>3444</text:p>
          </table:table-cell>
          <table:table-cell office:value-type="float" office:value="8287" calcext:value-type="float">
            <text:p>82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5528" calcext:value-type="float">
            <text:p>495528</text:p>
          </table:table-cell>
          <table:table-cell office:value-type="float" office:value="431668" calcext:value-type="float">
            <text:p>431668</text:p>
          </table:table-cell>
          <table:table-cell office:value-type="float" office:value="7479428" calcext:value-type="float">
            <text:p>7479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7062" calcext:value-type="float">
            <text:p>70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5528" calcext:value-type="float">
            <text:p>495528</text:p>
          </table:table-cell>
          <table:table-cell office:value-type="float" office:value="431668" calcext:value-type="float">
            <text:p>431668</text:p>
          </table:table-cell>
          <table:table-cell office:value-type="float" office:value="7479428" calcext:value-type="float">
            <text:p>7479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office:value-type="float" office:value="8218" calcext:value-type="float">
            <text:p>82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5528" calcext:value-type="float">
            <text:p>495528</text:p>
          </table:table-cell>
          <table:table-cell office:value-type="float" office:value="431676" calcext:value-type="float">
            <text:p>431676</text:p>
          </table:table-cell>
          <table:table-cell office:value-type="float" office:value="7479436" calcext:value-type="float">
            <text:p>7479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538" calcext:value-type="float">
            <text:p>3538</text:p>
          </table:table-cell>
          <table:table-cell office:value-type="float" office:value="7067" calcext:value-type="float">
            <text:p>706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5932" calcext:value-type="float">
            <text:p>495932</text:p>
          </table:table-cell>
          <table:table-cell office:value-type="float" office:value="431676" calcext:value-type="float">
            <text:p>431676</text:p>
          </table:table-cell>
          <table:table-cell office:value-type="float" office:value="7479452" calcext:value-type="float">
            <text:p>7479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9" calcext:value-type="float">
            <text:p>3869</text:p>
          </table:table-cell>
          <table:table-cell office:value-type="float" office:value="9306" calcext:value-type="float">
            <text:p>930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3160" calcext:value-type="float">
            <text:p>493160</text:p>
          </table:table-cell>
          <table:table-cell office:value-type="float" office:value="431676" calcext:value-type="float">
            <text:p>431676</text:p>
          </table:table-cell>
          <table:table-cell office:value-type="float" office:value="7479484" calcext:value-type="float">
            <text:p>74794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744" calcext:value-type="float">
            <text:p>77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3160" calcext:value-type="float">
            <text:p>493160</text:p>
          </table:table-cell>
          <table:table-cell office:value-type="float" office:value="431676" calcext:value-type="float">
            <text:p>431676</text:p>
          </table:table-cell>
          <table:table-cell office:value-type="float" office:value="7479484" calcext:value-type="float">
            <text:p>74794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8154" calcext:value-type="float">
            <text:p>81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3160" calcext:value-type="float">
            <text:p>493160</text:p>
          </table:table-cell>
          <table:table-cell office:value-type="float" office:value="431676" calcext:value-type="float">
            <text:p>431676</text:p>
          </table:table-cell>
          <table:table-cell office:value-type="float" office:value="7479484" calcext:value-type="float">
            <text:p>74794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7" calcext:value-type="float">
            <text:p>3457</text:p>
          </table:table-cell>
          <table:table-cell office:value-type="float" office:value="7343" calcext:value-type="float">
            <text:p>73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3160" calcext:value-type="float">
            <text:p>493160</text:p>
          </table:table-cell>
          <table:table-cell office:value-type="float" office:value="431684" calcext:value-type="float">
            <text:p>431684</text:p>
          </table:table-cell>
          <table:table-cell office:value-type="float" office:value="7479488" calcext:value-type="float">
            <text:p>7479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140" calcext:value-type="float">
            <text:p>3140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36" calcext:value-type="float">
            <text:p>492936</text:p>
          </table:table-cell>
          <table:table-cell office:value-type="float" office:value="431684" calcext:value-type="float">
            <text:p>431684</text:p>
          </table:table-cell>
          <table:table-cell office:value-type="float" office:value="7479488" calcext:value-type="float">
            <text:p>7479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3" calcext:value-type="float">
            <text:p>3263</text:p>
          </table:table-cell>
          <table:table-cell office:value-type="float" office:value="7300" calcext:value-type="float">
            <text:p>73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3188" calcext:value-type="float">
            <text:p>493188</text:p>
          </table:table-cell>
          <table:table-cell office:value-type="float" office:value="431684" calcext:value-type="float">
            <text:p>431684</text:p>
          </table:table-cell>
          <table:table-cell office:value-type="float" office:value="7479232" calcext:value-type="float">
            <text:p>7479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9" calcext:value-type="float">
            <text:p>3159</text:p>
          </table:table-cell>
          <table:table-cell office:value-type="float" office:value="8930" calcext:value-type="float">
            <text:p>893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3192" calcext:value-type="float">
            <text:p>493192</text:p>
          </table:table-cell>
          <table:table-cell office:value-type="float" office:value="431684" calcext:value-type="float">
            <text:p>431684</text:p>
          </table:table-cell>
          <table:table-cell office:value-type="float" office:value="7479232" calcext:value-type="float">
            <text:p>7479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5" calcext:value-type="float">
            <text:p>3455</text:p>
          </table:table-cell>
          <table:table-cell office:value-type="float" office:value="7190" calcext:value-type="float">
            <text:p>71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684" calcext:value-type="float">
            <text:p>431684</text:p>
          </table:table-cell>
          <table:table-cell office:value-type="float" office:value="7479236" calcext:value-type="float">
            <text:p>747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8053" calcext:value-type="float">
            <text:p>80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692" calcext:value-type="float">
            <text:p>431692</text:p>
          </table:table-cell>
          <table:table-cell office:value-type="float" office:value="7479232" calcext:value-type="float">
            <text:p>7479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171" calcext:value-type="float">
            <text:p>3171</text:p>
          </table:table-cell>
          <table:table-cell office:value-type="float" office:value="7355" calcext:value-type="float">
            <text:p>73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692" calcext:value-type="float">
            <text:p>431692</text:p>
          </table:table-cell>
          <table:table-cell office:value-type="float" office:value="7479244" calcext:value-type="float">
            <text:p>7479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8149" calcext:value-type="float">
            <text:p>81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692" calcext:value-type="float">
            <text:p>431692</text:p>
          </table:table-cell>
          <table:table-cell office:value-type="float" office:value="7479256" calcext:value-type="float">
            <text:p>7479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7" calcext:value-type="float">
            <text:p>3037</text:p>
          </table:table-cell>
          <table:table-cell office:value-type="float" office:value="7161" calcext:value-type="float">
            <text:p>71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692" calcext:value-type="float">
            <text:p>431692</text:p>
          </table:table-cell>
          <table:table-cell office:value-type="float" office:value="7479256" calcext:value-type="float">
            <text:p>7479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8055" calcext:value-type="float">
            <text:p>80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692" calcext:value-type="float">
            <text:p>431692</text:p>
          </table:table-cell>
          <table:table-cell office:value-type="float" office:value="7479244" calcext:value-type="float">
            <text:p>7479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7298" calcext:value-type="float">
            <text:p>729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700" calcext:value-type="float">
            <text:p>431700</text:p>
          </table:table-cell>
          <table:table-cell office:value-type="float" office:value="7479244" calcext:value-type="float">
            <text:p>747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940" calcext:value-type="float">
            <text:p>2940</text:p>
          </table:table-cell>
          <table:table-cell office:value-type="float" office:value="8021" calcext:value-type="float">
            <text:p>8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700" calcext:value-type="float">
            <text:p>431700</text:p>
          </table:table-cell>
          <table:table-cell office:value-type="float" office:value="7479256" calcext:value-type="float">
            <text:p>7479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7136" calcext:value-type="float">
            <text:p>71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700" calcext:value-type="float">
            <text:p>431700</text:p>
          </table:table-cell>
          <table:table-cell office:value-type="float" office:value="7479256" calcext:value-type="float">
            <text:p>7479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549" calcext:value-type="float">
            <text:p>3549</text:p>
          </table:table-cell>
          <table:table-cell office:value-type="float" office:value="8353" calcext:value-type="float">
            <text:p>83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716" calcext:value-type="float">
            <text:p>431716</text:p>
          </table:table-cell>
          <table:table-cell office:value-type="float" office:value="7479256" calcext:value-type="float">
            <text:p>7479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3676" calcext:value-type="float">
            <text:p>3676</text:p>
          </table:table-cell>
          <table:table-cell office:value-type="float" office:value="7410" calcext:value-type="float">
            <text:p>74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716" calcext:value-type="float">
            <text:p>431716</text:p>
          </table:table-cell>
          <table:table-cell office:value-type="float" office:value="7479260" calcext:value-type="float">
            <text:p>7479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3174" calcext:value-type="float">
            <text:p>3174</text:p>
          </table:table-cell>
          <table:table-cell office:value-type="float" office:value="8026" calcext:value-type="float">
            <text:p>80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968" calcext:value-type="float">
            <text:p>492968</text:p>
          </table:table-cell>
          <table:table-cell office:value-type="float" office:value="431716" calcext:value-type="float">
            <text:p>431716</text:p>
          </table:table-cell>
          <table:table-cell office:value-type="float" office:value="7479260" calcext:value-type="float">
            <text:p>7479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7176" calcext:value-type="float">
            <text:p>71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720" calcext:value-type="float">
            <text:p>492720</text:p>
          </table:table-cell>
          <table:table-cell office:value-type="float" office:value="431716" calcext:value-type="float">
            <text:p>431716</text:p>
          </table:table-cell>
          <table:table-cell office:value-type="float" office:value="7479268" calcext:value-type="float">
            <text:p>747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243" calcext:value-type="float">
            <text:p>3243</text:p>
          </table:table-cell>
          <table:table-cell office:value-type="float" office:value="9014" calcext:value-type="float">
            <text:p>90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720" calcext:value-type="float">
            <text:p>492720</text:p>
          </table:table-cell>
          <table:table-cell office:value-type="float" office:value="431716" calcext:value-type="float">
            <text:p>431716</text:p>
          </table:table-cell>
          <table:table-cell office:value-type="float" office:value="7479268" calcext:value-type="float">
            <text:p>74792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1" calcext:value-type="float">
            <text:p>3951</text:p>
          </table:table-cell>
          <table:table-cell office:value-type="float" office:value="7235" calcext:value-type="float">
            <text:p>72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720" calcext:value-type="float">
            <text:p>492720</text:p>
          </table:table-cell>
          <table:table-cell office:value-type="float" office:value="431716" calcext:value-type="float">
            <text:p>431716</text:p>
          </table:table-cell>
          <table:table-cell office:value-type="float" office:value="7479272" calcext:value-type="float">
            <text:p>7479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8221" calcext:value-type="float">
            <text:p>82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720" calcext:value-type="float">
            <text:p>492720</text:p>
          </table:table-cell>
          <table:table-cell office:value-type="float" office:value="431728" calcext:value-type="float">
            <text:p>431728</text:p>
          </table:table-cell>
          <table:table-cell office:value-type="float" office:value="7479272" calcext:value-type="float">
            <text:p>7479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30" calcext:value-type="float">
            <text:p>2530</text:p>
          </table:table-cell>
          <table:table-cell office:value-type="float" office:value="7196" calcext:value-type="float">
            <text:p>71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468" calcext:value-type="float">
            <text:p>492468</text:p>
          </table:table-cell>
          <table:table-cell office:value-type="float" office:value="431728" calcext:value-type="float">
            <text:p>431728</text:p>
          </table:table-cell>
          <table:table-cell office:value-type="float" office:value="7479272" calcext:value-type="float">
            <text:p>7479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32" calcext:value-type="float">
            <text:p>3432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468" calcext:value-type="float">
            <text:p>492468</text:p>
          </table:table-cell>
          <table:table-cell office:value-type="float" office:value="431728" calcext:value-type="float">
            <text:p>431728</text:p>
          </table:table-cell>
          <table:table-cell office:value-type="float" office:value="7479272" calcext:value-type="float">
            <text:p>7479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93" calcext:value-type="float">
            <text:p>3393</text:p>
          </table:table-cell>
          <table:table-cell office:value-type="float" office:value="7190" calcext:value-type="float">
            <text:p>71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752" calcext:value-type="float">
            <text:p>492752</text:p>
          </table:table-cell>
          <table:table-cell office:value-type="float" office:value="431728" calcext:value-type="float">
            <text:p>431728</text:p>
          </table:table-cell>
          <table:table-cell office:value-type="float" office:value="7479272" calcext:value-type="float">
            <text:p>7479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office:value-type="float" office:value="9100" calcext:value-type="float">
            <text:p>9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752" calcext:value-type="float">
            <text:p>492752</text:p>
          </table:table-cell>
          <table:table-cell office:value-type="float" office:value="431728" calcext:value-type="float">
            <text:p>431728</text:p>
          </table:table-cell>
          <table:table-cell office:value-type="float" office:value="7479380" calcext:value-type="float">
            <text:p>7479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1" calcext:value-type="float">
            <text:p>2921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500" calcext:value-type="float">
            <text:p>492500</text:p>
          </table:table-cell>
          <table:table-cell office:value-type="float" office:value="431728" calcext:value-type="float">
            <text:p>431728</text:p>
          </table:table-cell>
          <table:table-cell office:value-type="float" office:value="7479380" calcext:value-type="float">
            <text:p>7479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7" calcext:value-type="float">
            <text:p>3747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500" calcext:value-type="float">
            <text:p>492500</text:p>
          </table:table-cell>
          <table:table-cell office:value-type="float" office:value="431736" calcext:value-type="float">
            <text:p>431736</text:p>
          </table:table-cell>
          <table:table-cell office:value-type="float" office:value="7479380" calcext:value-type="float">
            <text:p>7479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576" calcext:value-type="float">
            <text:p>3576</text:p>
          </table:table-cell>
          <table:table-cell office:value-type="float" office:value="7268" calcext:value-type="float">
            <text:p>72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500" calcext:value-type="float">
            <text:p>492500</text:p>
          </table:table-cell>
          <table:table-cell office:value-type="float" office:value="431736" calcext:value-type="float">
            <text:p>431736</text:p>
          </table:table-cell>
          <table:table-cell office:value-type="float" office:value="7479408" calcext:value-type="float">
            <text:p>7479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528" calcext:value-type="float">
            <text:p>492528</text:p>
          </table:table-cell>
          <table:table-cell office:value-type="float" office:value="431736" calcext:value-type="float">
            <text:p>431736</text:p>
          </table:table-cell>
          <table:table-cell office:value-type="float" office:value="7479412" calcext:value-type="float">
            <text:p>7479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69" calcext:value-type="float">
            <text:p>3569</text:p>
          </table:table-cell>
          <table:table-cell office:value-type="float" office:value="7262" calcext:value-type="float">
            <text:p>72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068" calcext:value-type="float">
            <text:p>492068</text:p>
          </table:table-cell>
          <table:table-cell office:value-type="float" office:value="431736" calcext:value-type="float">
            <text:p>431736</text:p>
          </table:table-cell>
          <table:table-cell office:value-type="float" office:value="7479412" calcext:value-type="float">
            <text:p>7479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59" calcext:value-type="float">
            <text:p>3659</text:p>
          </table:table-cell>
          <table:table-cell office:value-type="float" office:value="8351" calcext:value-type="float">
            <text:p>835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844" calcext:value-type="float">
            <text:p>491844</text:p>
          </table:table-cell>
          <table:table-cell office:value-type="float" office:value="431736" calcext:value-type="float">
            <text:p>431736</text:p>
          </table:table-cell>
          <table:table-cell office:value-type="float" office:value="7479412" calcext:value-type="float">
            <text:p>7479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3" calcext:value-type="float">
            <text:p>3403</text:p>
          </table:table-cell>
          <table:table-cell office:value-type="float" office:value="7101" calcext:value-type="float">
            <text:p>71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844" calcext:value-type="float">
            <text:p>491844</text:p>
          </table:table-cell>
          <table:table-cell office:value-type="float" office:value="431744" calcext:value-type="float">
            <text:p>431744</text:p>
          </table:table-cell>
          <table:table-cell office:value-type="float" office:value="7479420" calcext:value-type="float">
            <text:p>747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714" calcext:value-type="float">
            <text:p>3714</text:p>
          </table:table-cell>
          <table:table-cell office:value-type="float" office:value="8323" calcext:value-type="float">
            <text:p>83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844" calcext:value-type="float">
            <text:p>491844</text:p>
          </table:table-cell>
          <table:table-cell office:value-type="float" office:value="431744" calcext:value-type="float">
            <text:p>431744</text:p>
          </table:table-cell>
          <table:table-cell office:value-type="float" office:value="7479420" calcext:value-type="float">
            <text:p>7479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40" calcext:value-type="float">
            <text:p>3640</text:p>
          </table:table-cell>
          <table:table-cell office:value-type="float" office:value="7083" calcext:value-type="float">
            <text:p>70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844" calcext:value-type="float">
            <text:p>491844</text:p>
          </table:table-cell>
          <table:table-cell office:value-type="float" office:value="431744" calcext:value-type="float">
            <text:p>431744</text:p>
          </table:table-cell>
          <table:table-cell office:value-type="float" office:value="7479428" calcext:value-type="float">
            <text:p>7479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office:value-type="float" office:value="8240" calcext:value-type="float">
            <text:p>82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096" calcext:value-type="float">
            <text:p>492096</text:p>
          </table:table-cell>
          <table:table-cell office:value-type="float" office:value="431744" calcext:value-type="float">
            <text:p>431744</text:p>
          </table:table-cell>
          <table:table-cell office:value-type="float" office:value="7479428" calcext:value-type="float">
            <text:p>7479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4" calcext:value-type="float">
            <text:p>3414</text:p>
          </table:table-cell>
          <table:table-cell office:value-type="float" office:value="7262" calcext:value-type="float">
            <text:p>72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096" calcext:value-type="float">
            <text:p>492096</text:p>
          </table:table-cell>
          <table:table-cell office:value-type="float" office:value="431744" calcext:value-type="float">
            <text:p>431744</text:p>
          </table:table-cell>
          <table:table-cell office:value-type="float" office:value="7479428" calcext:value-type="float">
            <text:p>7479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6" calcext:value-type="float">
            <text:p>3546</text:p>
          </table:table-cell>
          <table:table-cell office:value-type="float" office:value="7959" calcext:value-type="float">
            <text:p>795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096" calcext:value-type="float">
            <text:p>492096</text:p>
          </table:table-cell>
          <table:table-cell office:value-type="float" office:value="431744" calcext:value-type="float">
            <text:p>431744</text:p>
          </table:table-cell>
          <table:table-cell office:value-type="float" office:value="7479440" calcext:value-type="float">
            <text:p>7479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88" calcext:value-type="float">
            <text:p>3888</text:p>
          </table:table-cell>
          <table:table-cell office:value-type="float" office:value="7410" calcext:value-type="float">
            <text:p>74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872" calcext:value-type="float">
            <text:p>491872</text:p>
          </table:table-cell>
          <table:table-cell office:value-type="float" office:value="431744" calcext:value-type="float">
            <text:p>431744</text:p>
          </table:table-cell>
          <table:table-cell office:value-type="float" office:value="7479444" calcext:value-type="float">
            <text:p>7479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19" calcext:value-type="float">
            <text:p>3819</text:p>
          </table:table-cell>
          <table:table-cell office:value-type="float" office:value="8023" calcext:value-type="float">
            <text:p>80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152" calcext:value-type="float">
            <text:p>492152</text:p>
          </table:table-cell>
          <table:table-cell office:value-type="float" office:value="431752" calcext:value-type="float">
            <text:p>431752</text:p>
          </table:table-cell>
          <table:table-cell office:value-type="float" office:value="7479444" calcext:value-type="float">
            <text:p>7479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302" calcext:value-type="float">
            <text:p>3302</text:p>
          </table:table-cell>
          <table:table-cell office:value-type="float" office:value="7001" calcext:value-type="float">
            <text:p>700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152" calcext:value-type="float">
            <text:p>492152</text:p>
          </table:table-cell>
          <table:table-cell office:value-type="float" office:value="431752" calcext:value-type="float">
            <text:p>431752</text:p>
          </table:table-cell>
          <table:table-cell office:value-type="float" office:value="7479444" calcext:value-type="float">
            <text:p>7479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8776" calcext:value-type="float">
            <text:p>877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152" calcext:value-type="float">
            <text:p>492152</text:p>
          </table:table-cell>
          <table:table-cell office:value-type="float" office:value="431752" calcext:value-type="float">
            <text:p>431752</text:p>
          </table:table-cell>
          <table:table-cell office:value-type="float" office:value="7479456" calcext:value-type="float">
            <text:p>7479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7287" calcext:value-type="float">
            <text:p>72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152" calcext:value-type="float">
            <text:p>492152</text:p>
          </table:table-cell>
          <table:table-cell office:value-type="float" office:value="431752" calcext:value-type="float">
            <text:p>431752</text:p>
          </table:table-cell>
          <table:table-cell office:value-type="float" office:value="7479456" calcext:value-type="float">
            <text:p>7479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8203" calcext:value-type="float">
            <text:p>82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3168" calcext:value-type="float">
            <text:p>493168</text:p>
          </table:table-cell>
          <table:table-cell office:value-type="float" office:value="431752" calcext:value-type="float">
            <text:p>431752</text:p>
          </table:table-cell>
          <table:table-cell office:value-type="float" office:value="7479460" calcext:value-type="float">
            <text:p>7479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7" calcext:value-type="float">
            <text:p>3717</text:p>
          </table:table-cell>
          <table:table-cell office:value-type="float" office:value="7215" calcext:value-type="float">
            <text:p>72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196" calcext:value-type="float">
            <text:p>492196</text:p>
          </table:table-cell>
          <table:table-cell office:value-type="float" office:value="431764" calcext:value-type="float">
            <text:p>431764</text:p>
          </table:table-cell>
          <table:table-cell office:value-type="float" office:value="7479460" calcext:value-type="float">
            <text:p>7479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948" calcext:value-type="float">
            <text:p>3948</text:p>
          </table:table-cell>
          <table:table-cell office:value-type="float" office:value="11901" calcext:value-type="float">
            <text:p>119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2196" calcext:value-type="float">
            <text:p>492196</text:p>
          </table:table-cell>
          <table:table-cell office:value-type="float" office:value="431764" calcext:value-type="float">
            <text:p>431764</text:p>
          </table:table-cell>
          <table:table-cell office:value-type="float" office:value="7479460" calcext:value-type="float">
            <text:p>7479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7299" calcext:value-type="float">
            <text:p>72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944" calcext:value-type="float">
            <text:p>491944</text:p>
          </table:table-cell>
          <table:table-cell office:value-type="float" office:value="431764" calcext:value-type="float">
            <text:p>431764</text:p>
          </table:table-cell>
          <table:table-cell office:value-type="float" office:value="7479460" calcext:value-type="float">
            <text:p>7479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4" calcext:value-type="float">
            <text:p>4214</text:p>
          </table:table-cell>
          <table:table-cell office:value-type="float" office:value="6984" calcext:value-type="float">
            <text:p>698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720" calcext:value-type="float">
            <text:p>491720</text:p>
          </table:table-cell>
          <table:table-cell office:value-type="float" office:value="431764" calcext:value-type="float">
            <text:p>431764</text:p>
          </table:table-cell>
          <table:table-cell office:value-type="float" office:value="7479460" calcext:value-type="float">
            <text:p>7479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3" calcext:value-type="float">
            <text:p>3303</text:p>
          </table:table-cell>
          <table:table-cell office:value-type="float" office:value="7073" calcext:value-type="float">
            <text:p>70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720" calcext:value-type="float">
            <text:p>491720</text:p>
          </table:table-cell>
          <table:table-cell office:value-type="float" office:value="431764" calcext:value-type="float">
            <text:p>431764</text:p>
          </table:table-cell>
          <table:table-cell office:value-type="float" office:value="7479464" calcext:value-type="float">
            <text:p>7479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3969" calcext:value-type="float">
            <text:p>3969</text:p>
          </table:table-cell>
          <table:table-cell office:value-type="float" office:value="8204" calcext:value-type="float">
            <text:p>82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468" calcext:value-type="float">
            <text:p>491468</text:p>
          </table:table-cell>
          <table:table-cell office:value-type="float" office:value="431772" calcext:value-type="float">
            <text:p>431772</text:p>
          </table:table-cell>
          <table:table-cell office:value-type="float" office:value="7479464" calcext:value-type="float">
            <text:p>7479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  <table:table-cell office:value-type="float" office:value="2971" calcext:value-type="float">
            <text:p>2971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468" calcext:value-type="float">
            <text:p>491468</text:p>
          </table:table-cell>
          <table:table-cell office:value-type="float" office:value="431772" calcext:value-type="float">
            <text:p>431772</text:p>
          </table:table-cell>
          <table:table-cell office:value-type="float" office:value="7479464" calcext:value-type="float">
            <text:p>7479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  <table:table-cell office:value-type="float" office:value="9383" calcext:value-type="float">
            <text:p>93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468" calcext:value-type="float">
            <text:p>491468</text:p>
          </table:table-cell>
          <table:table-cell office:value-type="float" office:value="431772" calcext:value-type="float">
            <text:p>431772</text:p>
          </table:table-cell>
          <table:table-cell office:value-type="float" office:value="7479464" calcext:value-type="float">
            <text:p>7479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468" calcext:value-type="float">
            <text:p>491468</text:p>
          </table:table-cell>
          <table:table-cell office:value-type="float" office:value="431772" calcext:value-type="float">
            <text:p>431772</text:p>
          </table:table-cell>
          <table:table-cell office:value-type="float" office:value="7479468" calcext:value-type="float">
            <text:p>7479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5" calcext:value-type="float">
            <text:p>3225</text:p>
          </table:table-cell>
          <table:table-cell office:value-type="float" office:value="8975" calcext:value-type="float">
            <text:p>89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468" calcext:value-type="float">
            <text:p>491468</text:p>
          </table:table-cell>
          <table:table-cell office:value-type="float" office:value="431772" calcext:value-type="float">
            <text:p>431772</text:p>
          </table:table-cell>
          <table:table-cell office:value-type="float" office:value="7479468" calcext:value-type="float">
            <text:p>7479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146" calcext:value-type="float">
            <text:p>3146</text:p>
          </table:table-cell>
          <table:table-cell office:value-type="float" office:value="7151" calcext:value-type="float">
            <text:p>71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468" calcext:value-type="float">
            <text:p>491468</text:p>
          </table:table-cell>
          <table:table-cell office:value-type="float" office:value="431772" calcext:value-type="float">
            <text:p>431772</text:p>
          </table:table-cell>
          <table:table-cell office:value-type="float" office:value="7479468" calcext:value-type="float">
            <text:p>7479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8" calcext:value-type="float">
            <text:p>3458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468" calcext:value-type="float">
            <text:p>491468</text:p>
          </table:table-cell>
          <table:table-cell office:value-type="float" office:value="431780" calcext:value-type="float">
            <text:p>431780</text:p>
          </table:table-cell>
          <table:table-cell office:value-type="float" office:value="7479468" calcext:value-type="float">
            <text:p>7479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21" calcext:value-type="float">
            <text:p>3021</text:p>
          </table:table-cell>
          <table:table-cell office:value-type="float" office:value="7229" calcext:value-type="float">
            <text:p>72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468" calcext:value-type="float">
            <text:p>491468</text:p>
          </table:table-cell>
          <table:table-cell office:value-type="float" office:value="431780" calcext:value-type="float">
            <text:p>431780</text:p>
          </table:table-cell>
          <table:table-cell office:value-type="float" office:value="7479432" calcext:value-type="float">
            <text:p>7479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38" calcext:value-type="float">
            <text:p>3538</text:p>
          </table:table-cell>
          <table:table-cell office:value-type="float" office:value="8953" calcext:value-type="float">
            <text:p>895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244" calcext:value-type="float">
            <text:p>491244</text:p>
          </table:table-cell>
          <table:table-cell office:value-type="float" office:value="431780" calcext:value-type="float">
            <text:p>431780</text:p>
          </table:table-cell>
          <table:table-cell office:value-type="float" office:value="7479436" calcext:value-type="float">
            <text:p>7479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7180" calcext:value-type="float">
            <text:p>71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1244" calcext:value-type="float">
            <text:p>491244</text:p>
          </table:table-cell>
          <table:table-cell office:value-type="float" office:value="431780" calcext:value-type="float">
            <text:p>431780</text:p>
          </table:table-cell>
          <table:table-cell office:value-type="float" office:value="7479696" calcext:value-type="float">
            <text:p>747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234" calcext:value-type="float">
            <text:p>4234</text:p>
          </table:table-cell>
          <table:table-cell office:value-type="float" office:value="6284" calcext:value-type="float">
            <text:p>628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0992" calcext:value-type="float">
            <text:p>490992</text:p>
          </table:table-cell>
          <table:table-cell office:value-type="float" office:value="431780" calcext:value-type="float">
            <text:p>431780</text:p>
          </table:table-cell>
          <table:table-cell office:value-type="float" office:value="7479696" calcext:value-type="float">
            <text:p>7479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8" calcext:value-type="float">
            <text:p>4208</text:p>
          </table:table-cell>
          <table:table-cell office:value-type="float" office:value="7191" calcext:value-type="float">
            <text:p>71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0992" calcext:value-type="float">
            <text:p>490992</text:p>
          </table:table-cell>
          <table:table-cell office:value-type="float" office:value="431780" calcext:value-type="float">
            <text:p>431780</text:p>
          </table:table-cell>
          <table:table-cell office:value-type="float" office:value="7479696" calcext:value-type="float">
            <text:p>7479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61" calcext:value-type="float">
            <text:p>3561</text:p>
          </table:table-cell>
          <table:table-cell office:value-type="float" office:value="8143" calcext:value-type="float">
            <text:p>81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0516" calcext:value-type="float">
            <text:p>490516</text:p>
          </table:table-cell>
          <table:table-cell office:value-type="float" office:value="431788" calcext:value-type="float">
            <text:p>431788</text:p>
          </table:table-cell>
          <table:table-cell office:value-type="float" office:value="7479700" calcext:value-type="float">
            <text:p>7479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90" calcext:value-type="float">
            <text:p>2790</text:p>
          </table:table-cell>
          <table:table-cell office:value-type="float" office:value="7233" calcext:value-type="float">
            <text:p>72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90516" calcext:value-type="float">
            <text:p>490516</text:p>
          </table:table-cell>
          <table:table-cell office:value-type="float" office:value="431788" calcext:value-type="float">
            <text:p>431788</text:p>
          </table:table-cell>
          <table:table-cell office:value-type="float" office:value="7479712" calcext:value-type="float">
            <text:p>7479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6" calcext:value-type="float">
            <text:p>2706</text:p>
          </table:table-cell>
          <table:table-cell office:value-type="float" office:value="8225" calcext:value-type="float">
            <text:p>82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652" calcext:value-type="float">
            <text:p>488652</text:p>
          </table:table-cell>
          <table:table-cell office:value-type="float" office:value="431788" calcext:value-type="float">
            <text:p>431788</text:p>
          </table:table-cell>
          <table:table-cell office:value-type="float" office:value="7479712" calcext:value-type="float">
            <text:p>7479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7181" calcext:value-type="float">
            <text:p>71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652" calcext:value-type="float">
            <text:p>488652</text:p>
          </table:table-cell>
          <table:table-cell office:value-type="float" office:value="431788" calcext:value-type="float">
            <text:p>431788</text:p>
          </table:table-cell>
          <table:table-cell office:value-type="float" office:value="7479720" calcext:value-type="float">
            <text:p>7479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9" calcext:value-type="float">
            <text:p>3959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652" calcext:value-type="float">
            <text:p>488652</text:p>
          </table:table-cell>
          <table:table-cell office:value-type="float" office:value="431788" calcext:value-type="float">
            <text:p>431788</text:p>
          </table:table-cell>
          <table:table-cell office:value-type="float" office:value="7479720" calcext:value-type="float">
            <text:p>7479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7174" calcext:value-type="float">
            <text:p>71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652" calcext:value-type="float">
            <text:p>488652</text:p>
          </table:table-cell>
          <table:table-cell office:value-type="float" office:value="431792" calcext:value-type="float">
            <text:p>431792</text:p>
          </table:table-cell>
          <table:table-cell office:value-type="float" office:value="7479720" calcext:value-type="float">
            <text:p>7479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97" calcext:value-type="float">
            <text:p>3597</text:p>
          </table:table-cell>
          <table:table-cell office:value-type="float" office:value="8160" calcext:value-type="float">
            <text:p>81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652" calcext:value-type="float">
            <text:p>488652</text:p>
          </table:table-cell>
          <table:table-cell office:value-type="float" office:value="431792" calcext:value-type="float">
            <text:p>431792</text:p>
          </table:table-cell>
          <table:table-cell office:value-type="float" office:value="7479732" calcext:value-type="float">
            <text:p>7479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7351" calcext:value-type="float">
            <text:p>73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680" calcext:value-type="float">
            <text:p>488680</text:p>
          </table:table-cell>
          <table:table-cell office:value-type="float" office:value="431796" calcext:value-type="float">
            <text:p>431796</text:p>
          </table:table-cell>
          <table:table-cell office:value-type="float" office:value="7479732" calcext:value-type="float">
            <text:p>7479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199" calcext:value-type="float">
            <text:p>3199</text:p>
          </table:table-cell>
          <table:table-cell office:value-type="float" office:value="8072" calcext:value-type="float">
            <text:p>807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936" calcext:value-type="float">
            <text:p>488936</text:p>
          </table:table-cell>
          <table:table-cell office:value-type="float" office:value="431796" calcext:value-type="float">
            <text:p>431796</text:p>
          </table:table-cell>
          <table:table-cell office:value-type="float" office:value="7479732" calcext:value-type="float">
            <text:p>7479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0" calcext:value-type="float">
            <text:p>3480</text:p>
          </table:table-cell>
          <table:table-cell office:value-type="float" office:value="7180" calcext:value-type="float">
            <text:p>71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936" calcext:value-type="float">
            <text:p>488936</text:p>
          </table:table-cell>
          <table:table-cell office:value-type="float" office:value="431796" calcext:value-type="float">
            <text:p>431796</text:p>
          </table:table-cell>
          <table:table-cell office:value-type="float" office:value="7479732" calcext:value-type="float">
            <text:p>7479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2" calcext:value-type="float">
            <text:p>3612</text:p>
          </table:table-cell>
          <table:table-cell office:value-type="float" office:value="8506" calcext:value-type="float">
            <text:p>85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936" calcext:value-type="float">
            <text:p>488936</text:p>
          </table:table-cell>
          <table:table-cell office:value-type="float" office:value="431796" calcext:value-type="float">
            <text:p>431796</text:p>
          </table:table-cell>
          <table:table-cell office:value-type="float" office:value="7479736" calcext:value-type="float">
            <text:p>74797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7094" calcext:value-type="float">
            <text:p>70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936" calcext:value-type="float">
            <text:p>488936</text:p>
          </table:table-cell>
          <table:table-cell office:value-type="float" office:value="431804" calcext:value-type="float">
            <text:p>431804</text:p>
          </table:table-cell>
          <table:table-cell office:value-type="float" office:value="7479736" calcext:value-type="float">
            <text:p>747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878" calcext:value-type="float">
            <text:p>2878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936" calcext:value-type="float">
            <text:p>488936</text:p>
          </table:table-cell>
          <table:table-cell office:value-type="float" office:value="431804" calcext:value-type="float">
            <text:p>431804</text:p>
          </table:table-cell>
          <table:table-cell office:value-type="float" office:value="7479736" calcext:value-type="float">
            <text:p>747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370" calcext:value-type="float">
            <text:p>3370</text:p>
          </table:table-cell>
          <table:table-cell office:value-type="float" office:value="7171" calcext:value-type="float">
            <text:p>71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684" calcext:value-type="float">
            <text:p>488684</text:p>
          </table:table-cell>
          <table:table-cell office:value-type="float" office:value="431804" calcext:value-type="float">
            <text:p>431804</text:p>
          </table:table-cell>
          <table:table-cell office:value-type="float" office:value="7479532" calcext:value-type="float">
            <text:p>7479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693" calcext:value-type="float">
            <text:p>3693</text:p>
          </table:table-cell>
          <table:table-cell office:value-type="float" office:value="9392" calcext:value-type="float">
            <text:p>93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684" calcext:value-type="float">
            <text:p>488684</text:p>
          </table:table-cell>
          <table:table-cell office:value-type="float" office:value="431804" calcext:value-type="float">
            <text:p>431804</text:p>
          </table:table-cell>
          <table:table-cell office:value-type="float" office:value="7479532" calcext:value-type="float">
            <text:p>7479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0" calcext:value-type="float">
            <text:p>3380</text:p>
          </table:table-cell>
          <table:table-cell office:value-type="float" office:value="6958" calcext:value-type="float">
            <text:p>69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432" calcext:value-type="float">
            <text:p>488432</text:p>
          </table:table-cell>
          <table:table-cell office:value-type="float" office:value="431804" calcext:value-type="float">
            <text:p>431804</text:p>
          </table:table-cell>
          <table:table-cell office:value-type="float" office:value="7479532" calcext:value-type="float">
            <text:p>7479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769" calcext:value-type="float">
            <text:p>3769</text:p>
          </table:table-cell>
          <table:table-cell office:value-type="float" office:value="8137" calcext:value-type="float">
            <text:p>81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432" calcext:value-type="float">
            <text:p>488432</text:p>
          </table:table-cell>
          <table:table-cell office:value-type="float" office:value="431804" calcext:value-type="float">
            <text:p>431804</text:p>
          </table:table-cell>
          <table:table-cell office:value-type="float" office:value="7479532" calcext:value-type="float">
            <text:p>7479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7" calcext:value-type="float">
            <text:p>3477</text:p>
          </table:table-cell>
          <table:table-cell office:value-type="float" office:value="7228" calcext:value-type="float">
            <text:p>72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432" calcext:value-type="float">
            <text:p>488432</text:p>
          </table:table-cell>
          <table:table-cell office:value-type="float" office:value="431816" calcext:value-type="float">
            <text:p>431816</text:p>
          </table:table-cell>
          <table:table-cell office:value-type="float" office:value="7479624" calcext:value-type="float">
            <text:p>7479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080" calcext:value-type="float">
            <text:p>3080</text:p>
          </table:table-cell>
          <table:table-cell office:value-type="float" office:value="8943" calcext:value-type="float">
            <text:p>89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8432" calcext:value-type="float">
            <text:p>488432</text:p>
          </table:table-cell>
          <table:table-cell office:value-type="float" office:value="431816" calcext:value-type="float">
            <text:p>431816</text:p>
          </table:table-cell>
          <table:table-cell office:value-type="float" office:value="7479636" calcext:value-type="float">
            <text:p>7479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68" calcext:value-type="float">
            <text:p>3468</text:p>
          </table:table-cell>
          <table:table-cell office:value-type="float" office:value="3471" calcext:value-type="float">
            <text:p>3471</text:p>
          </table:table-cell>
          <table:table-cell office:value-type="float" office:value="7418" calcext:value-type="float">
            <text:p>74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1816" calcext:value-type="float">
            <text:p>431816</text:p>
          </table:table-cell>
          <table:table-cell office:value-type="float" office:value="7479652" calcext:value-type="float">
            <text:p>7479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4" calcext:value-type="float">
            <text:p>3854</text:p>
          </table:table-cell>
          <table:table-cell office:value-type="float" office:value="9640" calcext:value-type="float">
            <text:p>964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1816" calcext:value-type="float">
            <text:p>431816</text:p>
          </table:table-cell>
          <table:table-cell office:value-type="float" office:value="7479652" calcext:value-type="float">
            <text:p>7479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48" calcext:value-type="float">
            <text:p>4048</text:p>
          </table:table-cell>
          <table:table-cell office:value-type="float" office:value="7208" calcext:value-type="float">
            <text:p>72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1816" calcext:value-type="float">
            <text:p>431816</text:p>
          </table:table-cell>
          <table:table-cell office:value-type="float" office:value="7479652" calcext:value-type="float">
            <text:p>7479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5" calcext:value-type="float">
            <text:p>4025</text:p>
          </table:table-cell>
          <table:table-cell office:value-type="float" office:value="8441" calcext:value-type="float">
            <text:p>84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1816" calcext:value-type="float">
            <text:p>431816</text:p>
          </table:table-cell>
          <table:table-cell office:value-type="float" office:value="7479664" calcext:value-type="float">
            <text:p>7479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5" calcext:value-type="float">
            <text:p>3865</text:p>
          </table:table-cell>
          <table:table-cell office:value-type="float" office:value="7269" calcext:value-type="float">
            <text:p>726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1824" calcext:value-type="float">
            <text:p>431824</text:p>
          </table:table-cell>
          <table:table-cell office:value-type="float" office:value="7479664" calcext:value-type="float">
            <text:p>747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13" calcext:value-type="float">
            <text:p>3913</text:p>
          </table:table-cell>
          <table:table-cell office:value-type="float" office:value="8481" calcext:value-type="float">
            <text:p>84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396" calcext:value-type="float">
            <text:p>481396</text:p>
          </table:table-cell>
          <table:table-cell office:value-type="float" office:value="431824" calcext:value-type="float">
            <text:p>431824</text:p>
          </table:table-cell>
          <table:table-cell office:value-type="float" office:value="7479664" calcext:value-type="float">
            <text:p>747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242" calcext:value-type="float">
            <text:p>3242</text:p>
          </table:table-cell>
          <table:table-cell office:value-type="float" office:value="7019" calcext:value-type="float">
            <text:p>70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24" calcext:value-type="float">
            <text:p>431824</text:p>
          </table:table-cell>
          <table:table-cell office:value-type="float" office:value="7479616" calcext:value-type="float">
            <text:p>7479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48" calcext:value-type="float">
            <text:p>4148</text:p>
          </table:table-cell>
          <table:table-cell office:value-type="float" office:value="8642" calcext:value-type="float">
            <text:p>86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24" calcext:value-type="float">
            <text:p>431824</text:p>
          </table:table-cell>
          <table:table-cell office:value-type="float" office:value="7479616" calcext:value-type="float">
            <text:p>7479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7232" calcext:value-type="float">
            <text:p>72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24" calcext:value-type="float">
            <text:p>431824</text:p>
          </table:table-cell>
          <table:table-cell office:value-type="float" office:value="7479628" calcext:value-type="float">
            <text:p>747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90" calcext:value-type="float">
            <text:p>3290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24" calcext:value-type="float">
            <text:p>431824</text:p>
          </table:table-cell>
          <table:table-cell office:value-type="float" office:value="7479648" calcext:value-type="float">
            <text:p>7479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40" calcext:value-type="float">
            <text:p>3540</text:p>
          </table:table-cell>
          <table:table-cell office:value-type="float" office:value="7287" calcext:value-type="float">
            <text:p>728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36" calcext:value-type="float">
            <text:p>431836</text:p>
          </table:table-cell>
          <table:table-cell office:value-type="float" office:value="7479652" calcext:value-type="float">
            <text:p>7479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6" calcext:value-type="float">
            <text:p>4136</text:p>
          </table:table-cell>
          <table:table-cell office:value-type="float" office:value="8317" calcext:value-type="float">
            <text:p>83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36" calcext:value-type="float">
            <text:p>431836</text:p>
          </table:table-cell>
          <table:table-cell office:value-type="float" office:value="7479652" calcext:value-type="float">
            <text:p>7479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524" calcext:value-type="float">
            <text:p>3524</text:p>
          </table:table-cell>
          <table:table-cell office:value-type="float" office:value="7232" calcext:value-type="float">
            <text:p>72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36" calcext:value-type="float">
            <text:p>431836</text:p>
          </table:table-cell>
          <table:table-cell office:value-type="float" office:value="7479636" calcext:value-type="float">
            <text:p>7479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8587" calcext:value-type="float">
            <text:p>85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36" calcext:value-type="float">
            <text:p>431836</text:p>
          </table:table-cell>
          <table:table-cell office:value-type="float" office:value="7479640" calcext:value-type="float">
            <text:p>7479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7" calcext:value-type="float">
            <text:p>3137</text:p>
          </table:table-cell>
          <table:table-cell office:value-type="float" office:value="7058" calcext:value-type="float">
            <text:p>70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36" calcext:value-type="float">
            <text:p>431836</text:p>
          </table:table-cell>
          <table:table-cell office:value-type="float" office:value="7479640" calcext:value-type="float">
            <text:p>7479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88" calcext:value-type="float">
            <text:p>3188</text:p>
          </table:table-cell>
          <table:table-cell office:value-type="float" office:value="8408" calcext:value-type="float">
            <text:p>84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48" calcext:value-type="float">
            <text:p>481648</text:p>
          </table:table-cell>
          <table:table-cell office:value-type="float" office:value="431836" calcext:value-type="float">
            <text:p>431836</text:p>
          </table:table-cell>
          <table:table-cell office:value-type="float" office:value="7479644" calcext:value-type="float">
            <text:p>7479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float" office:value="7089" calcext:value-type="float">
            <text:p>70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20" calcext:value-type="float">
            <text:p>481620</text:p>
          </table:table-cell>
          <table:table-cell office:value-type="float" office:value="431836" calcext:value-type="float">
            <text:p>431836</text:p>
          </table:table-cell>
          <table:table-cell office:value-type="float" office:value="7479640" calcext:value-type="float">
            <text:p>7479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72" calcext:value-type="float">
            <text:p>3372</text:p>
          </table:table-cell>
          <table:table-cell office:value-type="float" office:value="8021" calcext:value-type="float">
            <text:p>8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432" calcext:value-type="float">
            <text:p>481432</text:p>
          </table:table-cell>
          <table:table-cell office:value-type="float" office:value="431836" calcext:value-type="float">
            <text:p>431836</text:p>
          </table:table-cell>
          <table:table-cell office:value-type="float" office:value="7479640" calcext:value-type="float">
            <text:p>7479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188" calcext:value-type="float">
            <text:p>71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432" calcext:value-type="float">
            <text:p>481432</text:p>
          </table:table-cell>
          <table:table-cell office:value-type="float" office:value="431844" calcext:value-type="float">
            <text:p>431844</text:p>
          </table:table-cell>
          <table:table-cell office:value-type="float" office:value="7479640" calcext:value-type="float">
            <text:p>7479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93" calcext:value-type="float">
            <text:p>3493</text:p>
          </table:table-cell>
          <table:table-cell office:value-type="float" office:value="8446" calcext:value-type="float">
            <text:p>844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688" calcext:value-type="float">
            <text:p>481688</text:p>
          </table:table-cell>
          <table:table-cell office:value-type="float" office:value="431844" calcext:value-type="float">
            <text:p>431844</text:p>
          </table:table-cell>
          <table:table-cell office:value-type="float" office:value="7479640" calcext:value-type="float">
            <text:p>7479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9" calcext:value-type="float">
            <text:p>3529</text:p>
          </table:table-cell>
          <table:table-cell office:value-type="float" office:value="7126" calcext:value-type="float">
            <text:p>71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464" calcext:value-type="float">
            <text:p>481464</text:p>
          </table:table-cell>
          <table:table-cell office:value-type="float" office:value="431844" calcext:value-type="float">
            <text:p>431844</text:p>
          </table:table-cell>
          <table:table-cell office:value-type="float" office:value="7479644" calcext:value-type="float">
            <text:p>7479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9282" calcext:value-type="float">
            <text:p>92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464" calcext:value-type="float">
            <text:p>481464</text:p>
          </table:table-cell>
          <table:table-cell office:value-type="float" office:value="431844" calcext:value-type="float">
            <text:p>431844</text:p>
          </table:table-cell>
          <table:table-cell office:value-type="float" office:value="7479644" calcext:value-type="float">
            <text:p>7479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7134" calcext:value-type="float">
            <text:p>71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464" calcext:value-type="float">
            <text:p>481464</text:p>
          </table:table-cell>
          <table:table-cell office:value-type="float" office:value="431844" calcext:value-type="float">
            <text:p>431844</text:p>
          </table:table-cell>
          <table:table-cell office:value-type="float" office:value="7479648" calcext:value-type="float">
            <text:p>7479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5" calcext:value-type="float">
            <text:p>3745</text:p>
          </table:table-cell>
          <table:table-cell office:value-type="float" office:value="8182" calcext:value-type="float">
            <text:p>81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720" calcext:value-type="float">
            <text:p>481720</text:p>
          </table:table-cell>
          <table:table-cell office:value-type="float" office:value="431844" calcext:value-type="float">
            <text:p>431844</text:p>
          </table:table-cell>
          <table:table-cell office:value-type="float" office:value="7479648" calcext:value-type="float">
            <text:p>7479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7407" calcext:value-type="float">
            <text:p>74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720" calcext:value-type="float">
            <text:p>477720</text:p>
          </table:table-cell>
          <table:table-cell office:value-type="float" office:value="431860" calcext:value-type="float">
            <text:p>431860</text:p>
          </table:table-cell>
          <table:table-cell office:value-type="float" office:value="7479648" calcext:value-type="float">
            <text:p>7479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197" calcext:value-type="float">
            <text:p>4197</text:p>
          </table:table-cell>
          <table:table-cell office:value-type="float" office:value="11265" calcext:value-type="float">
            <text:p>112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972" calcext:value-type="float">
            <text:p>477972</text:p>
          </table:table-cell>
          <table:table-cell office:value-type="float" office:value="431860" calcext:value-type="float">
            <text:p>431860</text:p>
          </table:table-cell>
          <table:table-cell office:value-type="float" office:value="7479652" calcext:value-type="float">
            <text:p>7479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7094" calcext:value-type="float">
            <text:p>70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972" calcext:value-type="float">
            <text:p>477972</text:p>
          </table:table-cell>
          <table:table-cell office:value-type="float" office:value="431860" calcext:value-type="float">
            <text:p>431860</text:p>
          </table:table-cell>
          <table:table-cell office:value-type="float" office:value="7479652" calcext:value-type="float">
            <text:p>7479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84" calcext:value-type="float">
            <text:p>3584</text:p>
          </table:table-cell>
          <table:table-cell office:value-type="float" office:value="8462" calcext:value-type="float">
            <text:p>84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972" calcext:value-type="float">
            <text:p>477972</text:p>
          </table:table-cell>
          <table:table-cell office:value-type="float" office:value="431860" calcext:value-type="float">
            <text:p>431860</text:p>
          </table:table-cell>
          <table:table-cell office:value-type="float" office:value="7479652" calcext:value-type="float">
            <text:p>7479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6" calcext:value-type="float">
            <text:p>3626</text:p>
          </table:table-cell>
          <table:table-cell office:value-type="float" office:value="7311" calcext:value-type="float">
            <text:p>73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972" calcext:value-type="float">
            <text:p>477972</text:p>
          </table:table-cell>
          <table:table-cell office:value-type="float" office:value="431860" calcext:value-type="float">
            <text:p>431860</text:p>
          </table:table-cell>
          <table:table-cell office:value-type="float" office:value="7479664" calcext:value-type="float">
            <text:p>7479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float" office:value="8082" calcext:value-type="float">
            <text:p>80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720" calcext:value-type="float">
            <text:p>477720</text:p>
          </table:table-cell>
          <table:table-cell office:value-type="float" office:value="431868" calcext:value-type="float">
            <text:p>431868</text:p>
          </table:table-cell>
          <table:table-cell office:value-type="float" office:value="7479664" calcext:value-type="float">
            <text:p>747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360" calcext:value-type="float">
            <text:p>3360</text:p>
          </table:table-cell>
          <table:table-cell office:value-type="float" office:value="7410" calcext:value-type="float">
            <text:p>74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524" calcext:value-type="float">
            <text:p>477524</text:p>
          </table:table-cell>
          <table:table-cell office:value-type="float" office:value="431868" calcext:value-type="float">
            <text:p>431868</text:p>
          </table:table-cell>
          <table:table-cell office:value-type="float" office:value="7479668" calcext:value-type="float">
            <text:p>7479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9" calcext:value-type="float">
            <text:p>3319</text:p>
          </table:table-cell>
          <table:table-cell office:value-type="float" office:value="8280" calcext:value-type="float">
            <text:p>828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528" calcext:value-type="float">
            <text:p>477528</text:p>
          </table:table-cell>
          <table:table-cell office:value-type="float" office:value="431868" calcext:value-type="float">
            <text:p>431868</text:p>
          </table:table-cell>
          <table:table-cell office:value-type="float" office:value="7479668" calcext:value-type="float">
            <text:p>7479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38" calcext:value-type="float">
            <text:p>3538</text:p>
          </table:table-cell>
          <table:table-cell office:value-type="float" office:value="7112" calcext:value-type="float">
            <text:p>71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528" calcext:value-type="float">
            <text:p>477528</text:p>
          </table:table-cell>
          <table:table-cell office:value-type="float" office:value="431868" calcext:value-type="float">
            <text:p>431868</text:p>
          </table:table-cell>
          <table:table-cell office:value-type="float" office:value="7479668" calcext:value-type="float">
            <text:p>7479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1" calcext:value-type="float">
            <text:p>3801</text:p>
          </table:table-cell>
          <table:table-cell office:value-type="float" office:value="8948" calcext:value-type="float">
            <text:p>89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528" calcext:value-type="float">
            <text:p>477528</text:p>
          </table:table-cell>
          <table:table-cell office:value-type="float" office:value="431868" calcext:value-type="float">
            <text:p>431868</text:p>
          </table:table-cell>
          <table:table-cell office:value-type="float" office:value="7479668" calcext:value-type="float">
            <text:p>7479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1" calcext:value-type="float">
            <text:p>3321</text:p>
          </table:table-cell>
          <table:table-cell office:value-type="float" office:value="7088" calcext:value-type="float">
            <text:p>70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528" calcext:value-type="float">
            <text:p>477528</text:p>
          </table:table-cell>
          <table:table-cell office:value-type="float" office:value="431876" calcext:value-type="float">
            <text:p>431876</text:p>
          </table:table-cell>
          <table:table-cell office:value-type="float" office:value="7479680" calcext:value-type="float">
            <text:p>7479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638" calcext:value-type="float">
            <text:p>3638</text:p>
          </table:table-cell>
          <table:table-cell office:value-type="float" office:value="8334" calcext:value-type="float">
            <text:p>83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304" calcext:value-type="float">
            <text:p>477304</text:p>
          </table:table-cell>
          <table:table-cell office:value-type="float" office:value="431876" calcext:value-type="float">
            <text:p>431876</text:p>
          </table:table-cell>
          <table:table-cell office:value-type="float" office:value="7479684" calcext:value-type="float">
            <text:p>7479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3907" calcext:value-type="float">
            <text:p>3907</text:p>
          </table:table-cell>
          <table:table-cell office:value-type="float" office:value="7615" calcext:value-type="float">
            <text:p>76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304" calcext:value-type="float">
            <text:p>477304</text:p>
          </table:table-cell>
          <table:table-cell office:value-type="float" office:value="431876" calcext:value-type="float">
            <text:p>431876</text:p>
          </table:table-cell>
          <table:table-cell office:value-type="float" office:value="7479684" calcext:value-type="float">
            <text:p>7479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6" calcext:value-type="float">
            <text:p>3966</text:p>
          </table:table-cell>
          <table:table-cell office:value-type="float" office:value="8160" calcext:value-type="float">
            <text:p>81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304" calcext:value-type="float">
            <text:p>477304</text:p>
          </table:table-cell>
          <table:table-cell office:value-type="float" office:value="431876" calcext:value-type="float">
            <text:p>431876</text:p>
          </table:table-cell>
          <table:table-cell office:value-type="float" office:value="7479684" calcext:value-type="float">
            <text:p>7479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11" calcext:value-type="float">
            <text:p>3911</text:p>
          </table:table-cell>
          <table:table-cell office:value-type="float" office:value="7241" calcext:value-type="float">
            <text:p>72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584" calcext:value-type="float">
            <text:p>477584</text:p>
          </table:table-cell>
          <table:table-cell office:value-type="float" office:value="431876" calcext:value-type="float">
            <text:p>431876</text:p>
          </table:table-cell>
          <table:table-cell office:value-type="float" office:value="7479684" calcext:value-type="float">
            <text:p>747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8384" calcext:value-type="float">
            <text:p>83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588" calcext:value-type="float">
            <text:p>477588</text:p>
          </table:table-cell>
          <table:table-cell office:value-type="float" office:value="431876" calcext:value-type="float">
            <text:p>431876</text:p>
          </table:table-cell>
          <table:table-cell office:value-type="float" office:value="7479688" calcext:value-type="float">
            <text:p>747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64" calcext:value-type="float">
            <text:p>3764</text:p>
          </table:table-cell>
          <table:table-cell office:value-type="float" office:value="7166" calcext:value-type="float">
            <text:p>716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908" calcext:value-type="float">
            <text:p>477908</text:p>
          </table:table-cell>
          <table:table-cell office:value-type="float" office:value="431884" calcext:value-type="float">
            <text:p>431884</text:p>
          </table:table-cell>
          <table:table-cell office:value-type="float" office:value="7479688" calcext:value-type="float">
            <text:p>747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14" calcext:value-type="float">
            <text:p>3514</text:p>
          </table:table-cell>
          <table:table-cell office:value-type="float" office:value="8430" calcext:value-type="float">
            <text:p>84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936" calcext:value-type="float">
            <text:p>477936</text:p>
          </table:table-cell>
          <table:table-cell office:value-type="float" office:value="431884" calcext:value-type="float">
            <text:p>431884</text:p>
          </table:table-cell>
          <table:table-cell office:value-type="float" office:value="7479692" calcext:value-type="float">
            <text:p>7479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float" office:value="7312" calcext:value-type="float">
            <text:p>73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8192" calcext:value-type="float">
            <text:p>478192</text:p>
          </table:table-cell>
          <table:table-cell office:value-type="float" office:value="431884" calcext:value-type="float">
            <text:p>431884</text:p>
          </table:table-cell>
          <table:table-cell office:value-type="float" office:value="7479692" calcext:value-type="float">
            <text:p>7479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4" calcext:value-type="float">
            <text:p>3204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968" calcext:value-type="float">
            <text:p>477968</text:p>
          </table:table-cell>
          <table:table-cell office:value-type="float" office:value="431884" calcext:value-type="float">
            <text:p>431884</text:p>
          </table:table-cell>
          <table:table-cell office:value-type="float" office:value="7479628" calcext:value-type="float">
            <text:p>7479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9" calcext:value-type="float">
            <text:p>2849</text:p>
          </table:table-cell>
          <table:table-cell office:value-type="float" office:value="6996" calcext:value-type="float">
            <text:p>69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968" calcext:value-type="float">
            <text:p>477968</text:p>
          </table:table-cell>
          <table:table-cell office:value-type="float" office:value="431884" calcext:value-type="float">
            <text:p>431884</text:p>
          </table:table-cell>
          <table:table-cell office:value-type="float" office:value="7479628" calcext:value-type="float">
            <text:p>7479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7" calcext:value-type="float">
            <text:p>2997</text:p>
          </table:table-cell>
          <table:table-cell office:value-type="float" office:value="8276" calcext:value-type="float">
            <text:p>82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968" calcext:value-type="float">
            <text:p>477968</text:p>
          </table:table-cell>
          <table:table-cell office:value-type="float" office:value="431892" calcext:value-type="float">
            <text:p>431892</text:p>
          </table:table-cell>
          <table:table-cell office:value-type="float" office:value="7479632" calcext:value-type="float">
            <text:p>7479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943" calcext:value-type="float">
            <text:p>2943</text:p>
          </table:table-cell>
          <table:table-cell office:value-type="float" office:value="7120" calcext:value-type="float">
            <text:p>71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720" calcext:value-type="float">
            <text:p>477720</text:p>
          </table:table-cell>
          <table:table-cell office:value-type="float" office:value="431892" calcext:value-type="float">
            <text:p>431892</text:p>
          </table:table-cell>
          <table:table-cell office:value-type="float" office:value="7479632" calcext:value-type="float">
            <text:p>7479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0" calcext:value-type="float">
            <text:p>3620</text:p>
          </table:table-cell>
          <table:table-cell office:value-type="float" office:value="7999" calcext:value-type="float">
            <text:p>799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724" calcext:value-type="float">
            <text:p>477724</text:p>
          </table:table-cell>
          <table:table-cell office:value-type="float" office:value="431892" calcext:value-type="float">
            <text:p>431892</text:p>
          </table:table-cell>
          <table:table-cell office:value-type="float" office:value="7479736" calcext:value-type="float">
            <text:p>74797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1" calcext:value-type="float">
            <text:p>3631</text:p>
          </table:table-cell>
          <table:table-cell office:value-type="float" office:value="7186" calcext:value-type="float">
            <text:p>71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752" calcext:value-type="float">
            <text:p>477752</text:p>
          </table:table-cell>
          <table:table-cell office:value-type="float" office:value="431892" calcext:value-type="float">
            <text:p>431892</text:p>
          </table:table-cell>
          <table:table-cell office:value-type="float" office:value="7479736" calcext:value-type="float">
            <text:p>74797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7" calcext:value-type="float">
            <text:p>3887</text:p>
          </table:table-cell>
          <table:table-cell office:value-type="float" office:value="8976" calcext:value-type="float">
            <text:p>89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744" calcext:value-type="float">
            <text:p>477744</text:p>
          </table:table-cell>
          <table:table-cell office:value-type="float" office:value="431892" calcext:value-type="float">
            <text:p>431892</text:p>
          </table:table-cell>
          <table:table-cell office:value-type="float" office:value="7479740" calcext:value-type="float">
            <text:p>7479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702" calcext:value-type="float">
            <text:p>3702</text:p>
          </table:table-cell>
          <table:table-cell office:value-type="float" office:value="6970" calcext:value-type="float">
            <text:p>697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492" calcext:value-type="float">
            <text:p>477492</text:p>
          </table:table-cell>
          <table:table-cell office:value-type="float" office:value="431892" calcext:value-type="float">
            <text:p>431892</text:p>
          </table:table-cell>
          <table:table-cell office:value-type="float" office:value="7479740" calcext:value-type="float">
            <text:p>74797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8194" calcext:value-type="float">
            <text:p>81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548" calcext:value-type="float">
            <text:p>477548</text:p>
          </table:table-cell>
          <table:table-cell office:value-type="float" office:value="431892" calcext:value-type="float">
            <text:p>431892</text:p>
          </table:table-cell>
          <table:table-cell office:value-type="float" office:value="7479740" calcext:value-type="float">
            <text:p>74797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7035" calcext:value-type="float">
            <text:p>70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548" calcext:value-type="float">
            <text:p>477548</text:p>
          </table:table-cell>
          <table:table-cell office:value-type="float" office:value="431892" calcext:value-type="float">
            <text:p>431892</text:p>
          </table:table-cell>
          <table:table-cell office:value-type="float" office:value="7479752" calcext:value-type="float">
            <text:p>74797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5" calcext:value-type="float">
            <text:p>3415</text:p>
          </table:table-cell>
          <table:table-cell office:value-type="float" office:value="8634" calcext:value-type="float">
            <text:p>86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324" calcext:value-type="float">
            <text:p>477324</text:p>
          </table:table-cell>
          <table:table-cell office:value-type="float" office:value="431892" calcext:value-type="float">
            <text:p>431892</text:p>
          </table:table-cell>
          <table:table-cell office:value-type="float" office:value="7479752" calcext:value-type="float">
            <text:p>74797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7089" calcext:value-type="float">
            <text:p>70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100" calcext:value-type="float">
            <text:p>477100</text:p>
          </table:table-cell>
          <table:table-cell office:value-type="float" office:value="431900" calcext:value-type="float">
            <text:p>431900</text:p>
          </table:table-cell>
          <table:table-cell office:value-type="float" office:value="7479756" calcext:value-type="float">
            <text:p>7479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31" calcext:value-type="float">
            <text:p>3531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132" calcext:value-type="float">
            <text:p>477132</text:p>
          </table:table-cell>
          <table:table-cell office:value-type="float" office:value="431900" calcext:value-type="float">
            <text:p>431900</text:p>
          </table:table-cell>
          <table:table-cell office:value-type="float" office:value="7479756" calcext:value-type="float">
            <text:p>7479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010" calcext:value-type="float">
            <text:p>3010</text:p>
          </table:table-cell>
          <table:table-cell office:value-type="float" office:value="7023" calcext:value-type="float">
            <text:p>70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880" calcext:value-type="float">
            <text:p>476880</text:p>
          </table:table-cell>
          <table:table-cell office:value-type="float" office:value="431900" calcext:value-type="float">
            <text:p>431900</text:p>
          </table:table-cell>
          <table:table-cell office:value-type="float" office:value="7479756" calcext:value-type="float">
            <text:p>7479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float" office:value="7964" calcext:value-type="float">
            <text:p>79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136" calcext:value-type="float">
            <text:p>477136</text:p>
          </table:table-cell>
          <table:table-cell office:value-type="float" office:value="431900" calcext:value-type="float">
            <text:p>431900</text:p>
          </table:table-cell>
          <table:table-cell office:value-type="float" office:value="7479756" calcext:value-type="float">
            <text:p>7479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  <table:table-cell office:value-type="float" office:value="7402" calcext:value-type="float">
            <text:p>74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136" calcext:value-type="float">
            <text:p>477136</text:p>
          </table:table-cell>
          <table:table-cell office:value-type="float" office:value="431900" calcext:value-type="float">
            <text:p>431900</text:p>
          </table:table-cell>
          <table:table-cell office:value-type="float" office:value="7479768" calcext:value-type="float">
            <text:p>747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1" calcext:value-type="float">
            <text:p>3691</text:p>
          </table:table-cell>
          <table:table-cell office:value-type="float" office:value="8130" calcext:value-type="float">
            <text:p>81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136" calcext:value-type="float">
            <text:p>477136</text:p>
          </table:table-cell>
          <table:table-cell office:value-type="float" office:value="431900" calcext:value-type="float">
            <text:p>431900</text:p>
          </table:table-cell>
          <table:table-cell office:value-type="float" office:value="7479768" calcext:value-type="float">
            <text:p>747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74" calcext:value-type="float">
            <text:p>3374</text:p>
          </table:table-cell>
          <table:table-cell office:value-type="float" office:value="7087" calcext:value-type="float">
            <text:p>70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136" calcext:value-type="float">
            <text:p>477136</text:p>
          </table:table-cell>
          <table:table-cell office:value-type="float" office:value="431908" calcext:value-type="float">
            <text:p>431908</text:p>
          </table:table-cell>
          <table:table-cell office:value-type="float" office:value="7479776" calcext:value-type="float">
            <text:p>7479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350" calcext:value-type="float">
            <text:p>4350</text:p>
          </table:table-cell>
          <table:table-cell office:value-type="float" office:value="10526" calcext:value-type="float">
            <text:p>105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136" calcext:value-type="float">
            <text:p>477136</text:p>
          </table:table-cell>
          <table:table-cell office:value-type="float" office:value="431908" calcext:value-type="float">
            <text:p>431908</text:p>
          </table:table-cell>
          <table:table-cell office:value-type="float" office:value="7479776" calcext:value-type="float">
            <text:p>7479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7" calcext:value-type="float">
            <text:p>3967</text:p>
          </table:table-cell>
          <table:table-cell office:value-type="float" office:value="8733" calcext:value-type="float">
            <text:p>87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888" calcext:value-type="float">
            <text:p>476888</text:p>
          </table:table-cell>
          <table:table-cell office:value-type="float" office:value="431908" calcext:value-type="float">
            <text:p>431908</text:p>
          </table:table-cell>
          <table:table-cell office:value-type="float" office:value="7479776" calcext:value-type="float">
            <text:p>74797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01" calcext:value-type="float">
            <text:p>3501</text:p>
          </table:table-cell>
          <table:table-cell office:value-type="float" office:value="10884" calcext:value-type="float">
            <text:p>108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888" calcext:value-type="float">
            <text:p>476888</text:p>
          </table:table-cell>
          <table:table-cell office:value-type="float" office:value="431908" calcext:value-type="float">
            <text:p>431908</text:p>
          </table:table-cell>
          <table:table-cell office:value-type="float" office:value="7479832" calcext:value-type="float">
            <text:p>74798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02" calcext:value-type="float">
            <text:p>3302</text:p>
          </table:table-cell>
          <table:table-cell office:value-type="float" office:value="8812" calcext:value-type="float">
            <text:p>88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888" calcext:value-type="float">
            <text:p>476888</text:p>
          </table:table-cell>
          <table:table-cell office:value-type="float" office:value="431908" calcext:value-type="float">
            <text:p>431908</text:p>
          </table:table-cell>
          <table:table-cell office:value-type="float" office:value="7479832" calcext:value-type="float">
            <text:p>7479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5" calcext:value-type="float">
            <text:p>3675</text:p>
          </table:table-cell>
          <table:table-cell office:value-type="float" office:value="8706" calcext:value-type="float">
            <text:p>87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888" calcext:value-type="float">
            <text:p>476888</text:p>
          </table:table-cell>
          <table:table-cell office:value-type="float" office:value="431908" calcext:value-type="float">
            <text:p>431908</text:p>
          </table:table-cell>
          <table:table-cell office:value-type="float" office:value="7479788" calcext:value-type="float">
            <text:p>7479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000" calcext:value-type="float">
            <text:p>4000</text:p>
          </table:table-cell>
          <table:table-cell office:value-type="float" office:value="8759" calcext:value-type="float">
            <text:p>87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888" calcext:value-type="float">
            <text:p>476888</text:p>
          </table:table-cell>
          <table:table-cell office:value-type="float" office:value="431916" calcext:value-type="float">
            <text:p>431916</text:p>
          </table:table-cell>
          <table:table-cell office:value-type="float" office:value="7479788" calcext:value-type="float">
            <text:p>7479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3824" calcext:value-type="float">
            <text:p>3824</text:p>
          </table:table-cell>
          <table:table-cell office:value-type="float" office:value="9200" calcext:value-type="float">
            <text:p>9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664" calcext:value-type="float">
            <text:p>476664</text:p>
          </table:table-cell>
          <table:table-cell office:value-type="float" office:value="431916" calcext:value-type="float">
            <text:p>431916</text:p>
          </table:table-cell>
          <table:table-cell office:value-type="float" office:value="7479792" calcext:value-type="float">
            <text:p>74797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11487" calcext:value-type="float">
            <text:p>1148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424" calcext:value-type="float">
            <text:p>476424</text:p>
          </table:table-cell>
          <table:table-cell office:value-type="float" office:value="431916" calcext:value-type="float">
            <text:p>431916</text:p>
          </table:table-cell>
          <table:table-cell office:value-type="float" office:value="7479896" calcext:value-type="float">
            <text:p>7479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2" calcext:value-type="float">
            <text:p>3882</text:p>
          </table:table-cell>
          <table:table-cell office:value-type="float" office:value="11226" calcext:value-type="float">
            <text:p>1122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456" calcext:value-type="float">
            <text:p>476456</text:p>
          </table:table-cell>
          <table:table-cell office:value-type="float" office:value="431916" calcext:value-type="float">
            <text:p>431916</text:p>
          </table:table-cell>
          <table:table-cell office:value-type="float" office:value="7479900" calcext:value-type="float">
            <text:p>7479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9770" calcext:value-type="float">
            <text:p>97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476" calcext:value-type="float">
            <text:p>476476</text:p>
          </table:table-cell>
          <table:table-cell office:value-type="float" office:value="431916" calcext:value-type="float">
            <text:p>431916</text:p>
          </table:table-cell>
          <table:table-cell office:value-type="float" office:value="7479900" calcext:value-type="float">
            <text:p>7479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45" calcext:value-type="float">
            <text:p>3645</text:p>
          </table:table-cell>
          <table:table-cell office:value-type="float" office:value="11650" calcext:value-type="float">
            <text:p>1165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476" calcext:value-type="float">
            <text:p>476476</text:p>
          </table:table-cell>
          <table:table-cell office:value-type="float" office:value="431916" calcext:value-type="float">
            <text:p>431916</text:p>
          </table:table-cell>
          <table:table-cell office:value-type="float" office:value="7479824" calcext:value-type="float">
            <text:p>7479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2" calcext:value-type="float">
            <text:p>3872</text:p>
          </table:table-cell>
          <table:table-cell office:value-type="float" office:value="9105" calcext:value-type="float">
            <text:p>910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252" calcext:value-type="float">
            <text:p>476252</text:p>
          </table:table-cell>
          <table:table-cell office:value-type="float" office:value="431916" calcext:value-type="float">
            <text:p>431916</text:p>
          </table:table-cell>
          <table:table-cell office:value-type="float" office:value="7479760" calcext:value-type="float">
            <text:p>74797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9961" calcext:value-type="float">
            <text:p>996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252" calcext:value-type="float">
            <text:p>476252</text:p>
          </table:table-cell>
          <table:table-cell office:value-type="float" office:value="431924" calcext:value-type="float">
            <text:p>431924</text:p>
          </table:table-cell>
          <table:table-cell office:value-type="float" office:value="7479764" calcext:value-type="float">
            <text:p>7479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859" calcext:value-type="float">
            <text:p>4859</text:p>
          </table:table-cell>
          <table:table-cell office:value-type="float" office:value="11650" calcext:value-type="float">
            <text:p>1165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256" calcext:value-type="float">
            <text:p>476256</text:p>
          </table:table-cell>
          <table:table-cell office:value-type="float" office:value="431924" calcext:value-type="float">
            <text:p>431924</text:p>
          </table:table-cell>
          <table:table-cell office:value-type="float" office:value="7479776" calcext:value-type="float">
            <text:p>7479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02" calcext:value-type="float">
            <text:p>4702</text:p>
          </table:table-cell>
          <table:table-cell office:value-type="float" office:value="11278" calcext:value-type="float">
            <text:p>1127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256" calcext:value-type="float">
            <text:p>476256</text:p>
          </table:table-cell>
          <table:table-cell office:value-type="float" office:value="431924" calcext:value-type="float">
            <text:p>431924</text:p>
          </table:table-cell>
          <table:table-cell office:value-type="float" office:value="7479780" calcext:value-type="float">
            <text:p>7479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72" calcext:value-type="float">
            <text:p>4172</text:p>
          </table:table-cell>
          <table:table-cell office:value-type="float" office:value="9710" calcext:value-type="float">
            <text:p>97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260" calcext:value-type="float">
            <text:p>476260</text:p>
          </table:table-cell>
          <table:table-cell office:value-type="float" office:value="431924" calcext:value-type="float">
            <text:p>431924</text:p>
          </table:table-cell>
          <table:table-cell office:value-type="float" office:value="7479780" calcext:value-type="float">
            <text:p>7479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3" calcext:value-type="float">
            <text:p>4093</text:p>
          </table:table-cell>
          <table:table-cell office:value-type="float" office:value="11406" calcext:value-type="float">
            <text:p>1140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260" calcext:value-type="float">
            <text:p>476260</text:p>
          </table:table-cell>
          <table:table-cell office:value-type="float" office:value="431924" calcext:value-type="float">
            <text:p>431924</text:p>
          </table:table-cell>
          <table:table-cell office:value-type="float" office:value="7479796" calcext:value-type="float">
            <text:p>7479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6" calcext:value-type="float">
            <text:p>4196</text:p>
          </table:table-cell>
          <table:table-cell office:value-type="float" office:value="9883" calcext:value-type="float">
            <text:p>988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308" calcext:value-type="float">
            <text:p>476308</text:p>
          </table:table-cell>
          <table:table-cell office:value-type="float" office:value="431924" calcext:value-type="float">
            <text:p>431924</text:p>
          </table:table-cell>
          <table:table-cell office:value-type="float" office:value="7479796" calcext:value-type="float">
            <text:p>7479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0" calcext:value-type="float">
            <text:p>3890</text:p>
          </table:table-cell>
          <table:table-cell office:value-type="float" office:value="10950" calcext:value-type="float">
            <text:p>109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564" calcext:value-type="float">
            <text:p>476564</text:p>
          </table:table-cell>
          <table:table-cell office:value-type="float" office:value="431932" calcext:value-type="float">
            <text:p>431932</text:p>
          </table:table-cell>
          <table:table-cell office:value-type="float" office:value="7479796" calcext:value-type="float">
            <text:p>7479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8843" calcext:value-type="float">
            <text:p>88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316" calcext:value-type="float">
            <text:p>476316</text:p>
          </table:table-cell>
          <table:table-cell office:value-type="float" office:value="431932" calcext:value-type="float">
            <text:p>431932</text:p>
          </table:table-cell>
          <table:table-cell office:value-type="float" office:value="7479800" calcext:value-type="float">
            <text:p>7479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4" calcext:value-type="float">
            <text:p>4294</text:p>
          </table:table-cell>
          <table:table-cell office:value-type="float" office:value="11104" calcext:value-type="float">
            <text:p>1110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316" calcext:value-type="float">
            <text:p>476316</text:p>
          </table:table-cell>
          <table:table-cell office:value-type="float" office:value="431932" calcext:value-type="float">
            <text:p>431932</text:p>
          </table:table-cell>
          <table:table-cell office:value-type="float" office:value="7479800" calcext:value-type="float">
            <text:p>7479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float" office:value="7395" calcext:value-type="float">
            <text:p>73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260" calcext:value-type="float">
            <text:p>476260</text:p>
          </table:table-cell>
          <table:table-cell office:value-type="float" office:value="431932" calcext:value-type="float">
            <text:p>431932</text:p>
          </table:table-cell>
          <table:table-cell office:value-type="float" office:value="7479804" calcext:value-type="float">
            <text:p>7479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8777" calcext:value-type="float">
            <text:p>87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260" calcext:value-type="float">
            <text:p>476260</text:p>
          </table:table-cell>
          <table:table-cell office:value-type="float" office:value="431932" calcext:value-type="float">
            <text:p>431932</text:p>
          </table:table-cell>
          <table:table-cell office:value-type="float" office:value="7479804" calcext:value-type="float">
            <text:p>7479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7384" calcext:value-type="float">
            <text:p>738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8312" calcext:value-type="float">
            <text:p>478312</text:p>
          </table:table-cell>
          <table:table-cell office:value-type="float" office:value="431948" calcext:value-type="float">
            <text:p>431948</text:p>
          </table:table-cell>
          <table:table-cell office:value-type="float" office:value="7479804" calcext:value-type="float">
            <text:p>7479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516" calcext:value-type="float">
            <text:p>4516</text:p>
          </table:table-cell>
          <table:table-cell office:value-type="float" office:value="10856" calcext:value-type="float">
            <text:p>1085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8088" calcext:value-type="float">
            <text:p>478088</text:p>
          </table:table-cell>
          <table:table-cell office:value-type="float" office:value="431948" calcext:value-type="float">
            <text:p>431948</text:p>
          </table:table-cell>
          <table:table-cell office:value-type="float" office:value="7479808" calcext:value-type="float">
            <text:p>7479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461" calcext:value-type="float">
            <text:p>3461</text:p>
          </table:table-cell>
          <table:table-cell office:value-type="float" office:value="7275" calcext:value-type="float">
            <text:p>72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8088" calcext:value-type="float">
            <text:p>478088</text:p>
          </table:table-cell>
          <table:table-cell office:value-type="float" office:value="431948" calcext:value-type="float">
            <text:p>431948</text:p>
          </table:table-cell>
          <table:table-cell office:value-type="float" office:value="7479812" calcext:value-type="float">
            <text:p>7479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6" calcext:value-type="float">
            <text:p>3476</text:p>
          </table:table-cell>
          <table:table-cell office:value-type="float" office:value="8513" calcext:value-type="float">
            <text:p>85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8088" calcext:value-type="float">
            <text:p>478088</text:p>
          </table:table-cell>
          <table:table-cell office:value-type="float" office:value="431948" calcext:value-type="float">
            <text:p>431948</text:p>
          </table:table-cell>
          <table:table-cell office:value-type="float" office:value="7479812" calcext:value-type="float">
            <text:p>7479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 office:value-type="float" office:value="7234" calcext:value-type="float">
            <text:p>72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8088" calcext:value-type="float">
            <text:p>478088</text:p>
          </table:table-cell>
          <table:table-cell office:value-type="float" office:value="431948" calcext:value-type="float">
            <text:p>431948</text:p>
          </table:table-cell>
          <table:table-cell office:value-type="float" office:value="7479812" calcext:value-type="float">
            <text:p>7479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8145" calcext:value-type="float">
            <text:p>81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8088" calcext:value-type="float">
            <text:p>478088</text:p>
          </table:table-cell>
          <table:table-cell office:value-type="float" office:value="431956" calcext:value-type="float">
            <text:p>431956</text:p>
          </table:table-cell>
          <table:table-cell office:value-type="float" office:value="7479812" calcext:value-type="float">
            <text:p>7479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194" calcext:value-type="float">
            <text:p>3194</text:p>
          </table:table-cell>
          <table:table-cell office:value-type="float" office:value="7331" calcext:value-type="float">
            <text:p>73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8088" calcext:value-type="float">
            <text:p>478088</text:p>
          </table:table-cell>
          <table:table-cell office:value-type="float" office:value="431956" calcext:value-type="float">
            <text:p>431956</text:p>
          </table:table-cell>
          <table:table-cell office:value-type="float" office:value="7479816" calcext:value-type="float">
            <text:p>7479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47" calcext:value-type="float">
            <text:p>3547</text:p>
          </table:table-cell>
          <table:table-cell office:value-type="float" office:value="8943" calcext:value-type="float">
            <text:p>894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864" calcext:value-type="float">
            <text:p>477864</text:p>
          </table:table-cell>
          <table:table-cell office:value-type="float" office:value="431956" calcext:value-type="float">
            <text:p>431956</text:p>
          </table:table-cell>
          <table:table-cell office:value-type="float" office:value="7479820" calcext:value-type="float">
            <text:p>7479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6963" calcext:value-type="float">
            <text:p>69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864" calcext:value-type="float">
            <text:p>477864</text:p>
          </table:table-cell>
          <table:table-cell office:value-type="float" office:value="431956" calcext:value-type="float">
            <text:p>431956</text:p>
          </table:table-cell>
          <table:table-cell office:value-type="float" office:value="7479820" calcext:value-type="float">
            <text:p>7479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8259" calcext:value-type="float">
            <text:p>82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864" calcext:value-type="float">
            <text:p>477864</text:p>
          </table:table-cell>
          <table:table-cell office:value-type="float" office:value="431956" calcext:value-type="float">
            <text:p>431956</text:p>
          </table:table-cell>
          <table:table-cell office:value-type="float" office:value="7479820" calcext:value-type="float">
            <text:p>7479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6985" calcext:value-type="float">
            <text:p>69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864" calcext:value-type="float">
            <text:p>477864</text:p>
          </table:table-cell>
          <table:table-cell office:value-type="float" office:value="431964" calcext:value-type="float">
            <text:p>431964</text:p>
          </table:table-cell>
          <table:table-cell office:value-type="float" office:value="7479820" calcext:value-type="float">
            <text:p>7479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462" calcext:value-type="float">
            <text:p>4462</text:p>
          </table:table-cell>
          <table:table-cell office:value-type="float" office:value="8937" calcext:value-type="float">
            <text:p>893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864" calcext:value-type="float">
            <text:p>477864</text:p>
          </table:table-cell>
          <table:table-cell office:value-type="float" office:value="431964" calcext:value-type="float">
            <text:p>431964</text:p>
          </table:table-cell>
          <table:table-cell office:value-type="float" office:value="7479828" calcext:value-type="float">
            <text:p>7479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590" calcext:value-type="float">
            <text:p>3590</text:p>
          </table:table-cell>
          <table:table-cell office:value-type="float" office:value="7103" calcext:value-type="float">
            <text:p>71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864" calcext:value-type="float">
            <text:p>477864</text:p>
          </table:table-cell>
          <table:table-cell office:value-type="float" office:value="431964" calcext:value-type="float">
            <text:p>431964</text:p>
          </table:table-cell>
          <table:table-cell office:value-type="float" office:value="7479840" calcext:value-type="float">
            <text:p>747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3833" calcext:value-type="float">
            <text:p>3833</text:p>
          </table:table-cell>
          <table:table-cell office:value-type="float" office:value="8324" calcext:value-type="float">
            <text:p>83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864" calcext:value-type="float">
            <text:p>477864</text:p>
          </table:table-cell>
          <table:table-cell office:value-type="float" office:value="431964" calcext:value-type="float">
            <text:p>431964</text:p>
          </table:table-cell>
          <table:table-cell office:value-type="float" office:value="7479648" calcext:value-type="float">
            <text:p>7479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7031" calcext:value-type="float">
            <text:p>70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864" calcext:value-type="float">
            <text:p>477864</text:p>
          </table:table-cell>
          <table:table-cell office:value-type="float" office:value="431964" calcext:value-type="float">
            <text:p>431964</text:p>
          </table:table-cell>
          <table:table-cell office:value-type="float" office:value="7479648" calcext:value-type="float">
            <text:p>7479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5" calcext:value-type="float">
            <text:p>3095</text:p>
          </table:table-cell>
          <table:table-cell office:value-type="float" office:value="8011" calcext:value-type="float">
            <text:p>80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864" calcext:value-type="float">
            <text:p>477864</text:p>
          </table:table-cell>
          <table:table-cell office:value-type="float" office:value="431964" calcext:value-type="float">
            <text:p>431964</text:p>
          </table:table-cell>
          <table:table-cell office:value-type="float" office:value="7479648" calcext:value-type="float">
            <text:p>7479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06" calcext:value-type="float">
            <text:p>2906</text:p>
          </table:table-cell>
          <table:table-cell office:value-type="float" office:value="7151" calcext:value-type="float">
            <text:p>71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76" calcext:value-type="float">
            <text:p>431976</text:p>
          </table:table-cell>
          <table:table-cell office:value-type="float" office:value="7479656" calcext:value-type="float">
            <text:p>7479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3056" calcext:value-type="float">
            <text:p>3056</text:p>
          </table:table-cell>
          <table:table-cell office:value-type="float" office:value="8808" calcext:value-type="float">
            <text:p>880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76" calcext:value-type="float">
            <text:p>431976</text:p>
          </table:table-cell>
          <table:table-cell office:value-type="float" office:value="7479652" calcext:value-type="float">
            <text:p>7479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56" calcext:value-type="float">
            <text:p>3056</text:p>
          </table:table-cell>
          <table:table-cell office:value-type="float" office:value="6273" calcext:value-type="float">
            <text:p>627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76" calcext:value-type="float">
            <text:p>431976</text:p>
          </table:table-cell>
          <table:table-cell office:value-type="float" office:value="7479652" calcext:value-type="float">
            <text:p>7479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8391" calcext:value-type="float">
            <text:p>83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76" calcext:value-type="float">
            <text:p>431976</text:p>
          </table:table-cell>
          <table:table-cell office:value-type="float" office:value="7479652" calcext:value-type="float">
            <text:p>7479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2" calcext:value-type="float">
            <text:p>3282</text:p>
          </table:table-cell>
          <table:table-cell office:value-type="float" office:value="6966" calcext:value-type="float">
            <text:p>69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76" calcext:value-type="float">
            <text:p>431976</text:p>
          </table:table-cell>
          <table:table-cell office:value-type="float" office:value="7479660" calcext:value-type="float">
            <text:p>7479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8179" calcext:value-type="float">
            <text:p>81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84" calcext:value-type="float">
            <text:p>431984</text:p>
          </table:table-cell>
          <table:table-cell office:value-type="float" office:value="7479660" calcext:value-type="float">
            <text:p>7479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065" calcext:value-type="float">
            <text:p>4065</text:p>
          </table:table-cell>
          <table:table-cell office:value-type="float" office:value="7091" calcext:value-type="float">
            <text:p>70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84" calcext:value-type="float">
            <text:p>431984</text:p>
          </table:table-cell>
          <table:table-cell office:value-type="float" office:value="7479672" calcext:value-type="float">
            <text:p>7479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7877" calcext:value-type="float">
            <text:p>78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84" calcext:value-type="float">
            <text:p>431984</text:p>
          </table:table-cell>
          <table:table-cell office:value-type="float" office:value="7479672" calcext:value-type="float">
            <text:p>7479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7113" calcext:value-type="float">
            <text:p>71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84" calcext:value-type="float">
            <text:p>431984</text:p>
          </table:table-cell>
          <table:table-cell office:value-type="float" office:value="7479672" calcext:value-type="float">
            <text:p>7479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3" calcext:value-type="float">
            <text:p>2313</text:p>
          </table:table-cell>
          <table:table-cell office:value-type="float" office:value="8078" calcext:value-type="float">
            <text:p>807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84" calcext:value-type="float">
            <text:p>431984</text:p>
          </table:table-cell>
          <table:table-cell office:value-type="float" office:value="7479676" calcext:value-type="float">
            <text:p>7479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7067" calcext:value-type="float">
            <text:p>706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84" calcext:value-type="float">
            <text:p>431984</text:p>
          </table:table-cell>
          <table:table-cell office:value-type="float" office:value="7479696" calcext:value-type="float">
            <text:p>7479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7" calcext:value-type="float">
            <text:p>3407</text:p>
          </table:table-cell>
          <table:table-cell office:value-type="float" office:value="8186" calcext:value-type="float">
            <text:p>818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92" calcext:value-type="float">
            <text:p>431992</text:p>
          </table:table-cell>
          <table:table-cell office:value-type="float" office:value="7479704" calcext:value-type="float">
            <text:p>7479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420" calcext:value-type="float">
            <text:p>3420</text:p>
          </table:table-cell>
          <table:table-cell office:value-type="float" office:value="7024" calcext:value-type="float">
            <text:p>70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92" calcext:value-type="float">
            <text:p>431992</text:p>
          </table:table-cell>
          <table:table-cell office:value-type="float" office:value="7479704" calcext:value-type="float">
            <text:p>7479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8639" calcext:value-type="float">
            <text:p>86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640" calcext:value-type="float">
            <text:p>477640</text:p>
          </table:table-cell>
          <table:table-cell office:value-type="float" office:value="431992" calcext:value-type="float">
            <text:p>431992</text:p>
          </table:table-cell>
          <table:table-cell office:value-type="float" office:value="7479708" calcext:value-type="float">
            <text:p>7479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7339" calcext:value-type="float">
            <text:p>73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476" calcext:value-type="float">
            <text:p>477476</text:p>
          </table:table-cell>
          <table:table-cell office:value-type="float" office:value="431992" calcext:value-type="float">
            <text:p>431992</text:p>
          </table:table-cell>
          <table:table-cell office:value-type="float" office:value="7479708" calcext:value-type="float">
            <text:p>7479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05" calcext:value-type="float">
            <text:p>3505</text:p>
          </table:table-cell>
          <table:table-cell office:value-type="float" office:value="9897" calcext:value-type="float">
            <text:p>989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476" calcext:value-type="float">
            <text:p>477476</text:p>
          </table:table-cell>
          <table:table-cell office:value-type="float" office:value="431992" calcext:value-type="float">
            <text:p>431992</text:p>
          </table:table-cell>
          <table:table-cell office:value-type="float" office:value="7479708" calcext:value-type="float">
            <text:p>7479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736" calcext:value-type="float">
            <text:p>3736</text:p>
          </table:table-cell>
          <table:table-cell office:value-type="float" office:value="7908" calcext:value-type="float">
            <text:p>79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476" calcext:value-type="float">
            <text:p>477476</text:p>
          </table:table-cell>
          <table:table-cell office:value-type="float" office:value="432000" calcext:value-type="float">
            <text:p>432000</text:p>
          </table:table-cell>
          <table:table-cell office:value-type="float" office:value="7479700" calcext:value-type="float">
            <text:p>7479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82" calcext:value-type="float">
            <text:p>3082</text:p>
          </table:table-cell>
          <table:table-cell office:value-type="float" office:value="8148" calcext:value-type="float">
            <text:p>81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2" calcext:value-type="float">
            <text:p>477252</text:p>
          </table:table-cell>
          <table:table-cell office:value-type="float" office:value="432000" calcext:value-type="float">
            <text:p>432000</text:p>
          </table:table-cell>
          <table:table-cell office:value-type="float" office:value="7479812" calcext:value-type="float">
            <text:p>7479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float" office:value="7127" calcext:value-type="float">
            <text:p>71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2" calcext:value-type="float">
            <text:p>477252</text:p>
          </table:table-cell>
          <table:table-cell office:value-type="float" office:value="432000" calcext:value-type="float">
            <text:p>432000</text:p>
          </table:table-cell>
          <table:table-cell office:value-type="float" office:value="7479892" calcext:value-type="float">
            <text:p>7479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9121" calcext:value-type="float">
            <text:p>91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2" calcext:value-type="float">
            <text:p>477252</text:p>
          </table:table-cell>
          <table:table-cell office:value-type="float" office:value="432024" calcext:value-type="float">
            <text:p>432024</text:p>
          </table:table-cell>
          <table:table-cell office:value-type="float" office:value="7479892" calcext:value-type="float">
            <text:p>7479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362" calcext:value-type="float">
            <text:p>3362</text:p>
          </table:table-cell>
          <table:table-cell office:value-type="float" office:value="7736" calcext:value-type="float">
            <text:p>77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2" calcext:value-type="float">
            <text:p>477252</text:p>
          </table:table-cell>
          <table:table-cell office:value-type="float" office:value="432024" calcext:value-type="float">
            <text:p>432024</text:p>
          </table:table-cell>
          <table:table-cell office:value-type="float" office:value="7479892" calcext:value-type="float">
            <text:p>7479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420" calcext:value-type="float">
            <text:p>3420</text:p>
          </table:table-cell>
          <table:table-cell office:value-type="float" office:value="8189" calcext:value-type="float">
            <text:p>81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2" calcext:value-type="float">
            <text:p>477252</text:p>
          </table:table-cell>
          <table:table-cell office:value-type="float" office:value="432024" calcext:value-type="float">
            <text:p>432024</text:p>
          </table:table-cell>
          <table:table-cell office:value-type="float" office:value="7479892" calcext:value-type="float">
            <text:p>7479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2" calcext:value-type="float">
            <text:p>477252</text:p>
          </table:table-cell>
          <table:table-cell office:value-type="float" office:value="432024" calcext:value-type="float">
            <text:p>432024</text:p>
          </table:table-cell>
          <table:table-cell office:value-type="float" office:value="7479908" calcext:value-type="float">
            <text:p>7479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7813" calcext:value-type="float">
            <text:p>78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2" calcext:value-type="float">
            <text:p>477252</text:p>
          </table:table-cell>
          <table:table-cell office:value-type="float" office:value="432024" calcext:value-type="float">
            <text:p>432024</text:p>
          </table:table-cell>
          <table:table-cell office:value-type="float" office:value="7479908" calcext:value-type="float">
            <text:p>7479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133" calcext:value-type="float">
            <text:p>3133</text:p>
          </table:table-cell>
          <table:table-cell office:value-type="float" office:value="7097" calcext:value-type="float">
            <text:p>70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00" calcext:value-type="float">
            <text:p>477000</text:p>
          </table:table-cell>
          <table:table-cell office:value-type="float" office:value="432032" calcext:value-type="float">
            <text:p>432032</text:p>
          </table:table-cell>
          <table:table-cell office:value-type="float" office:value="7479908" calcext:value-type="float">
            <text:p>7479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77" calcext:value-type="float">
            <text:p>3277</text:p>
          </table:table-cell>
          <table:table-cell office:value-type="float" office:value="7953" calcext:value-type="float">
            <text:p>79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00" calcext:value-type="float">
            <text:p>477000</text:p>
          </table:table-cell>
          <table:table-cell office:value-type="float" office:value="432032" calcext:value-type="float">
            <text:p>432032</text:p>
          </table:table-cell>
          <table:table-cell office:value-type="float" office:value="7479908" calcext:value-type="float">
            <text:p>7479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6988" calcext:value-type="float">
            <text:p>69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00" calcext:value-type="float">
            <text:p>477000</text:p>
          </table:table-cell>
          <table:table-cell office:value-type="float" office:value="432036" calcext:value-type="float">
            <text:p>432036</text:p>
          </table:table-cell>
          <table:table-cell office:value-type="float" office:value="7479916" calcext:value-type="float">
            <text:p>7479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77" calcext:value-type="float">
            <text:p>3177</text:p>
          </table:table-cell>
          <table:table-cell office:value-type="float" office:value="8572" calcext:value-type="float">
            <text:p>85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00" calcext:value-type="float">
            <text:p>477000</text:p>
          </table:table-cell>
          <table:table-cell office:value-type="float" office:value="432036" calcext:value-type="float">
            <text:p>432036</text:p>
          </table:table-cell>
          <table:table-cell office:value-type="float" office:value="7479920" calcext:value-type="float">
            <text:p>7479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6" calcext:value-type="float">
            <text:p>2776</text:p>
          </table:table-cell>
          <table:table-cell office:value-type="float" office:value="6856" calcext:value-type="float">
            <text:p>68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00" calcext:value-type="float">
            <text:p>477000</text:p>
          </table:table-cell>
          <table:table-cell office:value-type="float" office:value="432036" calcext:value-type="float">
            <text:p>432036</text:p>
          </table:table-cell>
          <table:table-cell office:value-type="float" office:value="7479920" calcext:value-type="float">
            <text:p>7479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8747" calcext:value-type="float">
            <text:p>874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6" calcext:value-type="float">
            <text:p>477256</text:p>
          </table:table-cell>
          <table:table-cell office:value-type="float" office:value="432036" calcext:value-type="float">
            <text:p>432036</text:p>
          </table:table-cell>
          <table:table-cell office:value-type="float" office:value="7479920" calcext:value-type="float">
            <text:p>7479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3" calcext:value-type="float">
            <text:p>2713</text:p>
          </table:table-cell>
          <table:table-cell office:value-type="float" office:value="7055" calcext:value-type="float">
            <text:p>70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6" calcext:value-type="float">
            <text:p>477256</text:p>
          </table:table-cell>
          <table:table-cell office:value-type="float" office:value="432044" calcext:value-type="float">
            <text:p>432044</text:p>
          </table:table-cell>
          <table:table-cell office:value-type="float" office:value="7479920" calcext:value-type="float">
            <text:p>7479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690" calcext:value-type="float">
            <text:p>3690</text:p>
          </table:table-cell>
          <table:table-cell office:value-type="float" office:value="8061" calcext:value-type="float">
            <text:p>806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6" calcext:value-type="float">
            <text:p>477256</text:p>
          </table:table-cell>
          <table:table-cell office:value-type="float" office:value="432044" calcext:value-type="float">
            <text:p>432044</text:p>
          </table:table-cell>
          <table:table-cell office:value-type="float" office:value="7479932" calcext:value-type="float">
            <text:p>7479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2715" calcext:value-type="float">
            <text:p>2715</text:p>
          </table:table-cell>
          <table:table-cell office:value-type="float" office:value="7008" calcext:value-type="float">
            <text:p>70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256" calcext:value-type="float">
            <text:p>477256</text:p>
          </table:table-cell>
          <table:table-cell office:value-type="float" office:value="432044" calcext:value-type="float">
            <text:p>432044</text:p>
          </table:table-cell>
          <table:table-cell office:value-type="float" office:value="7479936" calcext:value-type="float">
            <text:p>7479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5" calcext:value-type="float">
            <text:p>3955</text:p>
          </table:table-cell>
          <table:table-cell office:value-type="float" office:value="8762" calcext:value-type="float">
            <text:p>87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32" calcext:value-type="float">
            <text:p>477032</text:p>
          </table:table-cell>
          <table:table-cell office:value-type="float" office:value="432044" calcext:value-type="float">
            <text:p>432044</text:p>
          </table:table-cell>
          <table:table-cell office:value-type="float" office:value="7479936" calcext:value-type="float">
            <text:p>7479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7049" calcext:value-type="float">
            <text:p>70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32" calcext:value-type="float">
            <text:p>477032</text:p>
          </table:table-cell>
          <table:table-cell office:value-type="float" office:value="432044" calcext:value-type="float">
            <text:p>432044</text:p>
          </table:table-cell>
          <table:table-cell office:value-type="float" office:value="7479936" calcext:value-type="float">
            <text:p>7479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8739" calcext:value-type="float">
            <text:p>87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32" calcext:value-type="float">
            <text:p>477032</text:p>
          </table:table-cell>
          <table:table-cell office:value-type="float" office:value="432044" calcext:value-type="float">
            <text:p>432044</text:p>
          </table:table-cell>
          <table:table-cell office:value-type="float" office:value="7479936" calcext:value-type="float">
            <text:p>7479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office:value-type="float" office:value="7011" calcext:value-type="float">
            <text:p>70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32" calcext:value-type="float">
            <text:p>477032</text:p>
          </table:table-cell>
          <table:table-cell office:value-type="float" office:value="432052" calcext:value-type="float">
            <text:p>432052</text:p>
          </table:table-cell>
          <table:table-cell office:value-type="float" office:value="7479940" calcext:value-type="float">
            <text:p>7479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97" calcext:value-type="float">
            <text:p>3397</text:p>
          </table:table-cell>
          <table:table-cell office:value-type="float" office:value="8059" calcext:value-type="float">
            <text:p>80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32" calcext:value-type="float">
            <text:p>477032</text:p>
          </table:table-cell>
          <table:table-cell office:value-type="float" office:value="432052" calcext:value-type="float">
            <text:p>432052</text:p>
          </table:table-cell>
          <table:table-cell office:value-type="float" office:value="7479944" calcext:value-type="float">
            <text:p>7479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office:value-type="float" office:value="7272" calcext:value-type="float">
            <text:p>72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32" calcext:value-type="float">
            <text:p>477032</text:p>
          </table:table-cell>
          <table:table-cell office:value-type="float" office:value="432052" calcext:value-type="float">
            <text:p>432052</text:p>
          </table:table-cell>
          <table:table-cell office:value-type="float" office:value="7479944" calcext:value-type="float">
            <text:p>7479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3" calcext:value-type="float">
            <text:p>3163</text:p>
          </table:table-cell>
          <table:table-cell office:value-type="float" office:value="7910" calcext:value-type="float">
            <text:p>79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32" calcext:value-type="float">
            <text:p>477032</text:p>
          </table:table-cell>
          <table:table-cell office:value-type="float" office:value="432052" calcext:value-type="float">
            <text:p>432052</text:p>
          </table:table-cell>
          <table:table-cell office:value-type="float" office:value="7479944" calcext:value-type="float">
            <text:p>7479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9" calcext:value-type="float">
            <text:p>3599</text:p>
          </table:table-cell>
          <table:table-cell office:value-type="float" office:value="7202" calcext:value-type="float">
            <text:p>72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7032" calcext:value-type="float">
            <text:p>477032</text:p>
          </table:table-cell>
          <table:table-cell office:value-type="float" office:value="432052" calcext:value-type="float">
            <text:p>432052</text:p>
          </table:table-cell>
          <table:table-cell office:value-type="float" office:value="7479944" calcext:value-type="float">
            <text:p>7479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8583" calcext:value-type="float">
            <text:p>85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780" calcext:value-type="float">
            <text:p>476780</text:p>
          </table:table-cell>
          <table:table-cell office:value-type="float" office:value="432052" calcext:value-type="float">
            <text:p>432052</text:p>
          </table:table-cell>
          <table:table-cell office:value-type="float" office:value="7479948" calcext:value-type="float">
            <text:p>7479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office:value-type="float" office:value="6994" calcext:value-type="float">
            <text:p>69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780" calcext:value-type="float">
            <text:p>476780</text:p>
          </table:table-cell>
          <table:table-cell office:value-type="float" office:value="432060" calcext:value-type="float">
            <text:p>432060</text:p>
          </table:table-cell>
          <table:table-cell office:value-type="float" office:value="7479948" calcext:value-type="float">
            <text:p>7479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30" calcext:value-type="float">
            <text:p>3230</text:p>
          </table:table-cell>
          <table:table-cell office:value-type="float" office:value="8169" calcext:value-type="float">
            <text:p>816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780" calcext:value-type="float">
            <text:p>476780</text:p>
          </table:table-cell>
          <table:table-cell office:value-type="float" office:value="432060" calcext:value-type="float">
            <text:p>432060</text:p>
          </table:table-cell>
          <table:table-cell office:value-type="float" office:value="7479948" calcext:value-type="float">
            <text:p>7479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7" calcext:value-type="float">
            <text:p>3547</text:p>
          </table:table-cell>
          <table:table-cell office:value-type="float" office:value="7072" calcext:value-type="float">
            <text:p>70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60" calcext:value-type="float">
            <text:p>480560</text:p>
          </table:table-cell>
          <table:table-cell office:value-type="float" office:value="432076" calcext:value-type="float">
            <text:p>432076</text:p>
          </table:table-cell>
          <table:table-cell office:value-type="float" office:value="7479952" calcext:value-type="float">
            <text:p>7479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297" calcext:value-type="float">
            <text:p>4297</text:p>
          </table:table-cell>
          <table:table-cell office:value-type="float" office:value="11694" calcext:value-type="float">
            <text:p>116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60" calcext:value-type="float">
            <text:p>480560</text:p>
          </table:table-cell>
          <table:table-cell office:value-type="float" office:value="432076" calcext:value-type="float">
            <text:p>432076</text:p>
          </table:table-cell>
          <table:table-cell office:value-type="float" office:value="7479956" calcext:value-type="float">
            <text:p>7479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6852" calcext:value-type="float">
            <text:p>68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60" calcext:value-type="float">
            <text:p>480560</text:p>
          </table:table-cell>
          <table:table-cell office:value-type="float" office:value="432076" calcext:value-type="float">
            <text:p>432076</text:p>
          </table:table-cell>
          <table:table-cell office:value-type="float" office:value="7479956" calcext:value-type="float">
            <text:p>7479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7" calcext:value-type="float">
            <text:p>4197</text:p>
          </table:table-cell>
          <table:table-cell office:value-type="float" office:value="8451" calcext:value-type="float">
            <text:p>84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892" calcext:value-type="float">
            <text:p>479892</text:p>
          </table:table-cell>
          <table:table-cell office:value-type="float" office:value="432076" calcext:value-type="float">
            <text:p>432076</text:p>
          </table:table-cell>
          <table:table-cell office:value-type="float" office:value="7479956" calcext:value-type="float">
            <text:p>7479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7205" calcext:value-type="float">
            <text:p>72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892" calcext:value-type="float">
            <text:p>479892</text:p>
          </table:table-cell>
          <table:table-cell office:value-type="float" office:value="432076" calcext:value-type="float">
            <text:p>432076</text:p>
          </table:table-cell>
          <table:table-cell office:value-type="float" office:value="7479920" calcext:value-type="float">
            <text:p>7479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7941" calcext:value-type="float">
            <text:p>79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892" calcext:value-type="float">
            <text:p>479892</text:p>
          </table:table-cell>
          <table:table-cell office:value-type="float" office:value="432084" calcext:value-type="float">
            <text:p>432084</text:p>
          </table:table-cell>
          <table:table-cell office:value-type="float" office:value="7479920" calcext:value-type="float">
            <text:p>7479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24" calcext:value-type="float">
            <text:p>2824</text:p>
          </table:table-cell>
          <table:table-cell office:value-type="float" office:value="7151" calcext:value-type="float">
            <text:p>71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148" calcext:value-type="float">
            <text:p>480148</text:p>
          </table:table-cell>
          <table:table-cell office:value-type="float" office:value="432084" calcext:value-type="float">
            <text:p>432084</text:p>
          </table:table-cell>
          <table:table-cell office:value-type="float" office:value="7479924" calcext:value-type="float">
            <text:p>7479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8" calcext:value-type="float">
            <text:p>3528</text:p>
          </table:table-cell>
          <table:table-cell office:value-type="float" office:value="8565" calcext:value-type="float">
            <text:p>856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148" calcext:value-type="float">
            <text:p>480148</text:p>
          </table:table-cell>
          <table:table-cell office:value-type="float" office:value="432084" calcext:value-type="float">
            <text:p>432084</text:p>
          </table:table-cell>
          <table:table-cell office:value-type="float" office:value="7479924" calcext:value-type="float">
            <text:p>7479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3" calcext:value-type="float">
            <text:p>3953</text:p>
          </table:table-cell>
          <table:table-cell office:value-type="float" office:value="7248" calcext:value-type="float">
            <text:p>72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148" calcext:value-type="float">
            <text:p>480148</text:p>
          </table:table-cell>
          <table:table-cell office:value-type="float" office:value="432084" calcext:value-type="float">
            <text:p>432084</text:p>
          </table:table-cell>
          <table:table-cell office:value-type="float" office:value="7479924" calcext:value-type="float">
            <text:p>7479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office:value-type="float" office:value="8717" calcext:value-type="float">
            <text:p>87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148" calcext:value-type="float">
            <text:p>480148</text:p>
          </table:table-cell>
          <table:table-cell office:value-type="float" office:value="432084" calcext:value-type="float">
            <text:p>432084</text:p>
          </table:table-cell>
          <table:table-cell office:value-type="float" office:value="7479924" calcext:value-type="float">
            <text:p>7479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6" calcext:value-type="float">
            <text:p>3446</text:p>
          </table:table-cell>
          <table:table-cell office:value-type="float" office:value="7108" calcext:value-type="float">
            <text:p>71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148" calcext:value-type="float">
            <text:p>480148</text:p>
          </table:table-cell>
          <table:table-cell office:value-type="float" office:value="432084" calcext:value-type="float">
            <text:p>432084</text:p>
          </table:table-cell>
          <table:table-cell office:value-type="float" office:value="7479928" calcext:value-type="float">
            <text:p>74799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7754" calcext:value-type="float">
            <text:p>77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148" calcext:value-type="float">
            <text:p>480148</text:p>
          </table:table-cell>
          <table:table-cell office:value-type="float" office:value="432092" calcext:value-type="float">
            <text:p>432092</text:p>
          </table:table-cell>
          <table:table-cell office:value-type="float" office:value="7479940" calcext:value-type="float">
            <text:p>7479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561" calcext:value-type="float">
            <text:p>3561</text:p>
          </table:table-cell>
          <table:table-cell office:value-type="float" office:value="7246" calcext:value-type="float">
            <text:p>72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148" calcext:value-type="float">
            <text:p>480148</text:p>
          </table:table-cell>
          <table:table-cell office:value-type="float" office:value="432092" calcext:value-type="float">
            <text:p>432092</text:p>
          </table:table-cell>
          <table:table-cell office:value-type="float" office:value="7479952" calcext:value-type="float">
            <text:p>7479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2" calcext:value-type="float">
            <text:p>3352</text:p>
          </table:table-cell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148" calcext:value-type="float">
            <text:p>480148</text:p>
          </table:table-cell>
          <table:table-cell office:value-type="float" office:value="432092" calcext:value-type="float">
            <text:p>432092</text:p>
          </table:table-cell>
          <table:table-cell office:value-type="float" office:value="7479948" calcext:value-type="float">
            <text:p>7479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3611" calcext:value-type="float">
            <text:p>3611</text:p>
          </table:table-cell>
          <table:table-cell office:value-type="float" office:value="6826" calcext:value-type="float">
            <text:p>68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900" calcext:value-type="float">
            <text:p>479900</text:p>
          </table:table-cell>
          <table:table-cell office:value-type="float" office:value="432092" calcext:value-type="float">
            <text:p>432092</text:p>
          </table:table-cell>
          <table:table-cell office:value-type="float" office:value="7479948" calcext:value-type="float">
            <text:p>7479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8188" calcext:value-type="float">
            <text:p>81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900" calcext:value-type="float">
            <text:p>479900</text:p>
          </table:table-cell>
          <table:table-cell office:value-type="float" office:value="432092" calcext:value-type="float">
            <text:p>432092</text:p>
          </table:table-cell>
          <table:table-cell office:value-type="float" office:value="7479952" calcext:value-type="float">
            <text:p>7479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0" calcext:value-type="float">
            <text:p>2830</text:p>
          </table:table-cell>
          <table:table-cell office:value-type="float" office:value="6977" calcext:value-type="float">
            <text:p>697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948" calcext:value-type="float">
            <text:p>479948</text:p>
          </table:table-cell>
          <table:table-cell office:value-type="float" office:value="432092" calcext:value-type="float">
            <text:p>432092</text:p>
          </table:table-cell>
          <table:table-cell office:value-type="float" office:value="7479952" calcext:value-type="float">
            <text:p>7479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7" calcext:value-type="float">
            <text:p>3347</text:p>
          </table:table-cell>
          <table:table-cell office:value-type="float" office:value="7998" calcext:value-type="float">
            <text:p>79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724" calcext:value-type="float">
            <text:p>479724</text:p>
          </table:table-cell>
          <table:table-cell office:value-type="float" office:value="432096" calcext:value-type="float">
            <text:p>432096</text:p>
          </table:table-cell>
          <table:table-cell office:value-type="float" office:value="7479952" calcext:value-type="float">
            <text:p>7479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474" calcext:value-type="float">
            <text:p>3474</text:p>
          </table:table-cell>
          <table:table-cell office:value-type="float" office:value="7146" calcext:value-type="float">
            <text:p>71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724" calcext:value-type="float">
            <text:p>479724</text:p>
          </table:table-cell>
          <table:table-cell office:value-type="float" office:value="432096" calcext:value-type="float">
            <text:p>432096</text:p>
          </table:table-cell>
          <table:table-cell office:value-type="float" office:value="7479952" calcext:value-type="float">
            <text:p>7479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712" calcext:value-type="float">
            <text:p>3712</text:p>
          </table:table-cell>
          <table:table-cell office:value-type="float" office:value="8122" calcext:value-type="float">
            <text:p>81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724" calcext:value-type="float">
            <text:p>479724</text:p>
          </table:table-cell>
          <table:table-cell office:value-type="float" office:value="432096" calcext:value-type="float">
            <text:p>432096</text:p>
          </table:table-cell>
          <table:table-cell office:value-type="float" office:value="7479952" calcext:value-type="float">
            <text:p>7479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4" calcext:value-type="float">
            <text:p>3254</text:p>
          </table:table-cell>
          <table:table-cell office:value-type="float" office:value="6921" calcext:value-type="float">
            <text:p>69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724" calcext:value-type="float">
            <text:p>479724</text:p>
          </table:table-cell>
          <table:table-cell office:value-type="float" office:value="432096" calcext:value-type="float">
            <text:p>432096</text:p>
          </table:table-cell>
          <table:table-cell office:value-type="float" office:value="7479952" calcext:value-type="float">
            <text:p>7479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2" calcext:value-type="float">
            <text:p>3312</text:p>
          </table:table-cell>
          <table:table-cell office:value-type="float" office:value="7589" calcext:value-type="float">
            <text:p>758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724" calcext:value-type="float">
            <text:p>479724</text:p>
          </table:table-cell>
          <table:table-cell office:value-type="float" office:value="432096" calcext:value-type="float">
            <text:p>432096</text:p>
          </table:table-cell>
          <table:table-cell office:value-type="float" office:value="7479952" calcext:value-type="float">
            <text:p>7479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3674" calcext:value-type="float">
            <text:p>3674</text:p>
          </table:table-cell>
          <table:table-cell office:value-type="float" office:value="6972" calcext:value-type="float">
            <text:p>69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752" calcext:value-type="float">
            <text:p>479752</text:p>
          </table:table-cell>
          <table:table-cell office:value-type="float" office:value="432096" calcext:value-type="float">
            <text:p>432096</text:p>
          </table:table-cell>
          <table:table-cell office:value-type="float" office:value="7479696" calcext:value-type="float">
            <text:p>7479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office:value-type="float" office:value="7922" calcext:value-type="float">
            <text:p>79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08" calcext:value-type="float">
            <text:p>480008</text:p>
          </table:table-cell>
          <table:table-cell office:value-type="float" office:value="432108" calcext:value-type="float">
            <text:p>432108</text:p>
          </table:table-cell>
          <table:table-cell office:value-type="float" office:value="7479696" calcext:value-type="float">
            <text:p>747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51" calcext:value-type="float">
            <text:p>2851</text:p>
          </table:table-cell>
          <table:table-cell office:value-type="float" office:value="7115" calcext:value-type="float">
            <text:p>71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08" calcext:value-type="float">
            <text:p>480008</text:p>
          </table:table-cell>
          <table:table-cell office:value-type="float" office:value="432108" calcext:value-type="float">
            <text:p>432108</text:p>
          </table:table-cell>
          <table:table-cell office:value-type="float" office:value="7479696" calcext:value-type="float">
            <text:p>7479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7" calcext:value-type="float">
            <text:p>3297</text:p>
          </table:table-cell>
          <table:table-cell office:value-type="float" office:value="8294" calcext:value-type="float">
            <text:p>82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08" calcext:value-type="float">
            <text:p>432108</text:p>
          </table:table-cell>
          <table:table-cell office:value-type="float" office:value="7479704" calcext:value-type="float">
            <text:p>7479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6861" calcext:value-type="float">
            <text:p>686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08" calcext:value-type="float">
            <text:p>432108</text:p>
          </table:table-cell>
          <table:table-cell office:value-type="float" office:value="7479704" calcext:value-type="float">
            <text:p>7479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1" calcext:value-type="float">
            <text:p>2881</text:p>
          </table:table-cell>
          <table:table-cell office:value-type="float" office:value="8184" calcext:value-type="float">
            <text:p>81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08" calcext:value-type="float">
            <text:p>432108</text:p>
          </table:table-cell>
          <table:table-cell office:value-type="float" office:value="7479808" calcext:value-type="float">
            <text:p>7479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93" calcext:value-type="float">
            <text:p>3393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08" calcext:value-type="float">
            <text:p>432108</text:p>
          </table:table-cell>
          <table:table-cell office:value-type="float" office:value="7479808" calcext:value-type="float">
            <text:p>7479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8" calcext:value-type="float">
            <text:p>3158</text:p>
          </table:table-cell>
          <table:table-cell office:value-type="float" office:value="8582" calcext:value-type="float">
            <text:p>85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08" calcext:value-type="float">
            <text:p>432108</text:p>
          </table:table-cell>
          <table:table-cell office:value-type="float" office:value="7479808" calcext:value-type="float">
            <text:p>7479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  <table:table-cell office:value-type="float" office:value="7306" calcext:value-type="float">
            <text:p>73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16" calcext:value-type="float">
            <text:p>432116</text:p>
          </table:table-cell>
          <table:table-cell office:value-type="float" office:value="7479808" calcext:value-type="float">
            <text:p>7479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76" calcext:value-type="float">
            <text:p>2976</text:p>
          </table:table-cell>
          <table:table-cell office:value-type="float" office:value="8729" calcext:value-type="float">
            <text:p>87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16" calcext:value-type="float">
            <text:p>432116</text:p>
          </table:table-cell>
          <table:table-cell office:value-type="float" office:value="7479820" calcext:value-type="float">
            <text:p>7479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692" calcext:value-type="float">
            <text:p>3692</text:p>
          </table:table-cell>
          <table:table-cell office:value-type="float" office:value="7050" calcext:value-type="float">
            <text:p>70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16" calcext:value-type="float">
            <text:p>432116</text:p>
          </table:table-cell>
          <table:table-cell office:value-type="float" office:value="7479820" calcext:value-type="float">
            <text:p>7479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1" calcext:value-type="float">
            <text:p>3791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16" calcext:value-type="float">
            <text:p>432116</text:p>
          </table:table-cell>
          <table:table-cell office:value-type="float" office:value="7479820" calcext:value-type="float">
            <text:p>7479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4" calcext:value-type="float">
            <text:p>3574</text:p>
          </table:table-cell>
          <table:table-cell office:value-type="float" office:value="7368" calcext:value-type="float">
            <text:p>73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60" calcext:value-type="float">
            <text:p>480260</text:p>
          </table:table-cell>
          <table:table-cell office:value-type="float" office:value="432116" calcext:value-type="float">
            <text:p>432116</text:p>
          </table:table-cell>
          <table:table-cell office:value-type="float" office:value="7479820" calcext:value-type="float">
            <text:p>7479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9" calcext:value-type="float">
            <text:p>3859</text:p>
          </table:table-cell>
          <table:table-cell office:value-type="float" office:value="8107" calcext:value-type="float">
            <text:p>81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88" calcext:value-type="float">
            <text:p>480288</text:p>
          </table:table-cell>
          <table:table-cell office:value-type="float" office:value="432124" calcext:value-type="float">
            <text:p>432124</text:p>
          </table:table-cell>
          <table:table-cell office:value-type="float" office:value="7479820" calcext:value-type="float">
            <text:p>7479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451" calcext:value-type="float">
            <text:p>3451</text:p>
          </table:table-cell>
          <table:table-cell office:value-type="float" office:value="7269" calcext:value-type="float">
            <text:p>72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408" calcext:value-type="float">
            <text:p>480408</text:p>
          </table:table-cell>
          <table:table-cell office:value-type="float" office:value="432124" calcext:value-type="float">
            <text:p>432124</text:p>
          </table:table-cell>
          <table:table-cell office:value-type="float" office:value="7479832" calcext:value-type="float">
            <text:p>7479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86" calcext:value-type="float">
            <text:p>3786</text:p>
          </table:table-cell>
          <table:table-cell office:value-type="float" office:value="7976" calcext:value-type="float">
            <text:p>797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436" calcext:value-type="float">
            <text:p>480436</text:p>
          </table:table-cell>
          <table:table-cell office:value-type="float" office:value="432124" calcext:value-type="float">
            <text:p>432124</text:p>
          </table:table-cell>
          <table:table-cell office:value-type="float" office:value="7479844" calcext:value-type="float">
            <text:p>747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6863" calcext:value-type="float">
            <text:p>68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436" calcext:value-type="float">
            <text:p>480436</text:p>
          </table:table-cell>
          <table:table-cell office:value-type="float" office:value="432124" calcext:value-type="float">
            <text:p>432124</text:p>
          </table:table-cell>
          <table:table-cell office:value-type="float" office:value="7479844" calcext:value-type="float">
            <text:p>747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1" calcext:value-type="float">
            <text:p>3351</text:p>
          </table:table-cell>
          <table:table-cell office:value-type="float" office:value="8517" calcext:value-type="float">
            <text:p>85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436" calcext:value-type="float">
            <text:p>480436</text:p>
          </table:table-cell>
          <table:table-cell office:value-type="float" office:value="432124" calcext:value-type="float">
            <text:p>432124</text:p>
          </table:table-cell>
          <table:table-cell office:value-type="float" office:value="7479844" calcext:value-type="float">
            <text:p>747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23" calcext:value-type="float">
            <text:p>3223</text:p>
          </table:table-cell>
          <table:table-cell office:value-type="float" office:value="7203" calcext:value-type="float">
            <text:p>72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436" calcext:value-type="float">
            <text:p>480436</text:p>
          </table:table-cell>
          <table:table-cell office:value-type="float" office:value="432124" calcext:value-type="float">
            <text:p>432124</text:p>
          </table:table-cell>
          <table:table-cell office:value-type="float" office:value="7479844" calcext:value-type="float">
            <text:p>747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6" calcext:value-type="float">
            <text:p>2756</text:p>
          </table:table-cell>
          <table:table-cell office:value-type="float" office:value="8348" calcext:value-type="float">
            <text:p>83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436" calcext:value-type="float">
            <text:p>480436</text:p>
          </table:table-cell>
          <table:table-cell office:value-type="float" office:value="432128" calcext:value-type="float">
            <text:p>432128</text:p>
          </table:table-cell>
          <table:table-cell office:value-type="float" office:value="7479844" calcext:value-type="float">
            <text:p>747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14" calcext:value-type="float">
            <text:p>3514</text:p>
          </table:table-cell>
          <table:table-cell office:value-type="float" office:value="7167" calcext:value-type="float">
            <text:p>71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436" calcext:value-type="float">
            <text:p>480436</text:p>
          </table:table-cell>
          <table:table-cell office:value-type="float" office:value="432128" calcext:value-type="float">
            <text:p>432128</text:p>
          </table:table-cell>
          <table:table-cell office:value-type="float" office:value="7479832" calcext:value-type="float">
            <text:p>7479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568" calcext:value-type="float">
            <text:p>3568</text:p>
          </table:table-cell>
          <table:table-cell office:value-type="float" office:value="8083" calcext:value-type="float">
            <text:p>80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12" calcext:value-type="float">
            <text:p>480212</text:p>
          </table:table-cell>
          <table:table-cell office:value-type="float" office:value="432296" calcext:value-type="float">
            <text:p>432296</text:p>
          </table:table-cell>
          <table:table-cell office:value-type="float" office:value="7481000" calcext:value-type="float">
            <text:p>748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office:value-type="float" office:value="7362" calcext:value-type="float">
            <text:p>736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212" calcext:value-type="float">
            <text:p>480212</text:p>
          </table:table-cell>
          <table:table-cell office:value-type="float" office:value="432296" calcext:value-type="float">
            <text:p>432296</text:p>
          </table:table-cell>
          <table:table-cell office:value-type="float" office:value="7481000" calcext:value-type="float">
            <text:p>748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84" calcext:value-type="float">
            <text:p>3884</text:p>
          </table:table-cell>
          <table:table-cell office:value-type="float" office:value="6783" calcext:value-type="float">
            <text:p>678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996" calcext:value-type="float">
            <text:p>479996</text:p>
          </table:table-cell>
          <table:table-cell office:value-type="float" office:value="432296" calcext:value-type="float">
            <text:p>432296</text:p>
          </table:table-cell>
          <table:table-cell office:value-type="float" office:value="7480924" calcext:value-type="float">
            <text:p>7480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47" calcext:value-type="float">
            <text:p>3647</text:p>
          </table:table-cell>
          <table:table-cell office:value-type="float" office:value="7179" calcext:value-type="float">
            <text:p>71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28" calcext:value-type="float">
            <text:p>480028</text:p>
          </table:table-cell>
          <table:table-cell office:value-type="float" office:value="432296" calcext:value-type="float">
            <text:p>432296</text:p>
          </table:table-cell>
          <table:table-cell office:value-type="float" office:value="7480924" calcext:value-type="float">
            <text:p>7480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2" calcext:value-type="float">
            <text:p>3472</text:p>
          </table:table-cell>
          <table:table-cell office:value-type="float" office:value="8255" calcext:value-type="float">
            <text:p>82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28" calcext:value-type="float">
            <text:p>480028</text:p>
          </table:table-cell>
          <table:table-cell office:value-type="float" office:value="432300" calcext:value-type="float">
            <text:p>432300</text:p>
          </table:table-cell>
          <table:table-cell office:value-type="float" office:value="7480980" calcext:value-type="float">
            <text:p>7480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894" calcext:value-type="float">
            <text:p>2894</text:p>
          </table:table-cell>
          <table:table-cell office:value-type="float" office:value="7363" calcext:value-type="float">
            <text:p>73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28" calcext:value-type="float">
            <text:p>480028</text:p>
          </table:table-cell>
          <table:table-cell office:value-type="float" office:value="432300" calcext:value-type="float">
            <text:p>432300</text:p>
          </table:table-cell>
          <table:table-cell office:value-type="float" office:value="7480980" calcext:value-type="float">
            <text:p>7480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877" calcext:value-type="float">
            <text:p>2877</text:p>
          </table:table-cell>
          <table:table-cell office:value-type="float" office:value="7859" calcext:value-type="float">
            <text:p>78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9804" calcext:value-type="float">
            <text:p>479804</text:p>
          </table:table-cell>
          <table:table-cell office:value-type="float" office:value="432304" calcext:value-type="float">
            <text:p>432304</text:p>
          </table:table-cell>
          <table:table-cell office:value-type="float" office:value="7480980" calcext:value-type="float">
            <text:p>7480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77" calcext:value-type="float">
            <text:p>3577</text:p>
          </table:table-cell>
          <table:table-cell office:value-type="float" office:value="6955" calcext:value-type="float">
            <text:p>69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60" calcext:value-type="float">
            <text:p>480060</text:p>
          </table:table-cell>
          <table:table-cell office:value-type="float" office:value="432304" calcext:value-type="float">
            <text:p>432304</text:p>
          </table:table-cell>
          <table:table-cell office:value-type="float" office:value="7480980" calcext:value-type="float">
            <text:p>74809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9" calcext:value-type="float">
            <text:p>3889</text:p>
          </table:table-cell>
          <table:table-cell office:value-type="float" office:value="8756" calcext:value-type="float">
            <text:p>87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60" calcext:value-type="float">
            <text:p>480060</text:p>
          </table:table-cell>
          <table:table-cell office:value-type="float" office:value="432304" calcext:value-type="float">
            <text:p>432304</text:p>
          </table:table-cell>
          <table:table-cell office:value-type="float" office:value="7480980" calcext:value-type="float">
            <text:p>74809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3" calcext:value-type="float">
            <text:p>2803</text:p>
          </table:table-cell>
          <table:table-cell office:value-type="float" office:value="7121" calcext:value-type="float">
            <text:p>71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60" calcext:value-type="float">
            <text:p>480060</text:p>
          </table:table-cell>
          <table:table-cell office:value-type="float" office:value="432304" calcext:value-type="float">
            <text:p>432304</text:p>
          </table:table-cell>
          <table:table-cell office:value-type="float" office:value="7480984" calcext:value-type="float">
            <text:p>7480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8375" calcext:value-type="float">
            <text:p>83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60" calcext:value-type="float">
            <text:p>480060</text:p>
          </table:table-cell>
          <table:table-cell office:value-type="float" office:value="432304" calcext:value-type="float">
            <text:p>432304</text:p>
          </table:table-cell>
          <table:table-cell office:value-type="float" office:value="7480984" calcext:value-type="float">
            <text:p>7480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2" calcext:value-type="float">
            <text:p>3422</text:p>
          </table:table-cell>
          <table:table-cell office:value-type="float" office:value="6898" calcext:value-type="float">
            <text:p>68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060" calcext:value-type="float">
            <text:p>480060</text:p>
          </table:table-cell>
          <table:table-cell office:value-type="float" office:value="432312" calcext:value-type="float">
            <text:p>432312</text:p>
          </table:table-cell>
          <table:table-cell office:value-type="float" office:value="7480984" calcext:value-type="float">
            <text:p>7480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850" calcext:value-type="float">
            <text:p>2850</text:p>
          </table:table-cell>
          <table:table-cell office:value-type="float" office:value="8657" calcext:value-type="float">
            <text:p>86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316" calcext:value-type="float">
            <text:p>480316</text:p>
          </table:table-cell>
          <table:table-cell office:value-type="float" office:value="432312" calcext:value-type="float">
            <text:p>432312</text:p>
          </table:table-cell>
          <table:table-cell office:value-type="float" office:value="7480984" calcext:value-type="float">
            <text:p>7480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6290" calcext:value-type="float">
            <text:p>62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316" calcext:value-type="float">
            <text:p>480316</text:p>
          </table:table-cell>
          <table:table-cell office:value-type="float" office:value="432312" calcext:value-type="float">
            <text:p>432312</text:p>
          </table:table-cell>
          <table:table-cell office:value-type="float" office:value="7480996" calcext:value-type="float">
            <text:p>7480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3389" calcext:value-type="float">
            <text:p>3389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316" calcext:value-type="float">
            <text:p>480316</text:p>
          </table:table-cell>
          <table:table-cell office:value-type="float" office:value="432312" calcext:value-type="float">
            <text:p>432312</text:p>
          </table:table-cell>
          <table:table-cell office:value-type="float" office:value="7481000" calcext:value-type="float">
            <text:p>748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4" calcext:value-type="float">
            <text:p>3734</text:p>
          </table:table-cell>
          <table:table-cell office:value-type="float" office:value="6984" calcext:value-type="float">
            <text:p>698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72" calcext:value-type="float">
            <text:p>480572</text:p>
          </table:table-cell>
          <table:table-cell office:value-type="float" office:value="432312" calcext:value-type="float">
            <text:p>432312</text:p>
          </table:table-cell>
          <table:table-cell office:value-type="float" office:value="7481000" calcext:value-type="float">
            <text:p>748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7" calcext:value-type="float">
            <text:p>3697</text:p>
          </table:table-cell>
          <table:table-cell office:value-type="float" office:value="7239" calcext:value-type="float">
            <text:p>72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72" calcext:value-type="float">
            <text:p>480572</text:p>
          </table:table-cell>
          <table:table-cell office:value-type="float" office:value="432324" calcext:value-type="float">
            <text:p>432324</text:p>
          </table:table-cell>
          <table:table-cell office:value-type="float" office:value="7481000" calcext:value-type="float">
            <text:p>748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07" calcext:value-type="float">
            <text:p>3507</text:p>
          </table:table-cell>
          <table:table-cell office:value-type="float" office:value="8016" calcext:value-type="float">
            <text:p>80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00" calcext:value-type="float">
            <text:p>483900</text:p>
          </table:table-cell>
          <table:table-cell office:value-type="float" office:value="432340" calcext:value-type="float">
            <text:p>432340</text:p>
          </table:table-cell>
          <table:table-cell office:value-type="float" office:value="7481000" calcext:value-type="float">
            <text:p>748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3657" calcext:value-type="float">
            <text:p>3657</text:p>
          </table:table-cell>
          <table:table-cell office:value-type="float" office:value="10961" calcext:value-type="float">
            <text:p>1096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00" calcext:value-type="float">
            <text:p>483900</text:p>
          </table:table-cell>
          <table:table-cell office:value-type="float" office:value="432340" calcext:value-type="float">
            <text:p>432340</text:p>
          </table:table-cell>
          <table:table-cell office:value-type="float" office:value="7481012" calcext:value-type="float">
            <text:p>7481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2" calcext:value-type="float">
            <text:p>3962</text:p>
          </table:table-cell>
          <table:table-cell office:value-type="float" office:value="6490" calcext:value-type="float">
            <text:p>64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00" calcext:value-type="float">
            <text:p>483900</text:p>
          </table:table-cell>
          <table:table-cell office:value-type="float" office:value="432340" calcext:value-type="float">
            <text:p>432340</text:p>
          </table:table-cell>
          <table:table-cell office:value-type="float" office:value="7481016" calcext:value-type="float">
            <text:p>7481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  <table:table-cell office:value-type="float" office:value="5565" calcext:value-type="float">
            <text:p>556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00" calcext:value-type="float">
            <text:p>483900</text:p>
          </table:table-cell>
          <table:table-cell office:value-type="float" office:value="432340" calcext:value-type="float">
            <text:p>432340</text:p>
          </table:table-cell>
          <table:table-cell office:value-type="float" office:value="7481016" calcext:value-type="float">
            <text:p>7481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7" calcext:value-type="float">
            <text:p>2787</text:p>
          </table:table-cell>
          <table:table-cell office:value-type="float" office:value="7052" calcext:value-type="float">
            <text:p>70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00" calcext:value-type="float">
            <text:p>483900</text:p>
          </table:table-cell>
          <table:table-cell office:value-type="float" office:value="432340" calcext:value-type="float">
            <text:p>432340</text:p>
          </table:table-cell>
          <table:table-cell office:value-type="float" office:value="7481016" calcext:value-type="float">
            <text:p>7481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26" calcext:value-type="float">
            <text:p>3726</text:p>
          </table:table-cell>
          <table:table-cell office:value-type="float" office:value="8072" calcext:value-type="float">
            <text:p>807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00" calcext:value-type="float">
            <text:p>483900</text:p>
          </table:table-cell>
          <table:table-cell office:value-type="float" office:value="432348" calcext:value-type="float">
            <text:p>432348</text:p>
          </table:table-cell>
          <table:table-cell office:value-type="float" office:value="7481008" calcext:value-type="float">
            <text:p>7481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5" calcext:value-type="float">
            <text:p>3055</text:p>
          </table:table-cell>
          <table:table-cell office:value-type="float" office:value="7173" calcext:value-type="float">
            <text:p>71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28" calcext:value-type="float">
            <text:p>483928</text:p>
          </table:table-cell>
          <table:table-cell office:value-type="float" office:value="432348" calcext:value-type="float">
            <text:p>432348</text:p>
          </table:table-cell>
          <table:table-cell office:value-type="float" office:value="7481016" calcext:value-type="float">
            <text:p>7481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5" calcext:value-type="float">
            <text:p>4195</text:p>
          </table:table-cell>
          <table:table-cell office:value-type="float" office:value="8377" calcext:value-type="float">
            <text:p>83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04" calcext:value-type="float">
            <text:p>483704</text:p>
          </table:table-cell>
          <table:table-cell office:value-type="float" office:value="432348" calcext:value-type="float">
            <text:p>432348</text:p>
          </table:table-cell>
          <table:table-cell office:value-type="float" office:value="7481020" calcext:value-type="float">
            <text:p>7481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7120" calcext:value-type="float">
            <text:p>71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04" calcext:value-type="float">
            <text:p>483904</text:p>
          </table:table-cell>
          <table:table-cell office:value-type="float" office:value="432348" calcext:value-type="float">
            <text:p>432348</text:p>
          </table:table-cell>
          <table:table-cell office:value-type="float" office:value="7481020" calcext:value-type="float">
            <text:p>7481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8652" calcext:value-type="float">
            <text:p>86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08" calcext:value-type="float">
            <text:p>483908</text:p>
          </table:table-cell>
          <table:table-cell office:value-type="float" office:value="432348" calcext:value-type="float">
            <text:p>432348</text:p>
          </table:table-cell>
          <table:table-cell office:value-type="float" office:value="7481024" calcext:value-type="float">
            <text:p>7481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6" calcext:value-type="float">
            <text:p>3436</text:p>
          </table:table-cell>
          <table:table-cell office:value-type="float" office:value="7161" calcext:value-type="float">
            <text:p>71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84" calcext:value-type="float">
            <text:p>483684</text:p>
          </table:table-cell>
          <table:table-cell office:value-type="float" office:value="432356" calcext:value-type="float">
            <text:p>432356</text:p>
          </table:table-cell>
          <table:table-cell office:value-type="float" office:value="7481144" calcext:value-type="float">
            <text:p>7481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50" calcext:value-type="float">
            <text:p>3450</text:p>
          </table:table-cell>
          <table:table-cell office:value-type="float" office:value="7882" calcext:value-type="float">
            <text:p>78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36" calcext:value-type="float">
            <text:p>483936</text:p>
          </table:table-cell>
          <table:table-cell office:value-type="float" office:value="432356" calcext:value-type="float">
            <text:p>432356</text:p>
          </table:table-cell>
          <table:table-cell office:value-type="float" office:value="7481088" calcext:value-type="float">
            <text:p>7481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7131" calcext:value-type="float">
            <text:p>71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2" calcext:value-type="float">
            <text:p>483712</text:p>
          </table:table-cell>
          <table:table-cell office:value-type="float" office:value="432356" calcext:value-type="float">
            <text:p>432356</text:p>
          </table:table-cell>
          <table:table-cell office:value-type="float" office:value="7481092" calcext:value-type="float">
            <text:p>7481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4" calcext:value-type="float">
            <text:p>3824</text:p>
          </table:table-cell>
          <table:table-cell office:value-type="float" office:value="8047" calcext:value-type="float">
            <text:p>80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2356" calcext:value-type="float">
            <text:p>432356</text:p>
          </table:table-cell>
          <table:table-cell office:value-type="float" office:value="7481092" calcext:value-type="float">
            <text:p>748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49" calcext:value-type="float">
            <text:p>3449</text:p>
          </table:table-cell>
          <table:table-cell office:value-type="float" office:value="7111" calcext:value-type="float">
            <text:p>71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988" calcext:value-type="float">
            <text:p>485988</text:p>
          </table:table-cell>
          <table:table-cell office:value-type="float" office:value="432356" calcext:value-type="float">
            <text:p>432356</text:p>
          </table:table-cell>
          <table:table-cell office:value-type="float" office:value="7481136" calcext:value-type="float">
            <text:p>7481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97" calcext:value-type="float">
            <text:p>4197</text:p>
          </table:table-cell>
          <table:table-cell office:value-type="float" office:value="9614" calcext:value-type="float">
            <text:p>96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492" calcext:value-type="float">
            <text:p>486492</text:p>
          </table:table-cell>
          <table:table-cell office:value-type="float" office:value="432356" calcext:value-type="float">
            <text:p>432356</text:p>
          </table:table-cell>
          <table:table-cell office:value-type="float" office:value="7481264" calcext:value-type="float">
            <text:p>748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3260" calcext:value-type="float">
            <text:p>3260</text:p>
          </table:table-cell>
          <table:table-cell office:value-type="float" office:value="7169" calcext:value-type="float">
            <text:p>71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276" calcext:value-type="float">
            <text:p>486276</text:p>
          </table:table-cell>
          <table:table-cell office:value-type="float" office:value="432364" calcext:value-type="float">
            <text:p>432364</text:p>
          </table:table-cell>
          <table:table-cell office:value-type="float" office:value="7481496" calcext:value-type="float">
            <text:p>748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4049" calcext:value-type="float">
            <text:p>4049</text:p>
          </table:table-cell>
          <table:table-cell office:value-type="float" office:value="8285" calcext:value-type="float">
            <text:p>82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276" calcext:value-type="float">
            <text:p>486276</text:p>
          </table:table-cell>
          <table:table-cell office:value-type="float" office:value="432364" calcext:value-type="float">
            <text:p>432364</text:p>
          </table:table-cell>
          <table:table-cell office:value-type="float" office:value="7481500" calcext:value-type="float">
            <text:p>748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193" calcext:value-type="float">
            <text:p>3193</text:p>
          </table:table-cell>
          <table:table-cell office:value-type="float" office:value="7295" calcext:value-type="float">
            <text:p>72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276" calcext:value-type="float">
            <text:p>486276</text:p>
          </table:table-cell>
          <table:table-cell office:value-type="float" office:value="432364" calcext:value-type="float">
            <text:p>432364</text:p>
          </table:table-cell>
          <table:table-cell office:value-type="float" office:value="7481500" calcext:value-type="float">
            <text:p>748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81" calcext:value-type="float">
            <text:p>3781</text:p>
          </table:table-cell>
          <table:table-cell office:value-type="float" office:value="8795" calcext:value-type="float">
            <text:p>87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276" calcext:value-type="float">
            <text:p>486276</text:p>
          </table:table-cell>
          <table:table-cell office:value-type="float" office:value="432364" calcext:value-type="float">
            <text:p>432364</text:p>
          </table:table-cell>
          <table:table-cell office:value-type="float" office:value="7481500" calcext:value-type="float">
            <text:p>7481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6945" calcext:value-type="float">
            <text:p>69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276" calcext:value-type="float">
            <text:p>486276</text:p>
          </table:table-cell>
          <table:table-cell office:value-type="float" office:value="432364" calcext:value-type="float">
            <text:p>432364</text:p>
          </table:table-cell>
          <table:table-cell office:value-type="float" office:value="7481512" calcext:value-type="float">
            <text:p>7481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9" calcext:value-type="float">
            <text:p>4109</text:p>
          </table:table-cell>
          <table:table-cell office:value-type="float" office:value="8714" calcext:value-type="float">
            <text:p>87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276" calcext:value-type="float">
            <text:p>486276</text:p>
          </table:table-cell>
          <table:table-cell office:value-type="float" office:value="432364" calcext:value-type="float">
            <text:p>432364</text:p>
          </table:table-cell>
          <table:table-cell office:value-type="float" office:value="7481512" calcext:value-type="float">
            <text:p>7481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7239" calcext:value-type="float">
            <text:p>72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08" calcext:value-type="float">
            <text:p>486308</text:p>
          </table:table-cell>
          <table:table-cell office:value-type="float" office:value="432372" calcext:value-type="float">
            <text:p>432372</text:p>
          </table:table-cell>
          <table:table-cell office:value-type="float" office:value="7481516" calcext:value-type="float">
            <text:p>748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56" calcext:value-type="float">
            <text:p>3256</text:p>
          </table:table-cell>
          <table:table-cell office:value-type="float" office:value="7868" calcext:value-type="float">
            <text:p>78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72" calcext:value-type="float">
            <text:p>432372</text:p>
          </table:table-cell>
          <table:table-cell office:value-type="float" office:value="7481516" calcext:value-type="float">
            <text:p>7481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5" calcext:value-type="float">
            <text:p>3195</text:p>
          </table:table-cell>
          <table:table-cell office:value-type="float" office:value="7104" calcext:value-type="float">
            <text:p>710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72" calcext:value-type="float">
            <text:p>432372</text:p>
          </table:table-cell>
          <table:table-cell office:value-type="float" office:value="7481516" calcext:value-type="float">
            <text:p>7481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4" calcext:value-type="float">
            <text:p>3614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72" calcext:value-type="float">
            <text:p>432372</text:p>
          </table:table-cell>
          <table:table-cell office:value-type="float" office:value="7481516" calcext:value-type="float">
            <text:p>748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80" calcext:value-type="float">
            <text:p>3580</text:p>
          </table:table-cell>
          <table:table-cell office:value-type="float" office:value="7277" calcext:value-type="float">
            <text:p>72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72" calcext:value-type="float">
            <text:p>432372</text:p>
          </table:table-cell>
          <table:table-cell office:value-type="float" office:value="7481512" calcext:value-type="float">
            <text:p>7481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office:value-type="float" office:value="8403" calcext:value-type="float">
            <text:p>84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80" calcext:value-type="float">
            <text:p>432380</text:p>
          </table:table-cell>
          <table:table-cell office:value-type="float" office:value="7481508" calcext:value-type="float">
            <text:p>7481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84" calcext:value-type="float">
            <text:p>3684</text:p>
          </table:table-cell>
          <table:table-cell office:value-type="float" office:value="7229" calcext:value-type="float">
            <text:p>72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80" calcext:value-type="float">
            <text:p>432380</text:p>
          </table:table-cell>
          <table:table-cell office:value-type="float" office:value="7481516" calcext:value-type="float">
            <text:p>7481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2" calcext:value-type="float">
            <text:p>3662</text:p>
          </table:table-cell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80" calcext:value-type="float">
            <text:p>432380</text:p>
          </table:table-cell>
          <table:table-cell office:value-type="float" office:value="7481516" calcext:value-type="float">
            <text:p>748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3664" calcext:value-type="float">
            <text:p>3664</text:p>
          </table:table-cell>
          <table:table-cell office:value-type="float" office:value="7009" calcext:value-type="float">
            <text:p>70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96" calcext:value-type="float">
            <text:p>432396</text:p>
          </table:table-cell>
          <table:table-cell office:value-type="float" office:value="7481500" calcext:value-type="float">
            <text:p>748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225" calcext:value-type="float">
            <text:p>3225</text:p>
          </table:table-cell>
          <table:table-cell office:value-type="float" office:value="8171" calcext:value-type="float">
            <text:p>81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96" calcext:value-type="float">
            <text:p>432396</text:p>
          </table:table-cell>
          <table:table-cell office:value-type="float" office:value="7481524" calcext:value-type="float">
            <text:p>748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686" calcext:value-type="float">
            <text:p>3686</text:p>
          </table:table-cell>
          <table:table-cell office:value-type="float" office:value="7113" calcext:value-type="float">
            <text:p>71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96" calcext:value-type="float">
            <text:p>432396</text:p>
          </table:table-cell>
          <table:table-cell office:value-type="float" office:value="7481528" calcext:value-type="float">
            <text:p>748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8039" calcext:value-type="float">
            <text:p>80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96" calcext:value-type="float">
            <text:p>432396</text:p>
          </table:table-cell>
          <table:table-cell office:value-type="float" office:value="7481496" calcext:value-type="float">
            <text:p>74814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7298" calcext:value-type="float">
            <text:p>72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96" calcext:value-type="float">
            <text:p>432396</text:p>
          </table:table-cell>
          <table:table-cell office:value-type="float" office:value="7481496" calcext:value-type="float">
            <text:p>74814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4" calcext:value-type="float">
            <text:p>3704</text:p>
          </table:table-cell>
          <table:table-cell office:value-type="float" office:value="8604" calcext:value-type="float">
            <text:p>86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372" calcext:value-type="float">
            <text:p>486372</text:p>
          </table:table-cell>
          <table:table-cell office:value-type="float" office:value="432396" calcext:value-type="float">
            <text:p>432396</text:p>
          </table:table-cell>
          <table:table-cell office:value-type="float" office:value="7481496" calcext:value-type="float">
            <text:p>7481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17" calcext:value-type="float">
            <text:p>3717</text:p>
          </table:table-cell>
          <table:table-cell office:value-type="float" office:value="7173" calcext:value-type="float">
            <text:p>71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404" calcext:value-type="float">
            <text:p>486404</text:p>
          </table:table-cell>
          <table:table-cell office:value-type="float" office:value="432404" calcext:value-type="float">
            <text:p>432404</text:p>
          </table:table-cell>
          <table:table-cell office:value-type="float" office:value="7481600" calcext:value-type="float">
            <text:p>748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726" calcext:value-type="float">
            <text:p>3726</text:p>
          </table:table-cell>
          <table:table-cell office:value-type="float" office:value="8226" calcext:value-type="float">
            <text:p>82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180" calcext:value-type="float">
            <text:p>486180</text:p>
          </table:table-cell>
          <table:table-cell office:value-type="float" office:value="432404" calcext:value-type="float">
            <text:p>432404</text:p>
          </table:table-cell>
          <table:table-cell office:value-type="float" office:value="7481604" calcext:value-type="float">
            <text:p>7481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 office:value-type="float" office:value="7047" calcext:value-type="float">
            <text:p>70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180" calcext:value-type="float">
            <text:p>486180</text:p>
          </table:table-cell>
          <table:table-cell office:value-type="float" office:value="432404" calcext:value-type="float">
            <text:p>432404</text:p>
          </table:table-cell>
          <table:table-cell office:value-type="float" office:value="7481604" calcext:value-type="float">
            <text:p>7481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180" calcext:value-type="float">
            <text:p>486180</text:p>
          </table:table-cell>
          <table:table-cell office:value-type="float" office:value="432404" calcext:value-type="float">
            <text:p>432404</text:p>
          </table:table-cell>
          <table:table-cell office:value-type="float" office:value="7481604" calcext:value-type="float">
            <text:p>7481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office:value-type="float" office:value="7169" calcext:value-type="float">
            <text:p>71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6180" calcext:value-type="float">
            <text:p>486180</text:p>
          </table:table-cell>
          <table:table-cell office:value-type="float" office:value="432404" calcext:value-type="float">
            <text:p>432404</text:p>
          </table:table-cell>
          <table:table-cell office:value-type="float" office:value="7481608" calcext:value-type="float">
            <text:p>7481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024" calcext:value-type="float">
            <text:p>4024</text:p>
          </table:table-cell>
          <table:table-cell office:value-type="float" office:value="9055" calcext:value-type="float">
            <text:p>90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52" calcext:value-type="float">
            <text:p>485752</text:p>
          </table:table-cell>
          <table:table-cell office:value-type="float" office:value="432404" calcext:value-type="float">
            <text:p>432404</text:p>
          </table:table-cell>
          <table:table-cell office:value-type="float" office:value="7481544" calcext:value-type="float">
            <text:p>74815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8" calcext:value-type="float">
            <text:p>4048</text:p>
          </table:table-cell>
          <table:table-cell office:value-type="float" office:value="7351" calcext:value-type="float">
            <text:p>73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52" calcext:value-type="float">
            <text:p>485752</text:p>
          </table:table-cell>
          <table:table-cell office:value-type="float" office:value="432412" calcext:value-type="float">
            <text:p>432412</text:p>
          </table:table-cell>
          <table:table-cell office:value-type="float" office:value="7481560" calcext:value-type="float">
            <text:p>7481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29" calcext:value-type="float">
            <text:p>4129</text:p>
          </table:table-cell>
          <table:table-cell office:value-type="float" office:value="8014" calcext:value-type="float">
            <text:p>80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52" calcext:value-type="float">
            <text:p>485752</text:p>
          </table:table-cell>
          <table:table-cell office:value-type="float" office:value="432412" calcext:value-type="float">
            <text:p>432412</text:p>
          </table:table-cell>
          <table:table-cell office:value-type="float" office:value="7481560" calcext:value-type="float">
            <text:p>74815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52" calcext:value-type="float">
            <text:p>485752</text:p>
          </table:table-cell>
          <table:table-cell office:value-type="float" office:value="432412" calcext:value-type="float">
            <text:p>432412</text:p>
          </table:table-cell>
          <table:table-cell office:value-type="float" office:value="7481484" calcext:value-type="float">
            <text:p>7481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71" calcext:value-type="float">
            <text:p>2971</text:p>
          </table:table-cell>
          <table:table-cell office:value-type="float" office:value="8550" calcext:value-type="float">
            <text:p>85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56" calcext:value-type="float">
            <text:p>485756</text:p>
          </table:table-cell>
          <table:table-cell office:value-type="float" office:value="432412" calcext:value-type="float">
            <text:p>432412</text:p>
          </table:table-cell>
          <table:table-cell office:value-type="float" office:value="7481496" calcext:value-type="float">
            <text:p>7481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3602" calcext:value-type="float">
            <text:p>3602</text:p>
          </table:table-cell>
          <table:table-cell office:value-type="float" office:value="7315" calcext:value-type="float">
            <text:p>73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84" calcext:value-type="float">
            <text:p>485784</text:p>
          </table:table-cell>
          <table:table-cell office:value-type="float" office:value="432412" calcext:value-type="float">
            <text:p>432412</text:p>
          </table:table-cell>
          <table:table-cell office:value-type="float" office:value="7481496" calcext:value-type="float">
            <text:p>74814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8256" calcext:value-type="float">
            <text:p>82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84" calcext:value-type="float">
            <text:p>485784</text:p>
          </table:table-cell>
          <table:table-cell office:value-type="float" office:value="432420" calcext:value-type="float">
            <text:p>432420</text:p>
          </table:table-cell>
          <table:table-cell office:value-type="float" office:value="7481504" calcext:value-type="float">
            <text:p>7481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35" calcext:value-type="float">
            <text:p>3035</text:p>
          </table:table-cell>
          <table:table-cell office:value-type="float" office:value="7537" calcext:value-type="float">
            <text:p>75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84" calcext:value-type="float">
            <text:p>485784</text:p>
          </table:table-cell>
          <table:table-cell office:value-type="float" office:value="432420" calcext:value-type="float">
            <text:p>432420</text:p>
          </table:table-cell>
          <table:table-cell office:value-type="float" office:value="7481504" calcext:value-type="float">
            <text:p>7481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  <table:table-cell office:value-type="float" office:value="8967" calcext:value-type="float">
            <text:p>896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84" calcext:value-type="float">
            <text:p>485784</text:p>
          </table:table-cell>
          <table:table-cell office:value-type="float" office:value="432420" calcext:value-type="float">
            <text:p>432420</text:p>
          </table:table-cell>
          <table:table-cell office:value-type="float" office:value="7481508" calcext:value-type="float">
            <text:p>7481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60" calcext:value-type="float">
            <text:p>3560</text:p>
          </table:table-cell>
          <table:table-cell office:value-type="float" office:value="7491" calcext:value-type="float">
            <text:p>74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784" calcext:value-type="float">
            <text:p>485784</text:p>
          </table:table-cell>
          <table:table-cell office:value-type="float" office:value="432420" calcext:value-type="float">
            <text:p>432420</text:p>
          </table:table-cell>
          <table:table-cell office:value-type="float" office:value="7481508" calcext:value-type="float">
            <text:p>7481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18" calcext:value-type="float">
            <text:p>3718</text:p>
          </table:table-cell>
          <table:table-cell office:value-type="float" office:value="7944" calcext:value-type="float">
            <text:p>794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812" calcext:value-type="float">
            <text:p>485812</text:p>
          </table:table-cell>
          <table:table-cell office:value-type="float" office:value="432420" calcext:value-type="float">
            <text:p>432420</text:p>
          </table:table-cell>
          <table:table-cell office:value-type="float" office:value="7481508" calcext:value-type="float">
            <text:p>7481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7241" calcext:value-type="float">
            <text:p>72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812" calcext:value-type="float">
            <text:p>485812</text:p>
          </table:table-cell>
          <table:table-cell office:value-type="float" office:value="432432" calcext:value-type="float">
            <text:p>432432</text:p>
          </table:table-cell>
          <table:table-cell office:value-type="float" office:value="7481500" calcext:value-type="float">
            <text:p>748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594" calcext:value-type="float">
            <text:p>2594</text:p>
          </table:table-cell>
          <table:table-cell office:value-type="float" office:value="7979" calcext:value-type="float">
            <text:p>79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844" calcext:value-type="float">
            <text:p>485844</text:p>
          </table:table-cell>
          <table:table-cell office:value-type="float" office:value="432432" calcext:value-type="float">
            <text:p>432432</text:p>
          </table:table-cell>
          <table:table-cell office:value-type="float" office:value="7481516" calcext:value-type="float">
            <text:p>7481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office:value-type="float" office:value="7041" calcext:value-type="float">
            <text:p>70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844" calcext:value-type="float">
            <text:p>485844</text:p>
          </table:table-cell>
          <table:table-cell office:value-type="float" office:value="432432" calcext:value-type="float">
            <text:p>432432</text:p>
          </table:table-cell>
          <table:table-cell office:value-type="float" office:value="7481516" calcext:value-type="float">
            <text:p>7481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4" calcext:value-type="float">
            <text:p>3694</text:p>
          </table:table-cell>
          <table:table-cell office:value-type="float" office:value="7943" calcext:value-type="float">
            <text:p>79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844" calcext:value-type="float">
            <text:p>485844</text:p>
          </table:table-cell>
          <table:table-cell office:value-type="float" office:value="432432" calcext:value-type="float">
            <text:p>432432</text:p>
          </table:table-cell>
          <table:table-cell office:value-type="float" office:value="7481516" calcext:value-type="float">
            <text:p>7481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49" calcext:value-type="float">
            <text:p>4249</text:p>
          </table:table-cell>
          <table:table-cell office:value-type="float" office:value="7128" calcext:value-type="float">
            <text:p>71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592" calcext:value-type="float">
            <text:p>485592</text:p>
          </table:table-cell>
          <table:table-cell office:value-type="float" office:value="432432" calcext:value-type="float">
            <text:p>432432</text:p>
          </table:table-cell>
          <table:table-cell office:value-type="float" office:value="7481516" calcext:value-type="float">
            <text:p>7481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5" calcext:value-type="float">
            <text:p>3235</text:p>
          </table:table-cell>
          <table:table-cell office:value-type="float" office:value="8060" calcext:value-type="float">
            <text:p>80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844" calcext:value-type="float">
            <text:p>485844</text:p>
          </table:table-cell>
          <table:table-cell office:value-type="float" office:value="432432" calcext:value-type="float">
            <text:p>432432</text:p>
          </table:table-cell>
          <table:table-cell office:value-type="float" office:value="7481520" calcext:value-type="float">
            <text:p>7481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9" calcext:value-type="float">
            <text:p>3479</text:p>
          </table:table-cell>
          <table:table-cell office:value-type="float" office:value="7279" calcext:value-type="float">
            <text:p>72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848" calcext:value-type="float">
            <text:p>485848</text:p>
          </table:table-cell>
          <table:table-cell office:value-type="float" office:value="432440" calcext:value-type="float">
            <text:p>432440</text:p>
          </table:table-cell>
          <table:table-cell office:value-type="float" office:value="7481524" calcext:value-type="float">
            <text:p>748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474" calcext:value-type="float">
            <text:p>4474</text:p>
          </table:table-cell>
          <table:table-cell office:value-type="float" office:value="8933" calcext:value-type="float">
            <text:p>89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848" calcext:value-type="float">
            <text:p>485848</text:p>
          </table:table-cell>
          <table:table-cell office:value-type="float" office:value="432440" calcext:value-type="float">
            <text:p>432440</text:p>
          </table:table-cell>
          <table:table-cell office:value-type="float" office:value="7481524" calcext:value-type="float">
            <text:p>7481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56" calcext:value-type="float">
            <text:p>4156</text:p>
          </table:table-cell>
          <table:table-cell office:value-type="float" office:value="6918" calcext:value-type="float">
            <text:p>69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116" calcext:value-type="float">
            <text:p>485116</text:p>
          </table:table-cell>
          <table:table-cell office:value-type="float" office:value="432456" calcext:value-type="float">
            <text:p>432456</text:p>
          </table:table-cell>
          <table:table-cell office:value-type="float" office:value="7481524" calcext:value-type="float">
            <text:p>748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790" calcext:value-type="float">
            <text:p>3790</text:p>
          </table:table-cell>
          <table:table-cell office:value-type="float" office:value="10908" calcext:value-type="float">
            <text:p>1090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868" calcext:value-type="float">
            <text:p>484868</text:p>
          </table:table-cell>
          <table:table-cell office:value-type="float" office:value="432456" calcext:value-type="float">
            <text:p>432456</text:p>
          </table:table-cell>
          <table:table-cell office:value-type="float" office:value="7481628" calcext:value-type="float">
            <text:p>7481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3563" calcext:value-type="float">
            <text:p>3563</text:p>
          </table:table-cell>
          <table:table-cell office:value-type="float" office:value="7077" calcext:value-type="float">
            <text:p>70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868" calcext:value-type="float">
            <text:p>484868</text:p>
          </table:table-cell>
          <table:table-cell office:value-type="float" office:value="432456" calcext:value-type="float">
            <text:p>432456</text:p>
          </table:table-cell>
          <table:table-cell office:value-type="float" office:value="7481636" calcext:value-type="float">
            <text:p>7481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36" calcext:value-type="float">
            <text:p>4236</text:p>
          </table:table-cell>
          <table:table-cell office:value-type="float" office:value="8109" calcext:value-type="float">
            <text:p>810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868" calcext:value-type="float">
            <text:p>484868</text:p>
          </table:table-cell>
          <table:table-cell office:value-type="float" office:value="432456" calcext:value-type="float">
            <text:p>432456</text:p>
          </table:table-cell>
          <table:table-cell office:value-type="float" office:value="7481636" calcext:value-type="float">
            <text:p>7481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9" calcext:value-type="float">
            <text:p>3829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868" calcext:value-type="float">
            <text:p>484868</text:p>
          </table:table-cell>
          <table:table-cell office:value-type="float" office:value="432456" calcext:value-type="float">
            <text:p>432456</text:p>
          </table:table-cell>
          <table:table-cell office:value-type="float" office:value="7481636" calcext:value-type="float">
            <text:p>7481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office:value-type="float" office:value="8214" calcext:value-type="float">
            <text:p>82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868" calcext:value-type="float">
            <text:p>484868</text:p>
          </table:table-cell>
          <table:table-cell office:value-type="float" office:value="432456" calcext:value-type="float">
            <text:p>432456</text:p>
          </table:table-cell>
          <table:table-cell office:value-type="float" office:value="7481456" calcext:value-type="float">
            <text:p>7481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3" calcext:value-type="float">
            <text:p>4323</text:p>
          </table:table-cell>
          <table:table-cell office:value-type="float" office:value="7342" calcext:value-type="float">
            <text:p>73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44" calcext:value-type="float">
            <text:p>484644</text:p>
          </table:table-cell>
          <table:table-cell office:value-type="float" office:value="432464" calcext:value-type="float">
            <text:p>432464</text:p>
          </table:table-cell>
          <table:table-cell office:value-type="float" office:value="7481464" calcext:value-type="float">
            <text:p>748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540" calcext:value-type="float">
            <text:p>3540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44" calcext:value-type="float">
            <text:p>484644</text:p>
          </table:table-cell>
          <table:table-cell office:value-type="float" office:value="432464" calcext:value-type="float">
            <text:p>432464</text:p>
          </table:table-cell>
          <table:table-cell office:value-type="float" office:value="7481472" calcext:value-type="float">
            <text:p>7481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6" calcext:value-type="float">
            <text:p>3496</text:p>
          </table:table-cell>
          <table:table-cell office:value-type="float" office:value="7083" calcext:value-type="float">
            <text:p>708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44" calcext:value-type="float">
            <text:p>484644</text:p>
          </table:table-cell>
          <table:table-cell office:value-type="float" office:value="432464" calcext:value-type="float">
            <text:p>432464</text:p>
          </table:table-cell>
          <table:table-cell office:value-type="float" office:value="7481472" calcext:value-type="float">
            <text:p>7481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2" calcext:value-type="float">
            <text:p>3412</text:p>
          </table:table-cell>
          <table:table-cell office:value-type="float" office:value="8085" calcext:value-type="float">
            <text:p>808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44" calcext:value-type="float">
            <text:p>484644</text:p>
          </table:table-cell>
          <table:table-cell office:value-type="float" office:value="432464" calcext:value-type="float">
            <text:p>432464</text:p>
          </table:table-cell>
          <table:table-cell office:value-type="float" office:value="7481472" calcext:value-type="float">
            <text:p>7481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59" calcext:value-type="float">
            <text:p>3659</text:p>
          </table:table-cell>
          <table:table-cell office:value-type="float" office:value="7147" calcext:value-type="float">
            <text:p>71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44" calcext:value-type="float">
            <text:p>484644</text:p>
          </table:table-cell>
          <table:table-cell office:value-type="float" office:value="432464" calcext:value-type="float">
            <text:p>432464</text:p>
          </table:table-cell>
          <table:table-cell office:value-type="float" office:value="7481472" calcext:value-type="float">
            <text:p>7481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0" calcext:value-type="float">
            <text:p>3570</text:p>
          </table:table-cell>
          <table:table-cell office:value-type="float" office:value="8124" calcext:value-type="float">
            <text:p>81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92" calcext:value-type="float">
            <text:p>484392</text:p>
          </table:table-cell>
          <table:table-cell office:value-type="float" office:value="432472" calcext:value-type="float">
            <text:p>432472</text:p>
          </table:table-cell>
          <table:table-cell office:value-type="float" office:value="7481472" calcext:value-type="float">
            <text:p>7481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21" calcext:value-type="float">
            <text:p>3921</text:p>
          </table:table-cell>
          <table:table-cell office:value-type="float" office:value="7343" calcext:value-type="float">
            <text:p>73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92" calcext:value-type="float">
            <text:p>484392</text:p>
          </table:table-cell>
          <table:table-cell office:value-type="float" office:value="432472" calcext:value-type="float">
            <text:p>432472</text:p>
          </table:table-cell>
          <table:table-cell office:value-type="float" office:value="7481476" calcext:value-type="float">
            <text:p>7481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office:value-type="float" office:value="8043" calcext:value-type="float">
            <text:p>80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168" calcext:value-type="float">
            <text:p>484168</text:p>
          </table:table-cell>
          <table:table-cell office:value-type="float" office:value="432472" calcext:value-type="float">
            <text:p>432472</text:p>
          </table:table-cell>
          <table:table-cell office:value-type="float" office:value="7481476" calcext:value-type="float">
            <text:p>7481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7033" calcext:value-type="float">
            <text:p>70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052" calcext:value-type="float">
            <text:p>484052</text:p>
          </table:table-cell>
          <table:table-cell office:value-type="float" office:value="432472" calcext:value-type="float">
            <text:p>432472</text:p>
          </table:table-cell>
          <table:table-cell office:value-type="float" office:value="7481488" calcext:value-type="float">
            <text:p>7481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8120" calcext:value-type="float">
            <text:p>81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052" calcext:value-type="float">
            <text:p>484052</text:p>
          </table:table-cell>
          <table:table-cell office:value-type="float" office:value="432472" calcext:value-type="float">
            <text:p>432472</text:p>
          </table:table-cell>
          <table:table-cell office:value-type="float" office:value="7481488" calcext:value-type="float">
            <text:p>7481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052" calcext:value-type="float">
            <text:p>484052</text:p>
          </table:table-cell>
          <table:table-cell office:value-type="float" office:value="432480" calcext:value-type="float">
            <text:p>432480</text:p>
          </table:table-cell>
          <table:table-cell office:value-type="float" office:value="7481492" calcext:value-type="float">
            <text:p>7481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415" calcext:value-type="float">
            <text:p>3415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08" calcext:value-type="float">
            <text:p>484308</text:p>
          </table:table-cell>
          <table:table-cell office:value-type="float" office:value="432480" calcext:value-type="float">
            <text:p>432480</text:p>
          </table:table-cell>
          <table:table-cell office:value-type="float" office:value="7481492" calcext:value-type="float">
            <text:p>7481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2" calcext:value-type="float">
            <text:p>3872</text:p>
          </table:table-cell>
          <table:table-cell office:value-type="float" office:value="7394" calcext:value-type="float">
            <text:p>73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08" calcext:value-type="float">
            <text:p>484308</text:p>
          </table:table-cell>
          <table:table-cell office:value-type="float" office:value="432480" calcext:value-type="float">
            <text:p>432480</text:p>
          </table:table-cell>
          <table:table-cell office:value-type="float" office:value="7481492" calcext:value-type="float">
            <text:p>7481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office:value-type="float" office:value="8185" calcext:value-type="float">
            <text:p>81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64" calcext:value-type="float">
            <text:p>484564</text:p>
          </table:table-cell>
          <table:table-cell office:value-type="float" office:value="432480" calcext:value-type="float">
            <text:p>432480</text:p>
          </table:table-cell>
          <table:table-cell office:value-type="float" office:value="7481492" calcext:value-type="float">
            <text:p>7481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1" calcext:value-type="float">
            <text:p>2991</text:p>
          </table:table-cell>
          <table:table-cell office:value-type="float" office:value="6949" calcext:value-type="float">
            <text:p>69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64" calcext:value-type="float">
            <text:p>484564</text:p>
          </table:table-cell>
          <table:table-cell office:value-type="float" office:value="432480" calcext:value-type="float">
            <text:p>432480</text:p>
          </table:table-cell>
          <table:table-cell office:value-type="float" office:value="7481500" calcext:value-type="float">
            <text:p>748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14" calcext:value-type="float">
            <text:p>3514</text:p>
          </table:table-cell>
          <table:table-cell office:value-type="float" office:value="8218" calcext:value-type="float">
            <text:p>82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64" calcext:value-type="float">
            <text:p>484564</text:p>
          </table:table-cell>
          <table:table-cell office:value-type="float" office:value="432492" calcext:value-type="float">
            <text:p>432492</text:p>
          </table:table-cell>
          <table:table-cell office:value-type="float" office:value="7481500" calcext:value-type="float">
            <text:p>748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81" calcext:value-type="float">
            <text:p>3281</text:p>
          </table:table-cell>
          <table:table-cell office:value-type="float" office:value="7126" calcext:value-type="float">
            <text:p>71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64" calcext:value-type="float">
            <text:p>484564</text:p>
          </table:table-cell>
          <table:table-cell office:value-type="float" office:value="432492" calcext:value-type="float">
            <text:p>432492</text:p>
          </table:table-cell>
          <table:table-cell office:value-type="float" office:value="7481500" calcext:value-type="float">
            <text:p>7481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9" calcext:value-type="float">
            <text:p>3729</text:p>
          </table:table-cell>
          <table:table-cell office:value-type="float" office:value="8427" calcext:value-type="float">
            <text:p>84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12" calcext:value-type="float">
            <text:p>484312</text:p>
          </table:table-cell>
          <table:table-cell office:value-type="float" office:value="432492" calcext:value-type="float">
            <text:p>432492</text:p>
          </table:table-cell>
          <table:table-cell office:value-type="float" office:value="7481500" calcext:value-type="float">
            <text:p>7481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6" calcext:value-type="float">
            <text:p>3636</text:p>
          </table:table-cell>
          <table:table-cell office:value-type="float" office:value="7119" calcext:value-type="float">
            <text:p>71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84" calcext:value-type="float">
            <text:p>484584</text:p>
          </table:table-cell>
          <table:table-cell office:value-type="float" office:value="432492" calcext:value-type="float">
            <text:p>432492</text:p>
          </table:table-cell>
          <table:table-cell office:value-type="float" office:value="7481500" calcext:value-type="float">
            <text:p>7481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office:value-type="float" office:value="8801" calcext:value-type="float">
            <text:p>88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84" calcext:value-type="float">
            <text:p>484584</text:p>
          </table:table-cell>
          <table:table-cell office:value-type="float" office:value="432492" calcext:value-type="float">
            <text:p>432492</text:p>
          </table:table-cell>
          <table:table-cell office:value-type="float" office:value="7481504" calcext:value-type="float">
            <text:p>7481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9" calcext:value-type="float">
            <text:p>3829</text:p>
          </table:table-cell>
          <table:table-cell office:value-type="float" office:value="6970" calcext:value-type="float">
            <text:p>697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84" calcext:value-type="float">
            <text:p>484584</text:p>
          </table:table-cell>
          <table:table-cell office:value-type="float" office:value="432492" calcext:value-type="float">
            <text:p>432492</text:p>
          </table:table-cell>
          <table:table-cell office:value-type="float" office:value="7481504" calcext:value-type="float">
            <text:p>7481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3" calcext:value-type="float">
            <text:p>3433</text:p>
          </table:table-cell>
          <table:table-cell office:value-type="float" office:value="8103" calcext:value-type="float">
            <text:p>81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84" calcext:value-type="float">
            <text:p>484584</text:p>
          </table:table-cell>
          <table:table-cell office:value-type="float" office:value="432500" calcext:value-type="float">
            <text:p>432500</text:p>
          </table:table-cell>
          <table:table-cell office:value-type="float" office:value="7481516" calcext:value-type="float">
            <text:p>748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70" calcext:value-type="float">
            <text:p>3270</text:p>
          </table:table-cell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84" calcext:value-type="float">
            <text:p>484584</text:p>
          </table:table-cell>
          <table:table-cell office:value-type="float" office:value="432500" calcext:value-type="float">
            <text:p>432500</text:p>
          </table:table-cell>
          <table:table-cell office:value-type="float" office:value="7481516" calcext:value-type="float">
            <text:p>7481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8451" calcext:value-type="float">
            <text:p>84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84" calcext:value-type="float">
            <text:p>484584</text:p>
          </table:table-cell>
          <table:table-cell office:value-type="float" office:value="432500" calcext:value-type="float">
            <text:p>432500</text:p>
          </table:table-cell>
          <table:table-cell office:value-type="float" office:value="7481520" calcext:value-type="float">
            <text:p>7481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181" calcext:value-type="float">
            <text:p>4181</text:p>
          </table:table-cell>
          <table:table-cell office:value-type="float" office:value="7356" calcext:value-type="float">
            <text:p>73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60" calcext:value-type="float">
            <text:p>484360</text:p>
          </table:table-cell>
          <table:table-cell office:value-type="float" office:value="432500" calcext:value-type="float">
            <text:p>432500</text:p>
          </table:table-cell>
          <table:table-cell office:value-type="float" office:value="7481520" calcext:value-type="float">
            <text:p>7481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office:value-type="float" office:value="8161" calcext:value-type="float">
            <text:p>81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60" calcext:value-type="float">
            <text:p>484360</text:p>
          </table:table-cell>
          <table:table-cell office:value-type="float" office:value="432500" calcext:value-type="float">
            <text:p>432500</text:p>
          </table:table-cell>
          <table:table-cell office:value-type="float" office:value="7481520" calcext:value-type="float">
            <text:p>7481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145" calcext:value-type="float">
            <text:p>4145</text:p>
          </table:table-cell>
          <table:table-cell office:value-type="float" office:value="6932" calcext:value-type="float">
            <text:p>69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60" calcext:value-type="float">
            <text:p>484360</text:p>
          </table:table-cell>
          <table:table-cell office:value-type="float" office:value="432508" calcext:value-type="float">
            <text:p>432508</text:p>
          </table:table-cell>
          <table:table-cell office:value-type="float" office:value="7481512" calcext:value-type="float">
            <text:p>7481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504" calcext:value-type="float">
            <text:p>4504</text:p>
          </table:table-cell>
          <table:table-cell office:value-type="float" office:value="8204" calcext:value-type="float">
            <text:p>82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60" calcext:value-type="float">
            <text:p>484360</text:p>
          </table:table-cell>
          <table:table-cell office:value-type="float" office:value="432508" calcext:value-type="float">
            <text:p>432508</text:p>
          </table:table-cell>
          <table:table-cell office:value-type="float" office:value="7481716" calcext:value-type="float">
            <text:p>7481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office:value-type="float" office:value="6634" calcext:value-type="float">
            <text:p>66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60" calcext:value-type="float">
            <text:p>484360</text:p>
          </table:table-cell>
          <table:table-cell office:value-type="float" office:value="432508" calcext:value-type="float">
            <text:p>432508</text:p>
          </table:table-cell>
          <table:table-cell office:value-type="float" office:value="7481732" calcext:value-type="float">
            <text:p>7481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float" office:value="3800" calcext:value-type="float">
            <text:p>3800</text:p>
          </table:table-cell>
          <table:table-cell office:value-type="float" office:value="8070" calcext:value-type="float">
            <text:p>807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60" calcext:value-type="float">
            <text:p>484360</text:p>
          </table:table-cell>
          <table:table-cell office:value-type="float" office:value="432508" calcext:value-type="float">
            <text:p>432508</text:p>
          </table:table-cell>
          <table:table-cell office:value-type="float" office:value="7481732" calcext:value-type="float">
            <text:p>7481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7182" calcext:value-type="float">
            <text:p>71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60" calcext:value-type="float">
            <text:p>484360</text:p>
          </table:table-cell>
          <table:table-cell office:value-type="float" office:value="432508" calcext:value-type="float">
            <text:p>432508</text:p>
          </table:table-cell>
          <table:table-cell office:value-type="float" office:value="7481732" calcext:value-type="float">
            <text:p>7481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2" calcext:value-type="float">
            <text:p>3792</text:p>
          </table:table-cell>
          <table:table-cell office:value-type="float" office:value="8241" calcext:value-type="float">
            <text:p>824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60" calcext:value-type="float">
            <text:p>484360</text:p>
          </table:table-cell>
          <table:table-cell office:value-type="float" office:value="432508" calcext:value-type="float">
            <text:p>432508</text:p>
          </table:table-cell>
          <table:table-cell office:value-type="float" office:value="7481732" calcext:value-type="float">
            <text:p>7481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7023" calcext:value-type="float">
            <text:p>70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360" calcext:value-type="float">
            <text:p>484360</text:p>
          </table:table-cell>
          <table:table-cell office:value-type="float" office:value="432516" calcext:value-type="float">
            <text:p>432516</text:p>
          </table:table-cell>
          <table:table-cell office:value-type="float" office:value="7481732" calcext:value-type="float">
            <text:p>7481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26" calcext:value-type="float">
            <text:p>4126</text:p>
          </table:table-cell>
          <table:table-cell office:value-type="float" office:value="8777" calcext:value-type="float">
            <text:p>877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108" calcext:value-type="float">
            <text:p>484108</text:p>
          </table:table-cell>
          <table:table-cell office:value-type="float" office:value="432516" calcext:value-type="float">
            <text:p>432516</text:p>
          </table:table-cell>
          <table:table-cell office:value-type="float" office:value="7481744" calcext:value-type="float">
            <text:p>74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53" calcext:value-type="float">
            <text:p>3753</text:p>
          </table:table-cell>
          <table:table-cell office:value-type="float" office:value="7126" calcext:value-type="float">
            <text:p>71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108" calcext:value-type="float">
            <text:p>484108</text:p>
          </table:table-cell>
          <table:table-cell office:value-type="float" office:value="432516" calcext:value-type="float">
            <text:p>432516</text:p>
          </table:table-cell>
          <table:table-cell office:value-type="float" office:value="7481744" calcext:value-type="float">
            <text:p>74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36" calcext:value-type="float">
            <text:p>3836</text:p>
          </table:table-cell>
          <table:table-cell office:value-type="float" office:value="8444" calcext:value-type="float">
            <text:p>84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108" calcext:value-type="float">
            <text:p>484108</text:p>
          </table:table-cell>
          <table:table-cell office:value-type="float" office:value="432516" calcext:value-type="float">
            <text:p>432516</text:p>
          </table:table-cell>
          <table:table-cell office:value-type="float" office:value="7481744" calcext:value-type="float">
            <text:p>7481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37" calcext:value-type="float">
            <text:p>3237</text:p>
          </table:table-cell>
          <table:table-cell office:value-type="float" office:value="7305" calcext:value-type="float">
            <text:p>73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108" calcext:value-type="float">
            <text:p>484108</text:p>
          </table:table-cell>
          <table:table-cell office:value-type="float" office:value="432516" calcext:value-type="float">
            <text:p>432516</text:p>
          </table:table-cell>
          <table:table-cell office:value-type="float" office:value="7481744" calcext:value-type="float">
            <text:p>74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3" calcext:value-type="float">
            <text:p>3983</text:p>
          </table:table-cell>
          <table:table-cell office:value-type="float" office:value="8636" calcext:value-type="float">
            <text:p>86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884" calcext:value-type="float">
            <text:p>483884</text:p>
          </table:table-cell>
          <table:table-cell office:value-type="float" office:value="432524" calcext:value-type="float">
            <text:p>432524</text:p>
          </table:table-cell>
          <table:table-cell office:value-type="float" office:value="7481748" calcext:value-type="float">
            <text:p>748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920" calcext:value-type="float">
            <text:p>2920</text:p>
          </table:table-cell>
          <table:table-cell office:value-type="float" office:value="7106" calcext:value-type="float">
            <text:p>71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884" calcext:value-type="float">
            <text:p>483884</text:p>
          </table:table-cell>
          <table:table-cell office:value-type="float" office:value="432524" calcext:value-type="float">
            <text:p>432524</text:p>
          </table:table-cell>
          <table:table-cell office:value-type="float" office:value="7481748" calcext:value-type="float">
            <text:p>74817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  <table:table-cell office:value-type="float" office:value="8702" calcext:value-type="float">
            <text:p>87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884" calcext:value-type="float">
            <text:p>483884</text:p>
          </table:table-cell>
          <table:table-cell office:value-type="float" office:value="432524" calcext:value-type="float">
            <text:p>432524</text:p>
          </table:table-cell>
          <table:table-cell office:value-type="float" office:value="7481764" calcext:value-type="float">
            <text:p>7481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70" calcext:value-type="float">
            <text:p>3570</text:p>
          </table:table-cell>
          <table:table-cell office:value-type="float" office:value="7191" calcext:value-type="float">
            <text:p>71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884" calcext:value-type="float">
            <text:p>483884</text:p>
          </table:table-cell>
          <table:table-cell office:value-type="float" office:value="432524" calcext:value-type="float">
            <text:p>432524</text:p>
          </table:table-cell>
          <table:table-cell office:value-type="float" office:value="7481764" calcext:value-type="float">
            <text:p>7481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87" calcext:value-type="float">
            <text:p>3587</text:p>
          </table:table-cell>
          <table:table-cell office:value-type="float" office:value="8805" calcext:value-type="float">
            <text:p>88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24" calcext:value-type="float">
            <text:p>432524</text:p>
          </table:table-cell>
          <table:table-cell office:value-type="float" office:value="7481768" calcext:value-type="float">
            <text:p>748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826" calcext:value-type="float">
            <text:p>3826</text:p>
          </table:table-cell>
          <table:table-cell office:value-type="float" office:value="7165" calcext:value-type="float">
            <text:p>71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24" calcext:value-type="float">
            <text:p>432524</text:p>
          </table:table-cell>
          <table:table-cell office:value-type="float" office:value="7481768" calcext:value-type="float">
            <text:p>7481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8120" calcext:value-type="float">
            <text:p>81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24" calcext:value-type="float">
            <text:p>432524</text:p>
          </table:table-cell>
          <table:table-cell office:value-type="float" office:value="7481768" calcext:value-type="float">
            <text:p>7481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7204" calcext:value-type="float">
            <text:p>72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24" calcext:value-type="float">
            <text:p>432524</text:p>
          </table:table-cell>
          <table:table-cell office:value-type="float" office:value="7481768" calcext:value-type="float">
            <text:p>748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39" calcext:value-type="float">
            <text:p>3339</text:p>
          </table:table-cell>
          <table:table-cell office:value-type="float" office:value="7987" calcext:value-type="float">
            <text:p>79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32" calcext:value-type="float">
            <text:p>432532</text:p>
          </table:table-cell>
          <table:table-cell office:value-type="float" office:value="7481780" calcext:value-type="float">
            <text:p>7481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642" calcext:value-type="float">
            <text:p>3642</text:p>
          </table:table-cell>
          <table:table-cell office:value-type="float" office:value="7208" calcext:value-type="float">
            <text:p>72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32" calcext:value-type="float">
            <text:p>432532</text:p>
          </table:table-cell>
          <table:table-cell office:value-type="float" office:value="7481784" calcext:value-type="float">
            <text:p>748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76" calcext:value-type="float">
            <text:p>3976</text:p>
          </table:table-cell>
          <table:table-cell office:value-type="float" office:value="8036" calcext:value-type="float">
            <text:p>80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32" calcext:value-type="float">
            <text:p>432532</text:p>
          </table:table-cell>
          <table:table-cell office:value-type="float" office:value="7481788" calcext:value-type="float">
            <text:p>7481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1" calcext:value-type="float">
            <text:p>3931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32" calcext:value-type="float">
            <text:p>432532</text:p>
          </table:table-cell>
          <table:table-cell office:value-type="float" office:value="7481788" calcext:value-type="float">
            <text:p>74817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office:value-type="float" office:value="8166" calcext:value-type="float">
            <text:p>81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32" calcext:value-type="float">
            <text:p>432532</text:p>
          </table:table-cell>
          <table:table-cell office:value-type="float" office:value="7481740" calcext:value-type="float">
            <text:p>74817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" calcext:value-type="float">
            <text:p>2824</text:p>
          </table:table-cell>
          <table:table-cell office:value-type="float" office:value="6824" calcext:value-type="float">
            <text:p>68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40" calcext:value-type="float">
            <text:p>432540</text:p>
          </table:table-cell>
          <table:table-cell office:value-type="float" office:value="7481744" calcext:value-type="float">
            <text:p>7481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57" calcext:value-type="float">
            <text:p>3857</text:p>
          </table:table-cell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2" calcext:value-type="float">
            <text:p>483692</text:p>
          </table:table-cell>
          <table:table-cell office:value-type="float" office:value="432540" calcext:value-type="float">
            <text:p>432540</text:p>
          </table:table-cell>
          <table:table-cell office:value-type="float" office:value="7481744" calcext:value-type="float">
            <text:p>74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79" calcext:value-type="float">
            <text:p>4579</text:p>
          </table:table-cell>
          <table:table-cell office:value-type="float" office:value="7239" calcext:value-type="float">
            <text:p>72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96" calcext:value-type="float">
            <text:p>483696</text:p>
          </table:table-cell>
          <table:table-cell office:value-type="float" office:value="432540" calcext:value-type="float">
            <text:p>432540</text:p>
          </table:table-cell>
          <table:table-cell office:value-type="float" office:value="7481744" calcext:value-type="float">
            <text:p>74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1" calcext:value-type="float">
            <text:p>2791</text:p>
          </table:table-cell>
          <table:table-cell office:value-type="float" office:value="7909" calcext:value-type="float">
            <text:p>79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72" calcext:value-type="float">
            <text:p>483472</text:p>
          </table:table-cell>
          <table:table-cell office:value-type="float" office:value="432540" calcext:value-type="float">
            <text:p>432540</text:p>
          </table:table-cell>
          <table:table-cell office:value-type="float" office:value="7481744" calcext:value-type="float">
            <text:p>74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float" office:value="7376" calcext:value-type="float">
            <text:p>73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56" calcext:value-type="float">
            <text:p>432556</text:p>
          </table:table-cell>
          <table:table-cell office:value-type="float" office:value="7481760" calcext:value-type="float">
            <text:p>748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846" calcext:value-type="float">
            <text:p>3846</text:p>
          </table:table-cell>
          <table:table-cell office:value-type="float" office:value="10702" calcext:value-type="float">
            <text:p>1070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56" calcext:value-type="float">
            <text:p>432556</text:p>
          </table:table-cell>
          <table:table-cell office:value-type="float" office:value="7481764" calcext:value-type="float">
            <text:p>74817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7396" calcext:value-type="float">
            <text:p>739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56" calcext:value-type="float">
            <text:p>432556</text:p>
          </table:table-cell>
          <table:table-cell office:value-type="float" office:value="7481764" calcext:value-type="float">
            <text:p>7481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299" calcext:value-type="float">
            <text:p>4299</text:p>
          </table:table-cell>
          <table:table-cell office:value-type="float" office:value="9011" calcext:value-type="float">
            <text:p>90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56" calcext:value-type="float">
            <text:p>432556</text:p>
          </table:table-cell>
          <table:table-cell office:value-type="float" office:value="7481776" calcext:value-type="float">
            <text:p>7481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9" calcext:value-type="float">
            <text:p>3679</text:p>
          </table:table-cell>
          <table:table-cell office:value-type="float" office:value="7205" calcext:value-type="float">
            <text:p>72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56" calcext:value-type="float">
            <text:p>432556</text:p>
          </table:table-cell>
          <table:table-cell office:value-type="float" office:value="7481776" calcext:value-type="float">
            <text:p>7481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3" calcext:value-type="float">
            <text:p>3853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64" calcext:value-type="float">
            <text:p>432564</text:p>
          </table:table-cell>
          <table:table-cell office:value-type="float" office:value="7481780" calcext:value-type="float">
            <text:p>7481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16" calcext:value-type="float">
            <text:p>4016</text:p>
          </table:table-cell>
          <table:table-cell office:value-type="float" office:value="7343" calcext:value-type="float">
            <text:p>73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64" calcext:value-type="float">
            <text:p>432564</text:p>
          </table:table-cell>
          <table:table-cell office:value-type="float" office:value="7481780" calcext:value-type="float">
            <text:p>7481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3975" calcext:value-type="float">
            <text:p>3975</text:p>
          </table:table-cell>
          <table:table-cell office:value-type="float" office:value="8384" calcext:value-type="float">
            <text:p>83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64" calcext:value-type="float">
            <text:p>432564</text:p>
          </table:table-cell>
          <table:table-cell office:value-type="float" office:value="7481780" calcext:value-type="float">
            <text:p>7481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35" calcext:value-type="float">
            <text:p>3035</text:p>
          </table:table-cell>
          <table:table-cell office:value-type="float" office:value="7308" calcext:value-type="float">
            <text:p>73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64" calcext:value-type="float">
            <text:p>432564</text:p>
          </table:table-cell>
          <table:table-cell office:value-type="float" office:value="7481780" calcext:value-type="float">
            <text:p>7481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float" office:value="8369" calcext:value-type="float">
            <text:p>83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64" calcext:value-type="float">
            <text:p>432564</text:p>
          </table:table-cell>
          <table:table-cell office:value-type="float" office:value="7481776" calcext:value-type="float">
            <text:p>7481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9" calcext:value-type="float">
            <text:p>3449</text:p>
          </table:table-cell>
          <table:table-cell office:value-type="float" office:value="7350" calcext:value-type="float">
            <text:p>73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2" calcext:value-type="float">
            <text:p>483732</text:p>
          </table:table-cell>
          <table:table-cell office:value-type="float" office:value="432564" calcext:value-type="float">
            <text:p>432564</text:p>
          </table:table-cell>
          <table:table-cell office:value-type="float" office:value="7481780" calcext:value-type="float">
            <text:p>7481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8089" calcext:value-type="float">
            <text:p>80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60" calcext:value-type="float">
            <text:p>483260</text:p>
          </table:table-cell>
          <table:table-cell office:value-type="float" office:value="432576" calcext:value-type="float">
            <text:p>432576</text:p>
          </table:table-cell>
          <table:table-cell office:value-type="float" office:value="7481780" calcext:value-type="float">
            <text:p>7481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714" calcext:value-type="float">
            <text:p>3714</text:p>
          </table:table-cell>
          <table:table-cell office:value-type="float" office:value="7469" calcext:value-type="float">
            <text:p>74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36" calcext:value-type="float">
            <text:p>483036</text:p>
          </table:table-cell>
          <table:table-cell office:value-type="float" office:value="432576" calcext:value-type="float">
            <text:p>432576</text:p>
          </table:table-cell>
          <table:table-cell office:value-type="float" office:value="7481780" calcext:value-type="float">
            <text:p>7481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1" calcext:value-type="float">
            <text:p>4071</text:p>
          </table:table-cell>
          <table:table-cell office:value-type="float" office:value="8078" calcext:value-type="float">
            <text:p>807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36" calcext:value-type="float">
            <text:p>483036</text:p>
          </table:table-cell>
          <table:table-cell office:value-type="float" office:value="432576" calcext:value-type="float">
            <text:p>432576</text:p>
          </table:table-cell>
          <table:table-cell office:value-type="float" office:value="7481780" calcext:value-type="float">
            <text:p>7481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6" calcext:value-type="float">
            <text:p>3666</text:p>
          </table:table-cell>
          <table:table-cell office:value-type="float" office:value="7246" calcext:value-type="float">
            <text:p>72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36" calcext:value-type="float">
            <text:p>483036</text:p>
          </table:table-cell>
          <table:table-cell office:value-type="float" office:value="432576" calcext:value-type="float">
            <text:p>432576</text:p>
          </table:table-cell>
          <table:table-cell office:value-type="float" office:value="7481524" calcext:value-type="float">
            <text:p>7481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float" office:value="8275" calcext:value-type="float">
            <text:p>82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36" calcext:value-type="float">
            <text:p>483036</text:p>
          </table:table-cell>
          <table:table-cell office:value-type="float" office:value="432576" calcext:value-type="float">
            <text:p>432576</text:p>
          </table:table-cell>
          <table:table-cell office:value-type="float" office:value="7481524" calcext:value-type="float">
            <text:p>7481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44" calcext:value-type="float">
            <text:p>3644</text:p>
          </table:table-cell>
          <table:table-cell office:value-type="float" office:value="7502" calcext:value-type="float">
            <text:p>75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36" calcext:value-type="float">
            <text:p>483036</text:p>
          </table:table-cell>
          <table:table-cell office:value-type="float" office:value="432576" calcext:value-type="float">
            <text:p>432576</text:p>
          </table:table-cell>
          <table:table-cell office:value-type="float" office:value="7481524" calcext:value-type="float">
            <text:p>7481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office:value-type="float" office:value="7423" calcext:value-type="float">
            <text:p>74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36" calcext:value-type="float">
            <text:p>483036</text:p>
          </table:table-cell>
          <table:table-cell office:value-type="float" office:value="432584" calcext:value-type="float">
            <text:p>432584</text:p>
          </table:table-cell>
          <table:table-cell office:value-type="float" office:value="7481524" calcext:value-type="float">
            <text:p>748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995" calcext:value-type="float">
            <text:p>3995</text:p>
          </table:table-cell>
          <table:table-cell office:value-type="float" office:value="7360" calcext:value-type="float">
            <text:p>73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88" calcext:value-type="float">
            <text:p>483288</text:p>
          </table:table-cell>
          <table:table-cell office:value-type="float" office:value="432584" calcext:value-type="float">
            <text:p>432584</text:p>
          </table:table-cell>
          <table:table-cell office:value-type="float" office:value="7481524" calcext:value-type="float">
            <text:p>7481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1" calcext:value-type="float">
            <text:p>3611</text:p>
          </table:table-cell>
          <table:table-cell office:value-type="float" office:value="8353" calcext:value-type="float">
            <text:p>835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88" calcext:value-type="float">
            <text:p>483288</text:p>
          </table:table-cell>
          <table:table-cell office:value-type="float" office:value="432584" calcext:value-type="float">
            <text:p>432584</text:p>
          </table:table-cell>
          <table:table-cell office:value-type="float" office:value="7481628" calcext:value-type="float">
            <text:p>7481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6" calcext:value-type="float">
            <text:p>3476</text:p>
          </table:table-cell>
          <table:table-cell office:value-type="float" office:value="7114" calcext:value-type="float">
            <text:p>71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92" calcext:value-type="float">
            <text:p>483192</text:p>
          </table:table-cell>
          <table:table-cell office:value-type="float" office:value="432584" calcext:value-type="float">
            <text:p>432584</text:p>
          </table:table-cell>
          <table:table-cell office:value-type="float" office:value="7481628" calcext:value-type="float">
            <text:p>7481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8692" calcext:value-type="float">
            <text:p>869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92" calcext:value-type="float">
            <text:p>483192</text:p>
          </table:table-cell>
          <table:table-cell office:value-type="float" office:value="432584" calcext:value-type="float">
            <text:p>432584</text:p>
          </table:table-cell>
          <table:table-cell office:value-type="float" office:value="7481628" calcext:value-type="float">
            <text:p>7481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195" calcext:value-type="float">
            <text:p>3195</text:p>
          </table:table-cell>
          <table:table-cell office:value-type="float" office:value="7169" calcext:value-type="float">
            <text:p>71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92" calcext:value-type="float">
            <text:p>483192</text:p>
          </table:table-cell>
          <table:table-cell office:value-type="float" office:value="432592" calcext:value-type="float">
            <text:p>432592</text:p>
          </table:table-cell>
          <table:table-cell office:value-type="float" office:value="7481628" calcext:value-type="float">
            <text:p>7481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811" calcext:value-type="float">
            <text:p>3811</text:p>
          </table:table-cell>
          <table:table-cell office:value-type="float" office:value="8596" calcext:value-type="float">
            <text:p>85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20" calcext:value-type="float">
            <text:p>483220</text:p>
          </table:table-cell>
          <table:table-cell office:value-type="float" office:value="432592" calcext:value-type="float">
            <text:p>432592</text:p>
          </table:table-cell>
          <table:table-cell office:value-type="float" office:value="7481640" calcext:value-type="float">
            <text:p>7481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6933" calcext:value-type="float">
            <text:p>69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20" calcext:value-type="float">
            <text:p>483220</text:p>
          </table:table-cell>
          <table:table-cell office:value-type="float" office:value="432592" calcext:value-type="float">
            <text:p>432592</text:p>
          </table:table-cell>
          <table:table-cell office:value-type="float" office:value="7481652" calcext:value-type="float">
            <text:p>7481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float" office:value="8087" calcext:value-type="float">
            <text:p>80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968" calcext:value-type="float">
            <text:p>482968</text:p>
          </table:table-cell>
          <table:table-cell office:value-type="float" office:value="432592" calcext:value-type="float">
            <text:p>432592</text:p>
          </table:table-cell>
          <table:table-cell office:value-type="float" office:value="7481652" calcext:value-type="float">
            <text:p>7481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8" calcext:value-type="float">
            <text:p>3878</text:p>
          </table:table-cell>
          <table:table-cell office:value-type="float" office:value="7083" calcext:value-type="float">
            <text:p>708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968" calcext:value-type="float">
            <text:p>482968</text:p>
          </table:table-cell>
          <table:table-cell office:value-type="float" office:value="432592" calcext:value-type="float">
            <text:p>432592</text:p>
          </table:table-cell>
          <table:table-cell office:value-type="float" office:value="7481652" calcext:value-type="float">
            <text:p>7481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8" calcext:value-type="float">
            <text:p>3928</text:p>
          </table:table-cell>
          <table:table-cell office:value-type="float" office:value="8128" calcext:value-type="float">
            <text:p>81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968" calcext:value-type="float">
            <text:p>482968</text:p>
          </table:table-cell>
          <table:table-cell office:value-type="float" office:value="432592" calcext:value-type="float">
            <text:p>432592</text:p>
          </table:table-cell>
          <table:table-cell office:value-type="float" office:value="7481652" calcext:value-type="float">
            <text:p>7481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9" calcext:value-type="float">
            <text:p>3459</text:p>
          </table:table-cell>
          <table:table-cell office:value-type="float" office:value="7314" calcext:value-type="float">
            <text:p>73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968" calcext:value-type="float">
            <text:p>482968</text:p>
          </table:table-cell>
          <table:table-cell office:value-type="float" office:value="432600" calcext:value-type="float">
            <text:p>432600</text:p>
          </table:table-cell>
          <table:table-cell office:value-type="float" office:value="7481664" calcext:value-type="float">
            <text:p>7481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5" calcext:value-type="float">
            <text:p>3205</text:p>
          </table:table-cell>
          <table:table-cell office:value-type="float" office:value="7917" calcext:value-type="float">
            <text:p>79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968" calcext:value-type="float">
            <text:p>482968</text:p>
          </table:table-cell>
          <table:table-cell office:value-type="float" office:value="432600" calcext:value-type="float">
            <text:p>432600</text:p>
          </table:table-cell>
          <table:table-cell office:value-type="float" office:value="7481664" calcext:value-type="float">
            <text:p>7481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7225" calcext:value-type="float">
            <text:p>72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968" calcext:value-type="float">
            <text:p>482968</text:p>
          </table:table-cell>
          <table:table-cell office:value-type="float" office:value="432600" calcext:value-type="float">
            <text:p>432600</text:p>
          </table:table-cell>
          <table:table-cell office:value-type="float" office:value="7481664" calcext:value-type="float">
            <text:p>7481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4" calcext:value-type="float">
            <text:p>2894</text:p>
          </table:table-cell>
          <table:table-cell office:value-type="float" office:value="8828" calcext:value-type="float">
            <text:p>88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24" calcext:value-type="float">
            <text:p>483224</text:p>
          </table:table-cell>
          <table:table-cell office:value-type="float" office:value="432600" calcext:value-type="float">
            <text:p>432600</text:p>
          </table:table-cell>
          <table:table-cell office:value-type="float" office:value="7481732" calcext:value-type="float">
            <text:p>7481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504" calcext:value-type="float">
            <text:p>3504</text:p>
          </table:table-cell>
          <table:table-cell office:value-type="float" office:value="6435" calcext:value-type="float">
            <text:p>64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24" calcext:value-type="float">
            <text:p>483224</text:p>
          </table:table-cell>
          <table:table-cell office:value-type="float" office:value="432600" calcext:value-type="float">
            <text:p>432600</text:p>
          </table:table-cell>
          <table:table-cell office:value-type="float" office:value="7481732" calcext:value-type="float">
            <text:p>7481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3" calcext:value-type="float">
            <text:p>3633</text:p>
          </table:table-cell>
          <table:table-cell office:value-type="float" office:value="8627" calcext:value-type="float">
            <text:p>86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00" calcext:value-type="float">
            <text:p>483000</text:p>
          </table:table-cell>
          <table:table-cell office:value-type="float" office:value="432600" calcext:value-type="float">
            <text:p>432600</text:p>
          </table:table-cell>
          <table:table-cell office:value-type="float" office:value="7481732" calcext:value-type="float">
            <text:p>7481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9" calcext:value-type="float">
            <text:p>3599</text:p>
          </table:table-cell>
          <table:table-cell office:value-type="float" office:value="7232" calcext:value-type="float">
            <text:p>72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32" calcext:value-type="float">
            <text:p>483032</text:p>
          </table:table-cell>
          <table:table-cell office:value-type="float" office:value="432600" calcext:value-type="float">
            <text:p>432600</text:p>
          </table:table-cell>
          <table:table-cell office:value-type="float" office:value="7481860" calcext:value-type="float">
            <text:p>7481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14" calcext:value-type="float">
            <text:p>3914</text:p>
          </table:table-cell>
          <table:table-cell office:value-type="float" office:value="8623" calcext:value-type="float">
            <text:p>86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88" calcext:value-type="float">
            <text:p>483288</text:p>
          </table:table-cell>
          <table:table-cell office:value-type="float" office:value="432608" calcext:value-type="float">
            <text:p>432608</text:p>
          </table:table-cell>
          <table:table-cell office:value-type="float" office:value="7481860" calcext:value-type="float">
            <text:p>7481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47" calcext:value-type="float">
            <text:p>3447</text:p>
          </table:table-cell>
          <table:table-cell office:value-type="float" office:value="7062" calcext:value-type="float">
            <text:p>70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88" calcext:value-type="float">
            <text:p>483288</text:p>
          </table:table-cell>
          <table:table-cell office:value-type="float" office:value="432608" calcext:value-type="float">
            <text:p>432608</text:p>
          </table:table-cell>
          <table:table-cell office:value-type="float" office:value="7481856" calcext:value-type="float">
            <text:p>7481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office:value-type="float" office:value="8115" calcext:value-type="float">
            <text:p>81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64" calcext:value-type="float">
            <text:p>483064</text:p>
          </table:table-cell>
          <table:table-cell office:value-type="float" office:value="432608" calcext:value-type="float">
            <text:p>432608</text:p>
          </table:table-cell>
          <table:table-cell office:value-type="float" office:value="7481860" calcext:value-type="float">
            <text:p>7481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5" calcext:value-type="float">
            <text:p>3465</text:p>
          </table:table-cell>
          <table:table-cell office:value-type="float" office:value="7179" calcext:value-type="float">
            <text:p>71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96" calcext:value-type="float">
            <text:p>483096</text:p>
          </table:table-cell>
          <table:table-cell office:value-type="float" office:value="432612" calcext:value-type="float">
            <text:p>432612</text:p>
          </table:table-cell>
          <table:table-cell office:value-type="float" office:value="7481860" calcext:value-type="float">
            <text:p>7481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647" calcext:value-type="float">
            <text:p>3647</text:p>
          </table:table-cell>
          <table:table-cell office:value-type="float" office:value="8511" calcext:value-type="float">
            <text:p>85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96" calcext:value-type="float">
            <text:p>483096</text:p>
          </table:table-cell>
          <table:table-cell office:value-type="float" office:value="432612" calcext:value-type="float">
            <text:p>432612</text:p>
          </table:table-cell>
          <table:table-cell office:value-type="float" office:value="7481912" calcext:value-type="float">
            <text:p>74819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87" calcext:value-type="float">
            <text:p>3787</text:p>
          </table:table-cell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52" calcext:value-type="float">
            <text:p>483352</text:p>
          </table:table-cell>
          <table:table-cell office:value-type="float" office:value="432612" calcext:value-type="float">
            <text:p>432612</text:p>
          </table:table-cell>
          <table:table-cell office:value-type="float" office:value="7481912" calcext:value-type="float">
            <text:p>7481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3402" calcext:value-type="float">
            <text:p>3402</text:p>
          </table:table-cell>
          <table:table-cell office:value-type="float" office:value="8220" calcext:value-type="float">
            <text:p>822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52" calcext:value-type="float">
            <text:p>483352</text:p>
          </table:table-cell>
          <table:table-cell office:value-type="float" office:value="432620" calcext:value-type="float">
            <text:p>432620</text:p>
          </table:table-cell>
          <table:table-cell office:value-type="float" office:value="7481840" calcext:value-type="float">
            <text:p>7481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76" calcext:value-type="float">
            <text:p>3976</text:p>
          </table:table-cell>
          <table:table-cell office:value-type="float" office:value="7339" calcext:value-type="float">
            <text:p>73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52" calcext:value-type="float">
            <text:p>483352</text:p>
          </table:table-cell>
          <table:table-cell office:value-type="float" office:value="432620" calcext:value-type="float">
            <text:p>432620</text:p>
          </table:table-cell>
          <table:table-cell office:value-type="float" office:value="7481864" calcext:value-type="float">
            <text:p>7481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  <table:table-cell office:value-type="float" office:value="8070" calcext:value-type="float">
            <text:p>807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52" calcext:value-type="float">
            <text:p>483352</text:p>
          </table:table-cell>
          <table:table-cell office:value-type="float" office:value="432620" calcext:value-type="float">
            <text:p>432620</text:p>
          </table:table-cell>
          <table:table-cell office:value-type="float" office:value="7481864" calcext:value-type="float">
            <text:p>7481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7190" calcext:value-type="float">
            <text:p>71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52" calcext:value-type="float">
            <text:p>483352</text:p>
          </table:table-cell>
          <table:table-cell office:value-type="float" office:value="432620" calcext:value-type="float">
            <text:p>432620</text:p>
          </table:table-cell>
          <table:table-cell office:value-type="float" office:value="7481864" calcext:value-type="float">
            <text:p>7481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4" calcext:value-type="float">
            <text:p>2804</text:p>
          </table:table-cell>
          <table:table-cell office:value-type="float" office:value="7897" calcext:value-type="float">
            <text:p>78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52" calcext:value-type="float">
            <text:p>483352</text:p>
          </table:table-cell>
          <table:table-cell office:value-type="float" office:value="432620" calcext:value-type="float">
            <text:p>432620</text:p>
          </table:table-cell>
          <table:table-cell office:value-type="float" office:value="7481864" calcext:value-type="float">
            <text:p>7481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7277" calcext:value-type="float">
            <text:p>72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52" calcext:value-type="float">
            <text:p>483352</text:p>
          </table:table-cell>
          <table:table-cell office:value-type="float" office:value="432620" calcext:value-type="float">
            <text:p>432620</text:p>
          </table:table-cell>
          <table:table-cell office:value-type="float" office:value="7481864" calcext:value-type="float">
            <text:p>7481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float" office:value="7443" calcext:value-type="float">
            <text:p>74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00" calcext:value-type="float">
            <text:p>483100</text:p>
          </table:table-cell>
          <table:table-cell office:value-type="float" office:value="432628" calcext:value-type="float">
            <text:p>432628</text:p>
          </table:table-cell>
          <table:table-cell office:value-type="float" office:value="7481868" calcext:value-type="float">
            <text:p>7481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807" calcext:value-type="float">
            <text:p>3807</text:p>
          </table:table-cell>
          <table:table-cell office:value-type="float" office:value="7180" calcext:value-type="float">
            <text:p>71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00" calcext:value-type="float">
            <text:p>483100</text:p>
          </table:table-cell>
          <table:table-cell office:value-type="float" office:value="432628" calcext:value-type="float">
            <text:p>432628</text:p>
          </table:table-cell>
          <table:table-cell office:value-type="float" office:value="7481880" calcext:value-type="float">
            <text:p>7481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026" calcext:value-type="float">
            <text:p>4026</text:p>
          </table:table-cell>
          <table:table-cell office:value-type="float" office:value="8974" calcext:value-type="float">
            <text:p>89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00" calcext:value-type="float">
            <text:p>483100</text:p>
          </table:table-cell>
          <table:table-cell office:value-type="float" office:value="432628" calcext:value-type="float">
            <text:p>432628</text:p>
          </table:table-cell>
          <table:table-cell office:value-type="float" office:value="7481880" calcext:value-type="float">
            <text:p>7481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7111" calcext:value-type="float">
            <text:p>71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00" calcext:value-type="float">
            <text:p>483100</text:p>
          </table:table-cell>
          <table:table-cell office:value-type="float" office:value="432628" calcext:value-type="float">
            <text:p>432628</text:p>
          </table:table-cell>
          <table:table-cell office:value-type="float" office:value="7481900" calcext:value-type="float">
            <text:p>7481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8694" calcext:value-type="float">
            <text:p>86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00" calcext:value-type="float">
            <text:p>483100</text:p>
          </table:table-cell>
          <table:table-cell office:value-type="float" office:value="432628" calcext:value-type="float">
            <text:p>432628</text:p>
          </table:table-cell>
          <table:table-cell office:value-type="float" office:value="7481900" calcext:value-type="float">
            <text:p>7481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  <table:table-cell office:value-type="float" office:value="7297" calcext:value-type="float">
            <text:p>72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52" calcext:value-type="float">
            <text:p>482852</text:p>
          </table:table-cell>
          <table:table-cell office:value-type="float" office:value="432628" calcext:value-type="float">
            <text:p>432628</text:p>
          </table:table-cell>
          <table:table-cell office:value-type="float" office:value="7481904" calcext:value-type="float">
            <text:p>7481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5" calcext:value-type="float">
            <text:p>3985</text:p>
          </table:table-cell>
          <table:table-cell office:value-type="float" office:value="7952" calcext:value-type="float">
            <text:p>79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52" calcext:value-type="float">
            <text:p>482852</text:p>
          </table:table-cell>
          <table:table-cell office:value-type="float" office:value="432640" calcext:value-type="float">
            <text:p>432640</text:p>
          </table:table-cell>
          <table:table-cell office:value-type="float" office:value="7481904" calcext:value-type="float">
            <text:p>7481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3438" calcext:value-type="float">
            <text:p>3438</text:p>
          </table:table-cell>
          <table:table-cell office:value-type="float" office:value="7271" calcext:value-type="float">
            <text:p>72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52" calcext:value-type="float">
            <text:p>482852</text:p>
          </table:table-cell>
          <table:table-cell office:value-type="float" office:value="432640" calcext:value-type="float">
            <text:p>432640</text:p>
          </table:table-cell>
          <table:table-cell office:value-type="float" office:value="7481904" calcext:value-type="float">
            <text:p>7481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8920" calcext:value-type="float">
            <text:p>89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52" calcext:value-type="float">
            <text:p>482852</text:p>
          </table:table-cell>
          <table:table-cell office:value-type="float" office:value="432640" calcext:value-type="float">
            <text:p>432640</text:p>
          </table:table-cell>
          <table:table-cell office:value-type="float" office:value="7481904" calcext:value-type="float">
            <text:p>7481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9" calcext:value-type="float">
            <text:p>4099</text:p>
          </table:table-cell>
          <table:table-cell office:value-type="float" office:value="7216" calcext:value-type="float">
            <text:p>72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600" calcext:value-type="float">
            <text:p>482600</text:p>
          </table:table-cell>
          <table:table-cell office:value-type="float" office:value="432640" calcext:value-type="float">
            <text:p>432640</text:p>
          </table:table-cell>
          <table:table-cell office:value-type="float" office:value="7481904" calcext:value-type="float">
            <text:p>7481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7" calcext:value-type="float">
            <text:p>3007</text:p>
          </table:table-cell>
          <table:table-cell office:value-type="float" office:value="8152" calcext:value-type="float">
            <text:p>81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600" calcext:value-type="float">
            <text:p>482600</text:p>
          </table:table-cell>
          <table:table-cell office:value-type="float" office:value="432640" calcext:value-type="float">
            <text:p>432640</text:p>
          </table:table-cell>
          <table:table-cell office:value-type="float" office:value="7481908" calcext:value-type="float">
            <text:p>7481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1" calcext:value-type="float">
            <text:p>4091</text:p>
          </table:table-cell>
          <table:table-cell office:value-type="float" office:value="7417" calcext:value-type="float">
            <text:p>74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600" calcext:value-type="float">
            <text:p>482600</text:p>
          </table:table-cell>
          <table:table-cell office:value-type="float" office:value="432640" calcext:value-type="float">
            <text:p>432640</text:p>
          </table:table-cell>
          <table:table-cell office:value-type="float" office:value="7481908" calcext:value-type="float">
            <text:p>7481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38" calcext:value-type="float">
            <text:p>3938</text:p>
          </table:table-cell>
          <table:table-cell office:value-type="float" office:value="8132" calcext:value-type="float">
            <text:p>81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600" calcext:value-type="float">
            <text:p>482600</text:p>
          </table:table-cell>
          <table:table-cell office:value-type="float" office:value="432640" calcext:value-type="float">
            <text:p>432640</text:p>
          </table:table-cell>
          <table:table-cell office:value-type="float" office:value="7481908" calcext:value-type="float">
            <text:p>7481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9" calcext:value-type="float">
            <text:p>3319</text:p>
          </table:table-cell>
          <table:table-cell office:value-type="float" office:value="7159" calcext:value-type="float">
            <text:p>71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860" calcext:value-type="float">
            <text:p>483860</text:p>
          </table:table-cell>
          <table:table-cell office:value-type="float" office:value="432664" calcext:value-type="float">
            <text:p>432664</text:p>
          </table:table-cell>
          <table:table-cell office:value-type="float" office:value="7481908" calcext:value-type="float">
            <text:p>7481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827" calcext:value-type="float">
            <text:p>3827</text:p>
          </table:table-cell>
          <table:table-cell office:value-type="float" office:value="10743" calcext:value-type="float">
            <text:p>107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860" calcext:value-type="float">
            <text:p>483860</text:p>
          </table:table-cell>
          <table:table-cell office:value-type="float" office:value="432664" calcext:value-type="float">
            <text:p>432664</text:p>
          </table:table-cell>
          <table:table-cell office:value-type="float" office:value="7481908" calcext:value-type="float">
            <text:p>7481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5" calcext:value-type="float">
            <text:p>3275</text:p>
          </table:table-cell>
          <table:table-cell office:value-type="float" office:value="7128" calcext:value-type="float">
            <text:p>71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860" calcext:value-type="float">
            <text:p>483860</text:p>
          </table:table-cell>
          <table:table-cell office:value-type="float" office:value="432664" calcext:value-type="float">
            <text:p>432664</text:p>
          </table:table-cell>
          <table:table-cell office:value-type="float" office:value="7481912" calcext:value-type="float">
            <text:p>74819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8" calcext:value-type="float">
            <text:p>4108</text:p>
          </table:table-cell>
          <table:table-cell office:value-type="float" office:value="8288" calcext:value-type="float">
            <text:p>82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64" calcext:value-type="float">
            <text:p>432664</text:p>
          </table:table-cell>
          <table:table-cell office:value-type="float" office:value="7481912" calcext:value-type="float">
            <text:p>74819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14" calcext:value-type="float">
            <text:p>4114</text:p>
          </table:table-cell>
          <table:table-cell office:value-type="float" office:value="7203" calcext:value-type="float">
            <text:p>72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64" calcext:value-type="float">
            <text:p>432664</text:p>
          </table:table-cell>
          <table:table-cell office:value-type="float" office:value="7481916" calcext:value-type="float">
            <text:p>7481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float" office:value="7989" calcext:value-type="float">
            <text:p>79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64" calcext:value-type="float">
            <text:p>432664</text:p>
          </table:table-cell>
          <table:table-cell office:value-type="float" office:value="7481904" calcext:value-type="float">
            <text:p>7481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office:value-type="float" office:value="7271" calcext:value-type="float">
            <text:p>72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72" calcext:value-type="float">
            <text:p>432672</text:p>
          </table:table-cell>
          <table:table-cell office:value-type="float" office:value="7481904" calcext:value-type="float">
            <text:p>7481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762" calcext:value-type="float">
            <text:p>3762</text:p>
          </table:table-cell>
          <table:table-cell office:value-type="float" office:value="8179" calcext:value-type="float">
            <text:p>81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72" calcext:value-type="float">
            <text:p>432672</text:p>
          </table:table-cell>
          <table:table-cell office:value-type="float" office:value="7481908" calcext:value-type="float">
            <text:p>7481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float" office:value="6893" calcext:value-type="float">
            <text:p>689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72" calcext:value-type="float">
            <text:p>432672</text:p>
          </table:table-cell>
          <table:table-cell office:value-type="float" office:value="7482012" calcext:value-type="float">
            <text:p>748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8725" calcext:value-type="float">
            <text:p>87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72" calcext:value-type="float">
            <text:p>432672</text:p>
          </table:table-cell>
          <table:table-cell office:value-type="float" office:value="7482012" calcext:value-type="float">
            <text:p>748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7051" calcext:value-type="float">
            <text:p>70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72" calcext:value-type="float">
            <text:p>432672</text:p>
          </table:table-cell>
          <table:table-cell office:value-type="float" office:value="7482012" calcext:value-type="float">
            <text:p>748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7732" calcext:value-type="float">
            <text:p>77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80" calcext:value-type="float">
            <text:p>432680</text:p>
          </table:table-cell>
          <table:table-cell office:value-type="float" office:value="7482004" calcext:value-type="float">
            <text:p>7482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92" calcext:value-type="float">
            <text:p>3092</text:p>
          </table:table-cell>
          <table:table-cell office:value-type="float" office:value="7108" calcext:value-type="float">
            <text:p>71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80" calcext:value-type="float">
            <text:p>432680</text:p>
          </table:table-cell>
          <table:table-cell office:value-type="float" office:value="7482024" calcext:value-type="float">
            <text:p>7482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7835" calcext:value-type="float">
            <text:p>78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80" calcext:value-type="float">
            <text:p>432680</text:p>
          </table:table-cell>
          <table:table-cell office:value-type="float" office:value="7482028" calcext:value-type="float">
            <text:p>7482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3255" calcext:value-type="float">
            <text:p>3255</text:p>
          </table:table-cell>
          <table:table-cell office:value-type="float" office:value="6826" calcext:value-type="float">
            <text:p>68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08" calcext:value-type="float">
            <text:p>483608</text:p>
          </table:table-cell>
          <table:table-cell office:value-type="float" office:value="432680" calcext:value-type="float">
            <text:p>432680</text:p>
          </table:table-cell>
          <table:table-cell office:value-type="float" office:value="7482028" calcext:value-type="float">
            <text:p>7482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3" calcext:value-type="float">
            <text:p>3363</text:p>
          </table:table-cell>
          <table:table-cell office:value-type="float" office:value="8687" calcext:value-type="float">
            <text:p>86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56" calcext:value-type="float">
            <text:p>483356</text:p>
          </table:table-cell>
          <table:table-cell office:value-type="float" office:value="432680" calcext:value-type="float">
            <text:p>432680</text:p>
          </table:table-cell>
          <table:table-cell office:value-type="float" office:value="7482040" calcext:value-type="float">
            <text:p>7482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3" calcext:value-type="float">
            <text:p>3293</text:p>
          </table:table-cell>
          <table:table-cell office:value-type="float" office:value="7133" calcext:value-type="float">
            <text:p>71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56" calcext:value-type="float">
            <text:p>483356</text:p>
          </table:table-cell>
          <table:table-cell office:value-type="float" office:value="432680" calcext:value-type="float">
            <text:p>432680</text:p>
          </table:table-cell>
          <table:table-cell office:value-type="float" office:value="7482040" calcext:value-type="float">
            <text:p>7482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8715" calcext:value-type="float">
            <text:p>87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04" calcext:value-type="float">
            <text:p>483104</text:p>
          </table:table-cell>
          <table:table-cell office:value-type="float" office:value="432688" calcext:value-type="float">
            <text:p>432688</text:p>
          </table:table-cell>
          <table:table-cell office:value-type="float" office:value="7482040" calcext:value-type="float">
            <text:p>7482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05" calcext:value-type="float">
            <text:p>3605</text:p>
          </table:table-cell>
          <table:table-cell office:value-type="float" office:value="6933" calcext:value-type="float">
            <text:p>69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04" calcext:value-type="float">
            <text:p>483104</text:p>
          </table:table-cell>
          <table:table-cell office:value-type="float" office:value="432688" calcext:value-type="float">
            <text:p>432688</text:p>
          </table:table-cell>
          <table:table-cell office:value-type="float" office:value="7482044" calcext:value-type="float">
            <text:p>7482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8" calcext:value-type="float">
            <text:p>3708</text:p>
          </table:table-cell>
          <table:table-cell office:value-type="float" office:value="8257" calcext:value-type="float">
            <text:p>82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04" calcext:value-type="float">
            <text:p>483104</text:p>
          </table:table-cell>
          <table:table-cell office:value-type="float" office:value="432692" calcext:value-type="float">
            <text:p>432692</text:p>
          </table:table-cell>
          <table:table-cell office:value-type="float" office:value="7482044" calcext:value-type="float">
            <text:p>7482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725" calcext:value-type="float">
            <text:p>3725</text:p>
          </table:table-cell>
          <table:table-cell office:value-type="float" office:value="7164" calcext:value-type="float">
            <text:p>71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80" calcext:value-type="float">
            <text:p>482880</text:p>
          </table:table-cell>
          <table:table-cell office:value-type="float" office:value="432692" calcext:value-type="float">
            <text:p>432692</text:p>
          </table:table-cell>
          <table:table-cell office:value-type="float" office:value="7481996" calcext:value-type="float">
            <text:p>7481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14" calcext:value-type="float">
            <text:p>4014</text:p>
          </table:table-cell>
          <table:table-cell office:value-type="float" office:value="8127" calcext:value-type="float">
            <text:p>81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80" calcext:value-type="float">
            <text:p>482880</text:p>
          </table:table-cell>
          <table:table-cell office:value-type="float" office:value="432692" calcext:value-type="float">
            <text:p>432692</text:p>
          </table:table-cell>
          <table:table-cell office:value-type="float" office:value="7481996" calcext:value-type="float">
            <text:p>7481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0" calcext:value-type="float">
            <text:p>4280</text:p>
          </table:table-cell>
          <table:table-cell office:value-type="float" office:value="7401" calcext:value-type="float">
            <text:p>740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80" calcext:value-type="float">
            <text:p>482880</text:p>
          </table:table-cell>
          <table:table-cell office:value-type="float" office:value="432692" calcext:value-type="float">
            <text:p>432692</text:p>
          </table:table-cell>
          <table:table-cell office:value-type="float" office:value="7481996" calcext:value-type="float">
            <text:p>7481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8089" calcext:value-type="float">
            <text:p>80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80" calcext:value-type="float">
            <text:p>482880</text:p>
          </table:table-cell>
          <table:table-cell office:value-type="float" office:value="432696" calcext:value-type="float">
            <text:p>432696</text:p>
          </table:table-cell>
          <table:table-cell office:value-type="float" office:value="7481996" calcext:value-type="float">
            <text:p>7481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247" calcext:value-type="float">
            <text:p>3247</text:p>
          </table:table-cell>
          <table:table-cell office:value-type="float" office:value="7097" calcext:value-type="float">
            <text:p>70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628" calcext:value-type="float">
            <text:p>482628</text:p>
          </table:table-cell>
          <table:table-cell office:value-type="float" office:value="432704" calcext:value-type="float">
            <text:p>432704</text:p>
          </table:table-cell>
          <table:table-cell office:value-type="float" office:value="7482000" calcext:value-type="float">
            <text:p>748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691" calcext:value-type="float">
            <text:p>3691</text:p>
          </table:table-cell>
          <table:table-cell office:value-type="float" office:value="7495" calcext:value-type="float">
            <text:p>749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152" calcext:value-type="float">
            <text:p>482152</text:p>
          </table:table-cell>
          <table:table-cell office:value-type="float" office:value="432704" calcext:value-type="float">
            <text:p>432704</text:p>
          </table:table-cell>
          <table:table-cell office:value-type="float" office:value="7482012" calcext:value-type="float">
            <text:p>748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6853" calcext:value-type="float">
            <text:p>68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2704" calcext:value-type="float">
            <text:p>432704</text:p>
          </table:table-cell>
          <table:table-cell office:value-type="float" office:value="7482640" calcext:value-type="float">
            <text:p>7482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9" calcext:value-type="float">
            <text:p>3519</text:p>
          </table:table-cell>
          <table:table-cell office:value-type="float" office:value="5352" calcext:value-type="float">
            <text:p>535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2704" calcext:value-type="float">
            <text:p>432704</text:p>
          </table:table-cell>
          <table:table-cell office:value-type="float" office:value="7482640" calcext:value-type="float">
            <text:p>7482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4" calcext:value-type="float">
            <text:p>3434</text:p>
          </table:table-cell>
          <table:table-cell office:value-type="float" office:value="7060" calcext:value-type="float">
            <text:p>70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2704" calcext:value-type="float">
            <text:p>432704</text:p>
          </table:table-cell>
          <table:table-cell office:value-type="float" office:value="7482748" calcext:value-type="float">
            <text:p>74827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4" calcext:value-type="float">
            <text:p>3524</text:p>
          </table:table-cell>
          <table:table-cell office:value-type="float" office:value="7813" calcext:value-type="float">
            <text:p>78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2712" calcext:value-type="float">
            <text:p>432712</text:p>
          </table:table-cell>
          <table:table-cell office:value-type="float" office:value="7482748" calcext:value-type="float">
            <text:p>7482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700" calcext:value-type="float">
            <text:p>3700</text:p>
          </table:table-cell>
          <table:table-cell office:value-type="float" office:value="7317" calcext:value-type="float">
            <text:p>73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2712" calcext:value-type="float">
            <text:p>432712</text:p>
          </table:table-cell>
          <table:table-cell office:value-type="float" office:value="7482748" calcext:value-type="float">
            <text:p>74827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8135" calcext:value-type="float">
            <text:p>81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2712" calcext:value-type="float">
            <text:p>432712</text:p>
          </table:table-cell>
          <table:table-cell office:value-type="float" office:value="7482748" calcext:value-type="float">
            <text:p>7482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10" calcext:value-type="float">
            <text:p>3210</text:p>
          </table:table-cell>
          <table:table-cell office:value-type="float" office:value="7091" calcext:value-type="float">
            <text:p>70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2712" calcext:value-type="float">
            <text:p>432712</text:p>
          </table:table-cell>
          <table:table-cell office:value-type="float" office:value="7482748" calcext:value-type="float">
            <text:p>74827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7864" calcext:value-type="float">
            <text:p>78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2712" calcext:value-type="float">
            <text:p>432712</text:p>
          </table:table-cell>
          <table:table-cell office:value-type="float" office:value="7482752" calcext:value-type="float">
            <text:p>74827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3" calcext:value-type="float">
            <text:p>4203</text:p>
          </table:table-cell>
          <table:table-cell office:value-type="float" office:value="7107" calcext:value-type="float">
            <text:p>71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1900" calcext:value-type="float">
            <text:p>481900</text:p>
          </table:table-cell>
          <table:table-cell office:value-type="float" office:value="432720" calcext:value-type="float">
            <text:p>432720</text:p>
          </table:table-cell>
          <table:table-cell office:value-type="float" office:value="7482688" calcext:value-type="float">
            <text:p>7482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088" calcext:value-type="float">
            <text:p>4088</text:p>
          </table:table-cell>
          <table:table-cell office:value-type="float" office:value="9310" calcext:value-type="float">
            <text:p>93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408" calcext:value-type="float">
            <text:p>482408</text:p>
          </table:table-cell>
          <table:table-cell office:value-type="float" office:value="432740" calcext:value-type="float">
            <text:p>432740</text:p>
          </table:table-cell>
          <table:table-cell office:value-type="float" office:value="7482692" calcext:value-type="float">
            <text:p>7482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204" calcext:value-type="float">
            <text:p>3204</text:p>
          </table:table-cell>
          <table:table-cell office:value-type="float" office:value="7134" calcext:value-type="float">
            <text:p>71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184" calcext:value-type="float">
            <text:p>482184</text:p>
          </table:table-cell>
          <table:table-cell office:value-type="float" office:value="432740" calcext:value-type="float">
            <text:p>432740</text:p>
          </table:table-cell>
          <table:table-cell office:value-type="float" office:value="7482692" calcext:value-type="float">
            <text:p>7482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4" calcext:value-type="float">
            <text:p>3324</text:p>
          </table:table-cell>
          <table:table-cell office:value-type="float" office:value="8408" calcext:value-type="float">
            <text:p>84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184" calcext:value-type="float">
            <text:p>482184</text:p>
          </table:table-cell>
          <table:table-cell office:value-type="float" office:value="432740" calcext:value-type="float">
            <text:p>432740</text:p>
          </table:table-cell>
          <table:table-cell office:value-type="float" office:value="7482704" calcext:value-type="float">
            <text:p>7482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4" calcext:value-type="float">
            <text:p>3514</text:p>
          </table:table-cell>
          <table:table-cell office:value-type="float" office:value="6960" calcext:value-type="float">
            <text:p>696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68" calcext:value-type="float">
            <text:p>483768</text:p>
          </table:table-cell>
          <table:table-cell office:value-type="float" office:value="432748" calcext:value-type="float">
            <text:p>432748</text:p>
          </table:table-cell>
          <table:table-cell office:value-type="float" office:value="7482700" calcext:value-type="float">
            <text:p>7482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910" calcext:value-type="float">
            <text:p>3910</text:p>
          </table:table-cell>
          <table:table-cell office:value-type="float" office:value="7899" calcext:value-type="float">
            <text:p>78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52" calcext:value-type="float">
            <text:p>483952</text:p>
          </table:table-cell>
          <table:table-cell office:value-type="float" office:value="432748" calcext:value-type="float">
            <text:p>432748</text:p>
          </table:table-cell>
          <table:table-cell office:value-type="float" office:value="7482632" calcext:value-type="float">
            <text:p>748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64" calcext:value-type="float">
            <text:p>3564</text:p>
          </table:table-cell>
          <table:table-cell office:value-type="float" office:value="7288" calcext:value-type="float">
            <text:p>72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52" calcext:value-type="float">
            <text:p>483952</text:p>
          </table:table-cell>
          <table:table-cell office:value-type="float" office:value="432748" calcext:value-type="float">
            <text:p>432748</text:p>
          </table:table-cell>
          <table:table-cell office:value-type="float" office:value="7482636" calcext:value-type="float">
            <text:p>7482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7961" calcext:value-type="float">
            <text:p>79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28" calcext:value-type="float">
            <text:p>483728</text:p>
          </table:table-cell>
          <table:table-cell office:value-type="float" office:value="432748" calcext:value-type="float">
            <text:p>432748</text:p>
          </table:table-cell>
          <table:table-cell office:value-type="float" office:value="7482636" calcext:value-type="float">
            <text:p>7482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2" calcext:value-type="float">
            <text:p>3142</text:p>
          </table:table-cell>
          <table:table-cell office:value-type="float" office:value="7095" calcext:value-type="float">
            <text:p>70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28" calcext:value-type="float">
            <text:p>483728</text:p>
          </table:table-cell>
          <table:table-cell office:value-type="float" office:value="432748" calcext:value-type="float">
            <text:p>432748</text:p>
          </table:table-cell>
          <table:table-cell office:value-type="float" office:value="7482636" calcext:value-type="float">
            <text:p>7482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11" calcext:value-type="float">
            <text:p>4111</text:p>
          </table:table-cell>
          <table:table-cell office:value-type="float" office:value="7822" calcext:value-type="float">
            <text:p>78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48" calcext:value-type="float">
            <text:p>432748</text:p>
          </table:table-cell>
          <table:table-cell office:value-type="float" office:value="7482640" calcext:value-type="float">
            <text:p>7482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7" calcext:value-type="float">
            <text:p>3517</text:p>
          </table:table-cell>
          <table:table-cell office:value-type="float" office:value="6991" calcext:value-type="float">
            <text:p>69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56" calcext:value-type="float">
            <text:p>432756</text:p>
          </table:table-cell>
          <table:table-cell office:value-type="float" office:value="7482644" calcext:value-type="float">
            <text:p>7482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566" calcext:value-type="float">
            <text:p>3566</text:p>
          </table:table-cell>
          <table:table-cell office:value-type="float" office:value="8828" calcext:value-type="float">
            <text:p>88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56" calcext:value-type="float">
            <text:p>432756</text:p>
          </table:table-cell>
          <table:table-cell office:value-type="float" office:value="7482644" calcext:value-type="float">
            <text:p>7482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7255" calcext:value-type="float">
            <text:p>72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56" calcext:value-type="float">
            <text:p>432756</text:p>
          </table:table-cell>
          <table:table-cell office:value-type="float" office:value="7482644" calcext:value-type="float">
            <text:p>7482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7721" calcext:value-type="float">
            <text:p>77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56" calcext:value-type="float">
            <text:p>432756</text:p>
          </table:table-cell>
          <table:table-cell office:value-type="float" office:value="7482644" calcext:value-type="float">
            <text:p>7482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 office:value-type="float" office:value="3245" calcext:value-type="float">
            <text:p>3245</text:p>
          </table:table-cell>
          <table:table-cell office:value-type="float" office:value="7122" calcext:value-type="float">
            <text:p>71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56" calcext:value-type="float">
            <text:p>432756</text:p>
          </table:table-cell>
          <table:table-cell office:value-type="float" office:value="7482648" calcext:value-type="float">
            <text:p>7482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50" calcext:value-type="float">
            <text:p>4550</text:p>
          </table:table-cell>
          <table:table-cell office:value-type="float" office:value="9293" calcext:value-type="float">
            <text:p>92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56" calcext:value-type="float">
            <text:p>432756</text:p>
          </table:table-cell>
          <table:table-cell office:value-type="float" office:value="7482664" calcext:value-type="float">
            <text:p>7482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18" calcext:value-type="float">
            <text:p>4018</text:p>
          </table:table-cell>
          <table:table-cell office:value-type="float" office:value="7073" calcext:value-type="float">
            <text:p>70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56" calcext:value-type="float">
            <text:p>432756</text:p>
          </table:table-cell>
          <table:table-cell office:value-type="float" office:value="7482664" calcext:value-type="float">
            <text:p>7482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48" calcext:value-type="float">
            <text:p>3148</text:p>
          </table:table-cell>
          <table:table-cell office:value-type="float" office:value="8263" calcext:value-type="float">
            <text:p>82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56" calcext:value-type="float">
            <text:p>432756</text:p>
          </table:table-cell>
          <table:table-cell office:value-type="float" office:value="7482664" calcext:value-type="float">
            <text:p>7482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4" calcext:value-type="float">
            <text:p>2794</text:p>
          </table:table-cell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56" calcext:value-type="float">
            <text:p>432756</text:p>
          </table:table-cell>
          <table:table-cell office:value-type="float" office:value="7482664" calcext:value-type="float">
            <text:p>7482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64" calcext:value-type="float">
            <text:p>432764</text:p>
          </table:table-cell>
          <table:table-cell office:value-type="float" office:value="7482776" calcext:value-type="float">
            <text:p>748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821" calcext:value-type="float">
            <text:p>3821</text:p>
          </table:table-cell>
          <table:table-cell office:value-type="float" office:value="7399" calcext:value-type="float">
            <text:p>73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2764" calcext:value-type="float">
            <text:p>432764</text:p>
          </table:table-cell>
          <table:table-cell office:value-type="float" office:value="7482776" calcext:value-type="float">
            <text:p>7482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7" calcext:value-type="float">
            <text:p>3547</text:p>
          </table:table-cell>
          <table:table-cell office:value-type="float" office:value="8946" calcext:value-type="float">
            <text:p>89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6" calcext:value-type="float">
            <text:p>483736</text:p>
          </table:table-cell>
          <table:table-cell office:value-type="float" office:value="432764" calcext:value-type="float">
            <text:p>432764</text:p>
          </table:table-cell>
          <table:table-cell office:value-type="float" office:value="7482776" calcext:value-type="float">
            <text:p>7482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40" calcext:value-type="float">
            <text:p>3640</text:p>
          </table:table-cell>
          <table:table-cell office:value-type="float" office:value="7037" calcext:value-type="float">
            <text:p>7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6" calcext:value-type="float">
            <text:p>483736</text:p>
          </table:table-cell>
          <table:table-cell office:value-type="float" office:value="432764" calcext:value-type="float">
            <text:p>432764</text:p>
          </table:table-cell>
          <table:table-cell office:value-type="float" office:value="7482776" calcext:value-type="float">
            <text:p>7482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1" calcext:value-type="float">
            <text:p>3121</text:p>
          </table:table-cell>
          <table:table-cell office:value-type="float" office:value="8146" calcext:value-type="float">
            <text:p>81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36" calcext:value-type="float">
            <text:p>483736</text:p>
          </table:table-cell>
          <table:table-cell office:value-type="float" office:value="432764" calcext:value-type="float">
            <text:p>432764</text:p>
          </table:table-cell>
          <table:table-cell office:value-type="float" office:value="7482776" calcext:value-type="float">
            <text:p>7482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302" calcext:value-type="float">
            <text:p>73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84" calcext:value-type="float">
            <text:p>483384</text:p>
          </table:table-cell>
          <table:table-cell office:value-type="float" office:value="432772" calcext:value-type="float">
            <text:p>432772</text:p>
          </table:table-cell>
          <table:table-cell office:value-type="float" office:value="7482592" calcext:value-type="float">
            <text:p>7482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98" calcext:value-type="float">
            <text:p>2498</text:p>
          </table:table-cell>
          <table:table-cell office:value-type="float" office:value="8756" calcext:value-type="float">
            <text:p>87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132" calcext:value-type="float">
            <text:p>483132</text:p>
          </table:table-cell>
          <table:table-cell office:value-type="float" office:value="432772" calcext:value-type="float">
            <text:p>432772</text:p>
          </table:table-cell>
          <table:table-cell office:value-type="float" office:value="7482592" calcext:value-type="float">
            <text:p>74825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1" calcext:value-type="float">
            <text:p>3551</text:p>
          </table:table-cell>
          <table:table-cell office:value-type="float" office:value="7245" calcext:value-type="float">
            <text:p>72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172" calcext:value-type="float">
            <text:p>485172</text:p>
          </table:table-cell>
          <table:table-cell office:value-type="float" office:value="432788" calcext:value-type="float">
            <text:p>432788</text:p>
          </table:table-cell>
          <table:table-cell office:value-type="float" office:value="7482592" calcext:value-type="float">
            <text:p>7482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010" calcext:value-type="float">
            <text:p>4010</text:p>
          </table:table-cell>
          <table:table-cell office:value-type="float" office:value="11048" calcext:value-type="float">
            <text:p>110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932" calcext:value-type="float">
            <text:p>484932</text:p>
          </table:table-cell>
          <table:table-cell office:value-type="float" office:value="432788" calcext:value-type="float">
            <text:p>432788</text:p>
          </table:table-cell>
          <table:table-cell office:value-type="float" office:value="7482592" calcext:value-type="float">
            <text:p>74825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7185" calcext:value-type="float">
            <text:p>718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80" calcext:value-type="float">
            <text:p>484680</text:p>
          </table:table-cell>
          <table:table-cell office:value-type="float" office:value="432788" calcext:value-type="float">
            <text:p>432788</text:p>
          </table:table-cell>
          <table:table-cell office:value-type="float" office:value="7482596" calcext:value-type="float">
            <text:p>7482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office:value-type="float" office:value="7963" calcext:value-type="float">
            <text:p>796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80" calcext:value-type="float">
            <text:p>484680</text:p>
          </table:table-cell>
          <table:table-cell office:value-type="float" office:value="432788" calcext:value-type="float">
            <text:p>432788</text:p>
          </table:table-cell>
          <table:table-cell office:value-type="float" office:value="7482600" calcext:value-type="float">
            <text:p>7482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5" calcext:value-type="float">
            <text:p>3795</text:p>
          </table:table-cell>
          <table:table-cell office:value-type="float" office:value="7175" calcext:value-type="float">
            <text:p>71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456" calcext:value-type="float">
            <text:p>484456</text:p>
          </table:table-cell>
          <table:table-cell office:value-type="float" office:value="432788" calcext:value-type="float">
            <text:p>432788</text:p>
          </table:table-cell>
          <table:table-cell office:value-type="float" office:value="7482600" calcext:value-type="float">
            <text:p>7482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1" calcext:value-type="float">
            <text:p>3421</text:p>
          </table:table-cell>
          <table:table-cell office:value-type="float" office:value="7919" calcext:value-type="float">
            <text:p>79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456" calcext:value-type="float">
            <text:p>484456</text:p>
          </table:table-cell>
          <table:table-cell office:value-type="float" office:value="432788" calcext:value-type="float">
            <text:p>432788</text:p>
          </table:table-cell>
          <table:table-cell office:value-type="float" office:value="7482600" calcext:value-type="float">
            <text:p>7482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079" calcext:value-type="float">
            <text:p>3079</text:p>
          </table:table-cell>
          <table:table-cell office:value-type="float" office:value="7124" calcext:value-type="float">
            <text:p>71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12" calcext:value-type="float">
            <text:p>484712</text:p>
          </table:table-cell>
          <table:table-cell office:value-type="float" office:value="432796" calcext:value-type="float">
            <text:p>432796</text:p>
          </table:table-cell>
          <table:table-cell office:value-type="float" office:value="7482588" calcext:value-type="float">
            <text:p>7482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746" calcext:value-type="float">
            <text:p>3746</text:p>
          </table:table-cell>
          <table:table-cell office:value-type="float" office:value="8316" calcext:value-type="float">
            <text:p>83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12" calcext:value-type="float">
            <text:p>484712</text:p>
          </table:table-cell>
          <table:table-cell office:value-type="float" office:value="432796" calcext:value-type="float">
            <text:p>432796</text:p>
          </table:table-cell>
          <table:table-cell office:value-type="float" office:value="7482604" calcext:value-type="float">
            <text:p>7482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6999" calcext:value-type="float">
            <text:p>69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12" calcext:value-type="float">
            <text:p>484712</text:p>
          </table:table-cell>
          <table:table-cell office:value-type="float" office:value="432796" calcext:value-type="float">
            <text:p>432796</text:p>
          </table:table-cell>
          <table:table-cell office:value-type="float" office:value="7482608" calcext:value-type="float">
            <text:p>74826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12" calcext:value-type="float">
            <text:p>484712</text:p>
          </table:table-cell>
          <table:table-cell office:value-type="float" office:value="432796" calcext:value-type="float">
            <text:p>432796</text:p>
          </table:table-cell>
          <table:table-cell office:value-type="float" office:value="7482608" calcext:value-type="float">
            <text:p>74826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7" calcext:value-type="float">
            <text:p>3367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460" calcext:value-type="float">
            <text:p>484460</text:p>
          </table:table-cell>
          <table:table-cell office:value-type="float" office:value="432796" calcext:value-type="float">
            <text:p>432796</text:p>
          </table:table-cell>
          <table:table-cell office:value-type="float" office:value="7482608" calcext:value-type="float">
            <text:p>7482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493" calcext:value-type="float">
            <text:p>3493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212" calcext:value-type="float">
            <text:p>484212</text:p>
          </table:table-cell>
          <table:table-cell office:value-type="float" office:value="432804" calcext:value-type="float">
            <text:p>432804</text:p>
          </table:table-cell>
          <table:table-cell office:value-type="float" office:value="7482608" calcext:value-type="float">
            <text:p>7482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486" calcext:value-type="float">
            <text:p>3486</text:p>
          </table:table-cell>
          <table:table-cell office:value-type="float" office:value="7215" calcext:value-type="float">
            <text:p>72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468" calcext:value-type="float">
            <text:p>484468</text:p>
          </table:table-cell>
          <table:table-cell office:value-type="float" office:value="432804" calcext:value-type="float">
            <text:p>432804</text:p>
          </table:table-cell>
          <table:table-cell office:value-type="float" office:value="7482612" calcext:value-type="float">
            <text:p>7482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5" calcext:value-type="float">
            <text:p>2915</text:p>
          </table:table-cell>
          <table:table-cell office:value-type="float" office:value="8312" calcext:value-type="float">
            <text:p>83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468" calcext:value-type="float">
            <text:p>484468</text:p>
          </table:table-cell>
          <table:table-cell office:value-type="float" office:value="432804" calcext:value-type="float">
            <text:p>432804</text:p>
          </table:table-cell>
          <table:table-cell office:value-type="float" office:value="7482624" calcext:value-type="float">
            <text:p>748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float" office:value="7034" calcext:value-type="float">
            <text:p>70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468" calcext:value-type="float">
            <text:p>484468</text:p>
          </table:table-cell>
          <table:table-cell office:value-type="float" office:value="432804" calcext:value-type="float">
            <text:p>432804</text:p>
          </table:table-cell>
          <table:table-cell office:value-type="float" office:value="7482624" calcext:value-type="float">
            <text:p>748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3" calcext:value-type="float">
            <text:p>3613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468" calcext:value-type="float">
            <text:p>484468</text:p>
          </table:table-cell>
          <table:table-cell office:value-type="float" office:value="432804" calcext:value-type="float">
            <text:p>432804</text:p>
          </table:table-cell>
          <table:table-cell office:value-type="float" office:value="7482624" calcext:value-type="float">
            <text:p>748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  <table:table-cell office:value-type="float" office:value="7317" calcext:value-type="float">
            <text:p>73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468" calcext:value-type="float">
            <text:p>484468</text:p>
          </table:table-cell>
          <table:table-cell office:value-type="float" office:value="432812" calcext:value-type="float">
            <text:p>432812</text:p>
          </table:table-cell>
          <table:table-cell office:value-type="float" office:value="7482624" calcext:value-type="float">
            <text:p>748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82" calcext:value-type="float">
            <text:p>3482</text:p>
          </table:table-cell>
          <table:table-cell office:value-type="float" office:value="8135" calcext:value-type="float">
            <text:p>813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472" calcext:value-type="float">
            <text:p>484472</text:p>
          </table:table-cell>
          <table:table-cell office:value-type="float" office:value="432812" calcext:value-type="float">
            <text:p>432812</text:p>
          </table:table-cell>
          <table:table-cell office:value-type="float" office:value="7482628" calcext:value-type="float">
            <text:p>7482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6975" calcext:value-type="float">
            <text:p>69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248" calcext:value-type="float">
            <text:p>484248</text:p>
          </table:table-cell>
          <table:table-cell office:value-type="float" office:value="432812" calcext:value-type="float">
            <text:p>432812</text:p>
          </table:table-cell>
          <table:table-cell office:value-type="float" office:value="7482628" calcext:value-type="float">
            <text:p>7482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04" calcext:value-type="float">
            <text:p>484504</text:p>
          </table:table-cell>
          <table:table-cell office:value-type="float" office:value="432812" calcext:value-type="float">
            <text:p>432812</text:p>
          </table:table-cell>
          <table:table-cell office:value-type="float" office:value="7482628" calcext:value-type="float">
            <text:p>7482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office:value-type="float" office:value="7305" calcext:value-type="float">
            <text:p>73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04" calcext:value-type="float">
            <text:p>484504</text:p>
          </table:table-cell>
          <table:table-cell office:value-type="float" office:value="432812" calcext:value-type="float">
            <text:p>432812</text:p>
          </table:table-cell>
          <table:table-cell office:value-type="float" office:value="7482628" calcext:value-type="float">
            <text:p>7482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47" calcext:value-type="float">
            <text:p>2747</text:p>
          </table:table-cell>
          <table:table-cell office:value-type="float" office:value="7212" calcext:value-type="float">
            <text:p>72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04" calcext:value-type="float">
            <text:p>484504</text:p>
          </table:table-cell>
          <table:table-cell office:value-type="float" office:value="432812" calcext:value-type="float">
            <text:p>432812</text:p>
          </table:table-cell>
          <table:table-cell office:value-type="float" office:value="7482628" calcext:value-type="float">
            <text:p>7482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978" calcext:value-type="float">
            <text:p>2978</text:p>
          </table:table-cell>
          <table:table-cell office:value-type="float" office:value="7234" calcext:value-type="float">
            <text:p>72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04" calcext:value-type="float">
            <text:p>484504</text:p>
          </table:table-cell>
          <table:table-cell office:value-type="float" office:value="432812" calcext:value-type="float">
            <text:p>432812</text:p>
          </table:table-cell>
          <table:table-cell office:value-type="float" office:value="7482632" calcext:value-type="float">
            <text:p>748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3" calcext:value-type="float">
            <text:p>3333</text:p>
          </table:table-cell>
          <table:table-cell office:value-type="float" office:value="8820" calcext:value-type="float">
            <text:p>88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04" calcext:value-type="float">
            <text:p>484504</text:p>
          </table:table-cell>
          <table:table-cell office:value-type="float" office:value="432820" calcext:value-type="float">
            <text:p>432820</text:p>
          </table:table-cell>
          <table:table-cell office:value-type="float" office:value="7482644" calcext:value-type="float">
            <text:p>7482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28" calcext:value-type="float">
            <text:p>3628</text:p>
          </table:table-cell>
          <table:table-cell office:value-type="float" office:value="7069" calcext:value-type="float">
            <text:p>70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280" calcext:value-type="float">
            <text:p>484280</text:p>
          </table:table-cell>
          <table:table-cell office:value-type="float" office:value="432820" calcext:value-type="float">
            <text:p>432820</text:p>
          </table:table-cell>
          <table:table-cell office:value-type="float" office:value="7482644" calcext:value-type="float">
            <text:p>7482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4" calcext:value-type="float">
            <text:p>3594</text:p>
          </table:table-cell>
          <table:table-cell office:value-type="float" office:value="8141" calcext:value-type="float">
            <text:p>81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280" calcext:value-type="float">
            <text:p>484280</text:p>
          </table:table-cell>
          <table:table-cell office:value-type="float" office:value="432820" calcext:value-type="float">
            <text:p>432820</text:p>
          </table:table-cell>
          <table:table-cell office:value-type="float" office:value="7482648" calcext:value-type="float">
            <text:p>7482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3" calcext:value-type="float">
            <text:p>2913</text:p>
          </table:table-cell>
          <table:table-cell office:value-type="float" office:value="7128" calcext:value-type="float">
            <text:p>71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280" calcext:value-type="float">
            <text:p>484280</text:p>
          </table:table-cell>
          <table:table-cell office:value-type="float" office:value="432820" calcext:value-type="float">
            <text:p>432820</text:p>
          </table:table-cell>
          <table:table-cell office:value-type="float" office:value="7482648" calcext:value-type="float">
            <text:p>7482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8186" calcext:value-type="float">
            <text:p>81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280" calcext:value-type="float">
            <text:p>484280</text:p>
          </table:table-cell>
          <table:table-cell office:value-type="float" office:value="432820" calcext:value-type="float">
            <text:p>432820</text:p>
          </table:table-cell>
          <table:table-cell office:value-type="float" office:value="7482648" calcext:value-type="float">
            <text:p>7482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 office:value-type="float" office:value="7245" calcext:value-type="float">
            <text:p>72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280" calcext:value-type="float">
            <text:p>484280</text:p>
          </table:table-cell>
          <table:table-cell office:value-type="float" office:value="432820" calcext:value-type="float">
            <text:p>432820</text:p>
          </table:table-cell>
          <table:table-cell office:value-type="float" office:value="7482652" calcext:value-type="float">
            <text:p>7482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31" calcext:value-type="float">
            <text:p>4231</text:p>
          </table:table-cell>
          <table:table-cell office:value-type="float" office:value="8770" calcext:value-type="float">
            <text:p>877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280" calcext:value-type="float">
            <text:p>484280</text:p>
          </table:table-cell>
          <table:table-cell office:value-type="float" office:value="432820" calcext:value-type="float">
            <text:p>432820</text:p>
          </table:table-cell>
          <table:table-cell office:value-type="float" office:value="7482652" calcext:value-type="float">
            <text:p>7482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8" calcext:value-type="float">
            <text:p>4608</text:p>
          </table:table-cell>
          <table:table-cell office:value-type="float" office:value="9152" calcext:value-type="float">
            <text:p>91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280" calcext:value-type="float">
            <text:p>484280</text:p>
          </table:table-cell>
          <table:table-cell office:value-type="float" office:value="432828" calcext:value-type="float">
            <text:p>432828</text:p>
          </table:table-cell>
          <table:table-cell office:value-type="float" office:value="7482656" calcext:value-type="float">
            <text:p>7482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998" calcext:value-type="float">
            <text:p>3998</text:p>
          </table:table-cell>
          <table:table-cell office:value-type="float" office:value="9182" calcext:value-type="float">
            <text:p>91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888" calcext:value-type="float">
            <text:p>483888</text:p>
          </table:table-cell>
          <table:table-cell office:value-type="float" office:value="432828" calcext:value-type="float">
            <text:p>432828</text:p>
          </table:table-cell>
          <table:table-cell office:value-type="float" office:value="7482656" calcext:value-type="float">
            <text:p>7482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3622" calcext:value-type="float">
            <text:p>3622</text:p>
          </table:table-cell>
          <table:table-cell office:value-type="float" office:value="7180" calcext:value-type="float">
            <text:p>71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888" calcext:value-type="float">
            <text:p>483888</text:p>
          </table:table-cell>
          <table:table-cell office:value-type="float" office:value="432828" calcext:value-type="float">
            <text:p>432828</text:p>
          </table:table-cell>
          <table:table-cell office:value-type="float" office:value="7482664" calcext:value-type="float">
            <text:p>7482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35" calcext:value-type="float">
            <text:p>3835</text:p>
          </table:table-cell>
          <table:table-cell office:value-type="float" office:value="8756" calcext:value-type="float">
            <text:p>87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28" calcext:value-type="float">
            <text:p>432828</text:p>
          </table:table-cell>
          <table:table-cell office:value-type="float" office:value="7482664" calcext:value-type="float">
            <text:p>7482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7398" calcext:value-type="float">
            <text:p>73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28" calcext:value-type="float">
            <text:p>432828</text:p>
          </table:table-cell>
          <table:table-cell office:value-type="float" office:value="7482668" calcext:value-type="float">
            <text:p>7482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5" calcext:value-type="float">
            <text:p>3425</text:p>
          </table:table-cell>
          <table:table-cell office:value-type="float" office:value="8039" calcext:value-type="float">
            <text:p>80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28" calcext:value-type="float">
            <text:p>432828</text:p>
          </table:table-cell>
          <table:table-cell office:value-type="float" office:value="7482668" calcext:value-type="float">
            <text:p>7482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6981" calcext:value-type="float">
            <text:p>698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36" calcext:value-type="float">
            <text:p>432836</text:p>
          </table:table-cell>
          <table:table-cell office:value-type="float" office:value="7482660" calcext:value-type="float">
            <text:p>7482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66" calcext:value-type="float">
            <text:p>3066</text:p>
          </table:table-cell>
          <table:table-cell office:value-type="float" office:value="8206" calcext:value-type="float">
            <text:p>82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36" calcext:value-type="float">
            <text:p>432836</text:p>
          </table:table-cell>
          <table:table-cell office:value-type="float" office:value="7482668" calcext:value-type="float">
            <text:p>7482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7" calcext:value-type="float">
            <text:p>3437</text:p>
          </table:table-cell>
          <table:table-cell office:value-type="float" office:value="7022" calcext:value-type="float">
            <text:p>70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36" calcext:value-type="float">
            <text:p>432836</text:p>
          </table:table-cell>
          <table:table-cell office:value-type="float" office:value="7482668" calcext:value-type="float">
            <text:p>7482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 office:value-type="float" office:value="8116" calcext:value-type="float">
            <text:p>81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36" calcext:value-type="float">
            <text:p>432836</text:p>
          </table:table-cell>
          <table:table-cell office:value-type="float" office:value="7482676" calcext:value-type="float">
            <text:p>748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7459" calcext:value-type="float">
            <text:p>74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36" calcext:value-type="float">
            <text:p>432836</text:p>
          </table:table-cell>
          <table:table-cell office:value-type="float" office:value="7482676" calcext:value-type="float">
            <text:p>7482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7" calcext:value-type="float">
            <text:p>3277</text:p>
          </table:table-cell>
          <table:table-cell office:value-type="float" office:value="8195" calcext:value-type="float">
            <text:p>81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36" calcext:value-type="float">
            <text:p>432836</text:p>
          </table:table-cell>
          <table:table-cell office:value-type="float" office:value="7482676" calcext:value-type="float">
            <text:p>748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906" calcext:value-type="float">
            <text:p>3906</text:p>
          </table:table-cell>
          <table:table-cell office:value-type="float" office:value="7179" calcext:value-type="float">
            <text:p>71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36" calcext:value-type="float">
            <text:p>432836</text:p>
          </table:table-cell>
          <table:table-cell office:value-type="float" office:value="7482696" calcext:value-type="float">
            <text:p>7482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8347" calcext:value-type="float">
            <text:p>834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64" calcext:value-type="float">
            <text:p>483664</text:p>
          </table:table-cell>
          <table:table-cell office:value-type="float" office:value="432844" calcext:value-type="float">
            <text:p>432844</text:p>
          </table:table-cell>
          <table:table-cell office:value-type="float" office:value="7482696" calcext:value-type="float">
            <text:p>7482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96" calcext:value-type="float">
            <text:p>3096</text:p>
          </table:table-cell>
          <table:table-cell office:value-type="float" office:value="6836" calcext:value-type="float">
            <text:p>68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44" calcext:value-type="float">
            <text:p>432844</text:p>
          </table:table-cell>
          <table:table-cell office:value-type="float" office:value="7482664" calcext:value-type="float">
            <text:p>7482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office:value-type="float" office:value="8806" calcext:value-type="float">
            <text:p>88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44" calcext:value-type="float">
            <text:p>432844</text:p>
          </table:table-cell>
          <table:table-cell office:value-type="float" office:value="7482664" calcext:value-type="float">
            <text:p>7482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float" office:value="7202" calcext:value-type="float">
            <text:p>72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44" calcext:value-type="float">
            <text:p>432844</text:p>
          </table:table-cell>
          <table:table-cell office:value-type="float" office:value="7482664" calcext:value-type="float">
            <text:p>7482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57" calcext:value-type="float">
            <text:p>3557</text:p>
          </table:table-cell>
          <table:table-cell office:value-type="float" office:value="8114" calcext:value-type="float">
            <text:p>81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44" calcext:value-type="float">
            <text:p>432844</text:p>
          </table:table-cell>
          <table:table-cell office:value-type="float" office:value="7482664" calcext:value-type="float">
            <text:p>7482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7165" calcext:value-type="float">
            <text:p>71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44" calcext:value-type="float">
            <text:p>432844</text:p>
          </table:table-cell>
          <table:table-cell office:value-type="float" office:value="7482668" calcext:value-type="float">
            <text:p>7482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1" calcext:value-type="float">
            <text:p>2891</text:p>
          </table:table-cell>
          <table:table-cell office:value-type="float" office:value="8252" calcext:value-type="float">
            <text:p>82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52" calcext:value-type="float">
            <text:p>432852</text:p>
          </table:table-cell>
          <table:table-cell office:value-type="float" office:value="7482660" calcext:value-type="float">
            <text:p>7482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584" calcext:value-type="float">
            <text:p>3584</text:p>
          </table:table-cell>
          <table:table-cell office:value-type="float" office:value="7113" calcext:value-type="float">
            <text:p>71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52" calcext:value-type="float">
            <text:p>432852</text:p>
          </table:table-cell>
          <table:table-cell office:value-type="float" office:value="7482668" calcext:value-type="float">
            <text:p>7482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5" calcext:value-type="float">
            <text:p>3275</text:p>
          </table:table-cell>
          <table:table-cell office:value-type="float" office:value="8151" calcext:value-type="float">
            <text:p>815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52" calcext:value-type="float">
            <text:p>432852</text:p>
          </table:table-cell>
          <table:table-cell office:value-type="float" office:value="7482668" calcext:value-type="float">
            <text:p>7482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6" calcext:value-type="float">
            <text:p>2916</text:p>
          </table:table-cell>
          <table:table-cell office:value-type="float" office:value="7365" calcext:value-type="float">
            <text:p>73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52" calcext:value-type="float">
            <text:p>432852</text:p>
          </table:table-cell>
          <table:table-cell office:value-type="float" office:value="7482668" calcext:value-type="float">
            <text:p>7482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3618" calcext:value-type="float">
            <text:p>3618</text:p>
          </table:table-cell>
          <table:table-cell office:value-type="float" office:value="8690" calcext:value-type="float">
            <text:p>86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52" calcext:value-type="float">
            <text:p>432852</text:p>
          </table:table-cell>
          <table:table-cell office:value-type="float" office:value="7482672" calcext:value-type="float">
            <text:p>7482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float" office:value="7431" calcext:value-type="float">
            <text:p>74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52" calcext:value-type="float">
            <text:p>432852</text:p>
          </table:table-cell>
          <table:table-cell office:value-type="float" office:value="7482684" calcext:value-type="float">
            <text:p>7482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8076" calcext:value-type="float">
            <text:p>807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60" calcext:value-type="float">
            <text:p>432860</text:p>
          </table:table-cell>
          <table:table-cell office:value-type="float" office:value="7482684" calcext:value-type="float">
            <text:p>7482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87" calcext:value-type="float">
            <text:p>3587</text:p>
          </table:table-cell>
          <table:table-cell office:value-type="float" office:value="6973" calcext:value-type="float">
            <text:p>69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60" calcext:value-type="float">
            <text:p>432860</text:p>
          </table:table-cell>
          <table:table-cell office:value-type="float" office:value="7482696" calcext:value-type="float">
            <text:p>7482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08" calcext:value-type="float">
            <text:p>3508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60" calcext:value-type="float">
            <text:p>432860</text:p>
          </table:table-cell>
          <table:table-cell office:value-type="float" office:value="7482700" calcext:value-type="float">
            <text:p>7482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7245" calcext:value-type="float">
            <text:p>72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24" calcext:value-type="float">
            <text:p>483424</text:p>
          </table:table-cell>
          <table:table-cell office:value-type="float" office:value="432860" calcext:value-type="float">
            <text:p>432860</text:p>
          </table:table-cell>
          <table:table-cell office:value-type="float" office:value="7482700" calcext:value-type="float">
            <text:p>7482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office:value-type="float" office:value="7871" calcext:value-type="float">
            <text:p>78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80" calcext:value-type="float">
            <text:p>483680</text:p>
          </table:table-cell>
          <table:table-cell office:value-type="float" office:value="432860" calcext:value-type="float">
            <text:p>432860</text:p>
          </table:table-cell>
          <table:table-cell office:value-type="float" office:value="7482700" calcext:value-type="float">
            <text:p>7482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6858" calcext:value-type="float">
            <text:p>68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80" calcext:value-type="float">
            <text:p>483680</text:p>
          </table:table-cell>
          <table:table-cell office:value-type="float" office:value="432860" calcext:value-type="float">
            <text:p>432860</text:p>
          </table:table-cell>
          <table:table-cell office:value-type="float" office:value="7482700" calcext:value-type="float">
            <text:p>7482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3" calcext:value-type="float">
            <text:p>3433</text:p>
          </table:table-cell>
          <table:table-cell office:value-type="float" office:value="9243" calcext:value-type="float">
            <text:p>92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80" calcext:value-type="float">
            <text:p>483680</text:p>
          </table:table-cell>
          <table:table-cell office:value-type="float" office:value="432880" calcext:value-type="float">
            <text:p>432880</text:p>
          </table:table-cell>
          <table:table-cell office:value-type="float" office:value="7482700" calcext:value-type="float">
            <text:p>7482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967" calcext:value-type="float">
            <text:p>3967</text:p>
          </table:table-cell>
          <table:table-cell office:value-type="float" office:value="8839" calcext:value-type="float">
            <text:p>88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680" calcext:value-type="float">
            <text:p>483680</text:p>
          </table:table-cell>
          <table:table-cell office:value-type="float" office:value="432880" calcext:value-type="float">
            <text:p>432880</text:p>
          </table:table-cell>
          <table:table-cell office:value-type="float" office:value="7482700" calcext:value-type="float">
            <text:p>7482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9057" calcext:value-type="float">
            <text:p>90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24" calcext:value-type="float">
            <text:p>483324</text:p>
          </table:table-cell>
          <table:table-cell office:value-type="float" office:value="432880" calcext:value-type="float">
            <text:p>432880</text:p>
          </table:table-cell>
          <table:table-cell office:value-type="float" office:value="7482700" calcext:value-type="float">
            <text:p>7482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7306" calcext:value-type="float">
            <text:p>73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24" calcext:value-type="float">
            <text:p>483324</text:p>
          </table:table-cell>
          <table:table-cell office:value-type="float" office:value="432880" calcext:value-type="float">
            <text:p>432880</text:p>
          </table:table-cell>
          <table:table-cell office:value-type="float" office:value="7482700" calcext:value-type="float">
            <text:p>7482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2" calcext:value-type="float">
            <text:p>3512</text:p>
          </table:table-cell>
          <table:table-cell office:value-type="float" office:value="8153" calcext:value-type="float">
            <text:p>81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324" calcext:value-type="float">
            <text:p>483324</text:p>
          </table:table-cell>
          <table:table-cell office:value-type="float" office:value="432880" calcext:value-type="float">
            <text:p>432880</text:p>
          </table:table-cell>
          <table:table-cell office:value-type="float" office:value="7482700" calcext:value-type="float">
            <text:p>7482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7190" calcext:value-type="float">
            <text:p>71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76" calcext:value-type="float">
            <text:p>483076</text:p>
          </table:table-cell>
          <table:table-cell office:value-type="float" office:value="432888" calcext:value-type="float">
            <text:p>432888</text:p>
          </table:table-cell>
          <table:table-cell office:value-type="float" office:value="7482712" calcext:value-type="float">
            <text:p>7482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974" calcext:value-type="float">
            <text:p>3974</text:p>
          </table:table-cell>
          <table:table-cell office:value-type="float" office:value="8366" calcext:value-type="float">
            <text:p>83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52" calcext:value-type="float">
            <text:p>482852</text:p>
          </table:table-cell>
          <table:table-cell office:value-type="float" office:value="432888" calcext:value-type="float">
            <text:p>432888</text:p>
          </table:table-cell>
          <table:table-cell office:value-type="float" office:value="7482456" calcext:value-type="float">
            <text:p>7482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769" calcext:value-type="float">
            <text:p>3769</text:p>
          </table:table-cell>
          <table:table-cell office:value-type="float" office:value="7308" calcext:value-type="float">
            <text:p>73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52" calcext:value-type="float">
            <text:p>482852</text:p>
          </table:table-cell>
          <table:table-cell office:value-type="float" office:value="432888" calcext:value-type="float">
            <text:p>432888</text:p>
          </table:table-cell>
          <table:table-cell office:value-type="float" office:value="7482456" calcext:value-type="float">
            <text:p>7482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67" calcext:value-type="float">
            <text:p>3767</text:p>
          </table:table-cell>
          <table:table-cell office:value-type="float" office:value="8315" calcext:value-type="float">
            <text:p>83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600" calcext:value-type="float">
            <text:p>482600</text:p>
          </table:table-cell>
          <table:table-cell office:value-type="float" office:value="432888" calcext:value-type="float">
            <text:p>432888</text:p>
          </table:table-cell>
          <table:table-cell office:value-type="float" office:value="7482456" calcext:value-type="float">
            <text:p>7482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8" calcext:value-type="float">
            <text:p>3828</text:p>
          </table:table-cell>
          <table:table-cell office:value-type="float" office:value="7426" calcext:value-type="float">
            <text:p>74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600" calcext:value-type="float">
            <text:p>482600</text:p>
          </table:table-cell>
          <table:table-cell office:value-type="float" office:value="432888" calcext:value-type="float">
            <text:p>432888</text:p>
          </table:table-cell>
          <table:table-cell office:value-type="float" office:value="7482456" calcext:value-type="float">
            <text:p>7482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8613" calcext:value-type="float">
            <text:p>86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600" calcext:value-type="float">
            <text:p>482600</text:p>
          </table:table-cell>
          <table:table-cell office:value-type="float" office:value="432896" calcext:value-type="float">
            <text:p>432896</text:p>
          </table:table-cell>
          <table:table-cell office:value-type="float" office:value="7482456" calcext:value-type="float">
            <text:p>7482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23" calcext:value-type="float">
            <text:p>3223</text:p>
          </table:table-cell>
          <table:table-cell office:value-type="float" office:value="6952" calcext:value-type="float">
            <text:p>69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600" calcext:value-type="float">
            <text:p>482600</text:p>
          </table:table-cell>
          <table:table-cell office:value-type="float" office:value="432896" calcext:value-type="float">
            <text:p>432896</text:p>
          </table:table-cell>
          <table:table-cell office:value-type="float" office:value="7482560" calcext:value-type="float">
            <text:p>74825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8690" calcext:value-type="float">
            <text:p>86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352" calcext:value-type="float">
            <text:p>482352</text:p>
          </table:table-cell>
          <table:table-cell office:value-type="float" office:value="432896" calcext:value-type="float">
            <text:p>432896</text:p>
          </table:table-cell>
          <table:table-cell office:value-type="float" office:value="7482560" calcext:value-type="float">
            <text:p>7482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879" calcext:value-type="float">
            <text:p>2879</text:p>
          </table:table-cell>
          <table:table-cell office:value-type="float" office:value="7110" calcext:value-type="float">
            <text:p>71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896" calcext:value-type="float">
            <text:p>432896</text:p>
          </table:table-cell>
          <table:table-cell office:value-type="float" office:value="7482576" calcext:value-type="float">
            <text:p>7482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6" calcext:value-type="float">
            <text:p>3666</text:p>
          </table:table-cell>
          <table:table-cell office:value-type="float" office:value="9116" calcext:value-type="float">
            <text:p>91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896" calcext:value-type="float">
            <text:p>432896</text:p>
          </table:table-cell>
          <table:table-cell office:value-type="float" office:value="7482576" calcext:value-type="float">
            <text:p>7482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1" calcext:value-type="float">
            <text:p>2731</text:p>
          </table:table-cell>
          <table:table-cell office:value-type="float" office:value="7105" calcext:value-type="float">
            <text:p>71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04" calcext:value-type="float">
            <text:p>432904</text:p>
          </table:table-cell>
          <table:table-cell office:value-type="float" office:value="7482580" calcext:value-type="float">
            <text:p>7482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31" calcext:value-type="float">
            <text:p>3331</text:p>
          </table:table-cell>
          <table:table-cell office:value-type="float" office:value="8118" calcext:value-type="float">
            <text:p>81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04" calcext:value-type="float">
            <text:p>432904</text:p>
          </table:table-cell>
          <table:table-cell office:value-type="float" office:value="7482588" calcext:value-type="float">
            <text:p>7482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6" calcext:value-type="float">
            <text:p>3466</text:p>
          </table:table-cell>
          <table:table-cell office:value-type="float" office:value="7159" calcext:value-type="float">
            <text:p>71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04" calcext:value-type="float">
            <text:p>432904</text:p>
          </table:table-cell>
          <table:table-cell office:value-type="float" office:value="7482588" calcext:value-type="float">
            <text:p>7482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82" calcext:value-type="float">
            <text:p>3282</text:p>
          </table:table-cell>
          <table:table-cell office:value-type="float" office:value="8670" calcext:value-type="float">
            <text:p>867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04" calcext:value-type="float">
            <text:p>432904</text:p>
          </table:table-cell>
          <table:table-cell office:value-type="float" office:value="7482588" calcext:value-type="float">
            <text:p>7482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7030" calcext:value-type="float">
            <text:p>70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04" calcext:value-type="float">
            <text:p>432904</text:p>
          </table:table-cell>
          <table:table-cell office:value-type="float" office:value="7482588" calcext:value-type="float">
            <text:p>7482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8025" calcext:value-type="float">
            <text:p>80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04" calcext:value-type="float">
            <text:p>432904</text:p>
          </table:table-cell>
          <table:table-cell office:value-type="float" office:value="7482600" calcext:value-type="float">
            <text:p>7482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08" calcext:value-type="float">
            <text:p>3108</text:p>
          </table:table-cell>
          <table:table-cell office:value-type="float" office:value="7194" calcext:value-type="float">
            <text:p>71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04" calcext:value-type="float">
            <text:p>432904</text:p>
          </table:table-cell>
          <table:table-cell office:value-type="float" office:value="7482600" calcext:value-type="float">
            <text:p>7482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780" calcext:value-type="float">
            <text:p>3780</text:p>
          </table:table-cell>
          <table:table-cell office:value-type="float" office:value="8094" calcext:value-type="float">
            <text:p>80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12" calcext:value-type="float">
            <text:p>432912</text:p>
          </table:table-cell>
          <table:table-cell office:value-type="float" office:value="7482600" calcext:value-type="float">
            <text:p>7482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586" calcext:value-type="float">
            <text:p>3586</text:p>
          </table:table-cell>
          <table:table-cell office:value-type="float" office:value="7156" calcext:value-type="float">
            <text:p>71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12" calcext:value-type="float">
            <text:p>432912</text:p>
          </table:table-cell>
          <table:table-cell office:value-type="float" office:value="7482600" calcext:value-type="float">
            <text:p>7482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908" calcext:value-type="float">
            <text:p>3908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12" calcext:value-type="float">
            <text:p>432912</text:p>
          </table:table-cell>
          <table:table-cell office:value-type="float" office:value="7482600" calcext:value-type="float">
            <text:p>7482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9" calcext:value-type="float">
            <text:p>3049</text:p>
          </table:table-cell>
          <table:table-cell office:value-type="float" office:value="7092" calcext:value-type="float">
            <text:p>70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12" calcext:value-type="float">
            <text:p>432912</text:p>
          </table:table-cell>
          <table:table-cell office:value-type="float" office:value="7482584" calcext:value-type="float">
            <text:p>7482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87" calcext:value-type="float">
            <text:p>3587</text:p>
          </table:table-cell>
          <table:table-cell office:value-type="float" office:value="8335" calcext:value-type="float">
            <text:p>83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12" calcext:value-type="float">
            <text:p>432912</text:p>
          </table:table-cell>
          <table:table-cell office:value-type="float" office:value="7482584" calcext:value-type="float">
            <text:p>7482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155" calcext:value-type="float">
            <text:p>3155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12" calcext:value-type="float">
            <text:p>432912</text:p>
          </table:table-cell>
          <table:table-cell office:value-type="float" office:value="7482584" calcext:value-type="float">
            <text:p>7482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1" calcext:value-type="float">
            <text:p>2691</text:p>
          </table:table-cell>
          <table:table-cell office:value-type="float" office:value="8524" calcext:value-type="float">
            <text:p>85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12" calcext:value-type="float">
            <text:p>432912</text:p>
          </table:table-cell>
          <table:table-cell office:value-type="float" office:value="7482584" calcext:value-type="float">
            <text:p>7482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1" calcext:value-type="float">
            <text:p>3001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36" calcext:value-type="float">
            <text:p>432936</text:p>
          </table:table-cell>
          <table:table-cell office:value-type="float" office:value="7482560" calcext:value-type="float">
            <text:p>7482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261" calcext:value-type="float">
            <text:p>3261</text:p>
          </table:table-cell>
          <table:table-cell office:value-type="float" office:value="8344" calcext:value-type="float">
            <text:p>83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36" calcext:value-type="float">
            <text:p>432936</text:p>
          </table:table-cell>
          <table:table-cell office:value-type="float" office:value="7482584" calcext:value-type="float">
            <text:p>7482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786" calcext:value-type="float">
            <text:p>2786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36" calcext:value-type="float">
            <text:p>432936</text:p>
          </table:table-cell>
          <table:table-cell office:value-type="float" office:value="7482520" calcext:value-type="float">
            <text:p>7482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8040" calcext:value-type="float">
            <text:p>80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36" calcext:value-type="float">
            <text:p>432936</text:p>
          </table:table-cell>
          <table:table-cell office:value-type="float" office:value="7482520" calcext:value-type="float">
            <text:p>7482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7241" calcext:value-type="float">
            <text:p>724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40" calcext:value-type="float">
            <text:p>480840</text:p>
          </table:table-cell>
          <table:table-cell office:value-type="float" office:value="432936" calcext:value-type="float">
            <text:p>432936</text:p>
          </table:table-cell>
          <table:table-cell office:value-type="float" office:value="7482520" calcext:value-type="float">
            <text:p>7482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  <table:table-cell office:value-type="float" office:value="8699" calcext:value-type="float">
            <text:p>86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364" calcext:value-type="float">
            <text:p>480364</text:p>
          </table:table-cell>
          <table:table-cell office:value-type="float" office:value="432936" calcext:value-type="float">
            <text:p>432936</text:p>
          </table:table-cell>
          <table:table-cell office:value-type="float" office:value="7482520" calcext:value-type="float">
            <text:p>7482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7240" calcext:value-type="float">
            <text:p>72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48" calcext:value-type="float">
            <text:p>480548</text:p>
          </table:table-cell>
          <table:table-cell office:value-type="float" office:value="432936" calcext:value-type="float">
            <text:p>432936</text:p>
          </table:table-cell>
          <table:table-cell office:value-type="float" office:value="7482520" calcext:value-type="float">
            <text:p>7482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37" calcext:value-type="float">
            <text:p>3537</text:p>
          </table:table-cell>
          <table:table-cell office:value-type="float" office:value="8190" calcext:value-type="float">
            <text:p>819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48" calcext:value-type="float">
            <text:p>480548</text:p>
          </table:table-cell>
          <table:table-cell office:value-type="float" office:value="432944" calcext:value-type="float">
            <text:p>432944</text:p>
          </table:table-cell>
          <table:table-cell office:value-type="float" office:value="7482456" calcext:value-type="float">
            <text:p>7482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02" calcext:value-type="float">
            <text:p>2802</text:p>
          </table:table-cell>
          <table:table-cell office:value-type="float" office:value="7053" calcext:value-type="float">
            <text:p>70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48" calcext:value-type="float">
            <text:p>480548</text:p>
          </table:table-cell>
          <table:table-cell office:value-type="float" office:value="432944" calcext:value-type="float">
            <text:p>432944</text:p>
          </table:table-cell>
          <table:table-cell office:value-type="float" office:value="7482472" calcext:value-type="float">
            <text:p>7482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7" calcext:value-type="float">
            <text:p>2857</text:p>
          </table:table-cell>
          <table:table-cell office:value-type="float" office:value="8069" calcext:value-type="float">
            <text:p>806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80" calcext:value-type="float">
            <text:p>480580</text:p>
          </table:table-cell>
          <table:table-cell office:value-type="float" office:value="432944" calcext:value-type="float">
            <text:p>432944</text:p>
          </table:table-cell>
          <table:table-cell office:value-type="float" office:value="7482472" calcext:value-type="float">
            <text:p>7482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7414" calcext:value-type="float">
            <text:p>74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80" calcext:value-type="float">
            <text:p>480580</text:p>
          </table:table-cell>
          <table:table-cell office:value-type="float" office:value="432944" calcext:value-type="float">
            <text:p>432944</text:p>
          </table:table-cell>
          <table:table-cell office:value-type="float" office:value="7482472" calcext:value-type="float">
            <text:p>7482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1" calcext:value-type="float">
            <text:p>3261</text:p>
          </table:table-cell>
          <table:table-cell office:value-type="float" office:value="8770" calcext:value-type="float">
            <text:p>877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80" calcext:value-type="float">
            <text:p>480580</text:p>
          </table:table-cell>
          <table:table-cell office:value-type="float" office:value="432944" calcext:value-type="float">
            <text:p>432944</text:p>
          </table:table-cell>
          <table:table-cell office:value-type="float" office:value="7482484" calcext:value-type="float">
            <text:p>74824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7565" calcext:value-type="float">
            <text:p>75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80" calcext:value-type="float">
            <text:p>480580</text:p>
          </table:table-cell>
          <table:table-cell office:value-type="float" office:value="432952" calcext:value-type="float">
            <text:p>432952</text:p>
          </table:table-cell>
          <table:table-cell office:value-type="float" office:value="7482484" calcext:value-type="float">
            <text:p>7482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688" calcext:value-type="float">
            <text:p>3688</text:p>
          </table:table-cell>
          <table:table-cell office:value-type="float" office:value="8472" calcext:value-type="float">
            <text:p>847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580" calcext:value-type="float">
            <text:p>480580</text:p>
          </table:table-cell>
          <table:table-cell office:value-type="float" office:value="432952" calcext:value-type="float">
            <text:p>432952</text:p>
          </table:table-cell>
          <table:table-cell office:value-type="float" office:value="7482488" calcext:value-type="float">
            <text:p>7482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7086" calcext:value-type="float">
            <text:p>708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356" calcext:value-type="float">
            <text:p>480356</text:p>
          </table:table-cell>
          <table:table-cell office:value-type="float" office:value="432952" calcext:value-type="float">
            <text:p>432952</text:p>
          </table:table-cell>
          <table:table-cell office:value-type="float" office:value="7482488" calcext:value-type="float">
            <text:p>7482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2" calcext:value-type="float">
            <text:p>3692</text:p>
          </table:table-cell>
          <table:table-cell office:value-type="float" office:value="7986" calcext:value-type="float">
            <text:p>798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356" calcext:value-type="float">
            <text:p>480356</text:p>
          </table:table-cell>
          <table:table-cell office:value-type="float" office:value="432952" calcext:value-type="float">
            <text:p>432952</text:p>
          </table:table-cell>
          <table:table-cell office:value-type="float" office:value="7482488" calcext:value-type="float">
            <text:p>7482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6" calcext:value-type="float">
            <text:p>2566</text:p>
          </table:table-cell>
          <table:table-cell office:value-type="float" office:value="7304" calcext:value-type="float">
            <text:p>73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356" calcext:value-type="float">
            <text:p>480356</text:p>
          </table:table-cell>
          <table:table-cell office:value-type="float" office:value="432952" calcext:value-type="float">
            <text:p>432952</text:p>
          </table:table-cell>
          <table:table-cell office:value-type="float" office:value="7482488" calcext:value-type="float">
            <text:p>7482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7400" calcext:value-type="float">
            <text:p>74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620" calcext:value-type="float">
            <text:p>480620</text:p>
          </table:table-cell>
          <table:table-cell office:value-type="float" office:value="432964" calcext:value-type="float">
            <text:p>432964</text:p>
          </table:table-cell>
          <table:table-cell office:value-type="float" office:value="7482488" calcext:value-type="float">
            <text:p>7482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970" calcext:value-type="float">
            <text:p>3970</text:p>
          </table:table-cell>
          <table:table-cell office:value-type="float" office:value="7405" calcext:value-type="float">
            <text:p>74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76" calcext:value-type="float">
            <text:p>480876</text:p>
          </table:table-cell>
          <table:table-cell office:value-type="float" office:value="432964" calcext:value-type="float">
            <text:p>432964</text:p>
          </table:table-cell>
          <table:table-cell office:value-type="float" office:value="7482492" calcext:value-type="float">
            <text:p>7482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2" calcext:value-type="float">
            <text:p>3522</text:p>
          </table:table-cell>
          <table:table-cell office:value-type="float" office:value="8622" calcext:value-type="float">
            <text:p>86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76" calcext:value-type="float">
            <text:p>480876</text:p>
          </table:table-cell>
          <table:table-cell office:value-type="float" office:value="432964" calcext:value-type="float">
            <text:p>432964</text:p>
          </table:table-cell>
          <table:table-cell office:value-type="float" office:value="7482492" calcext:value-type="float">
            <text:p>7482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9" calcext:value-type="float">
            <text:p>2789</text:p>
          </table:table-cell>
          <table:table-cell office:value-type="float" office:value="7025" calcext:value-type="float">
            <text:p>70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76" calcext:value-type="float">
            <text:p>480876</text:p>
          </table:table-cell>
          <table:table-cell office:value-type="float" office:value="432964" calcext:value-type="float">
            <text:p>432964</text:p>
          </table:table-cell>
          <table:table-cell office:value-type="float" office:value="7482492" calcext:value-type="float">
            <text:p>7482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  <table:table-cell office:value-type="float" office:value="8291" calcext:value-type="float">
            <text:p>82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876" calcext:value-type="float">
            <text:p>480876</text:p>
          </table:table-cell>
          <table:table-cell office:value-type="float" office:value="432964" calcext:value-type="float">
            <text:p>432964</text:p>
          </table:table-cell>
          <table:table-cell office:value-type="float" office:value="7482492" calcext:value-type="float">
            <text:p>7482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14" calcext:value-type="float">
            <text:p>4014</text:p>
          </table:table-cell>
          <table:table-cell office:value-type="float" office:value="7239" calcext:value-type="float">
            <text:p>72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908" calcext:value-type="float">
            <text:p>480908</text:p>
          </table:table-cell>
          <table:table-cell office:value-type="float" office:value="432972" calcext:value-type="float">
            <text:p>432972</text:p>
          </table:table-cell>
          <table:table-cell office:value-type="float" office:value="7482484" calcext:value-type="float">
            <text:p>7482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802" calcext:value-type="float">
            <text:p>3802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936" calcext:value-type="float">
            <text:p>480936</text:p>
          </table:table-cell>
          <table:table-cell office:value-type="float" office:value="432972" calcext:value-type="float">
            <text:p>432972</text:p>
          </table:table-cell>
          <table:table-cell office:value-type="float" office:value="7482496" calcext:value-type="float">
            <text:p>74824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4" calcext:value-type="float">
            <text:p>3864</text:p>
          </table:table-cell>
          <table:table-cell office:value-type="float" office:value="7293" calcext:value-type="float">
            <text:p>72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684" calcext:value-type="float">
            <text:p>480684</text:p>
          </table:table-cell>
          <table:table-cell office:value-type="float" office:value="432972" calcext:value-type="float">
            <text:p>432972</text:p>
          </table:table-cell>
          <table:table-cell office:value-type="float" office:value="7482624" calcext:value-type="float">
            <text:p>748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7" calcext:value-type="float">
            <text:p>3957</text:p>
          </table:table-cell>
          <table:table-cell office:value-type="float" office:value="7720" calcext:value-type="float">
            <text:p>77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684" calcext:value-type="float">
            <text:p>480684</text:p>
          </table:table-cell>
          <table:table-cell office:value-type="float" office:value="432972" calcext:value-type="float">
            <text:p>432972</text:p>
          </table:table-cell>
          <table:table-cell office:value-type="float" office:value="7482624" calcext:value-type="float">
            <text:p>748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4" calcext:value-type="float">
            <text:p>3484</text:p>
          </table:table-cell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936" calcext:value-type="float">
            <text:p>480936</text:p>
          </table:table-cell>
          <table:table-cell office:value-type="float" office:value="432972" calcext:value-type="float">
            <text:p>432972</text:p>
          </table:table-cell>
          <table:table-cell office:value-type="float" office:value="7482624" calcext:value-type="float">
            <text:p>748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2807" calcext:value-type="float">
            <text:p>2807</text:p>
          </table:table-cell>
          <table:table-cell office:value-type="float" office:value="8197" calcext:value-type="float">
            <text:p>819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944" calcext:value-type="float">
            <text:p>480944</text:p>
          </table:table-cell>
          <table:table-cell office:value-type="float" office:value="432972" calcext:value-type="float">
            <text:p>432972</text:p>
          </table:table-cell>
          <table:table-cell office:value-type="float" office:value="7482624" calcext:value-type="float">
            <text:p>748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14" calcext:value-type="float">
            <text:p>3214</text:p>
          </table:table-cell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0944" calcext:value-type="float">
            <text:p>480944</text:p>
          </table:table-cell>
          <table:table-cell office:value-type="float" office:value="432980" calcext:value-type="float">
            <text:p>432980</text:p>
          </table:table-cell>
          <table:table-cell office:value-type="float" office:value="7482628" calcext:value-type="float">
            <text:p>7482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534" calcext:value-type="float">
            <text:p>4534</text:p>
          </table:table-cell>
          <table:table-cell office:value-type="float" office:value="8165" calcext:value-type="float">
            <text:p>81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412" calcext:value-type="float">
            <text:p>476412</text:p>
          </table:table-cell>
          <table:table-cell office:value-type="float" office:value="432980" calcext:value-type="float">
            <text:p>432980</text:p>
          </table:table-cell>
          <table:table-cell office:value-type="float" office:value="7482624" calcext:value-type="float">
            <text:p>748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5" calcext:value-type="float">
            <text:p>3775</text:p>
          </table:table-cell>
          <table:table-cell office:value-type="float" office:value="7303" calcext:value-type="float">
            <text:p>73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412" calcext:value-type="float">
            <text:p>476412</text:p>
          </table:table-cell>
          <table:table-cell office:value-type="float" office:value="432980" calcext:value-type="float">
            <text:p>432980</text:p>
          </table:table-cell>
          <table:table-cell office:value-type="float" office:value="7482624" calcext:value-type="float">
            <text:p>748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36" calcext:value-type="float">
            <text:p>4036</text:p>
          </table:table-cell>
          <table:table-cell office:value-type="float" office:value="8273" calcext:value-type="float">
            <text:p>82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964" calcext:value-type="float">
            <text:p>475964</text:p>
          </table:table-cell>
          <table:table-cell office:value-type="float" office:value="432996" calcext:value-type="float">
            <text:p>432996</text:p>
          </table:table-cell>
          <table:table-cell office:value-type="float" office:value="7482732" calcext:value-type="float">
            <text:p>7482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243" calcext:value-type="float">
            <text:p>4243</text:p>
          </table:table-cell>
          <table:table-cell office:value-type="float" office:value="9871" calcext:value-type="float">
            <text:p>987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964" calcext:value-type="float">
            <text:p>475964</text:p>
          </table:table-cell>
          <table:table-cell office:value-type="float" office:value="432996" calcext:value-type="float">
            <text:p>432996</text:p>
          </table:table-cell>
          <table:table-cell office:value-type="float" office:value="7482732" calcext:value-type="float">
            <text:p>7482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38" calcext:value-type="float">
            <text:p>3538</text:p>
          </table:table-cell>
          <table:table-cell office:value-type="float" office:value="7872" calcext:value-type="float">
            <text:p>78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964" calcext:value-type="float">
            <text:p>475964</text:p>
          </table:table-cell>
          <table:table-cell office:value-type="float" office:value="432996" calcext:value-type="float">
            <text:p>432996</text:p>
          </table:table-cell>
          <table:table-cell office:value-type="float" office:value="7482736" calcext:value-type="float">
            <text:p>74827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7292" calcext:value-type="float">
            <text:p>72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964" calcext:value-type="float">
            <text:p>475964</text:p>
          </table:table-cell>
          <table:table-cell office:value-type="float" office:value="432996" calcext:value-type="float">
            <text:p>432996</text:p>
          </table:table-cell>
          <table:table-cell office:value-type="float" office:value="7482736" calcext:value-type="float">
            <text:p>7482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2" calcext:value-type="float">
            <text:p>3932</text:p>
          </table:table-cell>
          <table:table-cell office:value-type="float" office:value="2843" calcext:value-type="float">
            <text:p>2843</text:p>
          </table:table-cell>
          <table:table-cell office:value-type="float" office:value="9062" calcext:value-type="float">
            <text:p>90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964" calcext:value-type="float">
            <text:p>475964</text:p>
          </table:table-cell>
          <table:table-cell office:value-type="float" office:value="432996" calcext:value-type="float">
            <text:p>432996</text:p>
          </table:table-cell>
          <table:table-cell office:value-type="float" office:value="7482760" calcext:value-type="float">
            <text:p>74827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7" calcext:value-type="float">
            <text:p>2917</text:p>
          </table:table-cell>
          <table:table-cell office:value-type="float" office:value="7017" calcext:value-type="float">
            <text:p>70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964" calcext:value-type="float">
            <text:p>475964</text:p>
          </table:table-cell>
          <table:table-cell office:value-type="float" office:value="433004" calcext:value-type="float">
            <text:p>433004</text:p>
          </table:table-cell>
          <table:table-cell office:value-type="float" office:value="7482760" calcext:value-type="float">
            <text:p>7482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672" calcext:value-type="float">
            <text:p>3672</text:p>
          </table:table-cell>
          <table:table-cell office:value-type="float" office:value="8632" calcext:value-type="float">
            <text:p>86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964" calcext:value-type="float">
            <text:p>475964</text:p>
          </table:table-cell>
          <table:table-cell office:value-type="float" office:value="433004" calcext:value-type="float">
            <text:p>433004</text:p>
          </table:table-cell>
          <table:table-cell office:value-type="float" office:value="7482768" calcext:value-type="float">
            <text:p>748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7" calcext:value-type="float">
            <text:p>2917</text:p>
          </table:table-cell>
          <table:table-cell office:value-type="float" office:value="6990" calcext:value-type="float">
            <text:p>69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964" calcext:value-type="float">
            <text:p>475964</text:p>
          </table:table-cell>
          <table:table-cell office:value-type="float" office:value="433004" calcext:value-type="float">
            <text:p>433004</text:p>
          </table:table-cell>
          <table:table-cell office:value-type="float" office:value="7482772" calcext:value-type="float">
            <text:p>7482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78" calcext:value-type="float">
            <text:p>3378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248" calcext:value-type="float">
            <text:p>476248</text:p>
          </table:table-cell>
          <table:table-cell office:value-type="float" office:value="433004" calcext:value-type="float">
            <text:p>433004</text:p>
          </table:table-cell>
          <table:table-cell office:value-type="float" office:value="7482772" calcext:value-type="float">
            <text:p>7482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2" calcext:value-type="float">
            <text:p>3382</text:p>
          </table:table-cell>
          <table:table-cell office:value-type="float" office:value="7340" calcext:value-type="float">
            <text:p>7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24" calcext:value-type="float">
            <text:p>476024</text:p>
          </table:table-cell>
          <table:table-cell office:value-type="float" office:value="433004" calcext:value-type="float">
            <text:p>433004</text:p>
          </table:table-cell>
          <table:table-cell office:value-type="float" office:value="7482772" calcext:value-type="float">
            <text:p>7482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  <table:table-cell office:value-type="float" office:value="8143" calcext:value-type="float">
            <text:p>81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24" calcext:value-type="float">
            <text:p>476024</text:p>
          </table:table-cell>
          <table:table-cell office:value-type="float" office:value="433004" calcext:value-type="float">
            <text:p>433004</text:p>
          </table:table-cell>
          <table:table-cell office:value-type="float" office:value="7482772" calcext:value-type="float">
            <text:p>7482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7149" calcext:value-type="float">
            <text:p>714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800" calcext:value-type="float">
            <text:p>475800</text:p>
          </table:table-cell>
          <table:table-cell office:value-type="float" office:value="433012" calcext:value-type="float">
            <text:p>433012</text:p>
          </table:table-cell>
          <table:table-cell office:value-type="float" office:value="7482712" calcext:value-type="float">
            <text:p>7482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75" calcext:value-type="float">
            <text:p>3675</text:p>
          </table:table-cell>
          <table:table-cell office:value-type="float" office:value="8325" calcext:value-type="float">
            <text:p>83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800" calcext:value-type="float">
            <text:p>475800</text:p>
          </table:table-cell>
          <table:table-cell office:value-type="float" office:value="433012" calcext:value-type="float">
            <text:p>433012</text:p>
          </table:table-cell>
          <table:table-cell office:value-type="float" office:value="7482716" calcext:value-type="float">
            <text:p>7482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488" calcext:value-type="float">
            <text:p>3488</text:p>
          </table:table-cell>
          <table:table-cell office:value-type="float" office:value="7202" calcext:value-type="float">
            <text:p>72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800" calcext:value-type="float">
            <text:p>475800</text:p>
          </table:table-cell>
          <table:table-cell office:value-type="float" office:value="433012" calcext:value-type="float">
            <text:p>433012</text:p>
          </table:table-cell>
          <table:table-cell office:value-type="float" office:value="7482716" calcext:value-type="float">
            <text:p>7482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03" calcext:value-type="float">
            <text:p>4303</text:p>
          </table:table-cell>
          <table:table-cell office:value-type="float" office:value="6722" calcext:value-type="float">
            <text:p>67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800" calcext:value-type="float">
            <text:p>475800</text:p>
          </table:table-cell>
          <table:table-cell office:value-type="float" office:value="433012" calcext:value-type="float">
            <text:p>433012</text:p>
          </table:table-cell>
          <table:table-cell office:value-type="float" office:value="7482716" calcext:value-type="float">
            <text:p>7482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float" office:value="7014" calcext:value-type="float">
            <text:p>70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800" calcext:value-type="float">
            <text:p>475800</text:p>
          </table:table-cell>
          <table:table-cell office:value-type="float" office:value="433012" calcext:value-type="float">
            <text:p>433012</text:p>
          </table:table-cell>
          <table:table-cell office:value-type="float" office:value="7482716" calcext:value-type="float">
            <text:p>7482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float" office:value="8229" calcext:value-type="float">
            <text:p>82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80" calcext:value-type="float">
            <text:p>476080</text:p>
          </table:table-cell>
          <table:table-cell office:value-type="float" office:value="433012" calcext:value-type="float">
            <text:p>433012</text:p>
          </table:table-cell>
          <table:table-cell office:value-type="float" office:value="7482720" calcext:value-type="float">
            <text:p>7482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31" calcext:value-type="float">
            <text:p>3831</text:p>
          </table:table-cell>
          <table:table-cell office:value-type="float" office:value="7423" calcext:value-type="float">
            <text:p>74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80" calcext:value-type="float">
            <text:p>476080</text:p>
          </table:table-cell>
          <table:table-cell office:value-type="float" office:value="433016" calcext:value-type="float">
            <text:p>433016</text:p>
          </table:table-cell>
          <table:table-cell office:value-type="float" office:value="7482724" calcext:value-type="float">
            <text:p>748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218" calcext:value-type="float">
            <text:p>3218</text:p>
          </table:table-cell>
          <table:table-cell office:value-type="float" office:value="8135" calcext:value-type="float">
            <text:p>813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80" calcext:value-type="float">
            <text:p>476080</text:p>
          </table:table-cell>
          <table:table-cell office:value-type="float" office:value="433016" calcext:value-type="float">
            <text:p>433016</text:p>
          </table:table-cell>
          <table:table-cell office:value-type="float" office:value="7482724" calcext:value-type="float">
            <text:p>7482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6976" calcext:value-type="float">
            <text:p>69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80" calcext:value-type="float">
            <text:p>476080</text:p>
          </table:table-cell>
          <table:table-cell office:value-type="float" office:value="433016" calcext:value-type="float">
            <text:p>433016</text:p>
          </table:table-cell>
          <table:table-cell office:value-type="float" office:value="7482724" calcext:value-type="float">
            <text:p>7482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6" calcext:value-type="float">
            <text:p>3266</text:p>
          </table:table-cell>
          <table:table-cell office:value-type="float" office:value="8759" calcext:value-type="float">
            <text:p>87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356" calcext:value-type="float">
            <text:p>475356</text:p>
          </table:table-cell>
          <table:table-cell office:value-type="float" office:value="433016" calcext:value-type="float">
            <text:p>433016</text:p>
          </table:table-cell>
          <table:table-cell office:value-type="float" office:value="7482828" calcext:value-type="float">
            <text:p>74828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7" calcext:value-type="float">
            <text:p>3277</text:p>
          </table:table-cell>
          <table:table-cell office:value-type="float" office:value="7613" calcext:value-type="float">
            <text:p>76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356" calcext:value-type="float">
            <text:p>475356</text:p>
          </table:table-cell>
          <table:table-cell office:value-type="float" office:value="433016" calcext:value-type="float">
            <text:p>433016</text:p>
          </table:table-cell>
          <table:table-cell office:value-type="float" office:value="7482828" calcext:value-type="float">
            <text:p>74828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8156" calcext:value-type="float">
            <text:p>81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356" calcext:value-type="float">
            <text:p>475356</text:p>
          </table:table-cell>
          <table:table-cell office:value-type="float" office:value="433024" calcext:value-type="float">
            <text:p>433024</text:p>
          </table:table-cell>
          <table:table-cell office:value-type="float" office:value="7482824" calcext:value-type="float">
            <text:p>748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963" calcext:value-type="float">
            <text:p>2963</text:p>
          </table:table-cell>
          <table:table-cell office:value-type="float" office:value="7208" calcext:value-type="float">
            <text:p>72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132" calcext:value-type="float">
            <text:p>475132</text:p>
          </table:table-cell>
          <table:table-cell office:value-type="float" office:value="433024" calcext:value-type="float">
            <text:p>433024</text:p>
          </table:table-cell>
          <table:table-cell office:value-type="float" office:value="7482832" calcext:value-type="float">
            <text:p>7482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8229" calcext:value-type="float">
            <text:p>82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132" calcext:value-type="float">
            <text:p>475132</text:p>
          </table:table-cell>
          <table:table-cell office:value-type="float" office:value="433024" calcext:value-type="float">
            <text:p>433024</text:p>
          </table:table-cell>
          <table:table-cell office:value-type="float" office:value="7482832" calcext:value-type="float">
            <text:p>7482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5" calcext:value-type="float">
            <text:p>3865</text:p>
          </table:table-cell>
          <table:table-cell office:value-type="float" office:value="6986" calcext:value-type="float">
            <text:p>69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132" calcext:value-type="float">
            <text:p>475132</text:p>
          </table:table-cell>
          <table:table-cell office:value-type="float" office:value="433024" calcext:value-type="float">
            <text:p>433024</text:p>
          </table:table-cell>
          <table:table-cell office:value-type="float" office:value="7482832" calcext:value-type="float">
            <text:p>7482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8135" calcext:value-type="float">
            <text:p>813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132" calcext:value-type="float">
            <text:p>475132</text:p>
          </table:table-cell>
          <table:table-cell office:value-type="float" office:value="433024" calcext:value-type="float">
            <text:p>433024</text:p>
          </table:table-cell>
          <table:table-cell office:value-type="float" office:value="7482828" calcext:value-type="float">
            <text:p>7482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3571" calcext:value-type="float">
            <text:p>3571</text:p>
          </table:table-cell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892" calcext:value-type="float">
            <text:p>474892</text:p>
          </table:table-cell>
          <table:table-cell office:value-type="float" office:value="433024" calcext:value-type="float">
            <text:p>433024</text:p>
          </table:table-cell>
          <table:table-cell office:value-type="float" office:value="7482832" calcext:value-type="float">
            <text:p>7482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office:value-type="float" office:value="8054" calcext:value-type="float">
            <text:p>80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892" calcext:value-type="float">
            <text:p>474892</text:p>
          </table:table-cell>
          <table:table-cell office:value-type="float" office:value="433032" calcext:value-type="float">
            <text:p>433032</text:p>
          </table:table-cell>
          <table:table-cell office:value-type="float" office:value="7482824" calcext:value-type="float">
            <text:p>748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23" calcext:value-type="float">
            <text:p>3723</text:p>
          </table:table-cell>
          <table:table-cell office:value-type="float" office:value="7246" calcext:value-type="float">
            <text:p>72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892" calcext:value-type="float">
            <text:p>474892</text:p>
          </table:table-cell>
          <table:table-cell office:value-type="float" office:value="433032" calcext:value-type="float">
            <text:p>433032</text:p>
          </table:table-cell>
          <table:table-cell office:value-type="float" office:value="7482856" calcext:value-type="float">
            <text:p>7482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86" calcext:value-type="float">
            <text:p>3686</text:p>
          </table:table-cell>
          <table:table-cell office:value-type="float" office:value="8722" calcext:value-type="float">
            <text:p>872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644" calcext:value-type="float">
            <text:p>474644</text:p>
          </table:table-cell>
          <table:table-cell office:value-type="float" office:value="433032" calcext:value-type="float">
            <text:p>433032</text:p>
          </table:table-cell>
          <table:table-cell office:value-type="float" office:value="7482856" calcext:value-type="float">
            <text:p>748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774" calcext:value-type="float">
            <text:p>3774</text:p>
          </table:table-cell>
          <table:table-cell office:value-type="float" office:value="7288" calcext:value-type="float">
            <text:p>72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644" calcext:value-type="float">
            <text:p>474644</text:p>
          </table:table-cell>
          <table:table-cell office:value-type="float" office:value="433032" calcext:value-type="float">
            <text:p>433032</text:p>
          </table:table-cell>
          <table:table-cell office:value-type="float" office:value="7482856" calcext:value-type="float">
            <text:p>7482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3" calcext:value-type="float">
            <text:p>3633</text:p>
          </table:table-cell>
          <table:table-cell office:value-type="float" office:value="8671" calcext:value-type="float">
            <text:p>86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644" calcext:value-type="float">
            <text:p>474644</text:p>
          </table:table-cell>
          <table:table-cell office:value-type="float" office:value="433032" calcext:value-type="float">
            <text:p>433032</text:p>
          </table:table-cell>
          <table:table-cell office:value-type="float" office:value="7482864" calcext:value-type="float">
            <text:p>7482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777" calcext:value-type="float">
            <text:p>3777</text:p>
          </table:table-cell>
          <table:table-cell office:value-type="float" office:value="7545" calcext:value-type="float">
            <text:p>75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644" calcext:value-type="float">
            <text:p>474644</text:p>
          </table:table-cell>
          <table:table-cell office:value-type="float" office:value="433032" calcext:value-type="float">
            <text:p>433032</text:p>
          </table:table-cell>
          <table:table-cell office:value-type="float" office:value="7482864" calcext:value-type="float">
            <text:p>7482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12" calcext:value-type="float">
            <text:p>3912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644" calcext:value-type="float">
            <text:p>474644</text:p>
          </table:table-cell>
          <table:table-cell office:value-type="float" office:value="433040" calcext:value-type="float">
            <text:p>433040</text:p>
          </table:table-cell>
          <table:table-cell office:value-type="float" office:value="7482864" calcext:value-type="float">
            <text:p>7482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346" calcext:value-type="float">
            <text:p>3346</text:p>
          </table:table-cell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420" calcext:value-type="float">
            <text:p>474420</text:p>
          </table:table-cell>
          <table:table-cell office:value-type="float" office:value="433040" calcext:value-type="float">
            <text:p>433040</text:p>
          </table:table-cell>
          <table:table-cell office:value-type="float" office:value="7482864" calcext:value-type="float">
            <text:p>7482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6" calcext:value-type="float">
            <text:p>3826</text:p>
          </table:table-cell>
          <table:table-cell office:value-type="float" office:value="8966" calcext:value-type="float">
            <text:p>896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168" calcext:value-type="float">
            <text:p>474168</text:p>
          </table:table-cell>
          <table:table-cell office:value-type="float" office:value="433040" calcext:value-type="float">
            <text:p>433040</text:p>
          </table:table-cell>
          <table:table-cell office:value-type="float" office:value="7482792" calcext:value-type="float">
            <text:p>74827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9" calcext:value-type="float">
            <text:p>2819</text:p>
          </table:table-cell>
          <table:table-cell office:value-type="float" office:value="7160" calcext:value-type="float">
            <text:p>71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168" calcext:value-type="float">
            <text:p>474168</text:p>
          </table:table-cell>
          <table:table-cell office:value-type="float" office:value="433040" calcext:value-type="float">
            <text:p>433040</text:p>
          </table:table-cell>
          <table:table-cell office:value-type="float" office:value="7482796" calcext:value-type="float">
            <text:p>7482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8739" calcext:value-type="float">
            <text:p>87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168" calcext:value-type="float">
            <text:p>474168</text:p>
          </table:table-cell>
          <table:table-cell office:value-type="float" office:value="433040" calcext:value-type="float">
            <text:p>433040</text:p>
          </table:table-cell>
          <table:table-cell office:value-type="float" office:value="7482796" calcext:value-type="float">
            <text:p>7482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5" calcext:value-type="float">
            <text:p>3445</text:p>
          </table:table-cell>
          <table:table-cell office:value-type="float" office:value="7546" calcext:value-type="float">
            <text:p>75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168" calcext:value-type="float">
            <text:p>474168</text:p>
          </table:table-cell>
          <table:table-cell office:value-type="float" office:value="433048" calcext:value-type="float">
            <text:p>433048</text:p>
          </table:table-cell>
          <table:table-cell office:value-type="float" office:value="7482796" calcext:value-type="float">
            <text:p>748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817" calcext:value-type="float">
            <text:p>2817</text:p>
          </table:table-cell>
          <table:table-cell office:value-type="float" office:value="7877" calcext:value-type="float">
            <text:p>787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4168" calcext:value-type="float">
            <text:p>474168</text:p>
          </table:table-cell>
          <table:table-cell office:value-type="float" office:value="433048" calcext:value-type="float">
            <text:p>433048</text:p>
          </table:table-cell>
          <table:table-cell office:value-type="float" office:value="7482796" calcext:value-type="float">
            <text:p>7482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9" calcext:value-type="float">
            <text:p>2719</text:p>
          </table:table-cell>
          <table:table-cell office:value-type="float" office:value="7125" calcext:value-type="float">
            <text:p>71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188" calcext:value-type="float">
            <text:p>473188</text:p>
          </table:table-cell>
          <table:table-cell office:value-type="float" office:value="433048" calcext:value-type="float">
            <text:p>433048</text:p>
          </table:table-cell>
          <table:table-cell office:value-type="float" office:value="7482800" calcext:value-type="float">
            <text:p>7482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8" calcext:value-type="float">
            <text:p>3478</text:p>
          </table:table-cell>
          <table:table-cell office:value-type="float" office:value="8105" calcext:value-type="float">
            <text:p>81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188" calcext:value-type="float">
            <text:p>473188</text:p>
          </table:table-cell>
          <table:table-cell office:value-type="float" office:value="433048" calcext:value-type="float">
            <text:p>433048</text:p>
          </table:table-cell>
          <table:table-cell office:value-type="float" office:value="7482804" calcext:value-type="float">
            <text:p>7482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92" calcext:value-type="float">
            <text:p>3992</text:p>
          </table:table-cell>
          <table:table-cell office:value-type="float" office:value="7256" calcext:value-type="float">
            <text:p>72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2936" calcext:value-type="float">
            <text:p>472936</text:p>
          </table:table-cell>
          <table:table-cell office:value-type="float" office:value="433048" calcext:value-type="float">
            <text:p>433048</text:p>
          </table:table-cell>
          <table:table-cell office:value-type="float" office:value="7482804" calcext:value-type="float">
            <text:p>7482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81" calcext:value-type="float">
            <text:p>3781</text:p>
          </table:table-cell>
          <table:table-cell office:value-type="float" office:value="8129" calcext:value-type="float">
            <text:p>81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2936" calcext:value-type="float">
            <text:p>472936</text:p>
          </table:table-cell>
          <table:table-cell office:value-type="float" office:value="433048" calcext:value-type="float">
            <text:p>433048</text:p>
          </table:table-cell>
          <table:table-cell office:value-type="float" office:value="7483088" calcext:value-type="float">
            <text:p>7483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float" office:value="4049" calcext:value-type="float">
            <text:p>4049</text:p>
          </table:table-cell>
          <table:table-cell office:value-type="float" office:value="7620" calcext:value-type="float">
            <text:p>76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2936" calcext:value-type="float">
            <text:p>472936</text:p>
          </table:table-cell>
          <table:table-cell office:value-type="float" office:value="433048" calcext:value-type="float">
            <text:p>433048</text:p>
          </table:table-cell>
          <table:table-cell office:value-type="float" office:value="7483088" calcext:value-type="float">
            <text:p>7483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0" calcext:value-type="float">
            <text:p>4270</text:p>
          </table:table-cell>
          <table:table-cell office:value-type="float" office:value="8843" calcext:value-type="float">
            <text:p>88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2936" calcext:value-type="float">
            <text:p>472936</text:p>
          </table:table-cell>
          <table:table-cell office:value-type="float" office:value="433060" calcext:value-type="float">
            <text:p>433060</text:p>
          </table:table-cell>
          <table:table-cell office:value-type="float" office:value="7483088" calcext:value-type="float">
            <text:p>7483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766" calcext:value-type="float">
            <text:p>3766</text:p>
          </table:table-cell>
          <table:table-cell office:value-type="float" office:value="7165" calcext:value-type="float">
            <text:p>71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2936" calcext:value-type="float">
            <text:p>472936</text:p>
          </table:table-cell>
          <table:table-cell office:value-type="float" office:value="433060" calcext:value-type="float">
            <text:p>433060</text:p>
          </table:table-cell>
          <table:table-cell office:value-type="float" office:value="7483092" calcext:value-type="float">
            <text:p>7483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6" calcext:value-type="float">
            <text:p>3716</text:p>
          </table:table-cell>
          <table:table-cell office:value-type="float" office:value="8666" calcext:value-type="float">
            <text:p>86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2968" calcext:value-type="float">
            <text:p>472968</text:p>
          </table:table-cell>
          <table:table-cell office:value-type="float" office:value="433060" calcext:value-type="float">
            <text:p>433060</text:p>
          </table:table-cell>
          <table:table-cell office:value-type="float" office:value="7483092" calcext:value-type="float">
            <text:p>7483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691" calcext:value-type="float">
            <text:p>3691</text:p>
          </table:table-cell>
          <table:table-cell office:value-type="float" office:value="7098" calcext:value-type="float">
            <text:p>709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220" calcext:value-type="float">
            <text:p>473220</text:p>
          </table:table-cell>
          <table:table-cell office:value-type="float" office:value="433060" calcext:value-type="float">
            <text:p>433060</text:p>
          </table:table-cell>
          <table:table-cell office:value-type="float" office:value="7482836" calcext:value-type="float">
            <text:p>748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39" calcext:value-type="float">
            <text:p>3639</text:p>
          </table:table-cell>
          <table:table-cell office:value-type="float" office:value="8193" calcext:value-type="float">
            <text:p>819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220" calcext:value-type="float">
            <text:p>473220</text:p>
          </table:table-cell>
          <table:table-cell office:value-type="float" office:value="433060" calcext:value-type="float">
            <text:p>433060</text:p>
          </table:table-cell>
          <table:table-cell office:value-type="float" office:value="7482840" calcext:value-type="float">
            <text:p>7482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8" calcext:value-type="float">
            <text:p>3218</text:p>
          </table:table-cell>
          <table:table-cell office:value-type="float" office:value="6960" calcext:value-type="float">
            <text:p>69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220" calcext:value-type="float">
            <text:p>473220</text:p>
          </table:table-cell>
          <table:table-cell office:value-type="float" office:value="433060" calcext:value-type="float">
            <text:p>433060</text:p>
          </table:table-cell>
          <table:table-cell office:value-type="float" office:value="7482840" calcext:value-type="float">
            <text:p>7482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office:value-type="float" office:value="8046" calcext:value-type="float">
            <text:p>80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472" calcext:value-type="float">
            <text:p>473472</text:p>
          </table:table-cell>
          <table:table-cell office:value-type="float" office:value="433068" calcext:value-type="float">
            <text:p>433068</text:p>
          </table:table-cell>
          <table:table-cell office:value-type="float" office:value="7482856" calcext:value-type="float">
            <text:p>748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87" calcext:value-type="float">
            <text:p>3487</text:p>
          </table:table-cell>
          <table:table-cell office:value-type="float" office:value="7130" calcext:value-type="float">
            <text:p>71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472" calcext:value-type="float">
            <text:p>473472</text:p>
          </table:table-cell>
          <table:table-cell office:value-type="float" office:value="433068" calcext:value-type="float">
            <text:p>433068</text:p>
          </table:table-cell>
          <table:table-cell office:value-type="float" office:value="7482872" calcext:value-type="float">
            <text:p>7482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100" calcext:value-type="float">
            <text:p>4100</text:p>
          </table:table-cell>
          <table:table-cell office:value-type="float" office:value="8285" calcext:value-type="float">
            <text:p>82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472" calcext:value-type="float">
            <text:p>473472</text:p>
          </table:table-cell>
          <table:table-cell office:value-type="float" office:value="433068" calcext:value-type="float">
            <text:p>433068</text:p>
          </table:table-cell>
          <table:table-cell office:value-type="float" office:value="7482872" calcext:value-type="float">
            <text:p>74828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7166" calcext:value-type="float">
            <text:p>71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472" calcext:value-type="float">
            <text:p>473472</text:p>
          </table:table-cell>
          <table:table-cell office:value-type="float" office:value="433068" calcext:value-type="float">
            <text:p>433068</text:p>
          </table:table-cell>
          <table:table-cell office:value-type="float" office:value="7482872" calcext:value-type="float">
            <text:p>74828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float" office:value="8745" calcext:value-type="float">
            <text:p>87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472" calcext:value-type="float">
            <text:p>473472</text:p>
          </table:table-cell>
          <table:table-cell office:value-type="float" office:value="433068" calcext:value-type="float">
            <text:p>433068</text:p>
          </table:table-cell>
          <table:table-cell office:value-type="float" office:value="7482872" calcext:value-type="float">
            <text:p>74828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float" office:value="7010" calcext:value-type="float">
            <text:p>70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472" calcext:value-type="float">
            <text:p>473472</text:p>
          </table:table-cell>
          <table:table-cell office:value-type="float" office:value="433068" calcext:value-type="float">
            <text:p>433068</text:p>
          </table:table-cell>
          <table:table-cell office:value-type="float" office:value="7482876" calcext:value-type="float">
            <text:p>7482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76" calcext:value-type="float">
            <text:p>4376</text:p>
          </table:table-cell>
          <table:table-cell office:value-type="float" office:value="8054" calcext:value-type="float">
            <text:p>80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472" calcext:value-type="float">
            <text:p>473472</text:p>
          </table:table-cell>
          <table:table-cell office:value-type="float" office:value="433076" calcext:value-type="float">
            <text:p>433076</text:p>
          </table:table-cell>
          <table:table-cell office:value-type="float" office:value="7482888" calcext:value-type="float">
            <text:p>7482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415" calcext:value-type="float">
            <text:p>3415</text:p>
          </table:table-cell>
          <table:table-cell office:value-type="float" office:value="7207" calcext:value-type="float">
            <text:p>72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3472" calcext:value-type="float">
            <text:p>473472</text:p>
          </table:table-cell>
          <table:table-cell office:value-type="float" office:value="433076" calcext:value-type="float">
            <text:p>433076</text:p>
          </table:table-cell>
          <table:table-cell office:value-type="float" office:value="7482892" calcext:value-type="float">
            <text:p>7482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4112" calcext:value-type="float">
            <text:p>4112</text:p>
          </table:table-cell>
          <table:table-cell office:value-type="float" office:value="8121" calcext:value-type="float">
            <text:p>81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08" calcext:value-type="float">
            <text:p>476008</text:p>
          </table:table-cell>
          <table:table-cell office:value-type="float" office:value="433092" calcext:value-type="float">
            <text:p>433092</text:p>
          </table:table-cell>
          <table:table-cell office:value-type="float" office:value="7482892" calcext:value-type="float">
            <text:p>7482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770" calcext:value-type="float">
            <text:p>3770</text:p>
          </table:table-cell>
          <table:table-cell office:value-type="float" office:value="9692" calcext:value-type="float">
            <text:p>96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784" calcext:value-type="float">
            <text:p>475784</text:p>
          </table:table-cell>
          <table:table-cell office:value-type="float" office:value="433092" calcext:value-type="float">
            <text:p>433092</text:p>
          </table:table-cell>
          <table:table-cell office:value-type="float" office:value="7482892" calcext:value-type="float">
            <text:p>7482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8228" calcext:value-type="float">
            <text:p>82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784" calcext:value-type="float">
            <text:p>475784</text:p>
          </table:table-cell>
          <table:table-cell office:value-type="float" office:value="433092" calcext:value-type="float">
            <text:p>433092</text:p>
          </table:table-cell>
          <table:table-cell office:value-type="float" office:value="7482892" calcext:value-type="float">
            <text:p>7482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9" calcext:value-type="float">
            <text:p>3439</text:p>
          </table:table-cell>
          <table:table-cell office:value-type="float" office:value="7677" calcext:value-type="float">
            <text:p>76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784" calcext:value-type="float">
            <text:p>475784</text:p>
          </table:table-cell>
          <table:table-cell office:value-type="float" office:value="433092" calcext:value-type="float">
            <text:p>433092</text:p>
          </table:table-cell>
          <table:table-cell office:value-type="float" office:value="7483028" calcext:value-type="float">
            <text:p>7483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535" calcext:value-type="float">
            <text:p>3535</text:p>
          </table:table-cell>
          <table:table-cell office:value-type="float" office:value="8437" calcext:value-type="float">
            <text:p>84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784" calcext:value-type="float">
            <text:p>475784</text:p>
          </table:table-cell>
          <table:table-cell office:value-type="float" office:value="433092" calcext:value-type="float">
            <text:p>433092</text:p>
          </table:table-cell>
          <table:table-cell office:value-type="float" office:value="7483028" calcext:value-type="float">
            <text:p>7483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float" office:value="7142" calcext:value-type="float">
            <text:p>71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784" calcext:value-type="float">
            <text:p>475784</text:p>
          </table:table-cell>
          <table:table-cell office:value-type="float" office:value="433100" calcext:value-type="float">
            <text:p>433100</text:p>
          </table:table-cell>
          <table:table-cell office:value-type="float" office:value="7483028" calcext:value-type="float">
            <text:p>7483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078" calcext:value-type="float">
            <text:p>4078</text:p>
          </table:table-cell>
          <table:table-cell office:value-type="float" office:value="8308" calcext:value-type="float">
            <text:p>830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812" calcext:value-type="float">
            <text:p>475812</text:p>
          </table:table-cell>
          <table:table-cell office:value-type="float" office:value="433100" calcext:value-type="float">
            <text:p>433100</text:p>
          </table:table-cell>
          <table:table-cell office:value-type="float" office:value="7483000" calcext:value-type="float">
            <text:p>748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15" calcext:value-type="float">
            <text:p>3915</text:p>
          </table:table-cell>
          <table:table-cell office:value-type="float" office:value="7223" calcext:value-type="float">
            <text:p>72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812" calcext:value-type="float">
            <text:p>475812</text:p>
          </table:table-cell>
          <table:table-cell office:value-type="float" office:value="433100" calcext:value-type="float">
            <text:p>433100</text:p>
          </table:table-cell>
          <table:table-cell office:value-type="float" office:value="7483004" calcext:value-type="float">
            <text:p>7483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  <table:table-cell office:value-type="float" office:value="7850" calcext:value-type="float">
            <text:p>78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84" calcext:value-type="float">
            <text:p>476084</text:p>
          </table:table-cell>
          <table:table-cell office:value-type="float" office:value="433100" calcext:value-type="float">
            <text:p>433100</text:p>
          </table:table-cell>
          <table:table-cell office:value-type="float" office:value="7483016" calcext:value-type="float">
            <text:p>7483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23" calcext:value-type="float">
            <text:p>4023</text:p>
          </table:table-cell>
          <table:table-cell office:value-type="float" office:value="7340" calcext:value-type="float">
            <text:p>7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84" calcext:value-type="float">
            <text:p>476084</text:p>
          </table:table-cell>
          <table:table-cell office:value-type="float" office:value="433100" calcext:value-type="float">
            <text:p>433100</text:p>
          </table:table-cell>
          <table:table-cell office:value-type="float" office:value="7483120" calcext:value-type="float">
            <text:p>7483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7" calcext:value-type="float">
            <text:p>4097</text:p>
          </table:table-cell>
          <table:table-cell office:value-type="float" office:value="7957" calcext:value-type="float">
            <text:p>79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84" calcext:value-type="float">
            <text:p>476084</text:p>
          </table:table-cell>
          <table:table-cell office:value-type="float" office:value="433100" calcext:value-type="float">
            <text:p>433100</text:p>
          </table:table-cell>
          <table:table-cell office:value-type="float" office:value="7483120" calcext:value-type="float">
            <text:p>7483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8" calcext:value-type="float">
            <text:p>3628</text:p>
          </table:table-cell>
          <table:table-cell office:value-type="float" office:value="7236" calcext:value-type="float">
            <text:p>72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084" calcext:value-type="float">
            <text:p>476084</text:p>
          </table:table-cell>
          <table:table-cell office:value-type="float" office:value="433112" calcext:value-type="float">
            <text:p>433112</text:p>
          </table:table-cell>
          <table:table-cell office:value-type="float" office:value="7483120" calcext:value-type="float">
            <text:p>7483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985" calcext:value-type="float">
            <text:p>3985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5836" calcext:value-type="float">
            <text:p>475836</text:p>
          </table:table-cell>
          <table:table-cell office:value-type="float" office:value="433112" calcext:value-type="float">
            <text:p>433112</text:p>
          </table:table-cell>
          <table:table-cell office:value-type="float" office:value="7483124" calcext:value-type="float">
            <text:p>7483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6914" calcext:value-type="float">
            <text:p>69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348" calcext:value-type="float">
            <text:p>476348</text:p>
          </table:table-cell>
          <table:table-cell office:value-type="float" office:value="433112" calcext:value-type="float">
            <text:p>433112</text:p>
          </table:table-cell>
          <table:table-cell office:value-type="float" office:value="7483124" calcext:value-type="float">
            <text:p>7483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08" calcext:value-type="float">
            <text:p>4308</text:p>
          </table:table-cell>
          <table:table-cell office:value-type="float" office:value="8084" calcext:value-type="float">
            <text:p>80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76156" calcext:value-type="float">
            <text:p>476156</text:p>
          </table:table-cell>
          <table:table-cell office:value-type="float" office:value="433112" calcext:value-type="float">
            <text:p>433112</text:p>
          </table:table-cell>
          <table:table-cell office:value-type="float" office:value="7483904" calcext:value-type="float">
            <text:p>7483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3940" calcext:value-type="float">
            <text:p>3940</text:p>
          </table:table-cell>
          <table:table-cell office:value-type="float" office:value="7241" calcext:value-type="float">
            <text:p>72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68" calcext:value-type="float">
            <text:p>483968</text:p>
          </table:table-cell>
          <table:table-cell office:value-type="float" office:value="433112" calcext:value-type="float">
            <text:p>433112</text:p>
          </table:table-cell>
          <table:table-cell office:value-type="float" office:value="7484084" calcext:value-type="float">
            <text:p>7484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09" calcext:value-type="float">
            <text:p>4409</text:p>
          </table:table-cell>
          <table:table-cell office:value-type="float" office:value="8491" calcext:value-type="float">
            <text:p>84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68" calcext:value-type="float">
            <text:p>483968</text:p>
          </table:table-cell>
          <table:table-cell office:value-type="float" office:value="433124" calcext:value-type="float">
            <text:p>433124</text:p>
          </table:table-cell>
          <table:table-cell office:value-type="float" office:value="7484084" calcext:value-type="float">
            <text:p>748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025" calcext:value-type="float">
            <text:p>3025</text:p>
          </table:table-cell>
          <table:table-cell office:value-type="float" office:value="7247" calcext:value-type="float">
            <text:p>72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68" calcext:value-type="float">
            <text:p>483968</text:p>
          </table:table-cell>
          <table:table-cell office:value-type="float" office:value="433124" calcext:value-type="float">
            <text:p>433124</text:p>
          </table:table-cell>
          <table:table-cell office:value-type="float" office:value="7484096" calcext:value-type="float">
            <text:p>7484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64" calcext:value-type="float">
            <text:p>4464</text:p>
          </table:table-cell>
          <table:table-cell office:value-type="float" office:value="8750" calcext:value-type="float">
            <text:p>87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68" calcext:value-type="float">
            <text:p>483968</text:p>
          </table:table-cell>
          <table:table-cell office:value-type="float" office:value="433124" calcext:value-type="float">
            <text:p>433124</text:p>
          </table:table-cell>
          <table:table-cell office:value-type="float" office:value="7484096" calcext:value-type="float">
            <text:p>7484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56" calcext:value-type="float">
            <text:p>4156</text:p>
          </table:table-cell>
          <table:table-cell office:value-type="float" office:value="7217" calcext:value-type="float">
            <text:p>72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968" calcext:value-type="float">
            <text:p>483968</text:p>
          </table:table-cell>
          <table:table-cell office:value-type="float" office:value="433124" calcext:value-type="float">
            <text:p>433124</text:p>
          </table:table-cell>
          <table:table-cell office:value-type="float" office:value="7484096" calcext:value-type="float">
            <text:p>7484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35" calcext:value-type="float">
            <text:p>3835</text:p>
          </table:table-cell>
          <table:table-cell office:value-type="float" office:value="7981" calcext:value-type="float">
            <text:p>79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24" calcext:value-type="float">
            <text:p>433124</text:p>
          </table:table-cell>
          <table:table-cell office:value-type="float" office:value="7484100" calcext:value-type="float">
            <text:p>7484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947" calcext:value-type="float">
            <text:p>3947</text:p>
          </table:table-cell>
          <table:table-cell office:value-type="float" office:value="7308" calcext:value-type="float">
            <text:p>73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24" calcext:value-type="float">
            <text:p>433124</text:p>
          </table:table-cell>
          <table:table-cell office:value-type="float" office:value="7484100" calcext:value-type="float">
            <text:p>7484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32" calcext:value-type="float">
            <text:p>433132</text:p>
          </table:table-cell>
          <table:table-cell office:value-type="float" office:value="7484100" calcext:value-type="float">
            <text:p>7484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97" calcext:value-type="float">
            <text:p>3797</text:p>
          </table:table-cell>
          <table:table-cell office:value-type="float" office:value="7160" calcext:value-type="float">
            <text:p>71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32" calcext:value-type="float">
            <text:p>433132</text:p>
          </table:table-cell>
          <table:table-cell office:value-type="float" office:value="7484112" calcext:value-type="float">
            <text:p>7484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673" calcext:value-type="float">
            <text:p>3673</text:p>
          </table:table-cell>
          <table:table-cell office:value-type="float" office:value="9087" calcext:value-type="float">
            <text:p>908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32" calcext:value-type="float">
            <text:p>433132</text:p>
          </table:table-cell>
          <table:table-cell office:value-type="float" office:value="7484116" calcext:value-type="float">
            <text:p>748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990" calcext:value-type="float">
            <text:p>2990</text:p>
          </table:table-cell>
          <table:table-cell office:value-type="float" office:value="7139" calcext:value-type="float">
            <text:p>713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32" calcext:value-type="float">
            <text:p>433132</text:p>
          </table:table-cell>
          <table:table-cell office:value-type="float" office:value="7484116" calcext:value-type="float">
            <text:p>7484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3" calcext:value-type="float">
            <text:p>3253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32" calcext:value-type="float">
            <text:p>433132</text:p>
          </table:table-cell>
          <table:table-cell office:value-type="float" office:value="7484116" calcext:value-type="float">
            <text:p>7484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4" calcext:value-type="float">
            <text:p>3554</text:p>
          </table:table-cell>
          <table:table-cell office:value-type="float" office:value="7328" calcext:value-type="float">
            <text:p>73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32" calcext:value-type="float">
            <text:p>433132</text:p>
          </table:table-cell>
          <table:table-cell office:value-type="float" office:value="7484116" calcext:value-type="float">
            <text:p>7484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8932" calcext:value-type="float">
            <text:p>89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40" calcext:value-type="float">
            <text:p>433140</text:p>
          </table:table-cell>
          <table:table-cell office:value-type="float" office:value="7484108" calcext:value-type="float">
            <text:p>7484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788" calcext:value-type="float">
            <text:p>3788</text:p>
          </table:table-cell>
          <table:table-cell office:value-type="float" office:value="7451" calcext:value-type="float">
            <text:p>74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716" calcext:value-type="float">
            <text:p>483716</text:p>
          </table:table-cell>
          <table:table-cell office:value-type="float" office:value="433140" calcext:value-type="float">
            <text:p>433140</text:p>
          </table:table-cell>
          <table:table-cell office:value-type="float" office:value="7484116" calcext:value-type="float">
            <text:p>7484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5" calcext:value-type="float">
            <text:p>3465</text:p>
          </table:table-cell>
          <table:table-cell office:value-type="float" office:value="8183" calcext:value-type="float">
            <text:p>81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76" calcext:value-type="float">
            <text:p>483476</text:p>
          </table:table-cell>
          <table:table-cell office:value-type="float" office:value="433140" calcext:value-type="float">
            <text:p>433140</text:p>
          </table:table-cell>
          <table:table-cell office:value-type="float" office:value="7484120" calcext:value-type="float">
            <text:p>7484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67" calcext:value-type="float">
            <text:p>2767</text:p>
          </table:table-cell>
          <table:table-cell office:value-type="float" office:value="7351" calcext:value-type="float">
            <text:p>735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76" calcext:value-type="float">
            <text:p>483476</text:p>
          </table:table-cell>
          <table:table-cell office:value-type="float" office:value="433140" calcext:value-type="float">
            <text:p>433140</text:p>
          </table:table-cell>
          <table:table-cell office:value-type="float" office:value="7484120" calcext:value-type="float">
            <text:p>7484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4246" calcext:value-type="float">
            <text:p>4246</text:p>
          </table:table-cell>
          <table:table-cell office:value-type="float" office:value="8986" calcext:value-type="float">
            <text:p>898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3140" calcext:value-type="float">
            <text:p>433140</text:p>
          </table:table-cell>
          <table:table-cell office:value-type="float" office:value="7484132" calcext:value-type="float">
            <text:p>7484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6" calcext:value-type="float">
            <text:p>4166</text:p>
          </table:table-cell>
          <table:table-cell office:value-type="float" office:value="7428" calcext:value-type="float">
            <text:p>74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480" calcext:value-type="float">
            <text:p>483480</text:p>
          </table:table-cell>
          <table:table-cell office:value-type="float" office:value="433140" calcext:value-type="float">
            <text:p>433140</text:p>
          </table:table-cell>
          <table:table-cell office:value-type="float" office:value="7484132" calcext:value-type="float">
            <text:p>7484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0" calcext:value-type="float">
            <text:p>3620</text:p>
          </table:table-cell>
          <table:table-cell office:value-type="float" office:value="8987" calcext:value-type="float">
            <text:p>898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56" calcext:value-type="float">
            <text:p>483256</text:p>
          </table:table-cell>
          <table:table-cell office:value-type="float" office:value="433148" calcext:value-type="float">
            <text:p>433148</text:p>
          </table:table-cell>
          <table:table-cell office:value-type="float" office:value="7484072" calcext:value-type="float">
            <text:p>7484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22" calcext:value-type="float">
            <text:p>3222</text:p>
          </table:table-cell>
          <table:table-cell office:value-type="float" office:value="7427" calcext:value-type="float">
            <text:p>74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56" calcext:value-type="float">
            <text:p>483256</text:p>
          </table:table-cell>
          <table:table-cell office:value-type="float" office:value="433148" calcext:value-type="float">
            <text:p>433148</text:p>
          </table:table-cell>
          <table:table-cell office:value-type="float" office:value="7484072" calcext:value-type="float">
            <text:p>7484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float" office:value="8342" calcext:value-type="float">
            <text:p>83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256" calcext:value-type="float">
            <text:p>483256</text:p>
          </table:table-cell>
          <table:table-cell office:value-type="float" office:value="433148" calcext:value-type="float">
            <text:p>433148</text:p>
          </table:table-cell>
          <table:table-cell office:value-type="float" office:value="7484072" calcext:value-type="float">
            <text:p>7484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66" calcext:value-type="float">
            <text:p>3566</text:p>
          </table:table-cell>
          <table:table-cell office:value-type="float" office:value="7358" calcext:value-type="float">
            <text:p>735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32" calcext:value-type="float">
            <text:p>483032</text:p>
          </table:table-cell>
          <table:table-cell office:value-type="float" office:value="433148" calcext:value-type="float">
            <text:p>433148</text:p>
          </table:table-cell>
          <table:table-cell office:value-type="float" office:value="7484072" calcext:value-type="float">
            <text:p>7484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8775" calcext:value-type="float">
            <text:p>87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3032" calcext:value-type="float">
            <text:p>483032</text:p>
          </table:table-cell>
          <table:table-cell office:value-type="float" office:value="433148" calcext:value-type="float">
            <text:p>433148</text:p>
          </table:table-cell>
          <table:table-cell office:value-type="float" office:value="7484136" calcext:value-type="float">
            <text:p>7484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7534" calcext:value-type="float">
            <text:p>75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792" calcext:value-type="float">
            <text:p>482792</text:p>
          </table:table-cell>
          <table:table-cell office:value-type="float" office:value="433160" calcext:value-type="float">
            <text:p>433160</text:p>
          </table:table-cell>
          <table:table-cell office:value-type="float" office:value="7484136" calcext:value-type="float">
            <text:p>7484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008" calcext:value-type="float">
            <text:p>4008</text:p>
          </table:table-cell>
          <table:table-cell office:value-type="float" office:value="8581" calcext:value-type="float">
            <text:p>85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792" calcext:value-type="float">
            <text:p>482792</text:p>
          </table:table-cell>
          <table:table-cell office:value-type="float" office:value="433160" calcext:value-type="float">
            <text:p>433160</text:p>
          </table:table-cell>
          <table:table-cell office:value-type="float" office:value="7484136" calcext:value-type="float">
            <text:p>7484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office:value-type="float" office:value="7066" calcext:value-type="float">
            <text:p>70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792" calcext:value-type="float">
            <text:p>482792</text:p>
          </table:table-cell>
          <table:table-cell office:value-type="float" office:value="433160" calcext:value-type="float">
            <text:p>433160</text:p>
          </table:table-cell>
          <table:table-cell office:value-type="float" office:value="7484148" calcext:value-type="float">
            <text:p>7484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8" calcext:value-type="float">
            <text:p>3748</text:p>
          </table:table-cell>
          <table:table-cell office:value-type="float" office:value="8189" calcext:value-type="float">
            <text:p>818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792" calcext:value-type="float">
            <text:p>482792</text:p>
          </table:table-cell>
          <table:table-cell office:value-type="float" office:value="433160" calcext:value-type="float">
            <text:p>433160</text:p>
          </table:table-cell>
          <table:table-cell office:value-type="float" office:value="7484148" calcext:value-type="float">
            <text:p>7484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2" calcext:value-type="float">
            <text:p>3312</text:p>
          </table:table-cell>
          <table:table-cell office:value-type="float" office:value="7197" calcext:value-type="float">
            <text:p>71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792" calcext:value-type="float">
            <text:p>482792</text:p>
          </table:table-cell>
          <table:table-cell office:value-type="float" office:value="433160" calcext:value-type="float">
            <text:p>433160</text:p>
          </table:table-cell>
          <table:table-cell office:value-type="float" office:value="7484152" calcext:value-type="float">
            <text:p>7484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float" office:value="7930" calcext:value-type="float">
            <text:p>79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08" calcext:value-type="float">
            <text:p>482808</text:p>
          </table:table-cell>
          <table:table-cell office:value-type="float" office:value="433168" calcext:value-type="float">
            <text:p>433168</text:p>
          </table:table-cell>
          <table:table-cell office:value-type="float" office:value="7484144" calcext:value-type="float">
            <text:p>7484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630" calcext:value-type="float">
            <text:p>3630</text:p>
          </table:table-cell>
          <table:table-cell office:value-type="float" office:value="7399" calcext:value-type="float">
            <text:p>739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808" calcext:value-type="float">
            <text:p>482808</text:p>
          </table:table-cell>
          <table:table-cell office:value-type="float" office:value="433168" calcext:value-type="float">
            <text:p>433168</text:p>
          </table:table-cell>
          <table:table-cell office:value-type="float" office:value="7484152" calcext:value-type="float">
            <text:p>7484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67" calcext:value-type="float">
            <text:p>4467</text:p>
          </table:table-cell>
          <table:table-cell office:value-type="float" office:value="8404" calcext:value-type="float">
            <text:p>84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372" calcext:value-type="float">
            <text:p>482372</text:p>
          </table:table-cell>
          <table:table-cell office:value-type="float" office:value="433168" calcext:value-type="float">
            <text:p>433168</text:p>
          </table:table-cell>
          <table:table-cell office:value-type="float" office:value="7484156" calcext:value-type="float">
            <text:p>7484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7317" calcext:value-type="float">
            <text:p>73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372" calcext:value-type="float">
            <text:p>482372</text:p>
          </table:table-cell>
          <table:table-cell office:value-type="float" office:value="433168" calcext:value-type="float">
            <text:p>433168</text:p>
          </table:table-cell>
          <table:table-cell office:value-type="float" office:value="7484156" calcext:value-type="float">
            <text:p>7484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4" calcext:value-type="float">
            <text:p>4164</text:p>
          </table:table-cell>
          <table:table-cell office:value-type="float" office:value="8305" calcext:value-type="float">
            <text:p>83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372" calcext:value-type="float">
            <text:p>482372</text:p>
          </table:table-cell>
          <table:table-cell office:value-type="float" office:value="433168" calcext:value-type="float">
            <text:p>433168</text:p>
          </table:table-cell>
          <table:table-cell office:value-type="float" office:value="7484168" calcext:value-type="float">
            <text:p>7484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98" calcext:value-type="float">
            <text:p>3398</text:p>
          </table:table-cell>
          <table:table-cell office:value-type="float" office:value="7145" calcext:value-type="float">
            <text:p>71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372" calcext:value-type="float">
            <text:p>482372</text:p>
          </table:table-cell>
          <table:table-cell office:value-type="float" office:value="433168" calcext:value-type="float">
            <text:p>433168</text:p>
          </table:table-cell>
          <table:table-cell office:value-type="float" office:value="7484168" calcext:value-type="float">
            <text:p>748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7" calcext:value-type="float">
            <text:p>3827</text:p>
          </table:table-cell>
          <table:table-cell office:value-type="float" office:value="8792" calcext:value-type="float">
            <text:p>87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372" calcext:value-type="float">
            <text:p>482372</text:p>
          </table:table-cell>
          <table:table-cell office:value-type="float" office:value="433168" calcext:value-type="float">
            <text:p>433168</text:p>
          </table:table-cell>
          <table:table-cell office:value-type="float" office:value="7484168" calcext:value-type="float">
            <text:p>7484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3" calcext:value-type="float">
            <text:p>3773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372" calcext:value-type="float">
            <text:p>482372</text:p>
          </table:table-cell>
          <table:table-cell office:value-type="float" office:value="433176" calcext:value-type="float">
            <text:p>433176</text:p>
          </table:table-cell>
          <table:table-cell office:value-type="float" office:value="7484172" calcext:value-type="float">
            <text:p>748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54" calcext:value-type="float">
            <text:p>4054</text:p>
          </table:table-cell>
          <table:table-cell office:value-type="float" office:value="8362" calcext:value-type="float">
            <text:p>83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372" calcext:value-type="float">
            <text:p>482372</text:p>
          </table:table-cell>
          <table:table-cell office:value-type="float" office:value="433176" calcext:value-type="float">
            <text:p>433176</text:p>
          </table:table-cell>
          <table:table-cell office:value-type="float" office:value="7484176" calcext:value-type="float">
            <text:p>7484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7249" calcext:value-type="float">
            <text:p>724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404" calcext:value-type="float">
            <text:p>482404</text:p>
          </table:table-cell>
          <table:table-cell office:value-type="float" office:value="433176" calcext:value-type="float">
            <text:p>433176</text:p>
          </table:table-cell>
          <table:table-cell office:value-type="float" office:value="7484176" calcext:value-type="float">
            <text:p>7484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8794" calcext:value-type="float">
            <text:p>87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452" calcext:value-type="float">
            <text:p>482452</text:p>
          </table:table-cell>
          <table:table-cell office:value-type="float" office:value="433176" calcext:value-type="float">
            <text:p>433176</text:p>
          </table:table-cell>
          <table:table-cell office:value-type="float" office:value="7484176" calcext:value-type="float">
            <text:p>748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949" calcext:value-type="float">
            <text:p>3949</text:p>
          </table:table-cell>
          <table:table-cell office:value-type="float" office:value="7522" calcext:value-type="float">
            <text:p>75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452" calcext:value-type="float">
            <text:p>482452</text:p>
          </table:table-cell>
          <table:table-cell office:value-type="float" office:value="433176" calcext:value-type="float">
            <text:p>433176</text:p>
          </table:table-cell>
          <table:table-cell office:value-type="float" office:value="7484188" calcext:value-type="float">
            <text:p>7484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72" calcext:value-type="float">
            <text:p>3372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452" calcext:value-type="float">
            <text:p>482452</text:p>
          </table:table-cell>
          <table:table-cell office:value-type="float" office:value="433184" calcext:value-type="float">
            <text:p>433184</text:p>
          </table:table-cell>
          <table:table-cell office:value-type="float" office:value="7484192" calcext:value-type="float">
            <text:p>7484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03" calcext:value-type="float">
            <text:p>3403</text:p>
          </table:table-cell>
          <table:table-cell office:value-type="float" office:value="7238" calcext:value-type="float">
            <text:p>72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452" calcext:value-type="float">
            <text:p>482452</text:p>
          </table:table-cell>
          <table:table-cell office:value-type="float" office:value="433184" calcext:value-type="float">
            <text:p>433184</text:p>
          </table:table-cell>
          <table:table-cell office:value-type="float" office:value="7484192" calcext:value-type="float">
            <text:p>7484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3" calcext:value-type="float">
            <text:p>3953</text:p>
          </table:table-cell>
          <table:table-cell office:value-type="float" office:value="8827" calcext:value-type="float">
            <text:p>88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228" calcext:value-type="float">
            <text:p>482228</text:p>
          </table:table-cell>
          <table:table-cell office:value-type="float" office:value="433184" calcext:value-type="float">
            <text:p>433184</text:p>
          </table:table-cell>
          <table:table-cell office:value-type="float" office:value="7484052" calcext:value-type="float">
            <text:p>7484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7085" calcext:value-type="float">
            <text:p>70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2228" calcext:value-type="float">
            <text:p>482228</text:p>
          </table:table-cell>
          <table:table-cell office:value-type="float" office:value="433184" calcext:value-type="float">
            <text:p>433184</text:p>
          </table:table-cell>
          <table:table-cell office:value-type="float" office:value="7484052" calcext:value-type="float">
            <text:p>7484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902" calcext:value-type="float">
            <text:p>3902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288" calcext:value-type="float">
            <text:p>485288</text:p>
          </table:table-cell>
          <table:table-cell office:value-type="float" office:value="433200" calcext:value-type="float">
            <text:p>433200</text:p>
          </table:table-cell>
          <table:table-cell office:value-type="float" office:value="7484056" calcext:value-type="float">
            <text:p>7484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166" calcext:value-type="float">
            <text:p>4166</text:p>
          </table:table-cell>
          <table:table-cell office:value-type="float" office:value="9658" calcext:value-type="float">
            <text:p>965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824" calcext:value-type="float">
            <text:p>484824</text:p>
          </table:table-cell>
          <table:table-cell office:value-type="float" office:value="433200" calcext:value-type="float">
            <text:p>433200</text:p>
          </table:table-cell>
          <table:table-cell office:value-type="float" office:value="7484052" calcext:value-type="float">
            <text:p>7484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0" calcext:value-type="float">
            <text:p>3890</text:p>
          </table:table-cell>
          <table:table-cell office:value-type="float" office:value="8220" calcext:value-type="float">
            <text:p>82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856" calcext:value-type="float">
            <text:p>484856</text:p>
          </table:table-cell>
          <table:table-cell office:value-type="float" office:value="433200" calcext:value-type="float">
            <text:p>433200</text:p>
          </table:table-cell>
          <table:table-cell office:value-type="float" office:value="7484052" calcext:value-type="float">
            <text:p>7484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6886" calcext:value-type="float">
            <text:p>688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32" calcext:value-type="float">
            <text:p>484632</text:p>
          </table:table-cell>
          <table:table-cell office:value-type="float" office:value="433200" calcext:value-type="float">
            <text:p>433200</text:p>
          </table:table-cell>
          <table:table-cell office:value-type="float" office:value="7484156" calcext:value-type="float">
            <text:p>7484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67" calcext:value-type="float">
            <text:p>4267</text:p>
          </table:table-cell>
          <table:table-cell office:value-type="float" office:value="8692" calcext:value-type="float">
            <text:p>86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32" calcext:value-type="float">
            <text:p>484632</text:p>
          </table:table-cell>
          <table:table-cell office:value-type="float" office:value="433200" calcext:value-type="float">
            <text:p>433200</text:p>
          </table:table-cell>
          <table:table-cell office:value-type="float" office:value="7484168" calcext:value-type="float">
            <text:p>748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886" calcext:value-type="float">
            <text:p>3886</text:p>
          </table:table-cell>
          <table:table-cell office:value-type="float" office:value="7350" calcext:value-type="float">
            <text:p>73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32" calcext:value-type="float">
            <text:p>484632</text:p>
          </table:table-cell>
          <table:table-cell office:value-type="float" office:value="433208" calcext:value-type="float">
            <text:p>433208</text:p>
          </table:table-cell>
          <table:table-cell office:value-type="float" office:value="7484164" calcext:value-type="float">
            <text:p>748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505" calcext:value-type="float">
            <text:p>3505</text:p>
          </table:table-cell>
          <table:table-cell office:value-type="float" office:value="8260" calcext:value-type="float">
            <text:p>82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32" calcext:value-type="float">
            <text:p>484632</text:p>
          </table:table-cell>
          <table:table-cell office:value-type="float" office:value="433208" calcext:value-type="float">
            <text:p>433208</text:p>
          </table:table-cell>
          <table:table-cell office:value-type="float" office:value="7484172" calcext:value-type="float">
            <text:p>7484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7188" calcext:value-type="float">
            <text:p>71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32" calcext:value-type="float">
            <text:p>484632</text:p>
          </table:table-cell>
          <table:table-cell office:value-type="float" office:value="433208" calcext:value-type="float">
            <text:p>433208</text:p>
          </table:table-cell>
          <table:table-cell office:value-type="float" office:value="7484172" calcext:value-type="float">
            <text:p>748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3972" calcext:value-type="float">
            <text:p>3972</text:p>
          </table:table-cell>
          <table:table-cell office:value-type="float" office:value="8172" calcext:value-type="float">
            <text:p>817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32" calcext:value-type="float">
            <text:p>484632</text:p>
          </table:table-cell>
          <table:table-cell office:value-type="float" office:value="433208" calcext:value-type="float">
            <text:p>433208</text:p>
          </table:table-cell>
          <table:table-cell office:value-type="float" office:value="7484188" calcext:value-type="float">
            <text:p>7484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7463" calcext:value-type="float">
            <text:p>74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632" calcext:value-type="float">
            <text:p>484632</text:p>
          </table:table-cell>
          <table:table-cell office:value-type="float" office:value="433208" calcext:value-type="float">
            <text:p>433208</text:p>
          </table:table-cell>
          <table:table-cell office:value-type="float" office:value="7484188" calcext:value-type="float">
            <text:p>748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34" calcext:value-type="float">
            <text:p>3634</text:p>
          </table:table-cell>
          <table:table-cell office:value-type="float" office:value="8958" calcext:value-type="float">
            <text:p>89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888" calcext:value-type="float">
            <text:p>484888</text:p>
          </table:table-cell>
          <table:table-cell office:value-type="float" office:value="433208" calcext:value-type="float">
            <text:p>433208</text:p>
          </table:table-cell>
          <table:table-cell office:value-type="float" office:value="7484188" calcext:value-type="float">
            <text:p>7484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2" calcext:value-type="float">
            <text:p>3512</text:p>
          </table:table-cell>
          <table:table-cell office:value-type="float" office:value="7333" calcext:value-type="float">
            <text:p>7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888" calcext:value-type="float">
            <text:p>484888</text:p>
          </table:table-cell>
          <table:table-cell office:value-type="float" office:value="433216" calcext:value-type="float">
            <text:p>433216</text:p>
          </table:table-cell>
          <table:table-cell office:value-type="float" office:value="7484188" calcext:value-type="float">
            <text:p>748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50" calcext:value-type="float">
            <text:p>345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904" calcext:value-type="float">
            <text:p>484904</text:p>
          </table:table-cell>
          <table:table-cell office:value-type="float" office:value="433216" calcext:value-type="float">
            <text:p>433216</text:p>
          </table:table-cell>
          <table:table-cell office:value-type="float" office:value="7484200" calcext:value-type="float">
            <text:p>7484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7" calcext:value-type="float">
            <text:p>3627</text:p>
          </table:table-cell>
          <table:table-cell office:value-type="float" office:value="7196" calcext:value-type="float">
            <text:p>71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904" calcext:value-type="float">
            <text:p>484904</text:p>
          </table:table-cell>
          <table:table-cell office:value-type="float" office:value="433216" calcext:value-type="float">
            <text:p>433216</text:p>
          </table:table-cell>
          <table:table-cell office:value-type="float" office:value="7484200" calcext:value-type="float">
            <text:p>7484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9017" calcext:value-type="float">
            <text:p>90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936" calcext:value-type="float">
            <text:p>484936</text:p>
          </table:table-cell>
          <table:table-cell office:value-type="float" office:value="433216" calcext:value-type="float">
            <text:p>433216</text:p>
          </table:table-cell>
          <table:table-cell office:value-type="float" office:value="7484200" calcext:value-type="float">
            <text:p>7484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7290" calcext:value-type="float">
            <text:p>72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936" calcext:value-type="float">
            <text:p>484936</text:p>
          </table:table-cell>
          <table:table-cell office:value-type="float" office:value="433216" calcext:value-type="float">
            <text:p>433216</text:p>
          </table:table-cell>
          <table:table-cell office:value-type="float" office:value="7484200" calcext:value-type="float">
            <text:p>7484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6" calcext:value-type="float">
            <text:p>3616</text:p>
          </table:table-cell>
          <table:table-cell office:value-type="float" office:value="8202" calcext:value-type="float">
            <text:p>82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936" calcext:value-type="float">
            <text:p>484936</text:p>
          </table:table-cell>
          <table:table-cell office:value-type="float" office:value="433224" calcext:value-type="float">
            <text:p>433224</text:p>
          </table:table-cell>
          <table:table-cell office:value-type="float" office:value="7484200" calcext:value-type="float">
            <text:p>748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532" calcext:value-type="float">
            <text:p>3532</text:p>
          </table:table-cell>
          <table:table-cell office:value-type="float" office:value="7765" calcext:value-type="float">
            <text:p>77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188" calcext:value-type="float">
            <text:p>485188</text:p>
          </table:table-cell>
          <table:table-cell office:value-type="float" office:value="433224" calcext:value-type="float">
            <text:p>433224</text:p>
          </table:table-cell>
          <table:table-cell office:value-type="float" office:value="7484212" calcext:value-type="float">
            <text:p>7484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float" office:value="7966" calcext:value-type="float">
            <text:p>796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5252" calcext:value-type="float">
            <text:p>485252</text:p>
          </table:table-cell>
          <table:table-cell office:value-type="float" office:value="433224" calcext:value-type="float">
            <text:p>433224</text:p>
          </table:table-cell>
          <table:table-cell office:value-type="float" office:value="7484212" calcext:value-type="float">
            <text:p>7484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10" calcext:value-type="float">
            <text:p>4010</text:p>
          </table:table-cell>
          <table:table-cell office:value-type="float" office:value="7197" calcext:value-type="float">
            <text:p>71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996" calcext:value-type="float">
            <text:p>484996</text:p>
          </table:table-cell>
          <table:table-cell office:value-type="float" office:value="433224" calcext:value-type="float">
            <text:p>433224</text:p>
          </table:table-cell>
          <table:table-cell office:value-type="float" office:value="7484212" calcext:value-type="float">
            <text:p>7484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6" calcext:value-type="float">
            <text:p>4056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996" calcext:value-type="float">
            <text:p>484996</text:p>
          </table:table-cell>
          <table:table-cell office:value-type="float" office:value="433224" calcext:value-type="float">
            <text:p>433224</text:p>
          </table:table-cell>
          <table:table-cell office:value-type="float" office:value="7484212" calcext:value-type="float">
            <text:p>7484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92" calcext:value-type="float">
            <text:p>2892</text:p>
          </table:table-cell>
          <table:table-cell office:value-type="float" office:value="7266" calcext:value-type="float">
            <text:p>72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996" calcext:value-type="float">
            <text:p>484996</text:p>
          </table:table-cell>
          <table:table-cell office:value-type="float" office:value="433224" calcext:value-type="float">
            <text:p>433224</text:p>
          </table:table-cell>
          <table:table-cell office:value-type="float" office:value="7484212" calcext:value-type="float">
            <text:p>7484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float" office:value="8386" calcext:value-type="float">
            <text:p>838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44" calcext:value-type="float">
            <text:p>484744</text:p>
          </table:table-cell>
          <table:table-cell office:value-type="float" office:value="433232" calcext:value-type="float">
            <text:p>433232</text:p>
          </table:table-cell>
          <table:table-cell office:value-type="float" office:value="7484204" calcext:value-type="float">
            <text:p>7484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87" calcext:value-type="float">
            <text:p>3287</text:p>
          </table:table-cell>
          <table:table-cell office:value-type="float" office:value="7269" calcext:value-type="float">
            <text:p>72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44" calcext:value-type="float">
            <text:p>484744</text:p>
          </table:table-cell>
          <table:table-cell office:value-type="float" office:value="433232" calcext:value-type="float">
            <text:p>433232</text:p>
          </table:table-cell>
          <table:table-cell office:value-type="float" office:value="7484212" calcext:value-type="float">
            <text:p>7484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1" calcext:value-type="float">
            <text:p>3991</text:p>
          </table:table-cell>
          <table:table-cell office:value-type="float" office:value="8163" calcext:value-type="float">
            <text:p>81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44" calcext:value-type="float">
            <text:p>484744</text:p>
          </table:table-cell>
          <table:table-cell office:value-type="float" office:value="433232" calcext:value-type="float">
            <text:p>433232</text:p>
          </table:table-cell>
          <table:table-cell office:value-type="float" office:value="7484212" calcext:value-type="float">
            <text:p>7484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6" calcext:value-type="float">
            <text:p>3406</text:p>
          </table:table-cell>
          <table:table-cell office:value-type="float" office:value="5560" calcext:value-type="float">
            <text:p>55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44" calcext:value-type="float">
            <text:p>484744</text:p>
          </table:table-cell>
          <table:table-cell office:value-type="float" office:value="433232" calcext:value-type="float">
            <text:p>433232</text:p>
          </table:table-cell>
          <table:table-cell office:value-type="float" office:value="7484212" calcext:value-type="float">
            <text:p>7484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25" calcext:value-type="float">
            <text:p>2625</text:p>
          </table:table-cell>
          <table:table-cell office:value-type="float" office:value="8120" calcext:value-type="float">
            <text:p>81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44" calcext:value-type="float">
            <text:p>484744</text:p>
          </table:table-cell>
          <table:table-cell office:value-type="float" office:value="433232" calcext:value-type="float">
            <text:p>433232</text:p>
          </table:table-cell>
          <table:table-cell office:value-type="float" office:value="7484212" calcext:value-type="float">
            <text:p>7484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  <table:table-cell office:value-type="float" office:value="7058" calcext:value-type="float">
            <text:p>70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744" calcext:value-type="float">
            <text:p>484744</text:p>
          </table:table-cell>
          <table:table-cell office:value-type="float" office:value="433232" calcext:value-type="float">
            <text:p>433232</text:p>
          </table:table-cell>
          <table:table-cell office:value-type="float" office:value="7484212" calcext:value-type="float">
            <text:p>7484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8722" calcext:value-type="float">
            <text:p>87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20" calcext:value-type="float">
            <text:p>484520</text:p>
          </table:table-cell>
          <table:table-cell office:value-type="float" office:value="433232" calcext:value-type="float">
            <text:p>433232</text:p>
          </table:table-cell>
          <table:table-cell office:value-type="float" office:value="7484208" calcext:value-type="float">
            <text:p>7484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7107" calcext:value-type="float">
            <text:p>71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20" calcext:value-type="float">
            <text:p>484520</text:p>
          </table:table-cell>
          <table:table-cell office:value-type="float" office:value="433232" calcext:value-type="float">
            <text:p>433232</text:p>
          </table:table-cell>
          <table:table-cell office:value-type="float" office:value="7484208" calcext:value-type="float">
            <text:p>7484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7" calcext:value-type="float">
            <text:p>3857</text:p>
          </table:table-cell>
          <table:table-cell office:value-type="float" office:value="7512" calcext:value-type="float">
            <text:p>75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20" calcext:value-type="float">
            <text:p>484520</text:p>
          </table:table-cell>
          <table:table-cell office:value-type="float" office:value="433244" calcext:value-type="float">
            <text:p>433244</text:p>
          </table:table-cell>
          <table:table-cell office:value-type="float" office:value="7484216" calcext:value-type="float">
            <text:p>7484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44" calcext:value-type="float">
            <text:p>3244</text:p>
          </table:table-cell>
          <table:table-cell office:value-type="float" office:value="7148" calcext:value-type="float">
            <text:p>71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520" calcext:value-type="float">
            <text:p>484520</text:p>
          </table:table-cell>
          <table:table-cell office:value-type="float" office:value="433244" calcext:value-type="float">
            <text:p>433244</text:p>
          </table:table-cell>
          <table:table-cell office:value-type="float" office:value="7484160" calcext:value-type="float">
            <text:p>7484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235" calcext:value-type="float">
            <text:p>3235</text:p>
          </table:table-cell>
          <table:table-cell office:value-type="float" office:value="8633" calcext:value-type="float">
            <text:p>86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31456" calcext:value-type="float">
            <text:p>531456</text:p>
          </table:table-cell>
          <table:table-cell table:style-name="ce2" office:value-type="float" office:value="484520" calcext:value-type="float">
            <text:p>484520</text:p>
          </table:table-cell>
          <table:table-cell table:style-name="ce2" office:value-type="float" office:value="433244" calcext:value-type="float">
            <text:p>433244</text:p>
          </table:table-cell>
          <table:table-cell table:style-name="ce2" office:value-type="float" office:value="7484160" calcext:value-type="float">
            <text:p>748416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376" calcext:value-type="float">
            <text:p>4376</text:p>
          </table:table-cell>
          <table:table-cell table:style-name="ce2" office:value-type="float" office:value="9551" calcext:value-type="float">
            <text:p>955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016" calcext:value-type="float">
            <text:p>484016</text:p>
          </table:table-cell>
          <table:table-cell office:value-type="float" office:value="433244" calcext:value-type="float">
            <text:p>433244</text:p>
          </table:table-cell>
          <table:table-cell office:value-type="float" office:value="7484192" calcext:value-type="float">
            <text:p>748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12065" calcext:value-type="float">
            <text:p>120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016" calcext:value-type="float">
            <text:p>484016</text:p>
          </table:table-cell>
          <table:table-cell office:value-type="float" office:value="433244" calcext:value-type="float">
            <text:p>433244</text:p>
          </table:table-cell>
          <table:table-cell office:value-type="float" office:value="7484204" calcext:value-type="float">
            <text:p>7484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77" calcext:value-type="float">
            <text:p>3377</text:p>
          </table:table-cell>
          <table:table-cell office:value-type="float" office:value="10240" calcext:value-type="float">
            <text:p>102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016" calcext:value-type="float">
            <text:p>484016</text:p>
          </table:table-cell>
          <table:table-cell office:value-type="float" office:value="433244" calcext:value-type="float">
            <text:p>433244</text:p>
          </table:table-cell>
          <table:table-cell office:value-type="float" office:value="7484208" calcext:value-type="float">
            <text:p>7484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386" calcext:value-type="float">
            <text:p>3386</text:p>
          </table:table-cell>
          <table:table-cell office:value-type="float" office:value="11222" calcext:value-type="float">
            <text:p>112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016" calcext:value-type="float">
            <text:p>484016</text:p>
          </table:table-cell>
          <table:table-cell office:value-type="float" office:value="433252" calcext:value-type="float">
            <text:p>433252</text:p>
          </table:table-cell>
          <table:table-cell office:value-type="float" office:value="7484208" calcext:value-type="float">
            <text:p>7484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16" calcext:value-type="float">
            <text:p>3316</text:p>
          </table:table-cell>
          <table:table-cell office:value-type="float" office:value="10472" calcext:value-type="float">
            <text:p>10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456" calcext:value-type="float">
            <text:p>531456</text:p>
          </table:table-cell>
          <table:table-cell office:value-type="float" office:value="484016" calcext:value-type="float">
            <text:p>484016</text:p>
          </table:table-cell>
          <table:table-cell office:value-type="float" office:value="433268" calcext:value-type="float">
            <text:p>433268</text:p>
          </table:table-cell>
          <table:table-cell office:value-type="float" office:value="7484196" calcext:value-type="float">
            <text:p>7484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715" calcext:value-type="float">
            <text:p>3715</text:p>
          </table:table-cell>
          <table:table-cell office:value-type="float" office:value="12418" calcext:value-type="float">
            <text:p>124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31:12.536586527</meta:creation-date>
    <dc:date>2023-04-27T23:29:45.826922025</dc:date>
    <meta:editing-duration>PT3H48M19S</meta:editing-duration>
    <meta:editing-cycles>7</meta:editing-cycles>
    <meta:generator>LibreOffice/7.3.7.2$Linux_X86_64 LibreOffice_project/30$Build-2</meta:generator>
    <meta:document-statistic meta:table-count="2" meta:cell-count="24297" meta:object-count="0"/>
  </office:meta>
</office:document-meta>
</file>